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c4f6be"/>
    </style:style>
    <style:style style:name="P22" style:family="paragraph" style:parent-style-name="Standard">
      <style:text-properties officeooo:rsid="001a1637" officeooo:paragraph-rsid="00db8729"/>
    </style:style>
    <style:style style:name="P23" style:family="paragraph" style:parent-style-name="Standard">
      <style:text-properties officeooo:rsid="001a1637" officeooo:paragraph-rsid="00fc8d6e"/>
    </style:style>
    <style:style style:name="P24" style:family="paragraph" style:parent-style-name="Standard">
      <style:text-properties officeooo:rsid="001a1637" officeooo:paragraph-rsid="00fd0629"/>
    </style:style>
    <style:style style:name="P25" style:family="paragraph" style:parent-style-name="Standard">
      <style:text-properties officeooo:rsid="001a1637" officeooo:paragraph-rsid="0106cc5a"/>
    </style:style>
    <style:style style:name="P26" style:family="paragraph" style:parent-style-name="Standard">
      <style:text-properties officeooo:rsid="001a1637" officeooo:paragraph-rsid="010c9143"/>
    </style:style>
    <style:style style:name="P27" style:family="paragraph" style:parent-style-name="Standard">
      <style:text-properties officeooo:rsid="001a1637" officeooo:paragraph-rsid="010e4e5d"/>
    </style:style>
    <style:style style:name="P28" style:family="paragraph" style:parent-style-name="Standard">
      <style:text-properties officeooo:rsid="001a1637" officeooo:paragraph-rsid="011c85d9"/>
    </style:style>
    <style:style style:name="P29" style:family="paragraph" style:parent-style-name="Standard">
      <style:text-properties officeooo:rsid="001a1637" officeooo:paragraph-rsid="01457bde"/>
    </style:style>
    <style:style style:name="P30" style:family="paragraph" style:parent-style-name="Standard">
      <style:text-properties officeooo:rsid="001a1637" officeooo:paragraph-rsid="014a39d5"/>
    </style:style>
    <style:style style:name="P31" style:family="paragraph" style:parent-style-name="Standard">
      <style:text-properties officeooo:rsid="001a1637" officeooo:paragraph-rsid="014f68e1"/>
    </style:style>
    <style:style style:name="P32" style:family="paragraph" style:parent-style-name="Standard">
      <style:text-properties officeooo:rsid="001a1637" officeooo:paragraph-rsid="01526a37"/>
    </style:style>
    <style:style style:name="P33" style:family="paragraph" style:parent-style-name="Standard">
      <style:text-properties officeooo:rsid="001a1637" officeooo:paragraph-rsid="0219ba73"/>
    </style:style>
    <style:style style:name="P34" style:family="paragraph" style:parent-style-name="Standard">
      <style:text-properties officeooo:rsid="001a1637" officeooo:paragraph-rsid="023ebc7e"/>
    </style:style>
    <style:style style:name="P35" style:family="paragraph" style:parent-style-name="Standard">
      <style:text-properties officeooo:rsid="001a1637" officeooo:paragraph-rsid="02439008"/>
    </style:style>
    <style:style style:name="P36" style:family="paragraph" style:parent-style-name="Standard">
      <style:text-properties officeooo:rsid="001a1637" officeooo:paragraph-rsid="024998c3"/>
    </style:style>
    <style:style style:name="P37" style:family="paragraph" style:parent-style-name="Standard">
      <style:text-properties officeooo:rsid="001a1637" officeooo:paragraph-rsid="024a8b63"/>
    </style:style>
    <style:style style:name="P38" style:family="paragraph" style:parent-style-name="Standard">
      <style:text-properties officeooo:rsid="001a1637" officeooo:paragraph-rsid="02678416"/>
    </style:style>
    <style:style style:name="P39" style:family="paragraph" style:parent-style-name="Standard">
      <style:text-properties officeooo:rsid="001a1637" officeooo:paragraph-rsid="0267c238"/>
    </style:style>
    <style:style style:name="P40" style:family="paragraph" style:parent-style-name="Standard">
      <style:text-properties officeooo:rsid="001a1637" officeooo:paragraph-rsid="027e467c"/>
    </style:style>
    <style:style style:name="P41" style:family="paragraph" style:parent-style-name="Standard">
      <style:text-properties officeooo:rsid="001a1637" officeooo:paragraph-rsid="029445ef"/>
    </style:style>
    <style:style style:name="P42" style:family="paragraph" style:parent-style-name="Standard">
      <style:text-properties officeooo:rsid="001a1637" officeooo:paragraph-rsid="03c5ffee"/>
    </style:style>
    <style:style style:name="P43" style:family="paragraph" style:parent-style-name="Standard">
      <style:text-properties officeooo:rsid="001a1637" officeooo:paragraph-rsid="03dfbd07"/>
    </style:style>
    <style:style style:name="P44" style:family="paragraph" style:parent-style-name="Standard">
      <style:text-properties officeooo:rsid="001a1637" officeooo:paragraph-rsid="046316dc"/>
    </style:style>
    <style:style style:name="P45" style:family="paragraph" style:parent-style-name="Standard">
      <style:text-properties officeooo:rsid="001a1637" officeooo:paragraph-rsid="0637ea69"/>
    </style:style>
    <style:style style:name="P46" style:family="paragraph" style:parent-style-name="Standard">
      <style:text-properties officeooo:rsid="001a1637" officeooo:paragraph-rsid="064747c5"/>
    </style:style>
    <style:style style:name="P47" style:family="paragraph" style:parent-style-name="Standard">
      <style:text-properties officeooo:rsid="001a1637" officeooo:paragraph-rsid="0677cd71"/>
    </style:style>
    <style:style style:name="P48" style:family="paragraph" style:parent-style-name="Standard">
      <style:text-properties officeooo:rsid="001a1637" officeooo:paragraph-rsid="06b84469"/>
    </style:style>
    <style:style style:name="P49" style:family="paragraph" style:parent-style-name="Standard">
      <style:text-properties officeooo:rsid="001a1637" officeooo:paragraph-rsid="06bc823e"/>
    </style:style>
    <style:style style:name="P50" style:family="paragraph" style:parent-style-name="Standard">
      <style:text-properties officeooo:rsid="001a1637" officeooo:paragraph-rsid="06d363b9"/>
    </style:style>
    <style:style style:name="P51" style:family="paragraph" style:parent-style-name="Standard">
      <style:text-properties officeooo:rsid="001a1637" officeooo:paragraph-rsid="06d45da2"/>
    </style:style>
    <style:style style:name="P52" style:family="paragraph" style:parent-style-name="Standard">
      <style:text-properties officeooo:rsid="001a1637" officeooo:paragraph-rsid="06d61332"/>
    </style:style>
    <style:style style:name="P53" style:family="paragraph" style:parent-style-name="Standard">
      <style:text-properties officeooo:rsid="001a1637" officeooo:paragraph-rsid="06d6dfaa"/>
    </style:style>
    <style:style style:name="P54" style:family="paragraph" style:parent-style-name="Standard">
      <style:text-properties officeooo:rsid="001a1637" officeooo:paragraph-rsid="06da5e54"/>
    </style:style>
    <style:style style:name="P55" style:family="paragraph" style:parent-style-name="Standard">
      <style:text-properties officeooo:rsid="001a1637" officeooo:paragraph-rsid="06df48d6"/>
    </style:style>
    <style:style style:name="P56" style:family="paragraph" style:parent-style-name="Standard">
      <style:text-properties officeooo:rsid="001a1637" officeooo:paragraph-rsid="06e6297d"/>
    </style:style>
    <style:style style:name="P57" style:family="paragraph" style:parent-style-name="Standard">
      <style:text-properties officeooo:rsid="001a1637" officeooo:paragraph-rsid="06e7aaf8"/>
    </style:style>
    <style:style style:name="P58" style:family="paragraph" style:parent-style-name="Standard">
      <style:text-properties officeooo:rsid="001a1637" officeooo:paragraph-rsid="06eb43ee"/>
    </style:style>
    <style:style style:name="P59" style:family="paragraph" style:parent-style-name="Standard">
      <style:text-properties officeooo:rsid="001a1637" officeooo:paragraph-rsid="06edbd06"/>
    </style:style>
    <style:style style:name="P60" style:family="paragraph" style:parent-style-name="Standard">
      <style:text-properties officeooo:rsid="001a1637" officeooo:paragraph-rsid="06f8f933"/>
    </style:style>
    <style:style style:name="P61" style:family="paragraph" style:parent-style-name="Standard">
      <style:text-properties officeooo:rsid="001a1637" officeooo:paragraph-rsid="06fbc737"/>
    </style:style>
    <style:style style:name="P62" style:family="paragraph" style:parent-style-name="Standard">
      <style:text-properties officeooo:rsid="001a1637" officeooo:paragraph-rsid="06fd7f85"/>
    </style:style>
    <style:style style:name="P63" style:family="paragraph" style:parent-style-name="Standard">
      <style:text-properties officeooo:rsid="001a1637" officeooo:paragraph-rsid="06ff7ab1"/>
    </style:style>
    <style:style style:name="P64" style:family="paragraph" style:parent-style-name="Standard">
      <style:text-properties officeooo:rsid="001a1637" officeooo:paragraph-rsid="0703cf63"/>
    </style:style>
    <style:style style:name="P65" style:family="paragraph" style:parent-style-name="Standard">
      <style:text-properties officeooo:rsid="001a1637" officeooo:paragraph-rsid="07045c34"/>
    </style:style>
    <style:style style:name="P66" style:family="paragraph" style:parent-style-name="Standard">
      <style:text-properties officeooo:rsid="001a1637" officeooo:paragraph-rsid="07076d11"/>
    </style:style>
    <style:style style:name="P67" style:family="paragraph" style:parent-style-name="Standard">
      <style:text-properties officeooo:rsid="001a1637" officeooo:paragraph-rsid="0707e7c8"/>
    </style:style>
    <style:style style:name="P68" style:family="paragraph" style:parent-style-name="Standard">
      <style:text-properties officeooo:rsid="001a1637" officeooo:paragraph-rsid="070a3ac0"/>
    </style:style>
    <style:style style:name="P69" style:family="paragraph" style:parent-style-name="Standard">
      <style:text-properties officeooo:rsid="001a1637" officeooo:paragraph-rsid="070d1180"/>
    </style:style>
    <style:style style:name="P70" style:family="paragraph" style:parent-style-name="Standard">
      <style:text-properties officeooo:rsid="001a1637" officeooo:paragraph-rsid="07101a5e"/>
    </style:style>
    <style:style style:name="P71" style:family="paragraph" style:parent-style-name="Standard">
      <style:text-properties officeooo:rsid="001a1637" officeooo:paragraph-rsid="07114797"/>
    </style:style>
    <style:style style:name="P72" style:family="paragraph" style:parent-style-name="Standard">
      <style:text-properties officeooo:rsid="001a1637" officeooo:paragraph-rsid="0717235b"/>
    </style:style>
    <style:style style:name="P73" style:family="paragraph" style:parent-style-name="Standard">
      <style:text-properties officeooo:rsid="001a1637" officeooo:paragraph-rsid="0718aad5"/>
    </style:style>
    <style:style style:name="P74" style:family="paragraph" style:parent-style-name="Standard">
      <style:text-properties officeooo:rsid="001a1637" officeooo:paragraph-rsid="071937a7"/>
    </style:style>
    <style:style style:name="P75" style:family="paragraph" style:parent-style-name="Standard">
      <style:text-properties officeooo:rsid="001a1637" officeooo:paragraph-rsid="071b8e7d"/>
    </style:style>
    <style:style style:name="P76" style:family="paragraph" style:parent-style-name="Standard">
      <style:text-properties officeooo:rsid="001a1637" officeooo:paragraph-rsid="06a49851"/>
    </style:style>
    <style:style style:name="P77" style:family="paragraph" style:parent-style-name="Standard">
      <style:text-properties officeooo:rsid="001a1637" officeooo:paragraph-rsid="00af1f68"/>
    </style:style>
    <style:style style:name="P78" style:family="paragraph" style:parent-style-name="Standard">
      <style:text-properties officeooo:rsid="001a1637" officeooo:paragraph-rsid="06dd10fe"/>
    </style:style>
    <style:style style:name="P79" style:family="paragraph" style:parent-style-name="Standard">
      <style:text-properties officeooo:rsid="001a1637" officeooo:paragraph-rsid="06e1e676"/>
    </style:style>
    <style:style style:name="P80" style:family="paragraph" style:parent-style-name="Standard">
      <style:text-properties officeooo:rsid="001a1637" officeooo:paragraph-rsid="06e31864"/>
    </style:style>
    <style:style style:name="P81" style:family="paragraph" style:parent-style-name="Standard">
      <style:text-properties officeooo:rsid="001a1637" officeooo:paragraph-rsid="0725a78e"/>
    </style:style>
    <style:style style:name="P82" style:family="paragraph" style:parent-style-name="Standard">
      <style:text-properties officeooo:rsid="001a1637" officeooo:paragraph-rsid="072ee9ea"/>
    </style:style>
    <style:style style:name="P83" style:family="paragraph" style:parent-style-name="Standard">
      <style:text-properties officeooo:rsid="001a1637" officeooo:paragraph-rsid="077bf642"/>
    </style:style>
    <style:style style:name="P84" style:family="paragraph" style:parent-style-name="Standard">
      <style:text-properties officeooo:rsid="001a1637" officeooo:paragraph-rsid="07d60c2a"/>
    </style:style>
    <style:style style:name="P85" style:family="paragraph" style:parent-style-name="Standard">
      <style:text-properties officeooo:rsid="001a1637" officeooo:paragraph-rsid="07f859a9"/>
    </style:style>
    <style:style style:name="P86" style:family="paragraph" style:parent-style-name="Standard">
      <style:text-properties officeooo:rsid="001a1637" officeooo:paragraph-rsid="08dd39ee"/>
    </style:style>
    <style:style style:name="P87" style:family="paragraph" style:parent-style-name="Standard">
      <style:text-properties officeooo:rsid="001a1637" officeooo:paragraph-rsid="09475ecd"/>
    </style:style>
    <style:style style:name="P88" style:family="paragraph" style:parent-style-name="Standard">
      <style:text-properties officeooo:rsid="001a1637" officeooo:paragraph-rsid="09508d9c"/>
    </style:style>
    <style:style style:name="P89" style:family="paragraph" style:parent-style-name="Standard">
      <style:text-properties officeooo:rsid="001a1637" officeooo:paragraph-rsid="09526d0d"/>
    </style:style>
    <style:style style:name="P90" style:family="paragraph" style:parent-style-name="Standard">
      <style:text-properties officeooo:rsid="001a1637" officeooo:paragraph-rsid="09b578ec"/>
    </style:style>
    <style:style style:name="P91"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92"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93"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94"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95"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96"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97"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98" style:family="paragraph" style:parent-style-name="Standard">
      <style:text-properties style:text-underline-style="none" fo:font-weight="normal" officeooo:rsid="001a1637" officeooo:paragraph-rsid="06e7aaf8" style:font-weight-asian="normal" style:font-weight-complex="normal"/>
    </style:style>
    <style:style style:name="P99" style:family="paragraph" style:parent-style-name="Standard">
      <style:text-properties style:text-underline-style="none" fo:font-weight="normal" officeooo:rsid="001a1637" officeooo:paragraph-rsid="06f31a9a" style:font-weight-asian="normal" style:font-weight-complex="normal"/>
    </style:style>
    <style:style style:name="P100" style:family="paragraph" style:parent-style-name="Standard">
      <style:text-properties style:text-underline-style="none" fo:font-weight="normal" officeooo:rsid="001a1637" officeooo:paragraph-rsid="06f67e5b" style:font-weight-asian="normal" style:font-weight-complex="normal"/>
    </style:style>
    <style:style style:name="P101" style:family="paragraph" style:parent-style-name="Standard">
      <style:text-properties style:text-underline-style="none" fo:font-weight="normal" officeooo:rsid="001a1637" officeooo:paragraph-rsid="06f7dd00" style:font-weight-asian="normal" style:font-weight-complex="normal"/>
    </style:style>
    <style:style style:name="P102" style:family="paragraph" style:parent-style-name="Standard">
      <style:text-properties style:text-underline-style="none" fo:font-weight="normal" officeooo:rsid="001a1637" officeooo:paragraph-rsid="06f8f933" style:font-weight-asian="normal" style:font-weight-complex="normal"/>
    </style:style>
    <style:style style:name="P103" style:family="paragraph" style:parent-style-name="Standard">
      <style:text-properties style:text-underline-style="none" fo:font-weight="normal" officeooo:rsid="001a1637" officeooo:paragraph-rsid="06fbc737" style:font-weight-asian="normal" style:font-weight-complex="normal"/>
    </style:style>
    <style:style style:name="P104" style:family="paragraph" style:parent-style-name="Standard">
      <style:text-properties style:text-underline-style="none" fo:font-weight="normal" officeooo:rsid="044e5bac" officeooo:paragraph-rsid="0717235b" style:font-weight-asian="normal" style:font-weight-complex="normal"/>
    </style:style>
    <style:style style:name="P105" style:family="paragraph" style:parent-style-name="Standard">
      <style:text-properties style:text-underline-style="none" fo:font-weight="normal" officeooo:rsid="00270697" officeooo:paragraph-rsid="001f0ea3" style:font-weight-asian="normal" style:font-weight-complex="normal"/>
    </style:style>
    <style:style style:name="P106" style:family="paragraph" style:parent-style-name="Standard">
      <style:text-properties style:text-underline-style="none" fo:font-weight="normal" officeooo:rsid="00270697" officeooo:paragraph-rsid="071a22d6" style:font-weight-asian="normal" style:font-weight-complex="normal"/>
    </style:style>
    <style:style style:name="P107" style:family="paragraph" style:parent-style-name="Standard">
      <style:text-properties style:text-underline-style="none" fo:font-weight="normal" officeooo:rsid="00270697" officeooo:paragraph-rsid="06f0cc8b" style:font-weight-asian="normal" style:font-weight-complex="normal"/>
    </style:style>
    <style:style style:name="P108" style:family="paragraph" style:parent-style-name="Standard">
      <style:text-properties style:text-underline-style="none" fo:font-weight="normal" officeooo:rsid="06ba1545" officeooo:paragraph-rsid="071a22d6" style:font-weight-asian="normal" style:font-weight-complex="normal"/>
    </style:style>
    <style:style style:name="P109" style:family="paragraph" style:parent-style-name="Standard">
      <style:text-properties style:text-underline-style="none" fo:font-weight="normal" officeooo:rsid="06ba1545" officeooo:paragraph-rsid="06f14970" style:font-weight-asian="normal" style:font-weight-complex="normal"/>
    </style:style>
    <style:style style:name="P110" style:family="paragraph" style:parent-style-name="Standard">
      <style:text-properties style:text-underline-style="none" fo:font-weight="normal" officeooo:rsid="06bb41a6" officeooo:paragraph-rsid="071a22d6" style:font-weight-asian="normal" style:font-weight-complex="normal"/>
    </style:style>
    <style:style style:name="P111" style:family="paragraph" style:parent-style-name="Standard">
      <style:text-properties style:text-underline-style="none" fo:font-weight="normal" officeooo:rsid="0033de04" officeooo:paragraph-rsid="070d1180" style:font-weight-asian="normal" style:font-weight-complex="normal"/>
    </style:style>
    <style:style style:name="P112" style:family="paragraph" style:parent-style-name="Standard">
      <style:text-properties officeooo:rsid="0037565c" officeooo:paragraph-rsid="0037565c"/>
    </style:style>
    <style:style style:name="P113" style:family="paragraph" style:parent-style-name="Standard">
      <style:text-properties fo:font-style="italic" officeooo:rsid="004897fc" officeooo:paragraph-rsid="0075845c" style:font-style-asian="italic" style:font-style-complex="italic"/>
    </style:style>
    <style:style style:name="P114" style:family="paragraph" style:parent-style-name="Standard">
      <style:text-properties fo:font-style="italic" officeooo:rsid="043186ab" officeooo:paragraph-rsid="0472ec40" style:font-style-asian="italic" style:font-style-complex="italic"/>
    </style:style>
    <style:style style:name="P115" style:family="paragraph" style:parent-style-name="Standard">
      <style:text-properties fo:font-style="normal" officeooo:rsid="004897fc" officeooo:paragraph-rsid="0074b1c9" style:font-style-asian="normal" style:font-style-complex="normal"/>
    </style:style>
    <style:style style:name="P116" style:family="paragraph" style:parent-style-name="Standard">
      <style:text-properties fo:font-style="normal" officeooo:rsid="004897fc" officeooo:paragraph-rsid="0075845c" style:font-style-asian="normal" style:font-style-complex="normal"/>
    </style:style>
    <style:style style:name="P117" style:family="paragraph" style:parent-style-name="Standard">
      <style:text-properties fo:font-style="normal" officeooo:rsid="0116f2f1" officeooo:paragraph-rsid="011c85d9" style:font-style-asian="normal" style:font-style-complex="normal"/>
    </style:style>
    <style:style style:name="P118" style:family="paragraph" style:parent-style-name="Standard">
      <style:text-properties fo:font-style="normal" officeooo:rsid="001a1637" officeooo:paragraph-rsid="01526a37" style:font-style-asian="normal" style:font-style-complex="normal"/>
    </style:style>
    <style:style style:name="P119" style:family="paragraph" style:parent-style-name="Standard">
      <style:text-properties fo:font-style="normal" officeooo:rsid="001a1637" officeooo:paragraph-rsid="02debfa5" style:font-style-asian="normal" style:font-style-complex="normal"/>
    </style:style>
    <style:style style:name="P120" style:family="paragraph" style:parent-style-name="Standard">
      <style:text-properties fo:font-style="normal" officeooo:rsid="001a1637" officeooo:paragraph-rsid="02e582fc" style:font-style-asian="normal" style:font-style-complex="normal"/>
    </style:style>
    <style:style style:name="P121" style:family="paragraph" style:parent-style-name="Standard">
      <style:text-properties fo:font-style="normal" officeooo:rsid="001a1637" officeooo:paragraph-rsid="0303f948" style:font-style-asian="normal" style:font-style-complex="normal"/>
    </style:style>
    <style:style style:name="P122" style:family="paragraph" style:parent-style-name="Standard">
      <style:text-properties fo:font-style="normal" officeooo:rsid="001a1637" officeooo:paragraph-rsid="031b52b4" style:font-style-asian="normal" style:font-style-complex="normal"/>
    </style:style>
    <style:style style:name="P123" style:family="paragraph" style:parent-style-name="Standard">
      <style:text-properties fo:font-style="normal" officeooo:rsid="001a1637" officeooo:paragraph-rsid="032266e9" style:font-style-asian="normal" style:font-style-complex="normal"/>
    </style:style>
    <style:style style:name="P124" style:family="paragraph" style:parent-style-name="Standard">
      <style:text-properties fo:font-style="normal" officeooo:rsid="001a1637" officeooo:paragraph-rsid="03457f76" style:font-style-asian="normal" style:font-style-complex="normal"/>
    </style:style>
    <style:style style:name="P125" style:family="paragraph" style:parent-style-name="Standard">
      <style:text-properties fo:font-style="normal" officeooo:rsid="001a1637" officeooo:paragraph-rsid="037a6a18" style:font-style-asian="normal" style:font-style-complex="normal"/>
    </style:style>
    <style:style style:name="P126" style:family="paragraph" style:parent-style-name="Standard">
      <style:text-properties fo:font-style="normal" officeooo:rsid="001a1637" officeooo:paragraph-rsid="03a78896" style:font-style-asian="normal" style:font-style-complex="normal"/>
    </style:style>
    <style:style style:name="P127" style:family="paragraph" style:parent-style-name="Standard">
      <style:text-properties fo:font-style="normal" officeooo:rsid="001a1637" officeooo:paragraph-rsid="03bb7d67" style:font-style-asian="normal" style:font-style-complex="normal"/>
    </style:style>
    <style:style style:name="P128" style:family="paragraph" style:parent-style-name="Standard">
      <style:text-properties fo:font-style="normal" officeooo:rsid="001a1637" officeooo:paragraph-rsid="03e5ac15" style:font-style-asian="normal" style:font-style-complex="normal"/>
    </style:style>
    <style:style style:name="P129" style:family="paragraph" style:parent-style-name="Standard">
      <style:text-properties fo:font-style="normal" officeooo:rsid="001a1637" officeooo:paragraph-rsid="03ecd6f5" style:font-style-asian="normal" style:font-style-complex="normal"/>
    </style:style>
    <style:style style:name="P130" style:family="paragraph" style:parent-style-name="Standard">
      <style:text-properties fo:font-style="normal" officeooo:rsid="001a1637" officeooo:paragraph-rsid="0401aba6" style:font-style-asian="normal" style:font-style-complex="normal"/>
    </style:style>
    <style:style style:name="P131" style:family="paragraph" style:parent-style-name="Standard">
      <style:text-properties fo:font-style="normal" officeooo:rsid="001a1637" officeooo:paragraph-rsid="07d60c2a" style:font-style-asian="normal" style:font-style-complex="normal"/>
    </style:style>
    <style:style style:name="P132" style:family="paragraph" style:parent-style-name="Standard">
      <style:text-properties fo:font-style="normal" officeooo:rsid="01457bde" officeooo:paragraph-rsid="01457bde" style:font-style-asian="normal" style:font-style-complex="normal"/>
    </style:style>
    <style:style style:name="P133" style:family="paragraph" style:parent-style-name="Standard">
      <style:text-properties fo:font-style="normal" officeooo:rsid="01491b38" officeooo:paragraph-rsid="01457bde" style:font-style-asian="normal" style:font-style-complex="normal"/>
    </style:style>
    <style:style style:name="P134" style:family="paragraph" style:parent-style-name="Standard">
      <style:text-properties fo:font-style="normal" officeooo:rsid="01491b38" officeooo:paragraph-rsid="014a39d5" style:font-style-asian="normal" style:font-style-complex="normal"/>
    </style:style>
    <style:style style:name="P135" style:family="paragraph" style:parent-style-name="Standard">
      <style:text-properties fo:font-style="normal" officeooo:rsid="014ec919" officeooo:paragraph-rsid="01526a37" style:font-style-asian="normal" style:font-style-complex="normal"/>
    </style:style>
    <style:style style:name="P136" style:family="paragraph" style:parent-style-name="Standard">
      <style:text-properties fo:font-style="normal" officeooo:rsid="0116633c" officeooo:paragraph-rsid="00d2a527" style:font-style-asian="normal" style:font-style-complex="normal"/>
    </style:style>
    <style:style style:name="P137" style:family="paragraph" style:parent-style-name="Standard">
      <style:text-properties fo:font-style="normal" officeooo:rsid="0116633c" officeooo:paragraph-rsid="016b8953" style:font-style-asian="normal" style:font-style-complex="normal"/>
    </style:style>
    <style:style style:name="P138" style:family="paragraph" style:parent-style-name="Standard">
      <style:text-properties fo:font-style="normal" officeooo:rsid="01b19ef9" officeooo:paragraph-rsid="016b8953" style:font-style-asian="normal" style:font-style-complex="normal"/>
    </style:style>
    <style:style style:name="P139" style:family="paragraph" style:parent-style-name="Standard">
      <style:text-properties fo:font-style="normal" officeooo:rsid="0239ffc1" officeooo:paragraph-rsid="023ebc7e" style:font-style-asian="normal" style:font-style-complex="normal"/>
    </style:style>
    <style:style style:name="P140" style:family="paragraph" style:parent-style-name="Standard">
      <style:text-properties fo:font-style="normal" officeooo:rsid="027e467c" officeooo:paragraph-rsid="031b52b4" style:font-style-asian="normal" style:font-style-complex="normal"/>
    </style:style>
    <style:style style:name="P141" style:family="paragraph" style:parent-style-name="Standard">
      <style:text-properties fo:font-style="normal" officeooo:rsid="033049ec" officeooo:paragraph-rsid="032266e9" style:font-style-asian="normal" style:font-style-complex="normal"/>
    </style:style>
    <style:style style:name="P142" style:family="paragraph" style:parent-style-name="Standard">
      <style:text-properties fo:font-style="normal" officeooo:rsid="035819b5" officeooo:paragraph-rsid="0371c066" style:font-style-asian="normal" style:font-style-complex="normal"/>
    </style:style>
    <style:style style:name="P143" style:family="paragraph" style:parent-style-name="Standard">
      <style:text-properties fo:font-style="normal" officeooo:rsid="033728cd" officeooo:paragraph-rsid="03a78896" style:font-style-asian="normal" style:font-style-complex="normal"/>
    </style:style>
    <style:style style:name="P144" style:family="paragraph" style:parent-style-name="Standard">
      <style:text-properties fo:font-style="normal" officeooo:rsid="033728cd" officeooo:paragraph-rsid="03a0eab0" style:font-style-asian="normal" style:font-style-complex="normal"/>
    </style:style>
    <style:style style:name="P145" style:family="paragraph" style:parent-style-name="Standard">
      <style:text-properties fo:font-style="normal" officeooo:rsid="033728cd" officeooo:paragraph-rsid="040527f1" style:font-style-asian="normal" style:font-style-complex="normal"/>
    </style:style>
    <style:style style:name="P146" style:family="paragraph" style:parent-style-name="Standard">
      <style:text-properties fo:font-style="normal" officeooo:rsid="033728cd" officeooo:paragraph-rsid="043186ab" style:font-style-asian="normal" style:font-style-complex="normal"/>
    </style:style>
    <style:style style:name="P147" style:family="paragraph" style:parent-style-name="Standard">
      <style:text-properties fo:font-style="normal" officeooo:rsid="033728cd" officeooo:paragraph-rsid="040990d5" style:font-style-asian="normal" style:font-style-complex="normal"/>
    </style:style>
    <style:style style:name="P148" style:family="paragraph" style:parent-style-name="Standard">
      <style:text-properties fo:font-style="normal" officeooo:rsid="033728cd" officeooo:paragraph-rsid="065fa8b1" style:font-style-asian="normal" style:font-style-complex="normal"/>
    </style:style>
    <style:style style:name="P149" style:family="paragraph" style:parent-style-name="Standard">
      <style:text-properties fo:font-style="normal" officeooo:rsid="0385163f" officeooo:paragraph-rsid="0401aba6" style:font-style-asian="normal" style:font-style-complex="normal"/>
    </style:style>
    <style:style style:name="P150" style:family="paragraph" style:parent-style-name="Standard">
      <style:text-properties fo:font-style="normal" officeooo:rsid="04209c87" officeooo:paragraph-rsid="03a0eab0" style:font-style-asian="normal" style:font-style-complex="normal"/>
    </style:style>
    <style:style style:name="P151" style:family="paragraph" style:parent-style-name="Standard">
      <style:text-properties fo:font-style="normal" officeooo:rsid="04537127" officeooo:paragraph-rsid="03a0eab0" style:font-style-asian="normal" style:font-style-complex="normal"/>
    </style:style>
    <style:style style:name="P152" style:family="paragraph" style:parent-style-name="Standard">
      <style:text-properties fo:font-style="normal" officeooo:rsid="04563551" officeooo:paragraph-rsid="04583ff2" style:font-style-asian="normal" style:font-style-complex="normal"/>
    </style:style>
    <style:style style:name="P153" style:family="paragraph" style:parent-style-name="Standard">
      <style:text-properties fo:font-style="normal" officeooo:rsid="044abd30" officeooo:paragraph-rsid="045a2b33" style:font-style-asian="normal" style:font-style-complex="normal"/>
    </style:style>
    <style:style style:name="P154" style:family="paragraph" style:parent-style-name="Standard">
      <style:text-properties fo:font-style="normal" officeooo:rsid="044abd30" officeooo:paragraph-rsid="0717235b" style:font-style-asian="normal" style:font-style-complex="normal"/>
    </style:style>
    <style:style style:name="P155" style:family="paragraph" style:parent-style-name="Standard">
      <style:text-properties fo:font-style="normal" officeooo:rsid="0436a2e2" officeooo:paragraph-rsid="0717235b" style:font-style-asian="normal" style:font-style-complex="normal"/>
    </style:style>
    <style:style style:name="P156" style:family="paragraph" style:parent-style-name="Standard">
      <style:text-properties fo:font-style="normal" officeooo:rsid="0443b7b5" officeooo:paragraph-rsid="0717235b" style:font-style-asian="normal" style:font-style-complex="normal"/>
    </style:style>
    <style:style style:name="P157" style:family="paragraph" style:parent-style-name="Standard">
      <style:text-properties fo:font-style="normal" officeooo:rsid="043186ab" officeooo:paragraph-rsid="043186ab" style:font-style-asian="normal" style:font-style-complex="normal"/>
    </style:style>
    <style:style style:name="P158" style:family="paragraph" style:parent-style-name="Standard">
      <style:text-properties fo:font-style="normal" officeooo:rsid="043186ab" officeooo:paragraph-rsid="04834108" style:font-style-asian="normal" style:font-style-complex="normal"/>
    </style:style>
    <style:style style:name="P159" style:family="paragraph" style:parent-style-name="Standard">
      <style:text-properties fo:font-style="normal" officeooo:rsid="043186ab" officeooo:paragraph-rsid="04869f4e" style:font-style-asian="normal" style:font-style-complex="normal"/>
    </style:style>
    <style:style style:name="P160" style:family="paragraph" style:parent-style-name="Standard">
      <style:text-properties fo:font-style="normal" officeooo:rsid="043186ab" officeooo:paragraph-rsid="05867b51" style:font-style-asian="normal" style:font-style-complex="normal"/>
    </style:style>
    <style:style style:name="P161" style:family="paragraph" style:parent-style-name="Standard">
      <style:text-properties fo:font-style="normal" officeooo:rsid="043186ab" officeooo:paragraph-rsid="0597cf24" style:font-style-asian="normal" style:font-style-complex="normal"/>
    </style:style>
    <style:style style:name="P162" style:family="paragraph" style:parent-style-name="Standard">
      <style:text-properties fo:font-style="normal" officeooo:rsid="0471e89f" officeooo:paragraph-rsid="0472ec40" style:font-style-asian="normal" style:font-style-complex="normal"/>
    </style:style>
    <style:style style:name="P163" style:family="paragraph" style:parent-style-name="Standard">
      <style:text-properties fo:font-style="normal" officeooo:rsid="0491a489" officeooo:paragraph-rsid="043186ab" style:font-style-asian="normal" style:font-style-complex="normal"/>
    </style:style>
    <style:style style:name="P164" style:family="paragraph" style:parent-style-name="Standard">
      <style:text-properties fo:font-style="normal" officeooo:rsid="04a20c9e" officeooo:paragraph-rsid="043186ab" style:font-style-asian="normal" style:font-style-complex="normal"/>
    </style:style>
    <style:style style:name="P165" style:family="paragraph" style:parent-style-name="Standard">
      <style:text-properties fo:font-style="normal" officeooo:rsid="04bb0ee0" officeooo:paragraph-rsid="043186ab" style:font-style-asian="normal" style:font-style-complex="normal"/>
    </style:style>
    <style:style style:name="P166" style:family="paragraph" style:parent-style-name="Standard">
      <style:text-properties fo:font-style="normal" officeooo:rsid="04c1ad38" officeooo:paragraph-rsid="043186ab" style:font-style-asian="normal" style:font-style-complex="normal"/>
    </style:style>
    <style:style style:name="P167" style:family="paragraph" style:parent-style-name="Standard">
      <style:text-properties fo:font-style="normal" officeooo:rsid="04cc6ab6" officeooo:paragraph-rsid="043186ab" style:font-style-asian="normal" style:font-style-complex="normal"/>
    </style:style>
    <style:style style:name="P168" style:family="paragraph" style:parent-style-name="Standard">
      <style:text-properties fo:font-style="normal" officeooo:rsid="04ce0a41" officeooo:paragraph-rsid="049b7de4" style:font-style-asian="normal" style:font-style-complex="normal"/>
    </style:style>
    <style:style style:name="P169" style:family="paragraph" style:parent-style-name="Standard">
      <style:text-properties fo:font-style="normal" officeooo:rsid="04cfc012" officeooo:paragraph-rsid="049b7de4" style:font-style-asian="normal" style:font-style-complex="normal"/>
    </style:style>
    <style:style style:name="P170" style:family="paragraph" style:parent-style-name="Standard">
      <style:text-properties fo:font-style="normal" officeooo:rsid="04cfc012" officeooo:paragraph-rsid="0521350e" style:font-style-asian="normal" style:font-style-complex="normal"/>
    </style:style>
    <style:style style:name="P171" style:family="paragraph" style:parent-style-name="Standard">
      <style:text-properties fo:font-style="normal" officeooo:rsid="04cfc012" officeooo:paragraph-rsid="05867b51" style:font-style-asian="normal" style:font-style-complex="normal"/>
    </style:style>
    <style:style style:name="P172" style:family="paragraph" style:parent-style-name="Standard">
      <style:text-properties fo:font-style="normal" officeooo:rsid="04cfc012" officeooo:paragraph-rsid="0597cf24" style:font-style-asian="normal" style:font-style-complex="normal"/>
    </style:style>
    <style:style style:name="P173" style:family="paragraph" style:parent-style-name="Standard">
      <style:text-properties fo:font-style="normal" officeooo:rsid="04cfc012" officeooo:paragraph-rsid="05e7385a" style:font-style-asian="normal" style:font-style-complex="normal"/>
    </style:style>
    <style:style style:name="P174" style:family="paragraph" style:parent-style-name="Standard">
      <style:text-properties fo:font-style="normal" officeooo:rsid="04ee5478" officeooo:paragraph-rsid="049b7de4" style:font-style-asian="normal" style:font-style-complex="normal"/>
    </style:style>
    <style:style style:name="P175" style:family="paragraph" style:parent-style-name="Standard">
      <style:text-properties fo:font-style="normal" officeooo:rsid="04f6e2ea" officeooo:paragraph-rsid="049b7de4" style:font-style-asian="normal" style:font-style-complex="normal"/>
    </style:style>
    <style:style style:name="P176" style:family="paragraph" style:parent-style-name="Standard">
      <style:text-properties fo:font-style="normal" officeooo:rsid="053ef7f5" officeooo:paragraph-rsid="0597cf24" style:font-style-asian="normal" style:font-style-complex="normal"/>
    </style:style>
    <style:style style:name="P177" style:family="paragraph" style:parent-style-name="Standard">
      <style:text-properties fo:font-style="normal" officeooo:rsid="053ef7f5" officeooo:paragraph-rsid="009c5420" style:font-style-asian="normal" style:font-style-complex="normal"/>
    </style:style>
    <style:style style:name="P178" style:family="paragraph" style:parent-style-name="Standard">
      <style:text-properties fo:font-style="normal" officeooo:rsid="0576f668" officeooo:paragraph-rsid="05729da9" style:font-style-asian="normal" style:font-style-complex="normal"/>
    </style:style>
    <style:style style:name="P179" style:family="paragraph" style:parent-style-name="Standard">
      <style:text-properties fo:font-style="normal" officeooo:rsid="059dc481" officeooo:paragraph-rsid="0597cf24" style:font-style-asian="normal" style:font-style-complex="normal"/>
    </style:style>
    <style:style style:name="P180" style:family="paragraph" style:parent-style-name="Standard">
      <style:text-properties fo:font-style="normal" officeooo:rsid="05a62358" officeooo:paragraph-rsid="0597cf24" style:font-style-asian="normal" style:font-style-complex="normal"/>
    </style:style>
    <style:style style:name="P181" style:family="paragraph" style:parent-style-name="Standard">
      <style:text-properties fo:font-style="normal" officeooo:rsid="05a62358" officeooo:paragraph-rsid="05a62358" style:font-style-asian="normal" style:font-style-complex="normal"/>
    </style:style>
    <style:style style:name="P182" style:family="paragraph" style:parent-style-name="Standard">
      <style:text-properties fo:font-style="normal" officeooo:rsid="05bbac55" officeooo:paragraph-rsid="05ac1dab" style:font-style-asian="normal" style:font-style-complex="normal"/>
    </style:style>
    <style:style style:name="P183" style:family="paragraph" style:parent-style-name="Standard">
      <style:text-properties fo:font-style="normal" officeooo:rsid="05c59e49" officeooo:paragraph-rsid="05c59e49" style:font-style-asian="normal" style:font-style-complex="normal"/>
    </style:style>
    <style:style style:name="P184" style:family="paragraph" style:parent-style-name="Standard">
      <style:text-properties fo:font-style="normal" officeooo:rsid="050f057b" officeooo:paragraph-rsid="05f4eb68" style:font-style-asian="normal" style:font-style-complex="normal"/>
    </style:style>
    <style:style style:name="P185" style:family="paragraph" style:parent-style-name="Standard">
      <style:text-properties fo:font-style="normal" officeooo:rsid="0637ea69" officeooo:paragraph-rsid="064747c5" style:font-style-asian="normal" style:font-style-complex="normal"/>
    </style:style>
    <style:style style:name="P186" style:family="paragraph" style:parent-style-name="Standard">
      <style:text-properties fo:font-style="normal" officeooo:rsid="0635fc7c" officeooo:paragraph-rsid="0637ea69" style:font-style-asian="normal" style:font-style-complex="normal"/>
    </style:style>
    <style:style style:name="P187" style:family="paragraph" style:parent-style-name="Standard">
      <style:text-properties fo:font-style="normal" officeooo:rsid="06633699" officeooo:paragraph-rsid="064e6974" style:font-style-asian="normal" style:font-style-complex="normal"/>
    </style:style>
    <style:style style:name="P188" style:family="paragraph" style:parent-style-name="Standard">
      <style:text-properties fo:font-style="normal" officeooo:rsid="0668679b" officeooo:paragraph-rsid="009c5420" style:font-style-asian="normal" style:font-style-complex="normal"/>
    </style:style>
    <style:style style:name="P189" style:family="paragraph" style:parent-style-name="Standard">
      <style:text-properties fo:font-style="normal" officeooo:rsid="0668679b" officeooo:paragraph-rsid="0668679b" style:font-style-asian="normal" style:font-style-complex="normal"/>
    </style:style>
    <style:style style:name="P190" style:family="paragraph" style:parent-style-name="Standard">
      <style:text-properties fo:font-style="normal" officeooo:rsid="066b1544" officeooo:paragraph-rsid="0668679b" style:font-style-asian="normal" style:font-style-complex="normal"/>
    </style:style>
    <style:style style:name="P191" style:family="paragraph" style:parent-style-name="Standard">
      <style:text-properties fo:font-style="normal" officeooo:rsid="066b1544" officeooo:paragraph-rsid="066b1544" style:font-style-asian="normal" style:font-style-complex="normal"/>
    </style:style>
    <style:style style:name="P192" style:family="paragraph" style:parent-style-name="Standard">
      <style:text-properties fo:font-style="normal" officeooo:rsid="066d6d38" officeooo:paragraph-rsid="066d6d38" style:font-style-asian="normal" style:font-style-complex="normal"/>
    </style:style>
    <style:style style:name="P193" style:family="paragraph" style:parent-style-name="Standard">
      <style:text-properties fo:font-style="normal" officeooo:rsid="06742487" officeooo:paragraph-rsid="0672eca6" style:font-style-asian="normal" style:font-style-complex="normal"/>
    </style:style>
    <style:style style:name="P194" style:family="paragraph" style:parent-style-name="Standard">
      <style:text-properties fo:font-style="normal" officeooo:rsid="06742487" officeooo:paragraph-rsid="06742487" style:font-style-asian="normal" style:font-style-complex="normal"/>
    </style:style>
    <style:style style:name="P195" style:family="paragraph" style:parent-style-name="Standard">
      <style:text-properties fo:font-style="normal" officeooo:rsid="067561f2" officeooo:paragraph-rsid="06742487" style:font-style-asian="normal" style:font-style-complex="normal"/>
    </style:style>
    <style:style style:name="P196" style:family="paragraph" style:parent-style-name="Standard">
      <style:text-properties fo:font-style="normal" officeooo:rsid="067b217c" officeooo:paragraph-rsid="067b217c" style:font-style-asian="normal" style:font-style-complex="normal"/>
    </style:style>
    <style:style style:name="P197" style:family="paragraph" style:parent-style-name="Standard">
      <style:text-properties fo:font-style="normal" officeooo:rsid="067b2e9e" officeooo:paragraph-rsid="067b2e9e" style:font-style-asian="normal" style:font-style-complex="normal"/>
    </style:style>
    <style:style style:name="P198" style:family="paragraph" style:parent-style-name="Standard">
      <style:text-properties fo:font-style="normal" officeooo:rsid="06a69171" officeooo:paragraph-rsid="06aaae3e" style:font-style-asian="normal" style:font-style-complex="normal"/>
    </style:style>
    <style:style style:name="P199" style:family="paragraph" style:parent-style-name="Standard">
      <style:text-properties fo:font-style="normal" officeooo:rsid="069fd14c" officeooo:paragraph-rsid="06d363b9" style:font-style-asian="normal" style:font-style-complex="normal"/>
    </style:style>
    <style:style style:name="P200" style:family="paragraph" style:parent-style-name="Standard">
      <style:text-properties fo:font-style="normal" officeooo:rsid="069fd14c" officeooo:paragraph-rsid="09475ecd" style:font-style-asian="normal" style:font-style-complex="normal"/>
    </style:style>
    <style:style style:name="P201" style:family="paragraph" style:parent-style-name="Standard">
      <style:text-properties fo:font-style="normal" officeooo:rsid="069fd14c" officeooo:paragraph-rsid="094f4ca8" style:font-style-asian="normal" style:font-style-complex="normal"/>
    </style:style>
    <style:style style:name="P202" style:family="paragraph" style:parent-style-name="Standard">
      <style:text-properties fo:font-style="normal" officeooo:rsid="072e2a4b" officeooo:paragraph-rsid="072ee9ea" style:font-style-asian="normal" style:font-style-complex="normal"/>
    </style:style>
    <style:style style:name="P203" style:family="paragraph" style:parent-style-name="Standard">
      <style:text-properties fo:font-style="normal" officeooo:rsid="0734db54" officeooo:paragraph-rsid="072ee9ea" style:font-style-asian="normal" style:font-style-complex="normal"/>
    </style:style>
    <style:style style:name="P204" style:family="paragraph" style:parent-style-name="Standard">
      <style:text-properties fo:font-style="normal" officeooo:rsid="07aa70a6" officeooo:paragraph-rsid="07d40d28" style:font-style-asian="normal" style:font-style-complex="normal"/>
    </style:style>
    <style:style style:name="P205" style:family="paragraph" style:parent-style-name="Standard">
      <style:text-properties fo:font-style="normal" officeooo:rsid="07c3ca41" officeooo:paragraph-rsid="0787fa7b" style:font-style-asian="normal" style:font-style-complex="normal"/>
    </style:style>
    <style:style style:name="P206" style:family="paragraph" style:parent-style-name="Standard">
      <style:text-properties fo:font-style="normal" officeooo:rsid="078aa54c" officeooo:paragraph-rsid="0787fa7b" style:font-style-asian="normal" style:font-style-complex="normal"/>
    </style:style>
    <style:style style:name="P207" style:family="paragraph" style:parent-style-name="Standard">
      <style:text-properties fo:font-style="normal" officeooo:rsid="0892a638" officeooo:paragraph-rsid="088be31d" style:font-style-asian="normal" style:font-style-complex="normal"/>
    </style:style>
    <style:style style:name="P208" style:family="paragraph" style:parent-style-name="Standard">
      <style:text-properties fo:font-style="normal" officeooo:rsid="09526d0d" officeooo:paragraph-rsid="09526d0d" style:font-style-asian="normal" style:font-style-complex="normal"/>
    </style:style>
    <style:style style:name="P209"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210"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211"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212"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213"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214"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215" style:family="paragraph" style:parent-style-name="Standard">
      <style:text-properties officeooo:rsid="004475b0" officeooo:paragraph-rsid="004475b0"/>
    </style:style>
    <style:style style:name="P216"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217"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218"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219"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220"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221"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222"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223"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224"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225"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226"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227" style:family="paragraph" style:parent-style-name="Standard">
      <style:text-properties fo:font-size="16pt" fo:font-style="italic" fo:font-weight="bold" officeooo:rsid="004897fc" officeooo:paragraph-rsid="06d363b9" style:font-size-asian="16pt" style:font-style-asian="italic" style:font-weight-asian="bold" style:font-size-complex="16pt" style:font-style-complex="italic" style:font-weight-complex="bold"/>
    </style:style>
    <style:style style:name="P228"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229"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230"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231"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232"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233"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234"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235"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236"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237"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238"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239"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240"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241"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242"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243"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244"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245"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246"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247"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248"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249"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250"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251"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252"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253"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254"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255"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256"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257"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258"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259"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260"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261"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262"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263"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264"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265"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266" style:family="paragraph" style:parent-style-name="Standard">
      <style:text-properties fo:font-size="14pt" fo:font-style="italic" fo:font-weight="normal" officeooo:rsid="015dc122" officeooo:paragraph-rsid="06d363b9" style:font-size-asian="14pt" style:font-style-asian="italic" style:font-weight-asian="normal" style:font-size-complex="14pt" style:font-style-complex="italic" style:font-weight-complex="normal"/>
    </style:style>
    <style:style style:name="P267"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268"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269"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270"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271" style:family="paragraph" style:parent-style-name="Standard">
      <style:text-properties fo:font-size="14pt" fo:font-style="italic" fo:font-weight="normal" officeooo:rsid="015dc122" officeooo:paragraph-rsid="06dd10fe" style:font-size-asian="14pt" style:font-style-asian="italic" style:font-weight-asian="normal" style:font-size-complex="14pt" style:font-style-complex="italic" style:font-weight-complex="normal"/>
    </style:style>
    <style:style style:name="P272"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273"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274"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275"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276"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277"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278"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279"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280"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281"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282"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283"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284"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285"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286"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287"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288"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289"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290"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291"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292"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293"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294"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295"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296"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297"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298"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299"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300"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301"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302"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303"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304"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305"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306"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307"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308"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309"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310"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311"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312"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313"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314"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315"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316"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317"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318"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319"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320"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321"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322"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323"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324"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325"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326" style:family="paragraph" style:parent-style-name="Standard">
      <style:text-properties fo:font-size="14pt" fo:font-style="italic" fo:font-weight="normal" officeooo:rsid="015da12b" officeooo:paragraph-rsid="06d363b9" style:font-size-asian="14pt" style:font-style-asian="italic" style:font-weight-asian="normal" style:font-size-complex="14pt" style:font-style-complex="italic" style:font-weight-complex="normal"/>
    </style:style>
    <style:style style:name="P327"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328"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329"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330"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331" style:family="paragraph" style:parent-style-name="Standard">
      <style:text-properties fo:font-size="14pt" fo:font-style="italic" fo:font-weight="normal" officeooo:rsid="015da12b" officeooo:paragraph-rsid="06dd10fe" style:font-size-asian="14pt" style:font-style-asian="italic" style:font-weight-asian="normal" style:font-size-complex="14pt" style:font-style-complex="italic" style:font-weight-complex="normal"/>
    </style:style>
    <style:style style:name="P332"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333"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334"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335"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336"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337"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338"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339"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340"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341"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342"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343"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344"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345"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346"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347"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348"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349"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350"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351"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352"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353"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354"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355"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356"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357"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358"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359"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360"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361"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362"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363"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364"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365"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366"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367"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368"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369"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370"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371"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372"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373"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374"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375"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376"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377"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378"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379"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380"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381"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382"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383"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384"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385"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386"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387"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388"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389"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390"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391"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392" style:family="paragraph" style:parent-style-name="Standard">
      <style:text-properties fo:font-size="14pt" officeooo:rsid="001a1637" officeooo:paragraph-rsid="009c5420" style:font-size-asian="12.25pt" style:font-size-complex="14pt"/>
    </style:style>
    <style:style style:name="P393" style:family="paragraph" style:parent-style-name="Standard">
      <style:text-properties fo:font-size="14pt" officeooo:rsid="015dc122" officeooo:paragraph-rsid="06598c92" style:font-size-asian="14pt" style:font-size-complex="14pt"/>
    </style:style>
    <style:style style:name="P394" style:family="paragraph" style:parent-style-name="Standard">
      <style:text-properties officeooo:paragraph-rsid="024a8b63"/>
    </style:style>
    <style:style style:name="P395" style:family="paragraph" style:parent-style-name="Standard">
      <style:text-properties officeooo:paragraph-rsid="00c4f6be"/>
    </style:style>
    <style:style style:name="P396" style:family="paragraph" style:parent-style-name="Standard">
      <style:text-properties officeooo:paragraph-rsid="035a4cab"/>
    </style:style>
    <style:style style:name="P397" style:family="paragraph" style:parent-style-name="Standard">
      <style:text-properties officeooo:paragraph-rsid="037588cb"/>
    </style:style>
    <style:style style:name="P398" style:family="paragraph" style:parent-style-name="Standard">
      <style:text-properties officeooo:paragraph-rsid="037a6a18"/>
    </style:style>
    <style:style style:name="P399" style:family="paragraph" style:parent-style-name="Standard">
      <style:text-properties officeooo:paragraph-rsid="03901a9f"/>
    </style:style>
    <style:style style:name="P400" style:family="paragraph" style:parent-style-name="Standard">
      <style:text-properties officeooo:paragraph-rsid="03a0eab0"/>
    </style:style>
    <style:style style:name="P401" style:family="paragraph" style:parent-style-name="Standard">
      <style:text-properties officeooo:paragraph-rsid="040990d5"/>
    </style:style>
    <style:style style:name="P402" style:family="paragraph" style:parent-style-name="Standard">
      <style:text-properties officeooo:paragraph-rsid="040abb37"/>
    </style:style>
    <style:style style:name="P403" style:family="paragraph" style:parent-style-name="Standard">
      <style:text-properties officeooo:paragraph-rsid="0429893e"/>
    </style:style>
    <style:style style:name="P404" style:family="paragraph" style:parent-style-name="Standard">
      <style:text-properties officeooo:paragraph-rsid="0454bf60"/>
    </style:style>
    <style:style style:name="P405" style:family="paragraph" style:parent-style-name="Standard">
      <style:text-properties officeooo:paragraph-rsid="04583ff2"/>
    </style:style>
    <style:style style:name="P406" style:family="paragraph" style:parent-style-name="Standard">
      <style:text-properties officeooo:paragraph-rsid="045a2b33"/>
    </style:style>
    <style:style style:name="P407" style:family="paragraph" style:parent-style-name="Standard">
      <style:text-properties officeooo:paragraph-rsid="046316dc"/>
    </style:style>
    <style:style style:name="P408" style:family="paragraph" style:parent-style-name="Standard">
      <style:text-properties officeooo:paragraph-rsid="043186ab"/>
    </style:style>
    <style:style style:name="P409" style:family="paragraph" style:parent-style-name="Standard">
      <style:text-properties officeooo:paragraph-rsid="049b7de4"/>
    </style:style>
    <style:style style:name="P410" style:family="paragraph" style:parent-style-name="Standard">
      <style:text-properties officeooo:paragraph-rsid="009c5420"/>
    </style:style>
    <style:style style:name="P411" style:family="paragraph" style:parent-style-name="Standard">
      <style:text-properties officeooo:paragraph-rsid="055adfc7"/>
    </style:style>
    <style:style style:name="P412" style:family="paragraph" style:parent-style-name="Standard">
      <style:text-properties officeooo:paragraph-rsid="05729da9"/>
    </style:style>
    <style:style style:name="P413" style:family="paragraph" style:parent-style-name="Standard">
      <style:text-properties officeooo:paragraph-rsid="05867b51"/>
    </style:style>
    <style:style style:name="P414" style:family="paragraph" style:parent-style-name="Standard">
      <style:text-properties officeooo:paragraph-rsid="058b3f92"/>
    </style:style>
    <style:style style:name="P415" style:family="paragraph" style:parent-style-name="Standard">
      <style:text-properties officeooo:paragraph-rsid="0592db6d"/>
    </style:style>
    <style:style style:name="P416" style:family="paragraph" style:parent-style-name="Standard">
      <style:text-properties officeooo:paragraph-rsid="0597cf24"/>
    </style:style>
    <style:style style:name="P417" style:family="paragraph" style:parent-style-name="Standard">
      <style:text-properties officeooo:paragraph-rsid="05aa25a4"/>
    </style:style>
    <style:style style:name="P418" style:family="paragraph" style:parent-style-name="Standard">
      <style:text-properties officeooo:paragraph-rsid="05ac1dab"/>
    </style:style>
    <style:style style:name="P419" style:family="paragraph" style:parent-style-name="Standard">
      <style:text-properties officeooo:paragraph-rsid="05c5cc6b"/>
    </style:style>
    <style:style style:name="P420" style:family="paragraph" style:parent-style-name="Standard">
      <style:text-properties officeooo:paragraph-rsid="05ceaa9f"/>
    </style:style>
    <style:style style:name="P421" style:family="paragraph" style:parent-style-name="Standard">
      <style:text-properties officeooo:paragraph-rsid="05f4eb68"/>
    </style:style>
    <style:style style:name="P422" style:family="paragraph" style:parent-style-name="Standard">
      <style:text-properties officeooo:paragraph-rsid="0521350e"/>
    </style:style>
    <style:style style:name="P423" style:family="paragraph" style:parent-style-name="Standard">
      <style:text-properties officeooo:paragraph-rsid="0637ea69"/>
    </style:style>
    <style:style style:name="P424" style:family="paragraph" style:parent-style-name="Standard">
      <style:text-properties officeooo:rsid="015dc122" officeooo:paragraph-rsid="06598c92"/>
    </style:style>
    <style:style style:name="P425" style:family="paragraph" style:parent-style-name="Standard">
      <style:text-properties officeooo:paragraph-rsid="065fa8b1"/>
    </style:style>
    <style:style style:name="P426" style:family="paragraph" style:parent-style-name="Standard">
      <style:text-properties officeooo:paragraph-rsid="0668679b"/>
    </style:style>
    <style:style style:name="P427" style:family="paragraph" style:parent-style-name="Standard">
      <style:text-properties officeooo:paragraph-rsid="066c527a"/>
    </style:style>
    <style:style style:name="P428" style:family="paragraph" style:parent-style-name="Standard">
      <style:text-properties officeooo:paragraph-rsid="066d0fef"/>
    </style:style>
    <style:style style:name="P429" style:family="paragraph" style:parent-style-name="Standard">
      <style:text-properties officeooo:paragraph-rsid="066d6d38"/>
    </style:style>
    <style:style style:name="P430" style:family="paragraph" style:parent-style-name="Standard">
      <style:text-properties officeooo:paragraph-rsid="0672eca6"/>
    </style:style>
    <style:style style:name="P431" style:family="paragraph" style:parent-style-name="Standard">
      <style:text-properties officeooo:paragraph-rsid="06742487"/>
    </style:style>
    <style:style style:name="P432" style:family="paragraph" style:parent-style-name="Standard">
      <style:text-properties officeooo:paragraph-rsid="0677cd71"/>
    </style:style>
    <style:style style:name="P433" style:family="paragraph" style:parent-style-name="Standard">
      <style:text-properties officeooo:paragraph-rsid="067b217c"/>
    </style:style>
    <style:style style:name="P434" style:family="paragraph" style:parent-style-name="Standard">
      <style:text-properties officeooo:paragraph-rsid="067b2e9e"/>
    </style:style>
    <style:style style:name="P435" style:family="paragraph" style:parent-style-name="Standard">
      <style:text-properties officeooo:paragraph-rsid="067d2af4"/>
    </style:style>
    <style:style style:name="P436" style:family="paragraph" style:parent-style-name="Standard">
      <style:text-properties officeooo:paragraph-rsid="06a04d6e"/>
    </style:style>
    <style:style style:name="P437" style:family="paragraph" style:parent-style-name="Standard">
      <style:text-properties officeooo:paragraph-rsid="06a6ce64"/>
    </style:style>
    <style:style style:name="P438" style:family="paragraph" style:parent-style-name="Standard">
      <style:text-properties officeooo:paragraph-rsid="06aaae3e"/>
    </style:style>
    <style:style style:name="P439" style:family="paragraph" style:parent-style-name="Standard">
      <style:text-properties officeooo:paragraph-rsid="06b5c896"/>
    </style:style>
    <style:style style:name="P440" style:family="paragraph" style:parent-style-name="Standard">
      <style:text-properties officeooo:paragraph-rsid="00af1f68"/>
    </style:style>
    <style:style style:name="P441" style:family="paragraph" style:parent-style-name="Standard">
      <style:text-properties officeooo:rsid="001af432" officeooo:paragraph-rsid="001af432"/>
    </style:style>
    <style:style style:name="P442" style:family="paragraph" style:parent-style-name="Standard">
      <style:text-properties officeooo:paragraph-rsid="06ca1bc9"/>
    </style:style>
    <style:style style:name="P443" style:family="paragraph" style:parent-style-name="Standard">
      <style:text-properties officeooo:paragraph-rsid="06cff232"/>
    </style:style>
    <style:style style:name="P444" style:family="paragraph" style:parent-style-name="Standard">
      <style:text-properties officeooo:paragraph-rsid="06d363b9"/>
    </style:style>
    <style:style style:name="P445" style:family="paragraph" style:parent-style-name="Standard">
      <style:text-properties officeooo:paragraph-rsid="06d45da2"/>
    </style:style>
    <style:style style:name="P446" style:family="paragraph" style:parent-style-name="Standard">
      <style:text-properties officeooo:paragraph-rsid="06d6dfaa"/>
    </style:style>
    <style:style style:name="P447" style:family="paragraph" style:parent-style-name="Standard">
      <style:text-properties officeooo:paragraph-rsid="06da5e54"/>
    </style:style>
    <style:style style:name="P448" style:family="paragraph" style:parent-style-name="Standard">
      <style:text-properties officeooo:paragraph-rsid="06dd10fe"/>
    </style:style>
    <style:style style:name="P449" style:family="paragraph" style:parent-style-name="Standard">
      <style:text-properties officeooo:paragraph-rsid="06df48d6"/>
    </style:style>
    <style:style style:name="P450" style:family="paragraph" style:parent-style-name="Standard">
      <style:text-properties officeooo:paragraph-rsid="06e1e676"/>
    </style:style>
    <style:style style:name="P451" style:family="paragraph" style:parent-style-name="Standard">
      <style:text-properties officeooo:paragraph-rsid="06e31864"/>
    </style:style>
    <style:style style:name="P452" style:family="paragraph" style:parent-style-name="Standard">
      <style:text-properties officeooo:paragraph-rsid="06e6297d"/>
    </style:style>
    <style:style style:name="P453" style:family="paragraph" style:parent-style-name="Standard">
      <style:text-properties officeooo:paragraph-rsid="06e7aaf8"/>
    </style:style>
    <style:style style:name="P454" style:family="paragraph" style:parent-style-name="Standard">
      <style:text-properties officeooo:paragraph-rsid="06eb43ee"/>
    </style:style>
    <style:style style:name="P455" style:family="paragraph" style:parent-style-name="Standard">
      <style:text-properties officeooo:paragraph-rsid="06edbd06"/>
    </style:style>
    <style:style style:name="P456" style:family="paragraph" style:parent-style-name="Standard">
      <style:text-properties officeooo:paragraph-rsid="06f0cc8b"/>
    </style:style>
    <style:style style:name="P457" style:family="paragraph" style:parent-style-name="Standard">
      <style:text-properties officeooo:paragraph-rsid="06f14970"/>
    </style:style>
    <style:style style:name="P458" style:family="paragraph" style:parent-style-name="Standard">
      <style:text-properties officeooo:paragraph-rsid="06f31a9a"/>
    </style:style>
    <style:style style:name="P459" style:family="paragraph" style:parent-style-name="Standard">
      <style:text-properties officeooo:paragraph-rsid="06f67e5b"/>
    </style:style>
    <style:style style:name="P460" style:family="paragraph" style:parent-style-name="Standard">
      <style:text-properties officeooo:paragraph-rsid="06f8f933"/>
    </style:style>
    <style:style style:name="P461" style:family="paragraph" style:parent-style-name="Standard">
      <style:text-properties officeooo:paragraph-rsid="06fbc737"/>
    </style:style>
    <style:style style:name="P462" style:family="paragraph" style:parent-style-name="Standard">
      <style:text-properties officeooo:paragraph-rsid="06fd7f85"/>
    </style:style>
    <style:style style:name="P463" style:family="paragraph" style:parent-style-name="Standard">
      <style:text-properties officeooo:paragraph-rsid="06ff7ab1"/>
    </style:style>
    <style:style style:name="P464" style:family="paragraph" style:parent-style-name="Standard">
      <style:text-properties officeooo:paragraph-rsid="0703cf63"/>
    </style:style>
    <style:style style:name="P465" style:family="paragraph" style:parent-style-name="Standard">
      <style:text-properties officeooo:paragraph-rsid="07045c34"/>
    </style:style>
    <style:style style:name="P466" style:family="paragraph" style:parent-style-name="Standard">
      <style:text-properties officeooo:paragraph-rsid="07076d11"/>
    </style:style>
    <style:style style:name="P467" style:family="paragraph" style:parent-style-name="Standard">
      <style:text-properties officeooo:paragraph-rsid="0707e7c8"/>
    </style:style>
    <style:style style:name="P468" style:family="paragraph" style:parent-style-name="Standard">
      <style:text-properties officeooo:paragraph-rsid="070d1180"/>
    </style:style>
    <style:style style:name="P469" style:family="paragraph" style:parent-style-name="Standard">
      <style:text-properties officeooo:paragraph-rsid="07101a5e"/>
    </style:style>
    <style:style style:name="P470" style:family="paragraph" style:parent-style-name="Standard">
      <style:text-properties officeooo:paragraph-rsid="07114797"/>
    </style:style>
    <style:style style:name="P471" style:family="paragraph" style:parent-style-name="Standard">
      <style:text-properties officeooo:paragraph-rsid="0717235b"/>
    </style:style>
    <style:style style:name="P472" style:family="paragraph" style:parent-style-name="Standard">
      <style:text-properties officeooo:paragraph-rsid="071a22d6"/>
    </style:style>
    <style:style style:name="P473" style:family="paragraph" style:parent-style-name="Standard">
      <style:text-properties officeooo:paragraph-rsid="071b8e7d"/>
    </style:style>
    <style:style style:name="P474" style:family="paragraph" style:parent-style-name="Standard">
      <style:text-properties officeooo:paragraph-rsid="009e9be0"/>
    </style:style>
    <style:style style:name="P475" style:family="paragraph" style:parent-style-name="Standard">
      <style:text-properties officeooo:paragraph-rsid="072ee9ea"/>
    </style:style>
    <style:style style:name="P476" style:family="paragraph" style:parent-style-name="Standard">
      <style:text-properties officeooo:paragraph-rsid="07396970"/>
    </style:style>
    <style:style style:name="P477" style:family="paragraph" style:parent-style-name="Standard">
      <style:text-properties officeooo:paragraph-rsid="0749b729"/>
    </style:style>
    <style:style style:name="P478" style:family="paragraph" style:parent-style-name="Standard">
      <style:text-properties officeooo:paragraph-rsid="074a9bc7"/>
    </style:style>
    <style:style style:name="P479" style:family="paragraph" style:parent-style-name="Standard">
      <style:text-properties officeooo:rsid="075f1edc" officeooo:paragraph-rsid="075f1edc"/>
    </style:style>
    <style:style style:name="P480" style:family="paragraph" style:parent-style-name="Standard">
      <style:text-properties officeooo:rsid="0760e847" officeooo:paragraph-rsid="0760e847"/>
    </style:style>
    <style:style style:name="P481" style:family="paragraph" style:parent-style-name="Standard">
      <style:text-properties officeooo:rsid="0760e847" officeooo:paragraph-rsid="078fb9d7"/>
    </style:style>
    <style:style style:name="P482" style:family="paragraph" style:parent-style-name="Standard">
      <style:text-properties officeooo:rsid="0760e847" officeooo:paragraph-rsid="07a448c0"/>
    </style:style>
    <style:style style:name="P483" style:family="paragraph" style:parent-style-name="Standard">
      <style:text-properties officeooo:rsid="0760e847" officeooo:paragraph-rsid="07d40d28"/>
    </style:style>
    <style:style style:name="P484" style:family="paragraph" style:parent-style-name="Standard">
      <style:text-properties officeooo:paragraph-rsid="0760e847"/>
    </style:style>
    <style:style style:name="P485" style:family="paragraph" style:parent-style-name="Standard">
      <style:text-properties officeooo:paragraph-rsid="076a39e9"/>
    </style:style>
    <style:style style:name="P486" style:family="paragraph" style:parent-style-name="Standard">
      <style:text-properties officeooo:paragraph-rsid="077bf642"/>
    </style:style>
    <style:style style:name="P487" style:family="paragraph" style:parent-style-name="Standard">
      <style:text-properties officeooo:paragraph-rsid="07859870"/>
    </style:style>
    <style:style style:name="P488" style:family="paragraph" style:parent-style-name="Standard">
      <style:text-properties officeooo:paragraph-rsid="0787fa7b"/>
    </style:style>
    <style:style style:name="P489" style:family="paragraph" style:parent-style-name="Standard">
      <style:text-properties officeooo:paragraph-rsid="078aafab"/>
    </style:style>
    <style:style style:name="P490" style:family="paragraph" style:parent-style-name="Standard">
      <style:text-properties officeooo:paragraph-rsid="078fb9d7"/>
    </style:style>
    <style:style style:name="P491" style:family="paragraph" style:parent-style-name="Standard">
      <style:text-properties officeooo:paragraph-rsid="0792743d"/>
    </style:style>
    <style:style style:name="P492" style:family="paragraph" style:parent-style-name="Standard">
      <style:text-properties officeooo:paragraph-rsid="0797792f"/>
    </style:style>
    <style:style style:name="P493" style:family="paragraph" style:parent-style-name="Standard">
      <style:text-properties officeooo:paragraph-rsid="079b92dc"/>
    </style:style>
    <style:style style:name="P494" style:family="paragraph" style:parent-style-name="Standard">
      <style:text-properties officeooo:paragraph-rsid="07a448c0"/>
    </style:style>
    <style:style style:name="P495" style:family="paragraph" style:parent-style-name="Standard">
      <style:text-properties officeooo:paragraph-rsid="08056fab"/>
    </style:style>
    <style:style style:name="P496" style:family="paragraph" style:parent-style-name="Standard">
      <style:text-properties officeooo:paragraph-rsid="07d60c2a"/>
    </style:style>
    <style:style style:name="P497" style:family="paragraph" style:parent-style-name="Standard">
      <style:text-properties officeooo:paragraph-rsid="083e30f2"/>
    </style:style>
    <style:style style:name="P498" style:family="paragraph" style:parent-style-name="Standard">
      <style:text-properties officeooo:paragraph-rsid="0840804e"/>
    </style:style>
    <style:style style:name="P499" style:family="paragraph" style:parent-style-name="Standard">
      <style:text-properties officeooo:paragraph-rsid="0848fdd5"/>
    </style:style>
    <style:style style:name="P500" style:family="paragraph" style:parent-style-name="Standard">
      <style:text-properties officeooo:paragraph-rsid="08492060"/>
    </style:style>
    <style:style style:name="P501" style:family="paragraph" style:parent-style-name="Standard">
      <style:text-properties officeooo:paragraph-rsid="08520806"/>
    </style:style>
    <style:style style:name="P502" style:family="paragraph" style:parent-style-name="Standard">
      <style:text-properties officeooo:paragraph-rsid="085bdca6"/>
    </style:style>
    <style:style style:name="P503" style:family="paragraph" style:parent-style-name="Standard">
      <style:text-properties officeooo:paragraph-rsid="07d40d28"/>
    </style:style>
    <style:style style:name="P504" style:family="paragraph" style:parent-style-name="Standard">
      <style:text-properties officeooo:paragraph-rsid="07af4a8e"/>
    </style:style>
    <style:style style:name="P505" style:family="paragraph" style:parent-style-name="Standard">
      <style:text-properties officeooo:paragraph-rsid="07d25e9b"/>
    </style:style>
    <style:style style:name="P506" style:family="paragraph" style:parent-style-name="Standard">
      <style:text-properties officeooo:paragraph-rsid="07e01ee2"/>
    </style:style>
    <style:style style:name="P507" style:family="paragraph" style:parent-style-name="Standard">
      <style:text-properties officeooo:paragraph-rsid="07eaa729"/>
    </style:style>
    <style:style style:name="P508" style:family="paragraph" style:parent-style-name="Standard">
      <style:text-properties officeooo:paragraph-rsid="07f859a9"/>
    </style:style>
    <style:style style:name="P509" style:family="paragraph" style:parent-style-name="Standard">
      <style:text-properties officeooo:paragraph-rsid="085e8ef7"/>
    </style:style>
    <style:style style:name="P510" style:family="paragraph" style:parent-style-name="Standard">
      <style:text-properties officeooo:paragraph-rsid="086850db"/>
    </style:style>
    <style:style style:name="P511" style:family="paragraph" style:parent-style-name="Standard">
      <style:text-properties officeooo:paragraph-rsid="0870b2ae"/>
    </style:style>
    <style:style style:name="P512" style:family="paragraph" style:parent-style-name="Standard">
      <style:text-properties officeooo:paragraph-rsid="08747209"/>
    </style:style>
    <style:style style:name="P513" style:family="paragraph" style:parent-style-name="Standard">
      <style:text-properties officeooo:paragraph-rsid="087886b0"/>
    </style:style>
    <style:style style:name="P514" style:family="paragraph" style:parent-style-name="Standard">
      <style:text-properties officeooo:paragraph-rsid="087b9851"/>
    </style:style>
    <style:style style:name="P515" style:family="paragraph" style:parent-style-name="Standard">
      <style:text-properties officeooo:paragraph-rsid="087dc127"/>
    </style:style>
    <style:style style:name="P516" style:family="paragraph" style:parent-style-name="Standard">
      <style:text-properties officeooo:paragraph-rsid="08825019"/>
    </style:style>
    <style:style style:name="P517" style:family="paragraph" style:parent-style-name="Standard">
      <style:text-properties officeooo:paragraph-rsid="088579da"/>
    </style:style>
    <style:style style:name="P518" style:family="paragraph" style:parent-style-name="Standard">
      <style:text-properties officeooo:paragraph-rsid="0885a2b0"/>
    </style:style>
    <style:style style:name="P519" style:family="paragraph" style:parent-style-name="Standard">
      <style:text-properties officeooo:paragraph-rsid="08885147"/>
    </style:style>
    <style:style style:name="P520" style:family="paragraph" style:parent-style-name="Standard">
      <style:text-properties officeooo:paragraph-rsid="088be31d"/>
    </style:style>
    <style:style style:name="P521" style:family="paragraph" style:parent-style-name="Standard">
      <style:text-properties officeooo:paragraph-rsid="089d5a4f"/>
    </style:style>
    <style:style style:name="P522" style:family="paragraph" style:parent-style-name="Standard">
      <style:paragraph-properties>
        <style:tab-stops>
          <style:tab-stop style:position="6.9252in"/>
        </style:tab-stops>
      </style:paragraph-properties>
      <style:text-properties officeooo:paragraph-rsid="086850db"/>
    </style:style>
    <style:style style:name="P523" style:family="paragraph" style:parent-style-name="Standard">
      <style:text-properties officeooo:paragraph-rsid="09124975"/>
    </style:style>
    <style:style style:name="P524" style:family="paragraph" style:parent-style-name="Standard">
      <style:text-properties officeooo:paragraph-rsid="09311a6c"/>
    </style:style>
    <style:style style:name="P525" style:family="paragraph" style:parent-style-name="Standard">
      <style:text-properties officeooo:paragraph-rsid="093d6e66"/>
    </style:style>
    <style:style style:name="P526" style:family="paragraph" style:parent-style-name="Standard">
      <style:text-properties officeooo:paragraph-rsid="09475ecd"/>
    </style:style>
    <style:style style:name="P527" style:family="paragraph" style:parent-style-name="Standard">
      <style:text-properties officeooo:paragraph-rsid="09526d0d"/>
    </style:style>
    <style:style style:name="P528" style:family="paragraph" style:parent-style-name="Standard">
      <style:text-properties officeooo:paragraph-rsid="094f4ca8"/>
    </style:style>
    <style:style style:name="P529" style:family="paragraph" style:parent-style-name="Standard">
      <style:text-properties officeooo:paragraph-rsid="099cacd5"/>
    </style:style>
    <style:style style:name="P530" style:family="paragraph" style:parent-style-name="Standard">
      <style:paragraph-properties fo:break-before="page"/>
      <style:text-properties officeooo:rsid="001a1637" officeooo:paragraph-rsid="001a1637"/>
    </style:style>
    <style:style style:name="P531" style:family="paragraph" style:parent-style-name="Standard">
      <style:paragraph-properties fo:break-before="page"/>
      <style:text-properties fo:font-size="20pt" officeooo:rsid="001a1637" officeooo:paragraph-rsid="01600273" style:font-size-asian="20pt" style:font-size-complex="20pt"/>
    </style:style>
    <style:style style:name="P532"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d45da2" style:font-size-asian="20pt" style:font-weight-asian="bold" style:font-size-complex="20pt" style:font-weight-complex="bold"/>
    </style:style>
    <style:style style:name="P533"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534"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535"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536"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537"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538"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539"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540"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541"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542"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543" style:family="paragraph" style:parent-style-name="Standard">
      <style:paragraph-properties fo:break-before="page"/>
      <style:text-properties officeooo:paragraph-rsid="04503da5"/>
    </style:style>
    <style:style style:name="P544" style:family="paragraph" style:parent-style-name="Standard">
      <style:paragraph-properties fo:break-before="page"/>
      <style:text-properties officeooo:paragraph-rsid="04d715ff"/>
    </style:style>
    <style:style style:name="P545" style:family="paragraph" style:parent-style-name="Standard">
      <style:paragraph-properties fo:break-before="page"/>
      <style:text-properties officeooo:paragraph-rsid="064e6974"/>
    </style:style>
    <style:style style:name="P546" style:family="paragraph" style:parent-style-name="Standard">
      <style:paragraph-properties fo:break-before="page"/>
      <style:text-properties officeooo:paragraph-rsid="067d2af4"/>
    </style:style>
    <style:style style:name="P547" style:family="paragraph" style:parent-style-name="Standard">
      <style:paragraph-properties fo:break-before="page"/>
      <style:text-properties officeooo:paragraph-rsid="06cff232"/>
    </style:style>
    <style:style style:name="P548" style:family="paragraph" style:parent-style-name="Standard">
      <style:paragraph-properties fo:break-before="page"/>
      <style:text-properties officeooo:paragraph-rsid="06d363b9"/>
    </style:style>
    <style:style style:name="P549" style:family="paragraph" style:parent-style-name="Standard">
      <style:paragraph-properties fo:break-before="page"/>
      <style:text-properties officeooo:paragraph-rsid="06d61332"/>
    </style:style>
    <style:style style:name="P550" style:family="paragraph" style:parent-style-name="Standard">
      <style:paragraph-properties fo:break-before="page"/>
      <style:text-properties officeooo:paragraph-rsid="06d6dfaa"/>
    </style:style>
    <style:style style:name="P551" style:family="paragraph" style:parent-style-name="Standard">
      <style:paragraph-properties fo:break-before="page"/>
      <style:text-properties officeooo:paragraph-rsid="06da5e54"/>
    </style:style>
    <style:style style:name="P552" style:family="paragraph" style:parent-style-name="Standard">
      <style:paragraph-properties fo:break-before="page"/>
      <style:text-properties officeooo:paragraph-rsid="06dd10fe"/>
    </style:style>
    <style:style style:name="P553" style:family="paragraph" style:parent-style-name="Standard">
      <style:paragraph-properties fo:break-before="page"/>
      <style:text-properties officeooo:paragraph-rsid="06df48d6"/>
    </style:style>
    <style:style style:name="P554" style:family="paragraph" style:parent-style-name="Standard">
      <style:paragraph-properties fo:break-before="page"/>
      <style:text-properties officeooo:paragraph-rsid="06e1e676"/>
    </style:style>
    <style:style style:name="P555" style:family="paragraph" style:parent-style-name="Standard">
      <style:paragraph-properties fo:break-before="page"/>
      <style:text-properties officeooo:paragraph-rsid="06e31864"/>
    </style:style>
    <style:style style:name="P556" style:family="paragraph" style:parent-style-name="Standard">
      <style:paragraph-properties fo:break-before="page"/>
      <style:text-properties officeooo:paragraph-rsid="06e6297d"/>
    </style:style>
    <style:style style:name="P557" style:family="paragraph" style:parent-style-name="Standard">
      <style:paragraph-properties fo:break-before="page"/>
      <style:text-properties officeooo:paragraph-rsid="06eb43ee"/>
    </style:style>
    <style:style style:name="P558" style:family="paragraph" style:parent-style-name="Standard">
      <style:paragraph-properties fo:break-before="page"/>
      <style:text-properties officeooo:paragraph-rsid="06edbd06"/>
    </style:style>
    <style:style style:name="P559" style:family="paragraph" style:parent-style-name="Standard">
      <style:paragraph-properties fo:break-before="page"/>
      <style:text-properties officeooo:paragraph-rsid="06f0cc8b"/>
    </style:style>
    <style:style style:name="P560" style:family="paragraph" style:parent-style-name="Standard">
      <style:paragraph-properties fo:break-before="page"/>
      <style:text-properties officeooo:paragraph-rsid="06f14970"/>
    </style:style>
    <style:style style:name="P561" style:family="paragraph" style:parent-style-name="Standard">
      <style:paragraph-properties fo:break-before="page"/>
      <style:text-properties officeooo:paragraph-rsid="06f31a9a"/>
    </style:style>
    <style:style style:name="P562" style:family="paragraph" style:parent-style-name="Standard">
      <style:paragraph-properties fo:break-before="page"/>
      <style:text-properties officeooo:paragraph-rsid="06f67e5b"/>
    </style:style>
    <style:style style:name="P563" style:family="paragraph" style:parent-style-name="Standard">
      <style:paragraph-properties fo:break-before="page"/>
      <style:text-properties officeooo:paragraph-rsid="06f7dd00"/>
    </style:style>
    <style:style style:name="P564" style:family="paragraph" style:parent-style-name="Standard">
      <style:paragraph-properties fo:break-before="page"/>
      <style:text-properties officeooo:paragraph-rsid="06fbc737"/>
    </style:style>
    <style:style style:name="P565" style:family="paragraph" style:parent-style-name="Standard">
      <style:paragraph-properties fo:break-before="page"/>
      <style:text-properties officeooo:paragraph-rsid="06fd7f85"/>
    </style:style>
    <style:style style:name="P566" style:family="paragraph" style:parent-style-name="Standard">
      <style:paragraph-properties fo:break-before="page"/>
      <style:text-properties officeooo:paragraph-rsid="06ff7ab1"/>
    </style:style>
    <style:style style:name="P567" style:family="paragraph" style:parent-style-name="Standard">
      <style:paragraph-properties fo:break-before="page"/>
      <style:text-properties officeooo:paragraph-rsid="07045c34"/>
    </style:style>
    <style:style style:name="P568" style:family="paragraph" style:parent-style-name="Standard">
      <style:paragraph-properties fo:break-before="page"/>
      <style:text-properties officeooo:paragraph-rsid="07076d11"/>
    </style:style>
    <style:style style:name="P569" style:family="paragraph" style:parent-style-name="Standard">
      <style:paragraph-properties fo:break-before="page"/>
      <style:text-properties officeooo:paragraph-rsid="0707e7c8"/>
    </style:style>
    <style:style style:name="P570" style:family="paragraph" style:parent-style-name="Standard">
      <style:paragraph-properties fo:break-before="page"/>
      <style:text-properties officeooo:paragraph-rsid="07101a5e"/>
    </style:style>
    <style:style style:name="P571"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572"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573"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574"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575"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576"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577"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578"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579"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580"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581"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582"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583"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584"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585"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586"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587"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588"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589"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590"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591"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592"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593"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594"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595"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596" style:family="paragraph" style:parent-style-name="Standard">
      <loext:graphic-properties draw:fill="none"/>
      <style:paragraph-properties fo:margin-left="0in" fo:margin-right="0in" fo:text-indent="0in" style:auto-text-indent="false" fo:background-color="transparent"/>
      <style:text-properties fo:font-style="normal" officeooo:paragraph-rsid="09218c26" style:font-style-asian="normal" style:font-style-complex="normal"/>
    </style:style>
    <style:style style:name="P597"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598"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599"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600"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officeooo:rsid="00296a91"/>
    </style:style>
    <style:style style:name="T14" style:family="text">
      <style:text-properties officeooo:rsid="002a85fe"/>
    </style:style>
    <style:style style:name="T15" style:family="text">
      <style:text-properties officeooo:rsid="002f30aa"/>
    </style:style>
    <style:style style:name="T16" style:family="text">
      <style:text-properties officeooo:rsid="00347202"/>
    </style:style>
    <style:style style:name="T17" style:family="text">
      <style:text-properties officeooo:rsid="003582e0"/>
    </style:style>
    <style:style style:name="T18" style:family="text">
      <style:text-properties officeooo:rsid="003707d1"/>
    </style:style>
    <style:style style:name="T19" style:family="text">
      <style:text-properties officeooo:rsid="0037565c"/>
    </style:style>
    <style:style style:name="T20" style:family="text">
      <style:text-properties officeooo:rsid="00429b8b"/>
    </style:style>
    <style:style style:name="T21" style:family="text">
      <style:text-properties fo:font-style="normal" style:font-style-asian="normal" style:font-style-complex="normal"/>
    </style:style>
    <style:style style:name="T22" style:family="text">
      <style:text-properties fo:font-style="normal" officeooo:rsid="00501a23" style:font-style-asian="normal" style:font-style-complex="normal"/>
    </style:style>
    <style:style style:name="T23" style:family="text">
      <style:text-properties fo:font-style="normal" officeooo:rsid="00cb5f07" style:font-style-asian="normal" style:font-style-complex="normal"/>
    </style:style>
    <style:style style:name="T24" style:family="text">
      <style:text-properties fo:font-style="normal" officeooo:rsid="00cccb43" style:font-style-asian="normal" style:font-style-complex="normal"/>
    </style:style>
    <style:style style:name="T25" style:family="text">
      <style:text-properties fo:font-style="normal" officeooo:rsid="00ce9ed1" style:font-style-asian="normal" style:font-style-complex="normal"/>
    </style:style>
    <style:style style:name="T26" style:family="text">
      <style:text-properties fo:font-style="normal" officeooo:rsid="00d3b65e" style:font-style-asian="normal" style:font-style-complex="normal"/>
    </style:style>
    <style:style style:name="T27" style:family="text">
      <style:text-properties fo:font-style="normal" officeooo:rsid="00d49690" style:font-style-asian="normal" style:font-style-complex="normal"/>
    </style:style>
    <style:style style:name="T28" style:family="text">
      <style:text-properties fo:font-style="normal" officeooo:rsid="00d6fcf3" style:font-style-asian="normal" style:font-style-complex="normal"/>
    </style:style>
    <style:style style:name="T29" style:family="text">
      <style:text-properties fo:font-style="normal" officeooo:rsid="00d8dd24" style:font-style-asian="normal" style:font-style-complex="normal"/>
    </style:style>
    <style:style style:name="T30" style:family="text">
      <style:text-properties fo:font-style="normal" officeooo:rsid="00db8729" style:font-style-asian="normal" style:font-style-complex="normal"/>
    </style:style>
    <style:style style:name="T31" style:family="text">
      <style:text-properties fo:font-style="normal" officeooo:rsid="00dc83f5" style:font-style-asian="normal" style:font-style-complex="normal"/>
    </style:style>
    <style:style style:name="T32" style:family="text">
      <style:text-properties fo:font-style="normal" officeooo:rsid="00ddfe2f" style:font-style-asian="normal" style:font-style-complex="normal"/>
    </style:style>
    <style:style style:name="T33" style:family="text">
      <style:text-properties fo:font-style="normal" officeooo:rsid="00e6e476" style:font-style-asian="normal" style:font-style-complex="normal"/>
    </style:style>
    <style:style style:name="T34" style:family="text">
      <style:text-properties fo:font-style="normal" officeooo:rsid="00e746d3" style:font-style-asian="normal" style:font-style-complex="normal"/>
    </style:style>
    <style:style style:name="T35" style:family="text">
      <style:text-properties fo:font-style="normal" officeooo:rsid="00e963e1" style:font-style-asian="normal" style:font-style-complex="normal"/>
    </style:style>
    <style:style style:name="T36" style:family="text">
      <style:text-properties fo:font-style="normal" officeooo:rsid="00eb6066" style:font-style-asian="normal" style:font-style-complex="normal"/>
    </style:style>
    <style:style style:name="T37" style:family="text">
      <style:text-properties fo:font-style="normal" officeooo:rsid="00ee6bc4" style:font-style-asian="normal" style:font-style-complex="normal"/>
    </style:style>
    <style:style style:name="T38" style:family="text">
      <style:text-properties fo:font-style="normal" officeooo:rsid="00ef612c" style:font-style-asian="normal" style:font-style-complex="normal"/>
    </style:style>
    <style:style style:name="T39" style:family="text">
      <style:text-properties fo:font-style="normal" officeooo:rsid="00f0080a" style:font-style-asian="normal" style:font-style-complex="normal"/>
    </style:style>
    <style:style style:name="T40" style:family="text">
      <style:text-properties fo:font-style="normal" officeooo:rsid="00f1c817" style:font-style-asian="normal" style:font-style-complex="normal"/>
    </style:style>
    <style:style style:name="T41" style:family="text">
      <style:text-properties fo:font-style="normal" officeooo:rsid="00f45cd4" style:font-style-asian="normal" style:font-style-complex="normal"/>
    </style:style>
    <style:style style:name="T42" style:family="text">
      <style:text-properties fo:font-style="normal" officeooo:rsid="00f91da3" style:font-style-asian="normal" style:font-style-complex="normal"/>
    </style:style>
    <style:style style:name="T43" style:family="text">
      <style:text-properties fo:font-style="normal" officeooo:rsid="00fd0629" style:font-style-asian="normal" style:font-style-complex="normal"/>
    </style:style>
    <style:style style:name="T44" style:family="text">
      <style:text-properties fo:font-style="normal" officeooo:rsid="00feb8a1" style:font-style-asian="normal" style:font-style-complex="normal"/>
    </style:style>
    <style:style style:name="T45" style:family="text">
      <style:text-properties fo:font-style="normal" officeooo:rsid="00fecd11" style:font-style-asian="normal" style:font-style-complex="normal"/>
    </style:style>
    <style:style style:name="T46" style:family="text">
      <style:text-properties fo:font-style="normal" officeooo:rsid="0100f55c" style:font-style-asian="normal" style:font-style-complex="normal"/>
    </style:style>
    <style:style style:name="T47" style:family="text">
      <style:text-properties fo:font-style="normal" officeooo:rsid="0103f289" style:font-style-asian="normal" style:font-style-complex="normal"/>
    </style:style>
    <style:style style:name="T48" style:family="text">
      <style:text-properties fo:font-style="normal" officeooo:rsid="0104f64b" style:font-style-asian="normal" style:font-style-complex="normal"/>
    </style:style>
    <style:style style:name="T49" style:family="text">
      <style:text-properties fo:font-style="normal" officeooo:rsid="0106cc5a" style:font-style-asian="normal" style:font-style-complex="normal"/>
    </style:style>
    <style:style style:name="T50" style:family="text">
      <style:text-properties fo:font-style="normal" officeooo:rsid="0107a462" style:font-style-asian="normal" style:font-style-complex="normal"/>
    </style:style>
    <style:style style:name="T51" style:family="text">
      <style:text-properties fo:font-style="normal" officeooo:rsid="010943fc" style:font-style-asian="normal" style:font-style-complex="normal"/>
    </style:style>
    <style:style style:name="T52" style:family="text">
      <style:text-properties fo:font-style="normal" officeooo:rsid="010ac640" style:font-style-asian="normal" style:font-style-complex="normal"/>
    </style:style>
    <style:style style:name="T53" style:family="text">
      <style:text-properties fo:font-style="normal" officeooo:rsid="010c9143" style:font-style-asian="normal" style:font-style-complex="normal"/>
    </style:style>
    <style:style style:name="T54" style:family="text">
      <style:text-properties fo:font-style="normal" officeooo:rsid="010e88ce" style:font-style-asian="normal" style:font-style-complex="normal"/>
    </style:style>
    <style:style style:name="T55" style:family="text">
      <style:text-properties fo:font-style="normal" officeooo:rsid="010f8845" style:font-style-asian="normal" style:font-style-complex="normal"/>
    </style:style>
    <style:style style:name="T56" style:family="text">
      <style:text-properties fo:font-style="normal" officeooo:rsid="0112b233" style:font-style-asian="normal" style:font-style-complex="normal"/>
    </style:style>
    <style:style style:name="T57" style:family="text">
      <style:text-properties fo:font-style="normal" officeooo:rsid="0116ec8b" style:font-style-asian="normal" style:font-style-complex="normal"/>
    </style:style>
    <style:style style:name="T58" style:family="text">
      <style:text-properties fo:font-style="normal" officeooo:rsid="0116f2f1" style:font-style-asian="normal" style:font-style-complex="normal"/>
    </style:style>
    <style:style style:name="T59" style:family="text">
      <style:text-properties fo:font-style="normal" officeooo:rsid="011d6baf" style:font-style-asian="normal" style:font-style-complex="normal"/>
    </style:style>
    <style:style style:name="T60" style:family="text">
      <style:text-properties fo:font-style="normal" officeooo:rsid="011e5314" style:font-style-asian="normal" style:font-style-complex="normal"/>
    </style:style>
    <style:style style:name="T61" style:family="text">
      <style:text-properties fo:font-style="normal" officeooo:rsid="011fc588" style:font-style-asian="normal" style:font-style-complex="normal"/>
    </style:style>
    <style:style style:name="T62" style:family="text">
      <style:text-properties fo:font-style="normal" officeooo:rsid="01207868" style:font-style-asian="normal" style:font-style-complex="normal"/>
    </style:style>
    <style:style style:name="T63" style:family="text">
      <style:text-properties fo:font-style="normal" officeooo:rsid="0120a0fa" style:font-style-asian="normal" style:font-style-complex="normal"/>
    </style:style>
    <style:style style:name="T64" style:family="text">
      <style:text-properties fo:font-style="normal" officeooo:rsid="01218bfa" style:font-style-asian="normal" style:font-style-complex="normal"/>
    </style:style>
    <style:style style:name="T65" style:family="text">
      <style:text-properties fo:font-style="normal" officeooo:rsid="0122f06f" style:font-style-asian="normal" style:font-style-complex="normal"/>
    </style:style>
    <style:style style:name="T66" style:family="text">
      <style:text-properties fo:font-style="normal" officeooo:rsid="0123374a" style:font-style-asian="normal" style:font-style-complex="normal"/>
    </style:style>
    <style:style style:name="T67" style:family="text">
      <style:text-properties fo:font-style="normal" officeooo:rsid="012516f0" style:font-style-asian="normal" style:font-style-complex="normal"/>
    </style:style>
    <style:style style:name="T68" style:family="text">
      <style:text-properties fo:font-style="normal" officeooo:rsid="012596c6" style:font-style-asian="normal" style:font-style-complex="normal"/>
    </style:style>
    <style:style style:name="T69" style:family="text">
      <style:text-properties fo:font-style="normal" officeooo:rsid="0127326e" style:font-style-asian="normal" style:font-style-complex="normal"/>
    </style:style>
    <style:style style:name="T70" style:family="text">
      <style:text-properties fo:font-style="normal" officeooo:rsid="01276b54" style:font-style-asian="normal" style:font-style-complex="normal"/>
    </style:style>
    <style:style style:name="T71" style:family="text">
      <style:text-properties fo:font-style="normal" officeooo:rsid="01294dbf" style:font-style-asian="normal" style:font-style-complex="normal"/>
    </style:style>
    <style:style style:name="T72" style:family="text">
      <style:text-properties fo:font-style="normal" officeooo:rsid="012ad544" style:font-style-asian="normal" style:font-style-complex="normal"/>
    </style:style>
    <style:style style:name="T73" style:family="text">
      <style:text-properties fo:font-style="normal" officeooo:rsid="012c6fd6" style:font-style-asian="normal" style:font-style-complex="normal"/>
    </style:style>
    <style:style style:name="T74" style:family="text">
      <style:text-properties fo:font-style="normal" officeooo:rsid="012ec6b6" style:font-style-asian="normal" style:font-style-complex="normal"/>
    </style:style>
    <style:style style:name="T75" style:family="text">
      <style:text-properties fo:font-style="normal" officeooo:rsid="01457bde" style:font-style-asian="normal" style:font-style-complex="normal"/>
    </style:style>
    <style:style style:name="T76" style:family="text">
      <style:text-properties fo:font-style="normal" officeooo:rsid="01466f41" style:font-style-asian="normal" style:font-style-complex="normal"/>
    </style:style>
    <style:style style:name="T77" style:family="text">
      <style:text-properties fo:font-style="normal" officeooo:rsid="01477001" style:font-style-asian="normal" style:font-style-complex="normal"/>
    </style:style>
    <style:style style:name="T78" style:family="text">
      <style:text-properties fo:font-style="normal" officeooo:rsid="01491b38" style:font-style-asian="normal" style:font-style-complex="normal"/>
    </style:style>
    <style:style style:name="T79" style:family="text">
      <style:text-properties fo:font-style="normal" officeooo:rsid="014bad24" style:font-style-asian="normal" style:font-style-complex="normal"/>
    </style:style>
    <style:style style:name="T80" style:family="text">
      <style:text-properties fo:font-style="normal" officeooo:rsid="014cf425" style:font-style-asian="normal" style:font-style-complex="normal"/>
    </style:style>
    <style:style style:name="T81" style:family="text">
      <style:text-properties fo:font-style="normal" officeooo:rsid="014d97ee" style:font-style-asian="normal" style:font-style-complex="normal"/>
    </style:style>
    <style:style style:name="T82" style:family="text">
      <style:text-properties fo:font-style="normal" officeooo:rsid="014ec919" style:font-style-asian="normal" style:font-style-complex="normal"/>
    </style:style>
    <style:style style:name="T83" style:family="text">
      <style:text-properties fo:font-style="normal" officeooo:rsid="014f68e1" style:font-style-asian="normal" style:font-style-complex="normal"/>
    </style:style>
    <style:style style:name="T84" style:family="text">
      <style:text-properties fo:font-style="normal" officeooo:rsid="014ff5ab" style:font-style-asian="normal" style:font-style-complex="normal"/>
    </style:style>
    <style:style style:name="T85" style:family="text">
      <style:text-properties fo:font-style="normal" officeooo:rsid="01508b66" style:font-style-asian="normal" style:font-style-complex="normal"/>
    </style:style>
    <style:style style:name="T86" style:family="text">
      <style:text-properties fo:font-style="normal" officeooo:rsid="0151a769" style:font-style-asian="normal" style:font-style-complex="normal"/>
    </style:style>
    <style:style style:name="T87" style:family="text">
      <style:text-properties fo:font-style="normal" officeooo:rsid="01526a37" style:font-style-asian="normal" style:font-style-complex="normal"/>
    </style:style>
    <style:style style:name="T88" style:family="text">
      <style:text-properties fo:font-style="normal" officeooo:rsid="01d2b6e8" style:font-style-asian="normal" style:font-style-complex="normal"/>
    </style:style>
    <style:style style:name="T89" style:family="text">
      <style:text-properties fo:font-style="normal" officeooo:rsid="01d38f8a" style:font-style-asian="normal" style:font-style-complex="normal"/>
    </style:style>
    <style:style style:name="T90" style:family="text">
      <style:text-properties fo:font-style="normal" officeooo:rsid="015a707f" style:font-style-asian="normal" style:font-style-complex="normal"/>
    </style:style>
    <style:style style:name="T91" style:family="text">
      <style:text-properties fo:font-style="normal" officeooo:rsid="02362297" style:font-style-asian="normal" style:font-style-complex="normal"/>
    </style:style>
    <style:style style:name="T92" style:family="text">
      <style:text-properties fo:font-style="normal" officeooo:rsid="0239ffc1" style:font-style-asian="normal" style:font-style-complex="normal"/>
    </style:style>
    <style:style style:name="T93" style:family="text">
      <style:text-properties fo:font-style="normal" officeooo:rsid="0241a1d1" style:font-style-asian="normal" style:font-style-complex="normal"/>
    </style:style>
    <style:style style:name="T94" style:family="text">
      <style:text-properties fo:font-style="normal" officeooo:rsid="02439008" style:font-style-asian="normal" style:font-style-complex="normal"/>
    </style:style>
    <style:style style:name="T95" style:family="text">
      <style:text-properties fo:font-style="normal" officeooo:rsid="024518b9" style:font-style-asian="normal" style:font-style-complex="normal"/>
    </style:style>
    <style:style style:name="T96" style:family="text">
      <style:text-properties fo:font-style="normal" officeooo:rsid="0245f41b" style:font-style-asian="normal" style:font-style-complex="normal"/>
    </style:style>
    <style:style style:name="T97" style:family="text">
      <style:text-properties fo:font-style="normal" officeooo:rsid="0246bd4f" style:font-style-asian="normal" style:font-style-complex="normal"/>
    </style:style>
    <style:style style:name="T98" style:family="text">
      <style:text-properties fo:font-style="normal" officeooo:rsid="0248b464" style:font-style-asian="normal" style:font-style-complex="normal"/>
    </style:style>
    <style:style style:name="T99" style:family="text">
      <style:text-properties fo:font-style="normal" officeooo:rsid="024a26f1" style:font-style-asian="normal" style:font-style-complex="normal"/>
    </style:style>
    <style:style style:name="T100" style:family="text">
      <style:text-properties fo:font-style="normal" officeooo:rsid="024ba80e" style:font-style-asian="normal" style:font-style-complex="normal"/>
    </style:style>
    <style:style style:name="T101" style:family="text">
      <style:text-properties fo:font-style="normal" officeooo:rsid="024dfb36" style:font-style-asian="normal" style:font-style-complex="normal"/>
    </style:style>
    <style:style style:name="T102" style:family="text">
      <style:text-properties fo:font-style="normal" officeooo:rsid="024fbcca" style:font-style-asian="normal" style:font-style-complex="normal"/>
    </style:style>
    <style:style style:name="T103" style:family="text">
      <style:text-properties fo:font-style="normal" officeooo:rsid="02517581" style:font-style-asian="normal" style:font-style-complex="normal"/>
    </style:style>
    <style:style style:name="T104" style:family="text">
      <style:text-properties fo:font-style="normal" officeooo:rsid="0252f32f" style:font-style-asian="normal" style:font-style-complex="normal"/>
    </style:style>
    <style:style style:name="T105" style:family="text">
      <style:text-properties fo:font-style="normal" officeooo:rsid="0254e30a" style:font-style-asian="normal" style:font-style-complex="normal"/>
    </style:style>
    <style:style style:name="T106" style:family="text">
      <style:text-properties fo:font-style="normal" officeooo:rsid="025fe23d" style:font-style-asian="normal" style:font-style-complex="normal"/>
    </style:style>
    <style:style style:name="T107" style:family="text">
      <style:text-properties fo:font-style="normal" officeooo:rsid="0261cd7a" style:font-style-asian="normal" style:font-style-complex="normal"/>
    </style:style>
    <style:style style:name="T108" style:family="text">
      <style:text-properties fo:font-style="normal" officeooo:rsid="02771663" style:font-style-asian="normal" style:font-style-complex="normal"/>
    </style:style>
    <style:style style:name="T109" style:family="text">
      <style:text-properties fo:font-style="normal" officeooo:rsid="027818b0" style:font-style-asian="normal" style:font-style-complex="normal"/>
    </style:style>
    <style:style style:name="T110" style:family="text">
      <style:text-properties fo:font-style="normal" officeooo:rsid="0278acc5" style:font-style-asian="normal" style:font-style-complex="normal"/>
    </style:style>
    <style:style style:name="T111" style:family="text">
      <style:text-properties fo:font-style="normal" officeooo:rsid="0279ad5e" style:font-style-asian="normal" style:font-style-complex="normal"/>
    </style:style>
    <style:style style:name="T112" style:family="text">
      <style:text-properties fo:font-style="normal" officeooo:rsid="027b7be3" style:font-style-asian="normal" style:font-style-complex="normal"/>
    </style:style>
    <style:style style:name="T113" style:family="text">
      <style:text-properties fo:font-style="normal" officeooo:rsid="027d3b2d" style:font-style-asian="normal" style:font-style-complex="normal"/>
    </style:style>
    <style:style style:name="T114" style:family="text">
      <style:text-properties fo:font-style="normal" officeooo:rsid="027e467c" style:font-style-asian="normal" style:font-style-complex="normal"/>
    </style:style>
    <style:style style:name="T115" style:family="text">
      <style:text-properties fo:font-style="normal" officeooo:rsid="027f7f6d" style:font-style-asian="normal" style:font-style-complex="normal"/>
    </style:style>
    <style:style style:name="T116" style:family="text">
      <style:text-properties fo:font-style="normal" officeooo:rsid="0281d738" style:font-style-asian="normal" style:font-style-complex="normal"/>
    </style:style>
    <style:style style:name="T117" style:family="text">
      <style:text-properties fo:font-style="normal" officeooo:rsid="0283d4f6" style:font-style-asian="normal" style:font-style-complex="normal"/>
    </style:style>
    <style:style style:name="T118" style:family="text">
      <style:text-properties fo:font-style="normal" officeooo:rsid="028503dd" style:font-style-asian="normal" style:font-style-complex="normal"/>
    </style:style>
    <style:style style:name="T119" style:family="text">
      <style:text-properties fo:font-style="normal" officeooo:rsid="0286be85" style:font-style-asian="normal" style:font-style-complex="normal"/>
    </style:style>
    <style:style style:name="T120" style:family="text">
      <style:text-properties fo:font-style="normal" officeooo:rsid="028e9baf" style:font-style-asian="normal" style:font-style-complex="normal"/>
    </style:style>
    <style:style style:name="T121" style:family="text">
      <style:text-properties fo:font-style="normal" officeooo:rsid="0292bfd0" style:font-style-asian="normal" style:font-style-complex="normal"/>
    </style:style>
    <style:style style:name="T122" style:family="text">
      <style:text-properties fo:font-style="normal" officeooo:rsid="0295fe67" style:font-style-asian="normal" style:font-style-complex="normal"/>
    </style:style>
    <style:style style:name="T123" style:family="text">
      <style:text-properties fo:font-style="normal" officeooo:rsid="0297dd5f" style:font-style-asian="normal" style:font-style-complex="normal"/>
    </style:style>
    <style:style style:name="T124" style:family="text">
      <style:text-properties fo:font-style="normal" officeooo:rsid="0299eca9" style:font-style-asian="normal" style:font-style-complex="normal"/>
    </style:style>
    <style:style style:name="T125" style:family="text">
      <style:text-properties fo:font-style="normal" officeooo:rsid="029d5a63" style:font-style-asian="normal" style:font-style-complex="normal"/>
    </style:style>
    <style:style style:name="T126" style:family="text">
      <style:text-properties fo:font-style="normal" officeooo:rsid="02ae27db" style:font-style-asian="normal" style:font-style-complex="normal"/>
    </style:style>
    <style:style style:name="T127" style:family="text">
      <style:text-properties fo:font-style="normal" officeooo:rsid="02af0fb1" style:font-style-asian="normal" style:font-style-complex="normal"/>
    </style:style>
    <style:style style:name="T128" style:family="text">
      <style:text-properties fo:font-style="normal" officeooo:rsid="02b20606" style:font-style-asian="normal" style:font-style-complex="normal"/>
    </style:style>
    <style:style style:name="T129" style:family="text">
      <style:text-properties fo:font-style="normal" officeooo:rsid="02b32b11" style:font-style-asian="normal" style:font-style-complex="normal"/>
    </style:style>
    <style:style style:name="T130" style:family="text">
      <style:text-properties fo:font-style="normal" officeooo:rsid="02b5630b" style:font-style-asian="normal" style:font-style-complex="normal"/>
    </style:style>
    <style:style style:name="T131" style:family="text">
      <style:text-properties fo:font-style="normal" officeooo:rsid="02bbbaad" style:font-style-asian="normal" style:font-style-complex="normal"/>
    </style:style>
    <style:style style:name="T132" style:family="text">
      <style:text-properties fo:font-style="normal" officeooo:rsid="02bdf42d" style:font-style-asian="normal" style:font-style-complex="normal"/>
    </style:style>
    <style:style style:name="T133" style:family="text">
      <style:text-properties fo:font-style="normal" officeooo:rsid="02be0e16" style:font-style-asian="normal" style:font-style-complex="normal"/>
    </style:style>
    <style:style style:name="T134" style:family="text">
      <style:text-properties fo:font-style="normal" officeooo:rsid="02c0168d" style:font-style-asian="normal" style:font-style-complex="normal"/>
    </style:style>
    <style:style style:name="T135" style:family="text">
      <style:text-properties fo:font-style="normal" officeooo:rsid="02c057ec" style:font-style-asian="normal" style:font-style-complex="normal"/>
    </style:style>
    <style:style style:name="T136" style:family="text">
      <style:text-properties fo:font-style="normal" officeooo:rsid="02c1d928" style:font-style-asian="normal" style:font-style-complex="normal"/>
    </style:style>
    <style:style style:name="T137" style:family="text">
      <style:text-properties fo:font-style="normal" officeooo:rsid="02c7d278" style:font-style-asian="normal" style:font-style-complex="normal"/>
    </style:style>
    <style:style style:name="T138" style:family="text">
      <style:text-properties fo:font-style="normal" officeooo:rsid="02c8d8fd" style:font-style-asian="normal" style:font-style-complex="normal"/>
    </style:style>
    <style:style style:name="T139" style:family="text">
      <style:text-properties fo:font-style="normal" officeooo:rsid="02c9e37b" style:font-style-asian="normal" style:font-style-complex="normal"/>
    </style:style>
    <style:style style:name="T140" style:family="text">
      <style:text-properties fo:font-style="normal" officeooo:rsid="02caa4bc" style:font-style-asian="normal" style:font-style-complex="normal"/>
    </style:style>
    <style:style style:name="T141" style:family="text">
      <style:text-properties fo:font-style="normal" officeooo:rsid="02cc9b28" style:font-style-asian="normal" style:font-style-complex="normal"/>
    </style:style>
    <style:style style:name="T142" style:family="text">
      <style:text-properties fo:font-style="normal" officeooo:rsid="02cf0473" style:font-style-asian="normal" style:font-style-complex="normal"/>
    </style:style>
    <style:style style:name="T143" style:family="text">
      <style:text-properties fo:font-style="normal" officeooo:rsid="02d3b72b" style:font-style-asian="normal" style:font-style-complex="normal"/>
    </style:style>
    <style:style style:name="T144" style:family="text">
      <style:text-properties fo:font-style="normal" officeooo:rsid="02d4cbc1" style:font-style-asian="normal" style:font-style-complex="normal"/>
    </style:style>
    <style:style style:name="T145" style:family="text">
      <style:text-properties fo:font-style="normal" officeooo:rsid="02d7aaef" style:font-style-asian="normal" style:font-style-complex="normal"/>
    </style:style>
    <style:style style:name="T146" style:family="text">
      <style:text-properties fo:font-style="normal" officeooo:rsid="02d8f8c6" style:font-style-asian="normal" style:font-style-complex="normal"/>
    </style:style>
    <style:style style:name="T147" style:family="text">
      <style:text-properties fo:font-style="normal" officeooo:rsid="02dd2935" style:font-style-asian="normal" style:font-style-complex="normal"/>
    </style:style>
    <style:style style:name="T148" style:family="text">
      <style:text-properties fo:font-style="normal" officeooo:rsid="03a5329d" style:font-style-asian="normal" style:font-style-complex="normal"/>
    </style:style>
    <style:style style:name="T149" style:family="text">
      <style:text-properties fo:font-style="normal" officeooo:rsid="03b296ef" style:font-style-asian="normal" style:font-style-complex="normal"/>
    </style:style>
    <style:style style:name="T150" style:family="text">
      <style:text-properties fo:font-style="normal" officeooo:rsid="03b3d2ce" style:font-style-asian="normal" style:font-style-complex="normal"/>
    </style:style>
    <style:style style:name="T151" style:family="text">
      <style:text-properties fo:font-style="normal" officeooo:rsid="03b68931" style:font-style-asian="normal" style:font-style-complex="normal"/>
    </style:style>
    <style:style style:name="T152" style:family="text">
      <style:text-properties fo:font-style="normal" officeooo:rsid="03b6a171" style:font-style-asian="normal" style:font-style-complex="normal"/>
    </style:style>
    <style:style style:name="T153" style:family="text">
      <style:text-properties fo:font-style="normal" officeooo:rsid="03bcf076" style:font-style-asian="normal" style:font-style-complex="normal"/>
    </style:style>
    <style:style style:name="T154" style:family="text">
      <style:text-properties fo:font-style="normal" officeooo:rsid="03d4b43f" style:font-style-asian="normal" style:font-style-complex="normal"/>
    </style:style>
    <style:style style:name="T155" style:family="text">
      <style:text-properties fo:font-style="normal" officeooo:rsid="03d63482" style:font-style-asian="normal" style:font-style-complex="normal"/>
    </style:style>
    <style:style style:name="T156" style:family="text">
      <style:text-properties fo:font-style="normal" officeooo:rsid="03d8a4f2" style:font-style-asian="normal" style:font-style-complex="normal"/>
    </style:style>
    <style:style style:name="T157" style:family="text">
      <style:text-properties fo:font-style="normal" officeooo:rsid="03d9c692" style:font-style-asian="normal" style:font-style-complex="normal"/>
    </style:style>
    <style:style style:name="T158" style:family="text">
      <style:text-properties fo:font-style="normal" officeooo:rsid="03da1e8e" style:font-style-asian="normal" style:font-style-complex="normal"/>
    </style:style>
    <style:style style:name="T159" style:family="text">
      <style:text-properties fo:font-style="normal" officeooo:rsid="03dbe040" style:font-style-asian="normal" style:font-style-complex="normal"/>
    </style:style>
    <style:style style:name="T160" style:family="text">
      <style:text-properties fo:font-style="normal" officeooo:rsid="03dd598a" style:font-style-asian="normal" style:font-style-complex="normal"/>
    </style:style>
    <style:style style:name="T161" style:family="text">
      <style:text-properties fo:font-style="normal" officeooo:rsid="03ddba76" style:font-style-asian="normal" style:font-style-complex="normal"/>
    </style:style>
    <style:style style:name="T162" style:family="text">
      <style:text-properties fo:font-style="normal" officeooo:rsid="035819b5" style:font-style-asian="normal" style:font-style-complex="normal"/>
    </style:style>
    <style:style style:name="T163" style:family="text">
      <style:text-properties fo:font-style="normal" officeooo:rsid="001a1637" style:font-style-asian="normal" style:font-style-complex="normal"/>
    </style:style>
    <style:style style:name="T164" style:family="text">
      <style:text-properties fo:font-style="normal" officeooo:rsid="037588cb" style:font-style-asian="normal" style:font-style-complex="normal"/>
    </style:style>
    <style:style style:name="T165" style:family="text">
      <style:text-properties fo:font-style="normal" officeooo:rsid="03f7f509" style:font-style-asian="normal" style:font-style-complex="normal"/>
    </style:style>
    <style:style style:name="T166" style:family="text">
      <style:text-properties fo:font-style="normal" officeooo:rsid="03815520" style:font-style-asian="normal" style:font-style-complex="normal"/>
    </style:style>
    <style:style style:name="T167" style:family="text">
      <style:text-properties fo:font-style="normal" officeooo:rsid="0385163f" style:font-style-asian="normal" style:font-style-complex="normal"/>
    </style:style>
    <style:style style:name="T168" style:family="text">
      <style:text-properties fo:font-style="normal" officeooo:rsid="03fe097f" style:font-style-asian="normal" style:font-style-complex="normal"/>
    </style:style>
    <style:style style:name="T169" style:family="text">
      <style:text-properties fo:font-style="normal" officeooo:rsid="03ffa56c" style:font-style-asian="normal" style:font-style-complex="normal"/>
    </style:style>
    <style:style style:name="T170" style:family="text">
      <style:text-properties fo:font-style="normal" officeooo:rsid="033728cd" style:font-style-asian="normal" style:font-style-complex="normal"/>
    </style:style>
    <style:style style:name="T171" style:family="text">
      <style:text-properties fo:font-style="normal" officeooo:rsid="0407df1b" style:font-style-asian="normal" style:font-style-complex="normal"/>
    </style:style>
    <style:style style:name="T172" style:family="text">
      <style:text-properties fo:font-style="normal" officeooo:rsid="040990d5" style:font-style-asian="normal" style:font-style-complex="normal"/>
    </style:style>
    <style:style style:name="T173" style:family="text">
      <style:text-properties fo:font-style="normal" officeooo:rsid="040a7ad4" style:font-style-asian="normal" style:font-style-complex="normal"/>
    </style:style>
    <style:style style:name="T174" style:family="text">
      <style:text-properties fo:font-style="normal" officeooo:rsid="04169d81" style:font-style-asian="normal" style:font-style-complex="normal"/>
    </style:style>
    <style:style style:name="T175" style:family="text">
      <style:text-properties fo:font-style="normal" officeooo:rsid="04176a6d" style:font-style-asian="normal" style:font-style-complex="normal"/>
    </style:style>
    <style:style style:name="T176" style:family="text">
      <style:text-properties fo:font-style="normal" officeooo:rsid="04186813" style:font-style-asian="normal" style:font-style-complex="normal"/>
    </style:style>
    <style:style style:name="T177" style:family="text">
      <style:text-properties fo:font-style="normal" officeooo:rsid="0418782d" style:font-style-asian="normal" style:font-style-complex="normal"/>
    </style:style>
    <style:style style:name="T178" style:family="text">
      <style:text-properties fo:font-style="normal" officeooo:rsid="041952bb" style:font-style-asian="normal" style:font-style-complex="normal"/>
    </style:style>
    <style:style style:name="T179" style:family="text">
      <style:text-properties fo:font-style="normal" officeooo:rsid="041b11be" style:font-style-asian="normal" style:font-style-complex="normal"/>
    </style:style>
    <style:style style:name="T180" style:family="text">
      <style:text-properties fo:font-style="normal" officeooo:rsid="041e7801" style:font-style-asian="normal" style:font-style-complex="normal"/>
    </style:style>
    <style:style style:name="T181" style:family="text">
      <style:text-properties fo:font-style="normal" officeooo:rsid="04209c87" style:font-style-asian="normal" style:font-style-complex="normal"/>
    </style:style>
    <style:style style:name="T182" style:family="text">
      <style:text-properties fo:font-style="normal" officeooo:rsid="0423d8cf" style:font-style-asian="normal" style:font-style-complex="normal"/>
    </style:style>
    <style:style style:name="T183" style:family="text">
      <style:text-properties fo:font-style="normal" officeooo:rsid="042badd0" style:font-style-asian="normal" style:font-style-complex="normal"/>
    </style:style>
    <style:style style:name="T184" style:family="text">
      <style:text-properties fo:font-style="normal" officeooo:rsid="0431d47a" style:font-style-asian="normal" style:font-style-complex="normal"/>
    </style:style>
    <style:style style:name="T185" style:family="text">
      <style:text-properties fo:font-style="normal" officeooo:rsid="0433bb67" style:font-style-asian="normal" style:font-style-complex="normal"/>
    </style:style>
    <style:style style:name="T186" style:family="text">
      <style:text-properties fo:font-style="normal" officeooo:rsid="0434c800" style:font-style-asian="normal" style:font-style-complex="normal"/>
    </style:style>
    <style:style style:name="T187" style:family="text">
      <style:text-properties fo:font-style="normal" officeooo:rsid="0436a2e2" style:font-style-asian="normal" style:font-style-complex="normal"/>
    </style:style>
    <style:style style:name="T188" style:family="text">
      <style:text-properties fo:font-style="normal" officeooo:rsid="0437332f" style:font-style-asian="normal" style:font-style-complex="normal"/>
    </style:style>
    <style:style style:name="T189" style:family="text">
      <style:text-properties fo:font-style="normal" officeooo:rsid="043ad47d" style:font-style-asian="normal" style:font-style-complex="normal"/>
    </style:style>
    <style:style style:name="T190" style:family="text">
      <style:text-properties fo:font-style="normal" officeooo:rsid="043c94d5" style:font-style-asian="normal" style:font-style-complex="normal"/>
    </style:style>
    <style:style style:name="T191" style:family="text">
      <style:text-properties fo:font-style="normal" officeooo:rsid="043cb548" style:font-style-asian="normal" style:font-style-complex="normal"/>
    </style:style>
    <style:style style:name="T192" style:family="text">
      <style:text-properties fo:font-style="normal" officeooo:rsid="043f11ab" style:font-style-asian="normal" style:font-style-complex="normal"/>
    </style:style>
    <style:style style:name="T193" style:family="text">
      <style:text-properties fo:font-style="normal" officeooo:rsid="043f86e0" style:font-style-asian="normal" style:font-style-complex="normal"/>
    </style:style>
    <style:style style:name="T194" style:family="text">
      <style:text-properties fo:font-style="normal" officeooo:rsid="044130c7" style:font-style-asian="normal" style:font-style-complex="normal"/>
    </style:style>
    <style:style style:name="T195" style:family="text">
      <style:text-properties fo:font-style="normal" officeooo:rsid="04430019" style:font-style-asian="normal" style:font-style-complex="normal"/>
    </style:style>
    <style:style style:name="T196" style:family="text">
      <style:text-properties fo:font-style="normal" officeooo:rsid="0443b7b5" style:font-style-asian="normal" style:font-style-complex="normal"/>
    </style:style>
    <style:style style:name="T197" style:family="text">
      <style:text-properties fo:font-style="normal" officeooo:rsid="04440ed8" style:font-style-asian="normal" style:font-style-complex="normal"/>
    </style:style>
    <style:style style:name="T198" style:family="text">
      <style:text-properties fo:font-style="normal" officeooo:rsid="04452313" style:font-style-asian="normal" style:font-style-complex="normal"/>
    </style:style>
    <style:style style:name="T199" style:family="text">
      <style:text-properties fo:font-style="normal" officeooo:rsid="04455a22" style:font-style-asian="normal" style:font-style-complex="normal"/>
    </style:style>
    <style:style style:name="T200" style:family="text">
      <style:text-properties fo:font-style="normal" officeooo:rsid="0446b023" style:font-style-asian="normal" style:font-style-complex="normal"/>
    </style:style>
    <style:style style:name="T201" style:family="text">
      <style:text-properties fo:font-style="normal" officeooo:rsid="04475578" style:font-style-asian="normal" style:font-style-complex="normal"/>
    </style:style>
    <style:style style:name="T202" style:family="text">
      <style:text-properties fo:font-style="normal" officeooo:rsid="04490c34" style:font-style-asian="normal" style:font-style-complex="normal"/>
    </style:style>
    <style:style style:name="T203" style:family="text">
      <style:text-properties fo:font-style="normal" officeooo:rsid="044abd30" style:font-style-asian="normal" style:font-style-complex="normal"/>
    </style:style>
    <style:style style:name="T204" style:family="text">
      <style:text-properties fo:font-style="normal" officeooo:rsid="04506469" style:font-style-asian="normal" style:font-style-complex="normal"/>
    </style:style>
    <style:style style:name="T205" style:family="text">
      <style:text-properties fo:font-style="normal" officeooo:rsid="04518fbb" style:font-style-asian="normal" style:font-style-complex="normal"/>
    </style:style>
    <style:style style:name="T206" style:family="text">
      <style:text-properties fo:font-style="normal" officeooo:rsid="04525fc9" style:font-style-asian="normal" style:font-style-complex="normal"/>
    </style:style>
    <style:style style:name="T207" style:family="text">
      <style:text-properties fo:font-style="normal" officeooo:rsid="04537127" style:font-style-asian="normal" style:font-style-complex="normal"/>
    </style:style>
    <style:style style:name="T208" style:family="text">
      <style:text-properties fo:font-style="normal" officeooo:rsid="0454bf60" style:font-style-asian="normal" style:font-style-complex="normal"/>
    </style:style>
    <style:style style:name="T209" style:family="text">
      <style:text-properties fo:font-style="normal" officeooo:rsid="04563551" style:font-style-asian="normal" style:font-style-complex="normal"/>
    </style:style>
    <style:style style:name="T210" style:family="text">
      <style:text-properties fo:font-style="normal" officeooo:rsid="04583ff2" style:font-style-asian="normal" style:font-style-complex="normal"/>
    </style:style>
    <style:style style:name="T211" style:family="text">
      <style:text-properties fo:font-style="normal" officeooo:rsid="045b39e0" style:font-style-asian="normal" style:font-style-complex="normal"/>
    </style:style>
    <style:style style:name="T212" style:family="text">
      <style:text-properties fo:font-style="normal" officeooo:rsid="045bee81" style:font-style-asian="normal" style:font-style-complex="normal"/>
    </style:style>
    <style:style style:name="T213" style:family="text">
      <style:text-properties fo:font-style="normal" officeooo:rsid="045d93cc" style:font-style-asian="normal" style:font-style-complex="normal"/>
    </style:style>
    <style:style style:name="T214" style:family="text">
      <style:text-properties fo:font-style="normal" officeooo:rsid="045f4242" style:font-style-asian="normal" style:font-style-complex="normal"/>
    </style:style>
    <style:style style:name="T215" style:family="text">
      <style:text-properties fo:font-style="normal" officeooo:rsid="045ffbd8" style:font-style-asian="normal" style:font-style-complex="normal"/>
    </style:style>
    <style:style style:name="T216" style:family="text">
      <style:text-properties fo:font-style="normal" officeooo:rsid="04605840" style:font-style-asian="normal" style:font-style-complex="normal"/>
    </style:style>
    <style:style style:name="T217" style:family="text">
      <style:text-properties fo:font-style="normal" officeooo:rsid="0462c24d" style:font-style-asian="normal" style:font-style-complex="normal"/>
    </style:style>
    <style:style style:name="T218" style:family="text">
      <style:text-properties fo:font-style="normal" officeooo:rsid="0471e89f" style:font-style-asian="normal" style:font-style-complex="normal"/>
    </style:style>
    <style:style style:name="T219" style:family="text">
      <style:text-properties fo:font-style="normal" officeooo:rsid="0474d199" style:font-style-asian="normal" style:font-style-complex="normal"/>
    </style:style>
    <style:style style:name="T220" style:family="text">
      <style:text-properties fo:font-style="normal" officeooo:rsid="04769ace" style:font-style-asian="normal" style:font-style-complex="normal"/>
    </style:style>
    <style:style style:name="T221" style:family="text">
      <style:text-properties fo:font-style="normal" officeooo:rsid="047b9068" style:font-style-asian="normal" style:font-style-complex="normal"/>
    </style:style>
    <style:style style:name="T222" style:family="text">
      <style:text-properties fo:font-style="normal" officeooo:rsid="047bd8e9" style:font-style-asian="normal" style:font-style-complex="normal"/>
    </style:style>
    <style:style style:name="T223" style:family="text">
      <style:text-properties fo:font-style="normal" officeooo:rsid="04808ed6" style:font-style-asian="normal" style:font-style-complex="normal"/>
    </style:style>
    <style:style style:name="T224" style:family="text">
      <style:text-properties fo:font-style="normal" officeooo:rsid="0481503d" style:font-style-asian="normal" style:font-style-complex="normal"/>
    </style:style>
    <style:style style:name="T225" style:family="text">
      <style:text-properties fo:font-style="normal" officeooo:rsid="048293d6" style:font-style-asian="normal" style:font-style-complex="normal"/>
    </style:style>
    <style:style style:name="T226" style:family="text">
      <style:text-properties fo:font-style="normal" officeooo:rsid="04c1ad38" style:font-style-asian="normal" style:font-style-complex="normal"/>
    </style:style>
    <style:style style:name="T227" style:family="text">
      <style:text-properties fo:font-style="normal" officeooo:rsid="04c422a4" style:font-style-asian="normal" style:font-style-complex="normal"/>
    </style:style>
    <style:style style:name="T228" style:family="text">
      <style:text-properties fo:font-style="normal" officeooo:rsid="04c47584" style:font-style-asian="normal" style:font-style-complex="normal"/>
    </style:style>
    <style:style style:name="T229" style:family="text">
      <style:text-properties fo:font-style="normal" officeooo:rsid="04c550fb" style:font-style-asian="normal" style:font-style-complex="normal"/>
    </style:style>
    <style:style style:name="T230" style:family="text">
      <style:text-properties fo:font-style="normal" officeooo:rsid="04c64882" style:font-style-asian="normal" style:font-style-complex="normal"/>
    </style:style>
    <style:style style:name="T231" style:family="text">
      <style:text-properties fo:font-style="normal" officeooo:rsid="04c74cf9" style:font-style-asian="normal" style:font-style-complex="normal"/>
    </style:style>
    <style:style style:name="T232" style:family="text">
      <style:text-properties fo:font-style="normal" officeooo:rsid="04c8ad0a" style:font-style-asian="normal" style:font-style-complex="normal"/>
    </style:style>
    <style:style style:name="T233" style:family="text">
      <style:text-properties fo:font-style="normal" officeooo:rsid="04ca276a" style:font-style-asian="normal" style:font-style-complex="normal"/>
    </style:style>
    <style:style style:name="T234" style:family="text">
      <style:text-properties fo:font-style="normal" officeooo:rsid="04caf2ce" style:font-style-asian="normal" style:font-style-complex="normal"/>
    </style:style>
    <style:style style:name="T235" style:family="text">
      <style:text-properties fo:font-style="normal" officeooo:rsid="04cb3724" style:font-style-asian="normal" style:font-style-complex="normal"/>
    </style:style>
    <style:style style:name="T236" style:family="text">
      <style:text-properties fo:font-style="normal" officeooo:rsid="04cc6ab6" style:font-style-asian="normal" style:font-style-complex="normal"/>
    </style:style>
    <style:style style:name="T237" style:family="text">
      <style:text-properties fo:font-style="normal" officeooo:rsid="04ce0a41" style:font-style-asian="normal" style:font-style-complex="normal"/>
    </style:style>
    <style:style style:name="T238" style:family="text">
      <style:text-properties fo:font-style="normal" officeooo:rsid="04cfc012" style:font-style-asian="normal" style:font-style-complex="normal"/>
    </style:style>
    <style:style style:name="T239" style:family="text">
      <style:text-properties fo:font-style="normal" officeooo:rsid="043186ab" style:font-style-asian="normal" style:font-style-complex="normal"/>
    </style:style>
    <style:style style:name="T240" style:family="text">
      <style:text-properties fo:font-style="normal" officeooo:rsid="04cdae9e" style:font-style-asian="normal" style:font-style-complex="normal"/>
    </style:style>
    <style:style style:name="T241" style:family="text">
      <style:text-properties fo:font-style="normal" officeooo:rsid="04d161e9" style:font-style-asian="normal" style:font-style-complex="normal"/>
    </style:style>
    <style:style style:name="T242" style:family="text">
      <style:text-properties fo:font-style="normal" officeooo:rsid="04d239e2" style:font-style-asian="normal" style:font-style-complex="normal"/>
    </style:style>
    <style:style style:name="T243" style:family="text">
      <style:text-properties fo:font-style="normal" officeooo:rsid="04d2fc52" style:font-style-asian="normal" style:font-style-complex="normal"/>
    </style:style>
    <style:style style:name="T244" style:family="text">
      <style:text-properties fo:font-style="normal" officeooo:rsid="04d3ca33" style:font-style-asian="normal" style:font-style-complex="normal"/>
    </style:style>
    <style:style style:name="T245" style:family="text">
      <style:text-properties fo:font-style="normal" officeooo:rsid="049641d8" style:font-style-asian="normal" style:font-style-complex="normal"/>
    </style:style>
    <style:style style:name="T246" style:family="text">
      <style:text-properties fo:font-style="normal" officeooo:rsid="04d5b0fe" style:font-style-asian="normal" style:font-style-complex="normal"/>
    </style:style>
    <style:style style:name="T247" style:family="text">
      <style:text-properties fo:font-style="normal" officeooo:rsid="04d84467" style:font-style-asian="normal" style:font-style-complex="normal"/>
    </style:style>
    <style:style style:name="T248" style:family="text">
      <style:text-properties fo:font-style="normal" officeooo:rsid="04da3a50" style:font-style-asian="normal" style:font-style-complex="normal"/>
    </style:style>
    <style:style style:name="T249" style:family="text">
      <style:text-properties fo:font-style="normal" officeooo:rsid="04dcf78e" style:font-style-asian="normal" style:font-style-complex="normal"/>
    </style:style>
    <style:style style:name="T250" style:family="text">
      <style:text-properties fo:font-style="normal" officeooo:rsid="053d3420" style:font-style-asian="normal" style:font-style-complex="normal"/>
    </style:style>
    <style:style style:name="T251" style:family="text">
      <style:text-properties fo:font-style="normal" officeooo:rsid="053ef7f5" style:font-style-asian="normal" style:font-style-complex="normal"/>
    </style:style>
    <style:style style:name="T252" style:family="text">
      <style:text-properties fo:font-style="normal" officeooo:rsid="054554c2" style:font-style-asian="normal" style:font-style-complex="normal"/>
    </style:style>
    <style:style style:name="T253" style:family="text">
      <style:text-properties fo:font-style="normal" officeooo:rsid="05336679" style:font-style-asian="normal" style:font-style-complex="normal"/>
    </style:style>
    <style:style style:name="T254" style:family="text">
      <style:text-properties fo:font-style="normal" officeooo:rsid="05478873" style:font-style-asian="normal" style:font-style-complex="normal"/>
    </style:style>
    <style:style style:name="T255" style:family="text">
      <style:text-properties fo:font-style="normal" officeooo:rsid="054e7cb1" style:font-style-asian="normal" style:font-style-complex="normal"/>
    </style:style>
    <style:style style:name="T256" style:family="text">
      <style:text-properties fo:font-style="normal" officeooo:rsid="054fd192" style:font-style-asian="normal" style:font-style-complex="normal"/>
    </style:style>
    <style:style style:name="T257" style:family="text">
      <style:text-properties fo:font-style="normal" officeooo:rsid="0551b620" style:font-style-asian="normal" style:font-style-complex="normal"/>
    </style:style>
    <style:style style:name="T258" style:family="text">
      <style:text-properties fo:font-style="normal" officeooo:rsid="05520b23" style:font-style-asian="normal" style:font-style-complex="normal"/>
    </style:style>
    <style:style style:name="T259" style:family="text">
      <style:text-properties fo:font-style="normal" officeooo:rsid="05537e86" style:font-style-asian="normal" style:font-style-complex="normal"/>
    </style:style>
    <style:style style:name="T260" style:family="text">
      <style:text-properties fo:font-style="normal" officeooo:rsid="05541bcc" style:font-style-asian="normal" style:font-style-complex="normal"/>
    </style:style>
    <style:style style:name="T261" style:family="text">
      <style:text-properties fo:font-style="normal" officeooo:rsid="05554649" style:font-style-asian="normal" style:font-style-complex="normal"/>
    </style:style>
    <style:style style:name="T262" style:family="text">
      <style:text-properties fo:font-style="normal" officeooo:rsid="055610db" style:font-style-asian="normal" style:font-style-complex="normal"/>
    </style:style>
    <style:style style:name="T263" style:family="text">
      <style:text-properties fo:font-style="normal" officeooo:rsid="0556e3b1" style:font-style-asian="normal" style:font-style-complex="normal"/>
    </style:style>
    <style:style style:name="T264" style:family="text">
      <style:text-properties fo:font-style="normal" officeooo:rsid="0557ca6c" style:font-style-asian="normal" style:font-style-complex="normal"/>
    </style:style>
    <style:style style:name="T265" style:family="text">
      <style:text-properties fo:font-style="normal" officeooo:rsid="055903a3" style:font-style-asian="normal" style:font-style-complex="normal"/>
    </style:style>
    <style:style style:name="T266" style:family="text">
      <style:text-properties fo:font-style="normal" officeooo:rsid="055adfc7" style:font-style-asian="normal" style:font-style-complex="normal"/>
    </style:style>
    <style:style style:name="T267" style:family="text">
      <style:text-properties fo:font-style="normal" officeooo:rsid="055b39d7" style:font-style-asian="normal" style:font-style-complex="normal"/>
    </style:style>
    <style:style style:name="T268" style:family="text">
      <style:text-properties fo:font-style="normal" officeooo:rsid="055c3a9a" style:font-style-asian="normal" style:font-style-complex="normal"/>
    </style:style>
    <style:style style:name="T269" style:family="text">
      <style:text-properties fo:font-style="normal" officeooo:rsid="055cb858" style:font-style-asian="normal" style:font-style-complex="normal"/>
    </style:style>
    <style:style style:name="T270" style:family="text">
      <style:text-properties fo:font-style="normal" officeooo:rsid="055ea052" style:font-style-asian="normal" style:font-style-complex="normal"/>
    </style:style>
    <style:style style:name="T271" style:family="text">
      <style:text-properties fo:font-style="normal" officeooo:rsid="05609ff1" style:font-style-asian="normal" style:font-style-complex="normal"/>
    </style:style>
    <style:style style:name="T272" style:family="text">
      <style:text-properties fo:font-style="normal" officeooo:rsid="05621346" style:font-style-asian="normal" style:font-style-complex="normal"/>
    </style:style>
    <style:style style:name="T273" style:family="text">
      <style:text-properties fo:font-style="normal" officeooo:rsid="05635fe7" style:font-style-asian="normal" style:font-style-complex="normal"/>
    </style:style>
    <style:style style:name="T274" style:family="text">
      <style:text-properties fo:font-style="normal" officeooo:rsid="0564ab93" style:font-style-asian="normal" style:font-style-complex="normal"/>
    </style:style>
    <style:style style:name="T275" style:family="text">
      <style:text-properties fo:font-style="normal" officeooo:rsid="05652b73" style:font-style-asian="normal" style:font-style-complex="normal"/>
    </style:style>
    <style:style style:name="T276" style:family="text">
      <style:text-properties fo:font-style="normal" officeooo:rsid="0569aa4e" style:font-style-asian="normal" style:font-style-complex="normal"/>
    </style:style>
    <style:style style:name="T277" style:family="text">
      <style:text-properties fo:font-style="normal" officeooo:rsid="056a3df6" style:font-style-asian="normal" style:font-style-complex="normal"/>
    </style:style>
    <style:style style:name="T278" style:family="text">
      <style:text-properties fo:font-style="normal" officeooo:rsid="056c1389" style:font-style-asian="normal" style:font-style-complex="normal"/>
    </style:style>
    <style:style style:name="T279" style:family="text">
      <style:text-properties fo:font-style="normal" officeooo:rsid="056cc7a2" style:font-style-asian="normal" style:font-style-complex="normal"/>
    </style:style>
    <style:style style:name="T280" style:family="text">
      <style:text-properties fo:font-style="normal" officeooo:rsid="056e0b95" style:font-style-asian="normal" style:font-style-complex="normal"/>
    </style:style>
    <style:style style:name="T281" style:family="text">
      <style:text-properties fo:font-style="normal" officeooo:rsid="056fb012" style:font-style-asian="normal" style:font-style-complex="normal"/>
    </style:style>
    <style:style style:name="T282" style:family="text">
      <style:text-properties fo:font-style="normal" officeooo:rsid="056fdde7" style:font-style-asian="normal" style:font-style-complex="normal"/>
    </style:style>
    <style:style style:name="T283" style:family="text">
      <style:text-properties fo:font-style="normal" officeooo:rsid="05702f5f" style:font-style-asian="normal" style:font-style-complex="normal"/>
    </style:style>
    <style:style style:name="T284" style:family="text">
      <style:text-properties fo:font-style="normal" officeooo:rsid="05704cc9" style:font-style-asian="normal" style:font-style-complex="normal"/>
    </style:style>
    <style:style style:name="T285" style:family="text">
      <style:text-properties fo:font-style="normal" officeooo:rsid="0570f923" style:font-style-asian="normal" style:font-style-complex="normal"/>
    </style:style>
    <style:style style:name="T286" style:family="text">
      <style:text-properties fo:font-style="normal" officeooo:rsid="05714c4a" style:font-style-asian="normal" style:font-style-complex="normal"/>
    </style:style>
    <style:style style:name="T287" style:family="text">
      <style:text-properties fo:font-style="normal" officeooo:rsid="057217a6" style:font-style-asian="normal" style:font-style-complex="normal"/>
    </style:style>
    <style:style style:name="T288" style:family="text">
      <style:text-properties fo:font-style="normal" officeooo:rsid="05729da9" style:font-style-asian="normal" style:font-style-complex="normal"/>
    </style:style>
    <style:style style:name="T289" style:family="text">
      <style:text-properties fo:font-style="normal" officeooo:rsid="05749da6" style:font-style-asian="normal" style:font-style-complex="normal"/>
    </style:style>
    <style:style style:name="T290" style:family="text">
      <style:text-properties fo:font-style="normal" officeooo:rsid="057526fb" style:font-style-asian="normal" style:font-style-complex="normal"/>
    </style:style>
    <style:style style:name="T291" style:family="text">
      <style:text-properties fo:font-style="normal" officeooo:rsid="0575e558" style:font-style-asian="normal" style:font-style-complex="normal"/>
    </style:style>
    <style:style style:name="T292" style:family="text">
      <style:text-properties fo:font-style="normal" officeooo:rsid="0576ba37" style:font-style-asian="normal" style:font-style-complex="normal"/>
    </style:style>
    <style:style style:name="T293" style:family="text">
      <style:text-properties fo:font-style="normal" officeooo:rsid="0576f668" style:font-style-asian="normal" style:font-style-complex="normal"/>
    </style:style>
    <style:style style:name="T294" style:family="text">
      <style:text-properties fo:font-style="normal" officeooo:rsid="05770124" style:font-style-asian="normal" style:font-style-complex="normal"/>
    </style:style>
    <style:style style:name="T295" style:family="text">
      <style:text-properties fo:font-style="normal" officeooo:rsid="057a3043" style:font-style-asian="normal" style:font-style-complex="normal"/>
    </style:style>
    <style:style style:name="T296" style:family="text">
      <style:text-properties fo:font-style="normal" officeooo:rsid="057b19b2" style:font-style-asian="normal" style:font-style-complex="normal"/>
    </style:style>
    <style:style style:name="T297" style:family="text">
      <style:text-properties fo:font-style="normal" officeooo:rsid="057b9e87" style:font-style-asian="normal" style:font-style-complex="normal"/>
    </style:style>
    <style:style style:name="T298" style:family="text">
      <style:text-properties fo:font-style="normal" officeooo:rsid="057d7f00" style:font-style-asian="normal" style:font-style-complex="normal"/>
    </style:style>
    <style:style style:name="T299" style:family="text">
      <style:text-properties fo:font-style="normal" officeooo:rsid="057eeb01" style:font-style-asian="normal" style:font-style-complex="normal"/>
    </style:style>
    <style:style style:name="T300" style:family="text">
      <style:text-properties fo:font-style="normal" officeooo:rsid="057f2c0e" style:font-style-asian="normal" style:font-style-complex="normal"/>
    </style:style>
    <style:style style:name="T301" style:family="text">
      <style:text-properties fo:font-style="normal" officeooo:rsid="0580420f" style:font-style-asian="normal" style:font-style-complex="normal"/>
    </style:style>
    <style:style style:name="T302" style:family="text">
      <style:text-properties fo:font-style="normal" officeooo:rsid="05818313" style:font-style-asian="normal" style:font-style-complex="normal"/>
    </style:style>
    <style:style style:name="T303" style:family="text">
      <style:text-properties fo:font-style="normal" officeooo:rsid="058277f5" style:font-style-asian="normal" style:font-style-complex="normal"/>
    </style:style>
    <style:style style:name="T304" style:family="text">
      <style:text-properties fo:font-style="normal" officeooo:rsid="0583f9e8" style:font-style-asian="normal" style:font-style-complex="normal"/>
    </style:style>
    <style:style style:name="T305" style:family="text">
      <style:text-properties fo:font-style="normal" officeooo:rsid="0585abaa" style:font-style-asian="normal" style:font-style-complex="normal"/>
    </style:style>
    <style:style style:name="T306" style:family="text">
      <style:text-properties fo:font-style="normal" officeooo:rsid="0529251a" style:font-style-asian="normal" style:font-style-complex="normal"/>
    </style:style>
    <style:style style:name="T307" style:family="text">
      <style:text-properties fo:font-style="normal" officeooo:rsid="058a0859" style:font-style-asian="normal" style:font-style-complex="normal"/>
    </style:style>
    <style:style style:name="T308" style:family="text">
      <style:text-properties fo:font-style="normal" officeooo:rsid="058cc78f" style:font-style-asian="normal" style:font-style-complex="normal"/>
    </style:style>
    <style:style style:name="T309" style:family="text">
      <style:text-properties fo:font-style="normal" officeooo:rsid="058ee606" style:font-style-asian="normal" style:font-style-complex="normal"/>
    </style:style>
    <style:style style:name="T310" style:family="text">
      <style:text-properties fo:font-style="normal" officeooo:rsid="058ff97a" style:font-style-asian="normal" style:font-style-complex="normal"/>
    </style:style>
    <style:style style:name="T311" style:family="text">
      <style:text-properties fo:font-style="normal" officeooo:rsid="0599b8c9" style:font-style-asian="normal" style:font-style-complex="normal"/>
    </style:style>
    <style:style style:name="T312" style:family="text">
      <style:text-properties fo:font-style="normal" officeooo:rsid="059bae3a" style:font-style-asian="normal" style:font-style-complex="normal"/>
    </style:style>
    <style:style style:name="T313" style:family="text">
      <style:text-properties fo:font-style="normal" officeooo:rsid="059dc481" style:font-style-asian="normal" style:font-style-complex="normal"/>
    </style:style>
    <style:style style:name="T314" style:family="text">
      <style:text-properties fo:font-style="normal" officeooo:rsid="059def55" style:font-style-asian="normal" style:font-style-complex="normal"/>
    </style:style>
    <style:style style:name="T315" style:family="text">
      <style:text-properties fo:font-style="normal" officeooo:rsid="059e2251" style:font-style-asian="normal" style:font-style-complex="normal"/>
    </style:style>
    <style:style style:name="T316" style:family="text">
      <style:text-properties fo:font-style="normal" officeooo:rsid="059f78df" style:font-style-asian="normal" style:font-style-complex="normal"/>
    </style:style>
    <style:style style:name="T317" style:family="text">
      <style:text-properties fo:font-style="normal" officeooo:rsid="05a2c191" style:font-style-asian="normal" style:font-style-complex="normal"/>
    </style:style>
    <style:style style:name="T318" style:family="text">
      <style:text-properties fo:font-style="normal" officeooo:rsid="05a45a58" style:font-style-asian="normal" style:font-style-complex="normal"/>
    </style:style>
    <style:style style:name="T319" style:family="text">
      <style:text-properties fo:font-style="normal" officeooo:rsid="05a55f6c" style:font-style-asian="normal" style:font-style-complex="normal"/>
    </style:style>
    <style:style style:name="T320" style:family="text">
      <style:text-properties fo:font-style="normal" officeooo:rsid="05a62358" style:font-style-asian="normal" style:font-style-complex="normal"/>
    </style:style>
    <style:style style:name="T321" style:family="text">
      <style:text-properties fo:font-style="normal" officeooo:rsid="05a79d0e" style:font-style-asian="normal" style:font-style-complex="normal"/>
    </style:style>
    <style:style style:name="T322" style:family="text">
      <style:text-properties fo:font-style="normal" officeooo:rsid="05a81f60" style:font-style-asian="normal" style:font-style-complex="normal"/>
    </style:style>
    <style:style style:name="T323" style:family="text">
      <style:text-properties fo:font-style="normal" officeooo:rsid="05aa25a4" style:font-style-asian="normal" style:font-style-complex="normal"/>
    </style:style>
    <style:style style:name="T324" style:family="text">
      <style:text-properties fo:font-style="normal" officeooo:rsid="05ac1dab" style:font-style-asian="normal" style:font-style-complex="normal"/>
    </style:style>
    <style:style style:name="T325" style:family="text">
      <style:text-properties fo:font-style="normal" officeooo:rsid="05ad207e" style:font-style-asian="normal" style:font-style-complex="normal"/>
    </style:style>
    <style:style style:name="T326" style:family="text">
      <style:text-properties fo:font-style="normal" officeooo:rsid="05ad6119" style:font-style-asian="normal" style:font-style-complex="normal"/>
    </style:style>
    <style:style style:name="T327" style:family="text">
      <style:text-properties fo:font-style="normal" officeooo:rsid="05ae36d2" style:font-style-asian="normal" style:font-style-complex="normal"/>
    </style:style>
    <style:style style:name="T328" style:family="text">
      <style:text-properties fo:font-style="normal" officeooo:rsid="05afb5f2" style:font-style-asian="normal" style:font-style-complex="normal"/>
    </style:style>
    <style:style style:name="T329" style:family="text">
      <style:text-properties fo:font-style="normal" officeooo:rsid="05b038b0" style:font-style-asian="normal" style:font-style-complex="normal"/>
    </style:style>
    <style:style style:name="T330" style:family="text">
      <style:text-properties fo:font-style="normal" officeooo:rsid="05b11f03" style:font-style-asian="normal" style:font-style-complex="normal"/>
    </style:style>
    <style:style style:name="T331" style:family="text">
      <style:text-properties fo:font-style="normal" officeooo:rsid="05b1e12b" style:font-style-asian="normal" style:font-style-complex="normal"/>
    </style:style>
    <style:style style:name="T332" style:family="text">
      <style:text-properties fo:font-style="normal" officeooo:rsid="05b259b4" style:font-style-asian="normal" style:font-style-complex="normal"/>
    </style:style>
    <style:style style:name="T333" style:family="text">
      <style:text-properties fo:font-style="normal" officeooo:rsid="05b38920" style:font-style-asian="normal" style:font-style-complex="normal"/>
    </style:style>
    <style:style style:name="T334" style:family="text">
      <style:text-properties fo:font-style="normal" officeooo:rsid="05b5323e" style:font-style-asian="normal" style:font-style-complex="normal"/>
    </style:style>
    <style:style style:name="T335" style:family="text">
      <style:text-properties fo:font-style="normal" officeooo:rsid="05b5515c" style:font-style-asian="normal" style:font-style-complex="normal"/>
    </style:style>
    <style:style style:name="T336" style:family="text">
      <style:text-properties fo:font-style="normal" officeooo:rsid="05b6e141" style:font-style-asian="normal" style:font-style-complex="normal"/>
    </style:style>
    <style:style style:name="T337" style:family="text">
      <style:text-properties fo:font-style="normal" officeooo:rsid="05b725e9" style:font-style-asian="normal" style:font-style-complex="normal"/>
    </style:style>
    <style:style style:name="T338" style:family="text">
      <style:text-properties fo:font-style="normal" officeooo:rsid="05b81bc5" style:font-style-asian="normal" style:font-style-complex="normal"/>
    </style:style>
    <style:style style:name="T339" style:family="text">
      <style:text-properties fo:font-style="normal" officeooo:rsid="05b91267" style:font-style-asian="normal" style:font-style-complex="normal"/>
    </style:style>
    <style:style style:name="T340" style:family="text">
      <style:text-properties fo:font-style="normal" officeooo:rsid="05baad96" style:font-style-asian="normal" style:font-style-complex="normal"/>
    </style:style>
    <style:style style:name="T341" style:family="text">
      <style:text-properties fo:font-style="normal" officeooo:rsid="05bbac55" style:font-style-asian="normal" style:font-style-complex="normal"/>
    </style:style>
    <style:style style:name="T342" style:family="text">
      <style:text-properties fo:font-style="normal" officeooo:rsid="05bc3260" style:font-style-asian="normal" style:font-style-complex="normal"/>
    </style:style>
    <style:style style:name="T343" style:family="text">
      <style:text-properties fo:font-style="normal" officeooo:rsid="05be1d5b" style:font-style-asian="normal" style:font-style-complex="normal"/>
    </style:style>
    <style:style style:name="T344" style:family="text">
      <style:text-properties fo:font-style="normal" officeooo:rsid="05bfe103" style:font-style-asian="normal" style:font-style-complex="normal"/>
    </style:style>
    <style:style style:name="T345" style:family="text">
      <style:text-properties fo:font-style="normal" officeooo:rsid="05c0d4a2" style:font-style-asian="normal" style:font-style-complex="normal"/>
    </style:style>
    <style:style style:name="T346" style:family="text">
      <style:text-properties fo:font-style="normal" officeooo:rsid="05c1290f" style:font-style-asian="normal" style:font-style-complex="normal"/>
    </style:style>
    <style:style style:name="T347" style:family="text">
      <style:text-properties fo:font-style="normal" officeooo:rsid="05c27267" style:font-style-asian="normal" style:font-style-complex="normal"/>
    </style:style>
    <style:style style:name="T348" style:family="text">
      <style:text-properties fo:font-style="normal" officeooo:rsid="05c59e49" style:font-style-asian="normal" style:font-style-complex="normal"/>
    </style:style>
    <style:style style:name="T349" style:family="text">
      <style:text-properties fo:font-style="normal" officeooo:rsid="05c5cc6b" style:font-style-asian="normal" style:font-style-complex="normal"/>
    </style:style>
    <style:style style:name="T350" style:family="text">
      <style:text-properties fo:font-style="normal" officeooo:rsid="05c7beaa" style:font-style-asian="normal" style:font-style-complex="normal"/>
    </style:style>
    <style:style style:name="T351" style:family="text">
      <style:text-properties fo:font-style="normal" officeooo:rsid="05cb4bb2" style:font-style-asian="normal" style:font-style-complex="normal"/>
    </style:style>
    <style:style style:name="T352" style:family="text">
      <style:text-properties fo:font-style="normal" officeooo:rsid="05cc6cf0" style:font-style-asian="normal" style:font-style-complex="normal"/>
    </style:style>
    <style:style style:name="T353" style:family="text">
      <style:text-properties fo:font-style="normal" officeooo:rsid="05cd0a62" style:font-style-asian="normal" style:font-style-complex="normal"/>
    </style:style>
    <style:style style:name="T354" style:family="text">
      <style:text-properties fo:font-style="normal" officeooo:rsid="05ceaa9f" style:font-style-asian="normal" style:font-style-complex="normal"/>
    </style:style>
    <style:style style:name="T355" style:family="text">
      <style:text-properties fo:font-style="normal" officeooo:rsid="05ceaff3" style:font-style-asian="normal" style:font-style-complex="normal"/>
    </style:style>
    <style:style style:name="T356" style:family="text">
      <style:text-properties fo:font-style="normal" officeooo:rsid="05d0146a" style:font-style-asian="normal" style:font-style-complex="normal"/>
    </style:style>
    <style:style style:name="T357" style:family="text">
      <style:text-properties fo:font-style="normal" officeooo:rsid="05d126a6" style:font-style-asian="normal" style:font-style-complex="normal"/>
    </style:style>
    <style:style style:name="T358" style:family="text">
      <style:text-properties fo:font-style="normal" officeooo:rsid="05d22ff9" style:font-style-asian="normal" style:font-style-complex="normal"/>
    </style:style>
    <style:style style:name="T359" style:family="text">
      <style:text-properties fo:font-style="normal" officeooo:rsid="05d23ef3" style:font-style-asian="normal" style:font-style-complex="normal"/>
    </style:style>
    <style:style style:name="T360" style:family="text">
      <style:text-properties fo:font-style="normal" officeooo:rsid="05d3ad7f" style:font-style-asian="normal" style:font-style-complex="normal"/>
    </style:style>
    <style:style style:name="T361" style:family="text">
      <style:text-properties fo:font-style="normal" officeooo:rsid="04e67e71" style:font-style-asian="normal" style:font-style-complex="normal"/>
    </style:style>
    <style:style style:name="T362" style:family="text">
      <style:text-properties fo:font-style="normal" officeooo:rsid="05de7fb4" style:font-style-asian="normal" style:font-style-complex="normal"/>
    </style:style>
    <style:style style:name="T363" style:family="text">
      <style:text-properties fo:font-style="normal" officeooo:rsid="04ec6bb4" style:font-style-asian="normal" style:font-style-complex="normal"/>
    </style:style>
    <style:style style:name="T364" style:family="text">
      <style:text-properties fo:font-style="normal" officeooo:rsid="05e40829" style:font-style-asian="normal" style:font-style-complex="normal"/>
    </style:style>
    <style:style style:name="T365" style:family="text">
      <style:text-properties fo:font-style="normal" officeooo:rsid="05e5872e" style:font-style-asian="normal" style:font-style-complex="normal"/>
    </style:style>
    <style:style style:name="T366" style:family="text">
      <style:text-properties fo:font-style="normal" officeooo:rsid="0501b9d4" style:font-style-asian="normal" style:font-style-complex="normal"/>
    </style:style>
    <style:style style:name="T367" style:family="text">
      <style:text-properties fo:font-style="normal" officeooo:rsid="05ed31d6" style:font-style-asian="normal" style:font-style-complex="normal"/>
    </style:style>
    <style:style style:name="T368" style:family="text">
      <style:text-properties fo:font-style="normal" officeooo:rsid="05ed8804" style:font-style-asian="normal" style:font-style-complex="normal"/>
    </style:style>
    <style:style style:name="T369" style:family="text">
      <style:text-properties fo:font-style="normal" officeooo:rsid="050902ec" style:font-style-asian="normal" style:font-style-complex="normal"/>
    </style:style>
    <style:style style:name="T370" style:family="text">
      <style:text-properties fo:font-style="normal" officeooo:rsid="050acb11" style:font-style-asian="normal" style:font-style-complex="normal"/>
    </style:style>
    <style:style style:name="T371" style:family="text">
      <style:text-properties fo:font-style="normal" officeooo:rsid="05f25e96" style:font-style-asian="normal" style:font-style-complex="normal"/>
    </style:style>
    <style:style style:name="T372" style:family="text">
      <style:text-properties fo:font-style="normal" officeooo:rsid="050f057b" style:font-style-asian="normal" style:font-style-complex="normal"/>
    </style:style>
    <style:style style:name="T373" style:family="text">
      <style:text-properties fo:font-style="normal" officeooo:rsid="051380fc" style:font-style-asian="normal" style:font-style-complex="normal"/>
    </style:style>
    <style:style style:name="T374" style:family="text">
      <style:text-properties fo:font-style="normal" officeooo:rsid="0526a9bf" style:font-style-asian="normal" style:font-style-complex="normal"/>
    </style:style>
    <style:style style:name="T375" style:family="text">
      <style:text-properties fo:font-style="normal" officeooo:rsid="05fcfbc4" style:font-style-asian="normal" style:font-style-complex="normal"/>
    </style:style>
    <style:style style:name="T376" style:family="text">
      <style:text-properties fo:font-style="normal" officeooo:rsid="05fee10b" style:font-style-asian="normal" style:font-style-complex="normal"/>
    </style:style>
    <style:style style:name="T377" style:family="text">
      <style:text-properties fo:font-style="normal" officeooo:rsid="06028d2b" style:font-style-asian="normal" style:font-style-complex="normal"/>
    </style:style>
    <style:style style:name="T378" style:family="text">
      <style:text-properties fo:font-style="normal" officeooo:rsid="06042f5a" style:font-style-asian="normal" style:font-style-complex="normal"/>
    </style:style>
    <style:style style:name="T379" style:family="text">
      <style:text-properties fo:font-style="normal" officeooo:rsid="0605a053" style:font-style-asian="normal" style:font-style-complex="normal"/>
    </style:style>
    <style:style style:name="T380" style:family="text">
      <style:text-properties fo:font-style="normal" officeooo:rsid="060831c7" style:font-style-asian="normal" style:font-style-complex="normal"/>
    </style:style>
    <style:style style:name="T381" style:family="text">
      <style:text-properties fo:font-style="normal" officeooo:rsid="060af6d2" style:font-style-asian="normal" style:font-style-complex="normal"/>
    </style:style>
    <style:style style:name="T382" style:family="text">
      <style:text-properties fo:font-style="normal" officeooo:rsid="060c533c" style:font-style-asian="normal" style:font-style-complex="normal"/>
    </style:style>
    <style:style style:name="T383" style:family="text">
      <style:text-properties fo:font-style="normal" officeooo:rsid="060cf8d2" style:font-style-asian="normal" style:font-style-complex="normal"/>
    </style:style>
    <style:style style:name="T384" style:family="text">
      <style:text-properties fo:font-style="normal" officeooo:rsid="061051fb" style:font-style-asian="normal" style:font-style-complex="normal"/>
    </style:style>
    <style:style style:name="T385" style:family="text">
      <style:text-properties fo:font-style="normal" officeooo:rsid="06137c18" style:font-style-asian="normal" style:font-style-complex="normal"/>
    </style:style>
    <style:style style:name="T386" style:family="text">
      <style:text-properties fo:font-style="normal" officeooo:rsid="06145b37" style:font-style-asian="normal" style:font-style-complex="normal"/>
    </style:style>
    <style:style style:name="T387" style:family="text">
      <style:text-properties fo:font-style="normal" officeooo:rsid="06147998" style:font-style-asian="normal" style:font-style-complex="normal"/>
    </style:style>
    <style:style style:name="T388" style:family="text">
      <style:text-properties fo:font-style="normal" officeooo:rsid="0615eb9e" style:font-style-asian="normal" style:font-style-complex="normal"/>
    </style:style>
    <style:style style:name="T389" style:family="text">
      <style:text-properties fo:font-style="normal" officeooo:rsid="0616083f" style:font-style-asian="normal" style:font-style-complex="normal"/>
    </style:style>
    <style:style style:name="T390" style:family="text">
      <style:text-properties fo:font-style="normal" officeooo:rsid="061bc3d2" style:font-style-asian="normal" style:font-style-complex="normal"/>
    </style:style>
    <style:style style:name="T391" style:family="text">
      <style:text-properties fo:font-style="normal" officeooo:rsid="061c918f" style:font-style-asian="normal" style:font-style-complex="normal"/>
    </style:style>
    <style:style style:name="T392" style:family="text">
      <style:text-properties fo:font-style="normal" officeooo:rsid="061d90b2" style:font-style-asian="normal" style:font-style-complex="normal"/>
    </style:style>
    <style:style style:name="T393" style:family="text">
      <style:text-properties fo:font-style="normal" officeooo:rsid="0624898c" style:font-style-asian="normal" style:font-style-complex="normal"/>
    </style:style>
    <style:style style:name="T394" style:family="text">
      <style:text-properties fo:font-style="normal" officeooo:rsid="062609d4" style:font-style-asian="normal" style:font-style-complex="normal"/>
    </style:style>
    <style:style style:name="T395" style:family="text">
      <style:text-properties fo:font-style="normal" officeooo:rsid="06272806" style:font-style-asian="normal" style:font-style-complex="normal"/>
    </style:style>
    <style:style style:name="T396" style:family="text">
      <style:text-properties fo:font-style="normal" officeooo:rsid="0627fb6c" style:font-style-asian="normal" style:font-style-complex="normal"/>
    </style:style>
    <style:style style:name="T397" style:family="text">
      <style:text-properties fo:font-style="normal" officeooo:rsid="062af447" style:font-style-asian="normal" style:font-style-complex="normal"/>
    </style:style>
    <style:style style:name="T398" style:family="text">
      <style:text-properties fo:font-style="normal" officeooo:rsid="062be6ec" style:font-style-asian="normal" style:font-style-complex="normal"/>
    </style:style>
    <style:style style:name="T399" style:family="text">
      <style:text-properties fo:font-style="normal" officeooo:rsid="062c3dec" style:font-style-asian="normal" style:font-style-complex="normal"/>
    </style:style>
    <style:style style:name="T400" style:family="text">
      <style:text-properties fo:font-style="normal" officeooo:rsid="062f7473" style:font-style-asian="normal" style:font-style-complex="normal"/>
    </style:style>
    <style:style style:name="T401" style:family="text">
      <style:text-properties fo:font-style="normal" officeooo:rsid="062ff006" style:font-style-asian="normal" style:font-style-complex="normal"/>
    </style:style>
    <style:style style:name="T402" style:family="text">
      <style:text-properties fo:font-style="normal" officeooo:rsid="06311f1b" style:font-style-asian="normal" style:font-style-complex="normal"/>
    </style:style>
    <style:style style:name="T403" style:family="text">
      <style:text-properties fo:font-style="normal" officeooo:rsid="0631bb83" style:font-style-asian="normal" style:font-style-complex="normal"/>
    </style:style>
    <style:style style:name="T404" style:family="text">
      <style:text-properties fo:font-style="normal" officeooo:rsid="063285fe" style:font-style-asian="normal" style:font-style-complex="normal"/>
    </style:style>
    <style:style style:name="T405" style:family="text">
      <style:text-properties fo:font-style="normal" officeooo:rsid="06338362" style:font-style-asian="normal" style:font-style-complex="normal"/>
    </style:style>
    <style:style style:name="T406" style:family="text">
      <style:text-properties fo:font-style="normal" officeooo:rsid="0634377f" style:font-style-asian="normal" style:font-style-complex="normal"/>
    </style:style>
    <style:style style:name="T407" style:family="text">
      <style:text-properties fo:font-style="normal" officeooo:rsid="0635fc7c" style:font-style-asian="normal" style:font-style-complex="normal"/>
    </style:style>
    <style:style style:name="T408" style:family="text">
      <style:text-properties fo:font-style="normal" officeooo:rsid="0637ea69" style:font-style-asian="normal" style:font-style-complex="normal"/>
    </style:style>
    <style:style style:name="T409" style:family="text">
      <style:text-properties fo:font-style="normal" officeooo:rsid="06388c90" style:font-style-asian="normal" style:font-style-complex="normal"/>
    </style:style>
    <style:style style:name="T410" style:family="text">
      <style:text-properties fo:font-style="normal" officeooo:rsid="0638a580" style:font-style-asian="normal" style:font-style-complex="normal"/>
    </style:style>
    <style:style style:name="T411" style:family="text">
      <style:text-properties fo:font-style="normal" officeooo:rsid="0639b0d4" style:font-style-asian="normal" style:font-style-complex="normal"/>
    </style:style>
    <style:style style:name="T412" style:family="text">
      <style:text-properties fo:font-style="normal" officeooo:rsid="063c3cea" style:font-style-asian="normal" style:font-style-complex="normal"/>
    </style:style>
    <style:style style:name="T413" style:family="text">
      <style:text-properties fo:font-style="normal" officeooo:rsid="063d521b" style:font-style-asian="normal" style:font-style-complex="normal"/>
    </style:style>
    <style:style style:name="T414" style:family="text">
      <style:text-properties fo:font-style="normal" officeooo:rsid="063ed593" style:font-style-asian="normal" style:font-style-complex="normal"/>
    </style:style>
    <style:style style:name="T415" style:family="text">
      <style:text-properties fo:font-style="normal" officeooo:rsid="0640b503" style:font-style-asian="normal" style:font-style-complex="normal"/>
    </style:style>
    <style:style style:name="T416" style:family="text">
      <style:text-properties fo:font-style="normal" officeooo:rsid="0641979f" style:font-style-asian="normal" style:font-style-complex="normal"/>
    </style:style>
    <style:style style:name="T417" style:family="text">
      <style:text-properties fo:font-style="normal" officeooo:rsid="064cc454" style:font-style-asian="normal" style:font-style-complex="normal"/>
    </style:style>
    <style:style style:name="T418" style:family="text">
      <style:text-properties fo:font-style="normal" officeooo:rsid="06515f37" style:font-style-asian="normal" style:font-style-complex="normal"/>
    </style:style>
    <style:style style:name="T419" style:family="text">
      <style:text-properties fo:font-style="normal" officeooo:rsid="0651d0ea" style:font-style-asian="normal" style:font-style-complex="normal"/>
    </style:style>
    <style:style style:name="T420" style:family="text">
      <style:text-properties fo:font-style="normal" officeooo:rsid="06521987" style:font-style-asian="normal" style:font-style-complex="normal"/>
    </style:style>
    <style:style style:name="T421" style:family="text">
      <style:text-properties fo:font-style="normal" officeooo:rsid="065295ba" style:font-style-asian="normal" style:font-style-complex="normal"/>
    </style:style>
    <style:style style:name="T422" style:family="text">
      <style:text-properties fo:font-style="normal" officeooo:rsid="0652b9fd" style:font-style-asian="normal" style:font-style-complex="normal"/>
    </style:style>
    <style:style style:name="T423" style:family="text">
      <style:text-properties fo:font-style="normal" officeooo:rsid="0653feea" style:font-style-asian="normal" style:font-style-complex="normal"/>
    </style:style>
    <style:style style:name="T424" style:family="text">
      <style:text-properties fo:font-style="normal" officeooo:rsid="06556296" style:font-style-asian="normal" style:font-style-complex="normal"/>
    </style:style>
    <style:style style:name="T425" style:family="text">
      <style:text-properties fo:font-style="normal" officeooo:rsid="065c9264" style:font-style-asian="normal" style:font-style-complex="normal"/>
    </style:style>
    <style:style style:name="T426" style:family="text">
      <style:text-properties fo:font-style="normal" officeooo:rsid="065fa8b1" style:font-style-asian="normal" style:font-style-complex="normal"/>
    </style:style>
    <style:style style:name="T427" style:family="text">
      <style:text-properties fo:font-style="normal" officeooo:rsid="06601a09" style:font-style-asian="normal" style:font-style-complex="normal"/>
    </style:style>
    <style:style style:name="T428" style:family="text">
      <style:text-properties fo:font-style="normal" officeooo:rsid="0661cd8e" style:font-style-asian="normal" style:font-style-complex="normal"/>
    </style:style>
    <style:style style:name="T429" style:family="text">
      <style:text-properties fo:font-style="normal" officeooo:rsid="06633699" style:font-style-asian="normal" style:font-style-complex="normal"/>
    </style:style>
    <style:style style:name="T430" style:family="text">
      <style:text-properties fo:font-style="normal" officeooo:rsid="0668679b" style:font-style-asian="normal" style:font-style-complex="normal"/>
    </style:style>
    <style:style style:name="T431" style:family="text">
      <style:text-properties fo:font-style="normal" officeooo:rsid="0669927b" style:font-style-asian="normal" style:font-style-complex="normal"/>
    </style:style>
    <style:style style:name="T432" style:family="text">
      <style:text-properties fo:font-style="normal" officeooo:rsid="066a7b74" style:font-style-asian="normal" style:font-style-complex="normal"/>
    </style:style>
    <style:style style:name="T433" style:family="text">
      <style:text-properties fo:font-style="normal" officeooo:rsid="066b1544" style:font-style-asian="normal" style:font-style-complex="normal"/>
    </style:style>
    <style:style style:name="T434" style:family="text">
      <style:text-properties fo:font-style="normal" officeooo:rsid="066c527a" style:font-style-asian="normal" style:font-style-complex="normal"/>
    </style:style>
    <style:style style:name="T435" style:family="text">
      <style:text-properties fo:font-style="normal" officeooo:rsid="066d0fef" style:font-style-asian="normal" style:font-style-complex="normal"/>
    </style:style>
    <style:style style:name="T436" style:family="text">
      <style:text-properties fo:font-style="normal" officeooo:rsid="066d6d38" style:font-style-asian="normal" style:font-style-complex="normal"/>
    </style:style>
    <style:style style:name="T437" style:family="text">
      <style:text-properties fo:font-style="normal" officeooo:rsid="066eb999" style:font-style-asian="normal" style:font-style-complex="normal"/>
    </style:style>
    <style:style style:name="T438" style:family="text">
      <style:text-properties fo:font-style="normal" officeooo:rsid="0670530e" style:font-style-asian="normal" style:font-style-complex="normal"/>
    </style:style>
    <style:style style:name="T439" style:family="text">
      <style:text-properties fo:font-style="normal" officeooo:rsid="06706a64" style:font-style-asian="normal" style:font-style-complex="normal"/>
    </style:style>
    <style:style style:name="T440" style:family="text">
      <style:text-properties fo:font-style="normal" officeooo:rsid="0672e559" style:font-style-asian="normal" style:font-style-complex="normal"/>
    </style:style>
    <style:style style:name="T441" style:family="text">
      <style:text-properties fo:font-style="normal" officeooo:rsid="0672eca6" style:font-style-asian="normal" style:font-style-complex="normal"/>
    </style:style>
    <style:style style:name="T442" style:family="text">
      <style:text-properties fo:font-style="normal" officeooo:rsid="06742487" style:font-style-asian="normal" style:font-style-complex="normal"/>
    </style:style>
    <style:style style:name="T443" style:family="text">
      <style:text-properties fo:font-style="normal" officeooo:rsid="0674e508" style:font-style-asian="normal" style:font-style-complex="normal"/>
    </style:style>
    <style:style style:name="T444" style:family="text">
      <style:text-properties fo:font-style="normal" officeooo:rsid="067561f2" style:font-style-asian="normal" style:font-style-complex="normal"/>
    </style:style>
    <style:style style:name="T445" style:family="text">
      <style:text-properties fo:font-style="normal" officeooo:rsid="06762c99" style:font-style-asian="normal" style:font-style-complex="normal"/>
    </style:style>
    <style:style style:name="T446" style:family="text">
      <style:text-properties fo:font-style="normal" officeooo:rsid="0676fc38" style:font-style-asian="normal" style:font-style-complex="normal"/>
    </style:style>
    <style:style style:name="T447" style:family="text">
      <style:text-properties fo:font-style="normal" officeooo:rsid="06785370" style:font-style-asian="normal" style:font-style-complex="normal"/>
    </style:style>
    <style:style style:name="T448" style:family="text">
      <style:text-properties fo:font-style="normal" officeooo:rsid="067b217c" style:font-style-asian="normal" style:font-style-complex="normal"/>
    </style:style>
    <style:style style:name="T449" style:family="text">
      <style:text-properties fo:font-style="normal" officeooo:rsid="067b2e9e" style:font-style-asian="normal" style:font-style-complex="normal"/>
    </style:style>
    <style:style style:name="T450" style:family="text">
      <style:text-properties fo:font-style="normal" officeooo:rsid="067e2966" style:font-style-asian="normal" style:font-style-complex="normal"/>
    </style:style>
    <style:style style:name="T451" style:family="text">
      <style:text-properties fo:font-style="normal" officeooo:rsid="067e89f9" style:font-style-asian="normal" style:font-style-complex="normal"/>
    </style:style>
    <style:style style:name="T452" style:family="text">
      <style:text-properties fo:font-style="normal" officeooo:rsid="067ed1ee" style:font-style-asian="normal" style:font-style-complex="normal"/>
    </style:style>
    <style:style style:name="T453" style:family="text">
      <style:text-properties fo:font-style="normal" officeooo:rsid="067fab1a" style:font-style-asian="normal" style:font-style-complex="normal"/>
    </style:style>
    <style:style style:name="T454" style:family="text">
      <style:text-properties fo:font-style="normal" officeooo:rsid="0680f5bf" style:font-style-asian="normal" style:font-style-complex="normal"/>
    </style:style>
    <style:style style:name="T455" style:family="text">
      <style:text-properties fo:font-style="normal" officeooo:rsid="06823652" style:font-style-asian="normal" style:font-style-complex="normal"/>
    </style:style>
    <style:style style:name="T456" style:family="text">
      <style:text-properties fo:font-style="normal" officeooo:rsid="06863682" style:font-style-asian="normal" style:font-style-complex="normal"/>
    </style:style>
    <style:style style:name="T457" style:family="text">
      <style:text-properties fo:font-style="normal" officeooo:rsid="0686da67" style:font-style-asian="normal" style:font-style-complex="normal"/>
    </style:style>
    <style:style style:name="T458" style:family="text">
      <style:text-properties fo:font-style="normal" officeooo:rsid="06874efc" style:font-style-asian="normal" style:font-style-complex="normal"/>
    </style:style>
    <style:style style:name="T459" style:family="text">
      <style:text-properties fo:font-style="normal" officeooo:rsid="06882e26" style:font-style-asian="normal" style:font-style-complex="normal"/>
    </style:style>
    <style:style style:name="T460" style:family="text">
      <style:text-properties fo:font-style="normal" officeooo:rsid="06896111" style:font-style-asian="normal" style:font-style-complex="normal"/>
    </style:style>
    <style:style style:name="T461" style:family="text">
      <style:text-properties fo:font-style="normal" officeooo:rsid="068a5998" style:font-style-asian="normal" style:font-style-complex="normal"/>
    </style:style>
    <style:style style:name="T462" style:family="text">
      <style:text-properties fo:font-style="normal" officeooo:rsid="068d7c5a" style:font-style-asian="normal" style:font-style-complex="normal"/>
    </style:style>
    <style:style style:name="T463" style:family="text">
      <style:text-properties fo:font-style="normal" officeooo:rsid="068dda35" style:font-style-asian="normal" style:font-style-complex="normal"/>
    </style:style>
    <style:style style:name="T464" style:family="text">
      <style:text-properties fo:font-style="normal" officeooo:rsid="068e5126" style:font-style-asian="normal" style:font-style-complex="normal"/>
    </style:style>
    <style:style style:name="T465" style:family="text">
      <style:text-properties fo:font-style="normal" officeooo:rsid="068fb9c4" style:font-style-asian="normal" style:font-style-complex="normal"/>
    </style:style>
    <style:style style:name="T466" style:family="text">
      <style:text-properties fo:font-style="normal" officeooo:rsid="068ff147" style:font-style-asian="normal" style:font-style-complex="normal"/>
    </style:style>
    <style:style style:name="T467" style:family="text">
      <style:text-properties fo:font-style="normal" officeooo:rsid="069807fe" style:font-style-asian="normal" style:font-style-complex="normal"/>
    </style:style>
    <style:style style:name="T468" style:family="text">
      <style:text-properties fo:font-style="normal" officeooo:rsid="069fd14c" style:font-style-asian="normal" style:font-style-complex="normal"/>
    </style:style>
    <style:style style:name="T469" style:family="text">
      <style:text-properties fo:font-style="normal" officeooo:rsid="06a0172d" style:font-style-asian="normal" style:font-style-complex="normal"/>
    </style:style>
    <style:style style:name="T470" style:family="text">
      <style:text-properties fo:font-style="normal" officeooo:rsid="06a01efe" style:font-style-asian="normal" style:font-style-complex="normal"/>
    </style:style>
    <style:style style:name="T471" style:family="text">
      <style:text-properties fo:font-style="normal" officeooo:rsid="06a04d6e" style:font-style-asian="normal" style:font-style-complex="normal"/>
    </style:style>
    <style:style style:name="T472" style:family="text">
      <style:text-properties fo:font-style="normal" officeooo:rsid="06a1ed70" style:font-style-asian="normal" style:font-style-complex="normal"/>
    </style:style>
    <style:style style:name="T473" style:family="text">
      <style:text-properties fo:font-style="normal" officeooo:rsid="06a69171" style:font-style-asian="normal" style:font-style-complex="normal"/>
    </style:style>
    <style:style style:name="T474" style:family="text">
      <style:text-properties fo:font-style="normal" officeooo:rsid="06a6ce64" style:font-style-asian="normal" style:font-style-complex="normal"/>
    </style:style>
    <style:style style:name="T475" style:family="text">
      <style:text-properties fo:font-style="normal" officeooo:rsid="06a7e231" style:font-style-asian="normal" style:font-style-complex="normal"/>
    </style:style>
    <style:style style:name="T476" style:family="text">
      <style:text-properties fo:font-style="normal" officeooo:rsid="06a9f872" style:font-style-asian="normal" style:font-style-complex="normal"/>
    </style:style>
    <style:style style:name="T477" style:family="text">
      <style:text-properties fo:font-style="normal" officeooo:rsid="06aaae3e" style:font-style-asian="normal" style:font-style-complex="normal"/>
    </style:style>
    <style:style style:name="T478" style:family="text">
      <style:text-properties fo:font-style="normal" officeooo:rsid="06ac10ed" style:font-style-asian="normal" style:font-style-complex="normal"/>
    </style:style>
    <style:style style:name="T479" style:family="text">
      <style:text-properties fo:font-style="normal" officeooo:rsid="06ac8582" style:font-style-asian="normal" style:font-style-complex="normal"/>
    </style:style>
    <style:style style:name="T480" style:family="text">
      <style:text-properties fo:font-style="normal" officeooo:rsid="06ae9fda" style:font-style-asian="normal" style:font-style-complex="normal"/>
    </style:style>
    <style:style style:name="T481" style:family="text">
      <style:text-properties fo:font-style="normal" officeooo:rsid="06b031a8" style:font-style-asian="normal" style:font-style-complex="normal"/>
    </style:style>
    <style:style style:name="T482" style:family="text">
      <style:text-properties fo:font-style="normal" officeooo:rsid="06b33f13" style:font-style-asian="normal" style:font-style-complex="normal"/>
    </style:style>
    <style:style style:name="T483" style:family="text">
      <style:text-properties fo:font-style="normal" officeooo:rsid="06b5c896" style:font-style-asian="normal" style:font-style-complex="normal"/>
    </style:style>
    <style:style style:name="T484" style:family="text">
      <style:text-properties fo:font-style="normal" officeooo:rsid="06b65212" style:font-style-asian="normal" style:font-style-complex="normal"/>
    </style:style>
    <style:style style:name="T485" style:family="text">
      <style:text-properties fo:font-style="normal" officeooo:rsid="06b84469" style:font-style-asian="normal" style:font-style-complex="normal"/>
    </style:style>
    <style:style style:name="T486" style:family="text">
      <style:text-properties fo:font-style="normal" officeooo:rsid="06c3061f" style:font-style-asian="normal" style:font-style-complex="normal"/>
    </style:style>
    <style:style style:name="T487" style:family="text">
      <style:text-properties fo:font-style="normal" officeooo:rsid="06c38bc7" style:font-style-asian="normal" style:font-style-complex="normal"/>
    </style:style>
    <style:style style:name="T488" style:family="text">
      <style:text-properties fo:font-style="normal" officeooo:rsid="06c3ee19" style:font-style-asian="normal" style:font-style-complex="normal"/>
    </style:style>
    <style:style style:name="T489" style:family="text">
      <style:text-properties fo:font-style="normal" officeooo:rsid="06c5304e" style:font-style-asian="normal" style:font-style-complex="normal"/>
    </style:style>
    <style:style style:name="T490" style:family="text">
      <style:text-properties fo:font-style="normal" officeooo:rsid="06c532b7" style:font-style-asian="normal" style:font-style-complex="normal"/>
    </style:style>
    <style:style style:name="T491" style:family="text">
      <style:text-properties fo:font-style="normal" officeooo:rsid="06c6b3ee" style:font-style-asian="normal" style:font-style-complex="normal"/>
    </style:style>
    <style:style style:name="T492" style:family="text">
      <style:text-properties fo:font-style="normal" officeooo:rsid="06c7c76f" style:font-style-asian="normal" style:font-style-complex="normal"/>
    </style:style>
    <style:style style:name="T493" style:family="text">
      <style:text-properties fo:font-style="normal" officeooo:rsid="06c91dcd" style:font-style-asian="normal" style:font-style-complex="normal"/>
    </style:style>
    <style:style style:name="T494" style:family="text">
      <style:text-properties fo:font-style="normal" officeooo:rsid="06f77abd" style:font-style-asian="normal" style:font-style-complex="normal"/>
    </style:style>
    <style:style style:name="T495" style:family="text">
      <style:text-properties fo:font-style="normal" officeooo:rsid="071c7ed7" style:font-style-asian="normal" style:font-style-complex="normal"/>
    </style:style>
    <style:style style:name="T496" style:family="text">
      <style:text-properties fo:font-style="normal" officeooo:rsid="071d09a8" style:font-style-asian="normal" style:font-style-complex="normal"/>
    </style:style>
    <style:style style:name="T497" style:family="text">
      <style:text-properties fo:font-style="normal" officeooo:rsid="071e47d1" style:font-style-asian="normal" style:font-style-complex="normal"/>
    </style:style>
    <style:style style:name="T498" style:family="text">
      <style:text-properties fo:font-style="normal" officeooo:rsid="071f02a3" style:font-style-asian="normal" style:font-style-complex="normal"/>
    </style:style>
    <style:style style:name="T499" style:family="text">
      <style:text-properties fo:font-style="normal" officeooo:rsid="071fe614" style:font-style-asian="normal" style:font-style-complex="normal"/>
    </style:style>
    <style:style style:name="T500" style:family="text">
      <style:text-properties fo:font-style="normal" officeooo:rsid="0722aec4" style:font-style-asian="normal" style:font-style-complex="normal"/>
    </style:style>
    <style:style style:name="T501" style:family="text">
      <style:text-properties fo:font-style="normal" officeooo:rsid="072437bc" style:font-style-asian="normal" style:font-style-complex="normal"/>
    </style:style>
    <style:style style:name="T502" style:family="text">
      <style:text-properties fo:font-style="normal" officeooo:rsid="072e2a4b" style:font-style-asian="normal" style:font-style-complex="normal"/>
    </style:style>
    <style:style style:name="T503" style:family="text">
      <style:text-properties fo:font-style="normal" officeooo:rsid="0730a83b" style:font-style-asian="normal" style:font-style-complex="normal"/>
    </style:style>
    <style:style style:name="T504" style:family="text">
      <style:text-properties fo:font-style="normal" officeooo:rsid="07336afb" style:font-style-asian="normal" style:font-style-complex="normal"/>
    </style:style>
    <style:style style:name="T505" style:family="text">
      <style:text-properties fo:font-style="normal" officeooo:rsid="0734db54" style:font-style-asian="normal" style:font-style-complex="normal"/>
    </style:style>
    <style:style style:name="T506" style:family="text">
      <style:text-properties fo:font-style="normal" officeooo:rsid="07379565" style:font-style-asian="normal" style:font-style-complex="normal"/>
    </style:style>
    <style:style style:name="T507" style:family="text">
      <style:text-properties fo:font-style="normal" officeooo:rsid="07386aa2" style:font-style-asian="normal" style:font-style-complex="normal"/>
    </style:style>
    <style:style style:name="T508" style:family="text">
      <style:text-properties fo:font-style="normal" officeooo:rsid="07395d3c" style:font-style-asian="normal" style:font-style-complex="normal"/>
    </style:style>
    <style:style style:name="T509" style:family="text">
      <style:text-properties fo:font-style="normal" officeooo:rsid="0739809e" style:font-style-asian="normal" style:font-style-complex="normal"/>
    </style:style>
    <style:style style:name="T510" style:family="text">
      <style:text-properties fo:font-style="normal" officeooo:rsid="073ae02c" style:font-style-asian="normal" style:font-style-complex="normal"/>
    </style:style>
    <style:style style:name="T511" style:family="text">
      <style:text-properties fo:font-style="normal" officeooo:rsid="073c4ab0" style:font-style-asian="normal" style:font-style-complex="normal"/>
    </style:style>
    <style:style style:name="T512" style:family="text">
      <style:text-properties fo:font-style="normal" officeooo:rsid="073caf18" style:font-style-asian="normal" style:font-style-complex="normal"/>
    </style:style>
    <style:style style:name="T513" style:family="text">
      <style:text-properties fo:font-style="normal" officeooo:rsid="073e1e2c" style:font-style-asian="normal" style:font-style-complex="normal"/>
    </style:style>
    <style:style style:name="T514" style:family="text">
      <style:text-properties fo:font-style="normal" officeooo:rsid="073ea804" style:font-style-asian="normal" style:font-style-complex="normal"/>
    </style:style>
    <style:style style:name="T515" style:family="text">
      <style:text-properties fo:font-style="normal" officeooo:rsid="0743be04" style:font-style-asian="normal" style:font-style-complex="normal"/>
    </style:style>
    <style:style style:name="T516" style:family="text">
      <style:text-properties fo:font-style="normal" officeooo:rsid="0744c05a" style:font-style-asian="normal" style:font-style-complex="normal"/>
    </style:style>
    <style:style style:name="T517" style:family="text">
      <style:text-properties fo:font-style="normal" officeooo:rsid="0747edf6" style:font-style-asian="normal" style:font-style-complex="normal"/>
    </style:style>
    <style:style style:name="T518" style:family="text">
      <style:text-properties fo:font-style="normal" officeooo:rsid="074840b1" style:font-style-asian="normal" style:font-style-complex="normal"/>
    </style:style>
    <style:style style:name="T519" style:family="text">
      <style:text-properties fo:font-style="normal" officeooo:rsid="074a9bc7" style:font-style-asian="normal" style:font-style-complex="normal"/>
    </style:style>
    <style:style style:name="T520" style:family="text">
      <style:text-properties fo:font-style="normal" officeooo:rsid="074b7e99" style:font-style-asian="normal" style:font-style-complex="normal"/>
    </style:style>
    <style:style style:name="T521" style:family="text">
      <style:text-properties fo:font-style="normal" officeooo:rsid="074d4cc2" style:font-style-asian="normal" style:font-style-complex="normal"/>
    </style:style>
    <style:style style:name="T522" style:family="text">
      <style:text-properties fo:font-style="normal" officeooo:rsid="074e802b" style:font-style-asian="normal" style:font-style-complex="normal"/>
    </style:style>
    <style:style style:name="T523" style:family="text">
      <style:text-properties fo:font-style="normal" officeooo:rsid="074f217f" style:font-style-asian="normal" style:font-style-complex="normal"/>
    </style:style>
    <style:style style:name="T524" style:family="text">
      <style:text-properties fo:font-style="normal" officeooo:rsid="074fd4cc" style:font-style-asian="normal" style:font-style-complex="normal"/>
    </style:style>
    <style:style style:name="T525" style:family="text">
      <style:text-properties fo:font-style="normal" officeooo:rsid="0753aa02" style:font-style-asian="normal" style:font-style-complex="normal"/>
    </style:style>
    <style:style style:name="T526" style:family="text">
      <style:text-properties fo:font-style="normal" officeooo:rsid="0759a5bf" style:font-style-asian="normal" style:font-style-complex="normal"/>
    </style:style>
    <style:style style:name="T527" style:family="text">
      <style:text-properties fo:font-style="normal" officeooo:rsid="075d841d" style:font-style-asian="normal" style:font-style-complex="normal"/>
    </style:style>
    <style:style style:name="T528" style:family="text">
      <style:text-properties fo:font-style="normal" officeooo:rsid="0764d26d" style:font-style-asian="normal" style:font-style-complex="normal"/>
    </style:style>
    <style:style style:name="T529" style:family="text">
      <style:text-properties fo:font-style="normal" officeooo:rsid="076630b9" style:font-style-asian="normal" style:font-style-complex="normal"/>
    </style:style>
    <style:style style:name="T530" style:family="text">
      <style:text-properties fo:font-style="normal" officeooo:rsid="0767959e" style:font-style-asian="normal" style:font-style-complex="normal"/>
    </style:style>
    <style:style style:name="T531" style:family="text">
      <style:text-properties fo:font-style="normal" officeooo:rsid="07694bd0" style:font-style-asian="normal" style:font-style-complex="normal"/>
    </style:style>
    <style:style style:name="T532" style:family="text">
      <style:text-properties fo:font-style="normal" officeooo:rsid="076a5892" style:font-style-asian="normal" style:font-style-complex="normal"/>
    </style:style>
    <style:style style:name="T533" style:family="text">
      <style:text-properties fo:font-style="normal" officeooo:rsid="076d2c4e" style:font-style-asian="normal" style:font-style-complex="normal"/>
    </style:style>
    <style:style style:name="T534" style:family="text">
      <style:text-properties fo:font-style="normal" officeooo:rsid="076bfdac" style:font-style-asian="normal" style:font-style-complex="normal"/>
    </style:style>
    <style:style style:name="T535" style:family="text">
      <style:text-properties fo:font-style="normal" officeooo:rsid="0772e04e" style:font-style-asian="normal" style:font-style-complex="normal"/>
    </style:style>
    <style:style style:name="T536" style:family="text">
      <style:text-properties fo:font-style="normal" officeooo:rsid="0777320e" style:font-style-asian="normal" style:font-style-complex="normal"/>
    </style:style>
    <style:style style:name="T537" style:family="text">
      <style:text-properties fo:font-style="normal" officeooo:rsid="077878eb" style:font-style-asian="normal" style:font-style-complex="normal"/>
    </style:style>
    <style:style style:name="T538" style:family="text">
      <style:text-properties fo:font-style="normal" officeooo:rsid="077e7e21" style:font-style-asian="normal" style:font-style-complex="normal"/>
    </style:style>
    <style:style style:name="T539" style:family="text">
      <style:text-properties fo:font-style="normal" officeooo:rsid="07804c7b" style:font-style-asian="normal" style:font-style-complex="normal"/>
    </style:style>
    <style:style style:name="T540" style:family="text">
      <style:text-properties fo:font-style="normal" officeooo:rsid="0782cc18" style:font-style-asian="normal" style:font-style-complex="normal"/>
    </style:style>
    <style:style style:name="T541" style:family="text">
      <style:text-properties fo:font-style="normal" officeooo:rsid="07838b3a" style:font-style-asian="normal" style:font-style-complex="normal"/>
    </style:style>
    <style:style style:name="T542" style:family="text">
      <style:text-properties fo:font-style="normal" officeooo:rsid="078452a0" style:font-style-asian="normal" style:font-style-complex="normal"/>
    </style:style>
    <style:style style:name="T543" style:family="text">
      <style:text-properties fo:font-style="normal" officeooo:rsid="07876973" style:font-style-asian="normal" style:font-style-complex="normal"/>
    </style:style>
    <style:style style:name="T544" style:family="text">
      <style:text-properties fo:font-style="normal" officeooo:rsid="07899a3b" style:font-style-asian="normal" style:font-style-complex="normal"/>
    </style:style>
    <style:style style:name="T545" style:family="text">
      <style:text-properties fo:font-style="normal" officeooo:rsid="078aa54c" style:font-style-asian="normal" style:font-style-complex="normal"/>
    </style:style>
    <style:style style:name="T546" style:family="text">
      <style:text-properties fo:font-style="normal" officeooo:rsid="079124d7" style:font-style-asian="normal" style:font-style-complex="normal"/>
    </style:style>
    <style:style style:name="T547" style:family="text">
      <style:text-properties fo:font-style="normal" officeooo:rsid="0791e488" style:font-style-asian="normal" style:font-style-complex="normal"/>
    </style:style>
    <style:style style:name="T548" style:family="text">
      <style:text-properties fo:font-style="normal" officeooo:rsid="0794320a" style:font-style-asian="normal" style:font-style-complex="normal"/>
    </style:style>
    <style:style style:name="T549" style:family="text">
      <style:text-properties fo:font-style="normal" officeooo:rsid="0795bb6b" style:font-style-asian="normal" style:font-style-complex="normal"/>
    </style:style>
    <style:style style:name="T550" style:family="text">
      <style:text-properties fo:font-style="normal" officeooo:rsid="0797792f" style:font-style-asian="normal" style:font-style-complex="normal"/>
    </style:style>
    <style:style style:name="T551" style:family="text">
      <style:text-properties fo:font-style="normal" officeooo:rsid="07995153" style:font-style-asian="normal" style:font-style-complex="normal"/>
    </style:style>
    <style:style style:name="T552" style:family="text">
      <style:text-properties fo:font-style="normal" officeooo:rsid="079a9c4f" style:font-style-asian="normal" style:font-style-complex="normal"/>
    </style:style>
    <style:style style:name="T553" style:family="text">
      <style:text-properties fo:font-style="normal" officeooo:rsid="079b92dc" style:font-style-asian="normal" style:font-style-complex="normal"/>
    </style:style>
    <style:style style:name="T554" style:family="text">
      <style:text-properties fo:font-style="normal" officeooo:rsid="079c5bf5" style:font-style-asian="normal" style:font-style-complex="normal"/>
    </style:style>
    <style:style style:name="T555" style:family="text">
      <style:text-properties fo:font-style="normal" officeooo:rsid="079ce1e7" style:font-style-asian="normal" style:font-style-complex="normal"/>
    </style:style>
    <style:style style:name="T556" style:family="text">
      <style:text-properties fo:font-style="normal" officeooo:rsid="079d9c73" style:font-style-asian="normal" style:font-style-complex="normal"/>
    </style:style>
    <style:style style:name="T557" style:family="text">
      <style:text-properties fo:font-style="normal" officeooo:rsid="079e4184" style:font-style-asian="normal" style:font-style-complex="normal"/>
    </style:style>
    <style:style style:name="T558" style:family="text">
      <style:text-properties fo:font-style="normal" officeooo:rsid="07a118c5" style:font-style-asian="normal" style:font-style-complex="normal"/>
    </style:style>
    <style:style style:name="T559" style:family="text">
      <style:text-properties fo:font-style="normal" officeooo:rsid="07a194b0" style:font-style-asian="normal" style:font-style-complex="normal"/>
    </style:style>
    <style:style style:name="T560" style:family="text">
      <style:text-properties fo:font-style="normal" officeooo:rsid="07a1b410" style:font-style-asian="normal" style:font-style-complex="normal"/>
    </style:style>
    <style:style style:name="T561" style:family="text">
      <style:text-properties fo:font-style="normal" officeooo:rsid="07a1f231" style:font-style-asian="normal" style:font-style-complex="normal"/>
    </style:style>
    <style:style style:name="T562" style:family="text">
      <style:text-properties fo:font-style="normal" officeooo:rsid="07a2b0e1" style:font-style-asian="normal" style:font-style-complex="normal"/>
    </style:style>
    <style:style style:name="T563" style:family="text">
      <style:text-properties fo:font-style="normal" officeooo:rsid="07a448c0" style:font-style-asian="normal" style:font-style-complex="normal"/>
    </style:style>
    <style:style style:name="T564" style:family="text">
      <style:text-properties fo:font-style="normal" officeooo:rsid="07a8c8d5" style:font-style-asian="normal" style:font-style-complex="normal"/>
    </style:style>
    <style:style style:name="T565" style:family="text">
      <style:text-properties fo:font-style="normal" officeooo:rsid="07aa70a6" style:font-style-asian="normal" style:font-style-complex="normal"/>
    </style:style>
    <style:style style:name="T566" style:family="text">
      <style:text-properties fo:font-style="normal" officeooo:rsid="07ac503a" style:font-style-asian="normal" style:font-style-complex="normal"/>
    </style:style>
    <style:style style:name="T567" style:family="text">
      <style:text-properties fo:font-style="normal" officeooo:rsid="07add197" style:font-style-asian="normal" style:font-style-complex="normal"/>
    </style:style>
    <style:style style:name="T568" style:family="text">
      <style:text-properties fo:font-style="normal" officeooo:rsid="07ae0f6d" style:font-style-asian="normal" style:font-style-complex="normal"/>
    </style:style>
    <style:style style:name="T569" style:family="text">
      <style:text-properties fo:font-style="normal" officeooo:rsid="07af4a8e" style:font-style-asian="normal" style:font-style-complex="normal"/>
    </style:style>
    <style:style style:name="T570" style:family="text">
      <style:text-properties fo:font-style="normal" officeooo:rsid="07b13c9a" style:font-style-asian="normal" style:font-style-complex="normal"/>
    </style:style>
    <style:style style:name="T571" style:family="text">
      <style:text-properties fo:font-style="normal" officeooo:rsid="07b2b014" style:font-style-asian="normal" style:font-style-complex="normal"/>
    </style:style>
    <style:style style:name="T572" style:family="text">
      <style:text-properties fo:font-style="normal" officeooo:rsid="07bb19cd" style:font-style-asian="normal" style:font-style-complex="normal"/>
    </style:style>
    <style:style style:name="T573" style:family="text">
      <style:text-properties fo:font-style="normal" officeooo:rsid="07bb6a30" style:font-style-asian="normal" style:font-style-complex="normal"/>
    </style:style>
    <style:style style:name="T574" style:family="text">
      <style:text-properties fo:font-style="normal" officeooo:rsid="07bd56c4" style:font-style-asian="normal" style:font-style-complex="normal"/>
    </style:style>
    <style:style style:name="T575" style:family="text">
      <style:text-properties fo:font-style="normal" officeooo:rsid="07c080ed" style:font-style-asian="normal" style:font-style-complex="normal"/>
    </style:style>
    <style:style style:name="T576" style:family="text">
      <style:text-properties fo:font-style="normal" officeooo:rsid="07c2a112" style:font-style-asian="normal" style:font-style-complex="normal"/>
    </style:style>
    <style:style style:name="T577" style:family="text">
      <style:text-properties fo:font-style="normal" officeooo:rsid="07c338e0" style:font-style-asian="normal" style:font-style-complex="normal"/>
    </style:style>
    <style:style style:name="T578" style:family="text">
      <style:text-properties fo:font-style="normal" officeooo:rsid="07c3ca41" style:font-style-asian="normal" style:font-style-complex="normal"/>
    </style:style>
    <style:style style:name="T579" style:family="text">
      <style:text-properties fo:font-style="normal" officeooo:rsid="07c5667a" style:font-style-asian="normal" style:font-style-complex="normal"/>
    </style:style>
    <style:style style:name="T580" style:family="text">
      <style:text-properties fo:font-style="normal" officeooo:rsid="07ce34f4" style:font-style-asian="normal" style:font-style-complex="normal"/>
    </style:style>
    <style:style style:name="T581" style:family="text">
      <style:text-properties fo:font-style="normal" officeooo:rsid="07cf705d" style:font-style-asian="normal" style:font-style-complex="normal"/>
    </style:style>
    <style:style style:name="T582" style:family="text">
      <style:text-properties fo:font-style="normal" officeooo:rsid="07d25e9b" style:font-style-asian="normal" style:font-style-complex="normal"/>
    </style:style>
    <style:style style:name="T583" style:family="text">
      <style:text-properties fo:font-style="normal" officeooo:rsid="07e32fef" style:font-style-asian="normal" style:font-style-complex="normal"/>
    </style:style>
    <style:style style:name="T584" style:family="text">
      <style:text-properties fo:font-style="normal" officeooo:rsid="07e57213" style:font-style-asian="normal" style:font-style-complex="normal"/>
    </style:style>
    <style:style style:name="T585" style:family="text">
      <style:text-properties fo:font-style="normal" officeooo:rsid="07e65433" style:font-style-asian="normal" style:font-style-complex="normal"/>
    </style:style>
    <style:style style:name="T586" style:family="text">
      <style:text-properties fo:font-style="normal" officeooo:rsid="07ebd461" style:font-style-asian="normal" style:font-style-complex="normal"/>
    </style:style>
    <style:style style:name="T587" style:family="text">
      <style:text-properties fo:font-style="normal" officeooo:rsid="07eeafc1" style:font-style-asian="normal" style:font-style-complex="normal"/>
    </style:style>
    <style:style style:name="T588" style:family="text">
      <style:text-properties fo:font-style="normal" officeooo:rsid="07f099cf" style:font-style-asian="normal" style:font-style-complex="normal"/>
    </style:style>
    <style:style style:name="T589" style:family="text">
      <style:text-properties fo:font-style="normal" officeooo:rsid="07f209b2" style:font-style-asian="normal" style:font-style-complex="normal"/>
    </style:style>
    <style:style style:name="T590" style:family="text">
      <style:text-properties fo:font-style="normal" officeooo:rsid="07f308ce" style:font-style-asian="normal" style:font-style-complex="normal"/>
    </style:style>
    <style:style style:name="T591" style:family="text">
      <style:text-properties fo:font-style="normal" officeooo:rsid="07f3b614" style:font-style-asian="normal" style:font-style-complex="normal"/>
    </style:style>
    <style:style style:name="T592" style:family="text">
      <style:text-properties fo:font-style="normal" officeooo:rsid="07f64ed3" style:font-style-asian="normal" style:font-style-complex="normal"/>
    </style:style>
    <style:style style:name="T593" style:family="text">
      <style:text-properties fo:font-style="normal" officeooo:rsid="07f84568" style:font-style-asian="normal" style:font-style-complex="normal"/>
    </style:style>
    <style:style style:name="T594" style:family="text">
      <style:text-properties fo:font-style="normal" officeooo:rsid="07f94298" style:font-style-asian="normal" style:font-style-complex="normal"/>
    </style:style>
    <style:style style:name="T595" style:family="text">
      <style:text-properties fo:font-style="normal" officeooo:rsid="07fd0f44" style:font-style-asian="normal" style:font-style-complex="normal"/>
    </style:style>
    <style:style style:name="T596" style:family="text">
      <style:text-properties fo:font-style="normal" officeooo:rsid="07fe5074" style:font-style-asian="normal" style:font-style-complex="normal"/>
    </style:style>
    <style:style style:name="T597" style:family="text">
      <style:text-properties fo:font-style="normal" officeooo:rsid="08002462" style:font-style-asian="normal" style:font-style-complex="normal"/>
    </style:style>
    <style:style style:name="T598" style:family="text">
      <style:text-properties fo:font-style="normal" officeooo:rsid="0801727a" style:font-style-asian="normal" style:font-style-complex="normal"/>
    </style:style>
    <style:style style:name="T599" style:family="text">
      <style:text-properties fo:font-style="normal" officeooo:rsid="0802a785" style:font-style-asian="normal" style:font-style-complex="normal"/>
    </style:style>
    <style:style style:name="T600" style:family="text">
      <style:text-properties fo:font-style="normal" officeooo:rsid="0809cd51" style:font-style-asian="normal" style:font-style-complex="normal"/>
    </style:style>
    <style:style style:name="T601" style:family="text">
      <style:text-properties fo:font-style="normal" officeooo:rsid="080ba71a" style:font-style-asian="normal" style:font-style-complex="normal"/>
    </style:style>
    <style:style style:name="T602" style:family="text">
      <style:text-properties fo:font-style="normal" officeooo:rsid="080c3fbb" style:font-style-asian="normal" style:font-style-complex="normal"/>
    </style:style>
    <style:style style:name="T603" style:family="text">
      <style:text-properties fo:font-style="normal" officeooo:rsid="080e3429" style:font-style-asian="normal" style:font-style-complex="normal"/>
    </style:style>
    <style:style style:name="T604" style:family="text">
      <style:text-properties fo:font-style="normal" officeooo:rsid="080e7265" style:font-style-asian="normal" style:font-style-complex="normal"/>
    </style:style>
    <style:style style:name="T605" style:family="text">
      <style:text-properties fo:font-style="normal" officeooo:rsid="081225fc" style:font-style-asian="normal" style:font-style-complex="normal"/>
    </style:style>
    <style:style style:name="T606" style:family="text">
      <style:text-properties fo:font-style="normal" officeooo:rsid="08128e6a" style:font-style-asian="normal" style:font-style-complex="normal"/>
    </style:style>
    <style:style style:name="T607" style:family="text">
      <style:text-properties fo:font-style="normal" officeooo:rsid="08132110" style:font-style-asian="normal" style:font-style-complex="normal"/>
    </style:style>
    <style:style style:name="T608" style:family="text">
      <style:text-properties fo:font-style="normal" officeooo:rsid="08145ee4" style:font-style-asian="normal" style:font-style-complex="normal"/>
    </style:style>
    <style:style style:name="T609" style:family="text">
      <style:text-properties fo:font-style="normal" officeooo:rsid="0816a5a0" style:font-style-asian="normal" style:font-style-complex="normal"/>
    </style:style>
    <style:style style:name="T610" style:family="text">
      <style:text-properties fo:font-style="normal" officeooo:rsid="081a5274" style:font-style-asian="normal" style:font-style-complex="normal"/>
    </style:style>
    <style:style style:name="T611" style:family="text">
      <style:text-properties fo:font-style="normal" officeooo:rsid="081dcada" style:font-style-asian="normal" style:font-style-complex="normal"/>
    </style:style>
    <style:style style:name="T612" style:family="text">
      <style:text-properties fo:font-style="normal" officeooo:rsid="081f2748" style:font-style-asian="normal" style:font-style-complex="normal"/>
    </style:style>
    <style:style style:name="T613" style:family="text">
      <style:text-properties fo:font-style="normal" officeooo:rsid="08241c8a" style:font-style-asian="normal" style:font-style-complex="normal"/>
    </style:style>
    <style:style style:name="T614" style:family="text">
      <style:text-properties fo:font-style="normal" officeooo:rsid="08242204" style:font-style-asian="normal" style:font-style-complex="normal"/>
    </style:style>
    <style:style style:name="T615" style:family="text">
      <style:text-properties fo:font-style="normal" officeooo:rsid="0825d712" style:font-style-asian="normal" style:font-style-complex="normal"/>
    </style:style>
    <style:style style:name="T616" style:family="text">
      <style:text-properties fo:font-style="normal" officeooo:rsid="0825ecbd" style:font-style-asian="normal" style:font-style-complex="normal"/>
    </style:style>
    <style:style style:name="T617" style:family="text">
      <style:text-properties fo:font-style="normal" officeooo:rsid="0826361f" style:font-style-asian="normal" style:font-style-complex="normal"/>
    </style:style>
    <style:style style:name="T618" style:family="text">
      <style:text-properties fo:font-style="normal" officeooo:rsid="0827c444" style:font-style-asian="normal" style:font-style-complex="normal"/>
    </style:style>
    <style:style style:name="T619" style:family="text">
      <style:text-properties fo:font-style="normal" officeooo:rsid="08299f71" style:font-style-asian="normal" style:font-style-complex="normal"/>
    </style:style>
    <style:style style:name="T620" style:family="text">
      <style:text-properties fo:font-style="normal" officeooo:rsid="0829fd78" style:font-style-asian="normal" style:font-style-complex="normal"/>
    </style:style>
    <style:style style:name="T621" style:family="text">
      <style:text-properties fo:font-style="normal" officeooo:rsid="082a2799" style:font-style-asian="normal" style:font-style-complex="normal"/>
    </style:style>
    <style:style style:name="T622" style:family="text">
      <style:text-properties fo:font-style="normal" officeooo:rsid="082d312c" style:font-style-asian="normal" style:font-style-complex="normal"/>
    </style:style>
    <style:style style:name="T623" style:family="text">
      <style:text-properties fo:font-style="normal" officeooo:rsid="082e2091" style:font-style-asian="normal" style:font-style-complex="normal"/>
    </style:style>
    <style:style style:name="T624" style:family="text">
      <style:text-properties fo:font-style="normal" officeooo:rsid="08319aeb" style:font-style-asian="normal" style:font-style-complex="normal"/>
    </style:style>
    <style:style style:name="T625" style:family="text">
      <style:text-properties fo:font-style="normal" officeooo:rsid="0832434a" style:font-style-asian="normal" style:font-style-complex="normal"/>
    </style:style>
    <style:style style:name="T626" style:family="text">
      <style:text-properties fo:font-style="normal" officeooo:rsid="0836f928" style:font-style-asian="normal" style:font-style-complex="normal"/>
    </style:style>
    <style:style style:name="T627" style:family="text">
      <style:text-properties fo:font-style="normal" officeooo:rsid="0838d096" style:font-style-asian="normal" style:font-style-complex="normal"/>
    </style:style>
    <style:style style:name="T628" style:family="text">
      <style:text-properties fo:font-style="normal" officeooo:rsid="083ad11f" style:font-style-asian="normal" style:font-style-complex="normal"/>
    </style:style>
    <style:style style:name="T629" style:family="text">
      <style:text-properties fo:font-style="normal" officeooo:rsid="083bd1c8" style:font-style-asian="normal" style:font-style-complex="normal"/>
    </style:style>
    <style:style style:name="T630" style:family="text">
      <style:text-properties fo:font-style="normal" officeooo:rsid="083dc042" style:font-style-asian="normal" style:font-style-complex="normal"/>
    </style:style>
    <style:style style:name="T631" style:family="text">
      <style:text-properties fo:font-style="normal" officeooo:rsid="083e30f2" style:font-style-asian="normal" style:font-style-complex="normal"/>
    </style:style>
    <style:style style:name="T632" style:family="text">
      <style:text-properties fo:font-style="normal" officeooo:rsid="083f7fd7" style:font-style-asian="normal" style:font-style-complex="normal"/>
    </style:style>
    <style:style style:name="T633" style:family="text">
      <style:text-properties fo:font-style="normal" officeooo:rsid="0840804e" style:font-style-asian="normal" style:font-style-complex="normal"/>
    </style:style>
    <style:style style:name="T634" style:family="text">
      <style:text-properties fo:font-style="normal" officeooo:rsid="0841b3c4" style:font-style-asian="normal" style:font-style-complex="normal"/>
    </style:style>
    <style:style style:name="T635" style:family="text">
      <style:text-properties fo:font-style="normal" officeooo:rsid="08422e59" style:font-style-asian="normal" style:font-style-complex="normal"/>
    </style:style>
    <style:style style:name="T636" style:family="text">
      <style:text-properties fo:font-style="normal" officeooo:rsid="08440dc8" style:font-style-asian="normal" style:font-style-complex="normal"/>
    </style:style>
    <style:style style:name="T637" style:family="text">
      <style:text-properties fo:font-style="normal" officeooo:rsid="0845644e" style:font-style-asian="normal" style:font-style-complex="normal"/>
    </style:style>
    <style:style style:name="T638" style:family="text">
      <style:text-properties fo:font-style="normal" officeooo:rsid="08475bd2" style:font-style-asian="normal" style:font-style-complex="normal"/>
    </style:style>
    <style:style style:name="T639" style:family="text">
      <style:text-properties fo:font-style="normal" officeooo:rsid="08485b38" style:font-style-asian="normal" style:font-style-complex="normal"/>
    </style:style>
    <style:style style:name="T640" style:family="text">
      <style:text-properties fo:font-style="normal" officeooo:rsid="0848fdd5" style:font-style-asian="normal" style:font-style-complex="normal"/>
    </style:style>
    <style:style style:name="T641" style:family="text">
      <style:text-properties fo:font-style="normal" officeooo:rsid="08492060" style:font-style-asian="normal" style:font-style-complex="normal"/>
    </style:style>
    <style:style style:name="T642" style:family="text">
      <style:text-properties fo:font-style="normal" officeooo:rsid="0849ec1e" style:font-style-asian="normal" style:font-style-complex="normal"/>
    </style:style>
    <style:style style:name="T643" style:family="text">
      <style:text-properties fo:font-style="normal" officeooo:rsid="084ac222" style:font-style-asian="normal" style:font-style-complex="normal"/>
    </style:style>
    <style:style style:name="T644" style:family="text">
      <style:text-properties fo:font-style="normal" officeooo:rsid="084bac8e" style:font-style-asian="normal" style:font-style-complex="normal"/>
    </style:style>
    <style:style style:name="T645" style:family="text">
      <style:text-properties fo:font-style="normal" officeooo:rsid="084ca490" style:font-style-asian="normal" style:font-style-complex="normal"/>
    </style:style>
    <style:style style:name="T646" style:family="text">
      <style:text-properties fo:font-style="normal" officeooo:rsid="084d8663" style:font-style-asian="normal" style:font-style-complex="normal"/>
    </style:style>
    <style:style style:name="T647" style:family="text">
      <style:text-properties fo:font-style="normal" officeooo:rsid="084e5f25" style:font-style-asian="normal" style:font-style-complex="normal"/>
    </style:style>
    <style:style style:name="T648" style:family="text">
      <style:text-properties fo:font-style="normal" officeooo:rsid="084ffb98" style:font-style-asian="normal" style:font-style-complex="normal"/>
    </style:style>
    <style:style style:name="T649" style:family="text">
      <style:text-properties fo:font-style="normal" officeooo:rsid="085008fe" style:font-style-asian="normal" style:font-style-complex="normal"/>
    </style:style>
    <style:style style:name="T650" style:family="text">
      <style:text-properties fo:font-style="normal" officeooo:rsid="0850fbfc" style:font-style-asian="normal" style:font-style-complex="normal"/>
    </style:style>
    <style:style style:name="T651" style:family="text">
      <style:text-properties fo:font-style="normal" officeooo:rsid="08512f52" style:font-style-asian="normal" style:font-style-complex="normal"/>
    </style:style>
    <style:style style:name="T652" style:family="text">
      <style:text-properties fo:font-style="normal" officeooo:rsid="08517361" style:font-style-asian="normal" style:font-style-complex="normal"/>
    </style:style>
    <style:style style:name="T653" style:family="text">
      <style:text-properties fo:font-style="normal" officeooo:rsid="0851a44c" style:font-style-asian="normal" style:font-style-complex="normal"/>
    </style:style>
    <style:style style:name="T654" style:family="text">
      <style:text-properties fo:font-style="normal" officeooo:rsid="08570450" style:font-style-asian="normal" style:font-style-complex="normal"/>
    </style:style>
    <style:style style:name="T655" style:family="text">
      <style:text-properties fo:font-style="normal" officeooo:rsid="08586e53" style:font-style-asian="normal" style:font-style-complex="normal"/>
    </style:style>
    <style:style style:name="T656" style:family="text">
      <style:text-properties fo:font-style="normal" officeooo:rsid="08591c81" style:font-style-asian="normal" style:font-style-complex="normal"/>
    </style:style>
    <style:style style:name="T657" style:family="text">
      <style:text-properties fo:font-style="normal" officeooo:rsid="085af1c6" style:font-style-asian="normal" style:font-style-complex="normal"/>
    </style:style>
    <style:style style:name="T658" style:family="text">
      <style:text-properties fo:font-style="normal" officeooo:rsid="085e8ef7" style:font-style-asian="normal" style:font-style-complex="normal"/>
    </style:style>
    <style:style style:name="T659" style:family="text">
      <style:text-properties fo:font-style="normal" officeooo:rsid="085f77d8" style:font-style-asian="normal" style:font-style-complex="normal"/>
    </style:style>
    <style:style style:name="T660" style:family="text">
      <style:text-properties fo:font-style="normal" officeooo:rsid="08633baa" style:font-style-asian="normal" style:font-style-complex="normal"/>
    </style:style>
    <style:style style:name="T661" style:family="text">
      <style:text-properties fo:font-style="normal" officeooo:rsid="086375cb" style:font-style-asian="normal" style:font-style-complex="normal"/>
    </style:style>
    <style:style style:name="T662" style:family="text">
      <style:text-properties fo:font-style="normal" officeooo:rsid="0864297a" style:font-style-asian="normal" style:font-style-complex="normal"/>
    </style:style>
    <style:style style:name="T663" style:family="text">
      <style:text-properties fo:font-style="normal" officeooo:rsid="086850db" style:font-style-asian="normal" style:font-style-complex="normal"/>
    </style:style>
    <style:style style:name="T664" style:family="text">
      <style:text-properties fo:font-style="normal" officeooo:rsid="086d3707" style:font-style-asian="normal" style:font-style-complex="normal"/>
    </style:style>
    <style:style style:name="T665" style:family="text">
      <style:text-properties fo:font-style="normal" officeooo:rsid="086e840f" style:font-style-asian="normal" style:font-style-complex="normal"/>
    </style:style>
    <style:style style:name="T666" style:family="text">
      <style:text-properties fo:font-style="normal" officeooo:rsid="0872b232" style:font-style-asian="normal" style:font-style-complex="normal"/>
    </style:style>
    <style:style style:name="T667" style:family="text">
      <style:text-properties fo:font-style="normal" officeooo:rsid="08734835" style:font-style-asian="normal" style:font-style-complex="normal"/>
    </style:style>
    <style:style style:name="T668" style:family="text">
      <style:text-properties fo:font-style="normal" officeooo:rsid="0877552a" style:font-style-asian="normal" style:font-style-complex="normal"/>
    </style:style>
    <style:style style:name="T669" style:family="text">
      <style:text-properties fo:font-style="normal" officeooo:rsid="087886b0" style:font-style-asian="normal" style:font-style-complex="normal"/>
    </style:style>
    <style:style style:name="T670" style:family="text">
      <style:text-properties fo:font-style="normal" officeooo:rsid="087b9851" style:font-style-asian="normal" style:font-style-complex="normal"/>
    </style:style>
    <style:style style:name="T671" style:family="text">
      <style:text-properties fo:font-style="normal" officeooo:rsid="087c5a16" style:font-style-asian="normal" style:font-style-complex="normal"/>
    </style:style>
    <style:style style:name="T672" style:family="text">
      <style:text-properties fo:font-style="normal" officeooo:rsid="087cbd4d" style:font-style-asian="normal" style:font-style-complex="normal"/>
    </style:style>
    <style:style style:name="T673" style:family="text">
      <style:text-properties fo:font-style="normal" officeooo:rsid="08820f96" style:font-style-asian="normal" style:font-style-complex="normal"/>
    </style:style>
    <style:style style:name="T674" style:family="text">
      <style:text-properties fo:font-style="normal" officeooo:rsid="08835158" style:font-style-asian="normal" style:font-style-complex="normal"/>
    </style:style>
    <style:style style:name="T675" style:family="text">
      <style:text-properties fo:font-style="normal" officeooo:rsid="088579da" style:font-style-asian="normal" style:font-style-complex="normal"/>
    </style:style>
    <style:style style:name="T676" style:family="text">
      <style:text-properties fo:font-style="normal" officeooo:rsid="0885a2b0" style:font-style-asian="normal" style:font-style-complex="normal"/>
    </style:style>
    <style:style style:name="T677" style:family="text">
      <style:text-properties fo:font-style="normal" officeooo:rsid="0885d128" style:font-style-asian="normal" style:font-style-complex="normal"/>
    </style:style>
    <style:style style:name="T678" style:family="text">
      <style:text-properties fo:font-style="normal" officeooo:rsid="0885e27a" style:font-style-asian="normal" style:font-style-complex="normal"/>
    </style:style>
    <style:style style:name="T679" style:family="text">
      <style:text-properties fo:font-style="normal" officeooo:rsid="088a19e6" style:font-style-asian="normal" style:font-style-complex="normal"/>
    </style:style>
    <style:style style:name="T680" style:family="text">
      <style:text-properties fo:font-style="normal" officeooo:rsid="088dc040" style:font-style-asian="normal" style:font-style-complex="normal"/>
    </style:style>
    <style:style style:name="T681" style:family="text">
      <style:text-properties fo:font-style="normal" officeooo:rsid="0890c661" style:font-style-asian="normal" style:font-style-complex="normal"/>
    </style:style>
    <style:style style:name="T682" style:family="text">
      <style:text-properties fo:font-style="normal" officeooo:rsid="0891da16" style:font-style-asian="normal" style:font-style-complex="normal"/>
    </style:style>
    <style:style style:name="T683" style:family="text">
      <style:text-properties fo:font-style="normal" officeooo:rsid="0892a638" style:font-style-asian="normal" style:font-style-complex="normal"/>
    </style:style>
    <style:style style:name="T684" style:family="text">
      <style:text-properties fo:font-style="normal" officeooo:rsid="089559bb" style:font-style-asian="normal" style:font-style-complex="normal"/>
    </style:style>
    <style:style style:name="T685" style:family="text">
      <style:text-properties fo:font-style="normal" officeooo:rsid="0898feb4" style:font-style-asian="normal" style:font-style-complex="normal"/>
    </style:style>
    <style:style style:name="T686" style:family="text">
      <style:text-properties fo:font-style="normal" officeooo:rsid="089a8f1f" style:font-style-asian="normal" style:font-style-complex="normal"/>
    </style:style>
    <style:style style:name="T687" style:family="text">
      <style:text-properties fo:font-style="normal" officeooo:rsid="089b3759" style:font-style-asian="normal" style:font-style-complex="normal"/>
    </style:style>
    <style:style style:name="T688" style:family="text">
      <style:text-properties fo:font-style="normal" officeooo:rsid="089cc79e" style:font-style-asian="normal" style:font-style-complex="normal"/>
    </style:style>
    <style:style style:name="T689" style:family="text">
      <style:text-properties fo:font-style="normal" officeooo:rsid="089d2b6b" style:font-style-asian="normal" style:font-style-complex="normal"/>
    </style:style>
    <style:style style:name="T690" style:family="text">
      <style:text-properties fo:font-style="normal" officeooo:rsid="089d5a4f" style:font-style-asian="normal" style:font-style-complex="normal"/>
    </style:style>
    <style:style style:name="T691" style:family="text">
      <style:text-properties fo:font-style="normal" officeooo:rsid="08a01951" style:font-style-asian="normal" style:font-style-complex="normal"/>
    </style:style>
    <style:style style:name="T692" style:family="text">
      <style:text-properties fo:font-style="normal" officeooo:rsid="08a0a820" style:font-style-asian="normal" style:font-style-complex="normal"/>
    </style:style>
    <style:style style:name="T693" style:family="text">
      <style:text-properties fo:font-style="normal" officeooo:rsid="08a277a1" style:font-style-asian="normal" style:font-style-complex="normal"/>
    </style:style>
    <style:style style:name="T694" style:family="text">
      <style:text-properties fo:font-style="normal" officeooo:rsid="08a44049" style:font-style-asian="normal" style:font-style-complex="normal"/>
    </style:style>
    <style:style style:name="T695" style:family="text">
      <style:text-properties fo:font-style="normal" officeooo:rsid="08aadbcc" style:font-style-asian="normal" style:font-style-complex="normal"/>
    </style:style>
    <style:style style:name="T696" style:family="text">
      <style:text-properties fo:font-style="normal" officeooo:rsid="08b19c52" style:font-style-asian="normal" style:font-style-complex="normal"/>
    </style:style>
    <style:style style:name="T697" style:family="text">
      <style:text-properties fo:font-style="normal" officeooo:rsid="08b27d12" style:font-style-asian="normal" style:font-style-complex="normal"/>
    </style:style>
    <style:style style:name="T698" style:family="text">
      <style:text-properties fo:font-style="normal" officeooo:rsid="08b563b6" style:font-style-asian="normal" style:font-style-complex="normal"/>
    </style:style>
    <style:style style:name="T699" style:family="text">
      <style:text-properties fo:font-style="normal" officeooo:rsid="08bb97b7" style:font-style-asian="normal" style:font-style-complex="normal"/>
    </style:style>
    <style:style style:name="T700" style:family="text">
      <style:text-properties fo:font-style="normal" officeooo:rsid="08bcf2f1" style:font-style-asian="normal" style:font-style-complex="normal"/>
    </style:style>
    <style:style style:name="T701" style:family="text">
      <style:text-properties fo:font-style="normal" officeooo:rsid="08be4e9e" style:font-style-asian="normal" style:font-style-complex="normal"/>
    </style:style>
    <style:style style:name="T702" style:family="text">
      <style:text-properties fo:font-style="normal" officeooo:rsid="08be96ff" style:font-style-asian="normal" style:font-style-complex="normal"/>
    </style:style>
    <style:style style:name="T703" style:family="text">
      <style:text-properties fo:font-style="normal" officeooo:rsid="08c0c6a8" style:font-style-asian="normal" style:font-style-complex="normal"/>
    </style:style>
    <style:style style:name="T704" style:family="text">
      <style:text-properties fo:font-style="normal" officeooo:rsid="08c17e56" style:font-style-asian="normal" style:font-style-complex="normal"/>
    </style:style>
    <style:style style:name="T705" style:family="text">
      <style:text-properties fo:font-style="normal" officeooo:rsid="08c5360a" style:font-style-asian="normal" style:font-style-complex="normal"/>
    </style:style>
    <style:style style:name="T706" style:family="text">
      <style:text-properties fo:font-style="normal" officeooo:rsid="08c85e50" style:font-style-asian="normal" style:font-style-complex="normal"/>
    </style:style>
    <style:style style:name="T707" style:family="text">
      <style:text-properties fo:font-style="normal" officeooo:rsid="08c8c37c" style:font-style-asian="normal" style:font-style-complex="normal"/>
    </style:style>
    <style:style style:name="T708" style:family="text">
      <style:text-properties fo:font-style="normal" officeooo:rsid="08c9e12c" style:font-style-asian="normal" style:font-style-complex="normal"/>
    </style:style>
    <style:style style:name="T709" style:family="text">
      <style:text-properties fo:font-style="normal" officeooo:rsid="08ce07e7" style:font-style-asian="normal" style:font-style-complex="normal"/>
    </style:style>
    <style:style style:name="T710" style:family="text">
      <style:text-properties fo:font-style="normal" officeooo:rsid="08d8f6f9" style:font-style-asian="normal" style:font-style-complex="normal"/>
    </style:style>
    <style:style style:name="T711" style:family="text">
      <style:text-properties fo:font-style="normal" officeooo:rsid="08da9297" style:font-style-asian="normal" style:font-style-complex="normal"/>
    </style:style>
    <style:style style:name="T712" style:family="text">
      <style:text-properties fo:font-style="normal" officeooo:rsid="08db41df" style:font-style-asian="normal" style:font-style-complex="normal"/>
    </style:style>
    <style:style style:name="T713" style:family="text">
      <style:text-properties fo:font-style="normal" officeooo:rsid="08dda1ff" style:font-style-asian="normal" style:font-style-complex="normal"/>
    </style:style>
    <style:style style:name="T714" style:family="text">
      <style:text-properties fo:font-style="normal" officeooo:rsid="08ddaf11" style:font-style-asian="normal" style:font-style-complex="normal"/>
    </style:style>
    <style:style style:name="T715" style:family="text">
      <style:text-properties fo:font-style="normal" officeooo:rsid="08df9d08" style:font-style-asian="normal" style:font-style-complex="normal"/>
    </style:style>
    <style:style style:name="T716" style:family="text">
      <style:text-properties fo:font-style="normal" officeooo:rsid="08e15c28" style:font-style-asian="normal" style:font-style-complex="normal"/>
    </style:style>
    <style:style style:name="T717" style:family="text">
      <style:text-properties fo:font-style="normal" officeooo:rsid="08e327b9" style:font-style-asian="normal" style:font-style-complex="normal"/>
    </style:style>
    <style:style style:name="T718" style:family="text">
      <style:text-properties fo:font-style="normal" officeooo:rsid="08e39897" style:font-style-asian="normal" style:font-style-complex="normal"/>
    </style:style>
    <style:style style:name="T719" style:family="text">
      <style:text-properties fo:font-style="normal" officeooo:rsid="08e43093" style:font-style-asian="normal" style:font-style-complex="normal"/>
    </style:style>
    <style:style style:name="T720" style:family="text">
      <style:text-properties fo:font-style="normal" officeooo:rsid="08e46020" style:font-style-asian="normal" style:font-style-complex="normal"/>
    </style:style>
    <style:style style:name="T721" style:family="text">
      <style:text-properties fo:font-style="normal" officeooo:rsid="08e518b6" style:font-style-asian="normal" style:font-style-complex="normal"/>
    </style:style>
    <style:style style:name="T722" style:family="text">
      <style:text-properties fo:font-style="normal" officeooo:rsid="08e5afb5" style:font-style-asian="normal" style:font-style-complex="normal"/>
    </style:style>
    <style:style style:name="T723" style:family="text">
      <style:text-properties fo:font-style="normal" officeooo:rsid="08e8e62e" style:font-style-asian="normal" style:font-style-complex="normal"/>
    </style:style>
    <style:style style:name="T724" style:family="text">
      <style:text-properties fo:font-style="normal" officeooo:rsid="08ed63ef" style:font-style-asian="normal" style:font-style-complex="normal"/>
    </style:style>
    <style:style style:name="T725" style:family="text">
      <style:text-properties fo:font-style="normal" officeooo:rsid="08eee555" style:font-style-asian="normal" style:font-style-complex="normal"/>
    </style:style>
    <style:style style:name="T726" style:family="text">
      <style:text-properties fo:font-style="normal" officeooo:rsid="08f331c7" style:font-style-asian="normal" style:font-style-complex="normal"/>
    </style:style>
    <style:style style:name="T727" style:family="text">
      <style:text-properties fo:font-style="normal" officeooo:rsid="08f820e6" style:font-style-asian="normal" style:font-style-complex="normal"/>
    </style:style>
    <style:style style:name="T728" style:family="text">
      <style:text-properties fo:font-style="normal" officeooo:rsid="08f9b130" style:font-style-asian="normal" style:font-style-complex="normal"/>
    </style:style>
    <style:style style:name="T729" style:family="text">
      <style:text-properties fo:font-style="normal" officeooo:rsid="08fad3ae" style:font-style-asian="normal" style:font-style-complex="normal"/>
    </style:style>
    <style:style style:name="T730" style:family="text">
      <style:text-properties fo:font-style="normal" officeooo:rsid="08fb985c" style:font-style-asian="normal" style:font-style-complex="normal"/>
    </style:style>
    <style:style style:name="T731" style:family="text">
      <style:text-properties fo:font-style="normal" officeooo:rsid="08fcf958" style:font-style-asian="normal" style:font-style-complex="normal"/>
    </style:style>
    <style:style style:name="T732" style:family="text">
      <style:text-properties fo:font-style="normal" officeooo:rsid="08fe6ecb" style:font-style-asian="normal" style:font-style-complex="normal"/>
    </style:style>
    <style:style style:name="T733" style:family="text">
      <style:text-properties fo:font-style="normal" officeooo:rsid="0900242f" style:font-style-asian="normal" style:font-style-complex="normal"/>
    </style:style>
    <style:style style:name="T734" style:family="text">
      <style:text-properties fo:font-style="normal" officeooo:rsid="08967f9b" style:font-style-asian="normal" style:font-style-complex="normal"/>
    </style:style>
    <style:style style:name="T735" style:family="text">
      <style:text-properties fo:font-style="normal" officeooo:rsid="09097fac" style:font-style-asian="normal" style:font-style-complex="normal"/>
    </style:style>
    <style:style style:name="T736" style:family="text">
      <style:text-properties fo:font-style="normal" officeooo:rsid="090a4aa6" style:font-style-asian="normal" style:font-style-complex="normal"/>
    </style:style>
    <style:style style:name="T737" style:family="text">
      <style:text-properties fo:font-style="normal" officeooo:rsid="0907bffa" style:font-style-asian="normal" style:font-style-complex="normal"/>
    </style:style>
    <style:style style:name="T738" style:family="text">
      <style:text-properties fo:font-style="normal" officeooo:rsid="090ad5c4" style:font-style-asian="normal" style:font-style-complex="normal"/>
    </style:style>
    <style:style style:name="T739" style:family="text">
      <style:text-properties fo:font-style="normal" officeooo:rsid="090b6025" style:font-style-asian="normal" style:font-style-complex="normal"/>
    </style:style>
    <style:style style:name="T740" style:family="text">
      <style:text-properties fo:font-style="normal" officeooo:rsid="090caac1" style:font-style-asian="normal" style:font-style-complex="normal"/>
    </style:style>
    <style:style style:name="T741" style:family="text">
      <style:text-properties fo:font-style="normal" officeooo:rsid="090f3e1b" style:font-style-asian="normal" style:font-style-complex="normal"/>
    </style:style>
    <style:style style:name="T742" style:family="text">
      <style:text-properties fo:font-style="normal" officeooo:rsid="090fe008" style:font-style-asian="normal" style:font-style-complex="normal"/>
    </style:style>
    <style:style style:name="T743" style:family="text">
      <style:text-properties fo:font-style="normal" officeooo:rsid="0910c617" style:font-style-asian="normal" style:font-style-complex="normal"/>
    </style:style>
    <style:style style:name="T744" style:family="text">
      <style:text-properties fo:font-style="normal" officeooo:rsid="0912e886" style:font-style-asian="normal" style:font-style-complex="normal"/>
    </style:style>
    <style:style style:name="T745" style:family="text">
      <style:text-properties fo:font-style="normal" officeooo:rsid="091496dc" style:font-style-asian="normal" style:font-style-complex="normal"/>
    </style:style>
    <style:style style:name="T746" style:family="text">
      <style:text-properties fo:font-style="normal" officeooo:rsid="0914aee2" style:font-style-asian="normal" style:font-style-complex="normal"/>
    </style:style>
    <style:style style:name="T747" style:family="text">
      <style:text-properties fo:font-style="normal" officeooo:rsid="09168361" style:font-style-asian="normal" style:font-style-complex="normal"/>
    </style:style>
    <style:style style:name="T748" style:family="text">
      <style:text-properties fo:font-style="normal" officeooo:rsid="0916f4ba" style:font-style-asian="normal" style:font-style-complex="normal"/>
    </style:style>
    <style:style style:name="T749" style:family="text">
      <style:text-properties fo:font-style="normal" officeooo:rsid="09172c00" style:font-style-asian="normal" style:font-style-complex="normal"/>
    </style:style>
    <style:style style:name="T750" style:family="text">
      <style:text-properties fo:font-style="normal" officeooo:rsid="091c1e48" style:font-style-asian="normal" style:font-style-complex="normal"/>
    </style:style>
    <style:style style:name="T751" style:family="text">
      <style:text-properties fo:font-style="normal" officeooo:rsid="091dae7d" style:font-style-asian="normal" style:font-style-complex="normal"/>
    </style:style>
    <style:style style:name="T752" style:family="text">
      <style:text-properties fo:font-style="normal" officeooo:rsid="091dc098" style:font-style-asian="normal" style:font-style-complex="normal"/>
    </style:style>
    <style:style style:name="T753" style:family="text">
      <style:text-properties fo:font-style="normal" officeooo:rsid="091eeceb" style:font-style-asian="normal" style:font-style-complex="normal"/>
    </style:style>
    <style:style style:name="T754" style:family="text">
      <style:text-properties fo:font-style="normal" officeooo:rsid="09216253" style:font-style-asian="normal" style:font-style-complex="normal"/>
    </style:style>
    <style:style style:name="T755" style:family="text">
      <style:text-properties fo:font-style="normal" officeooo:rsid="09218c26" style:font-style-asian="normal" style:font-style-complex="normal"/>
    </style:style>
    <style:style style:name="T756" style:family="text">
      <style:text-properties fo:font-style="normal" officeooo:rsid="09221cb4" style:font-style-asian="normal" style:font-style-complex="normal"/>
    </style:style>
    <style:style style:name="T757" style:family="text">
      <style:text-properties fo:font-style="normal" officeooo:rsid="0923fe68" style:font-style-asian="normal" style:font-style-complex="normal"/>
    </style:style>
    <style:style style:name="T758" style:family="text">
      <style:text-properties fo:font-style="normal" officeooo:rsid="092460e6" style:font-style-asian="normal" style:font-style-complex="normal"/>
    </style:style>
    <style:style style:name="T759" style:family="text">
      <style:text-properties fo:font-style="normal" officeooo:rsid="09263a7a" style:font-style-asian="normal" style:font-style-complex="normal"/>
    </style:style>
    <style:style style:name="T760" style:family="text">
      <style:text-properties fo:font-style="normal" officeooo:rsid="0928286d" style:font-style-asian="normal" style:font-style-complex="normal"/>
    </style:style>
    <style:style style:name="T761" style:family="text">
      <style:text-properties fo:font-style="normal" officeooo:rsid="092ca1c1" style:font-style-asian="normal" style:font-style-complex="normal"/>
    </style:style>
    <style:style style:name="T762" style:family="text">
      <style:text-properties fo:font-style="normal" officeooo:rsid="092e5875" style:font-style-asian="normal" style:font-style-complex="normal"/>
    </style:style>
    <style:style style:name="T763" style:family="text">
      <style:text-properties fo:font-style="normal" officeooo:rsid="092f03be" style:font-style-asian="normal" style:font-style-complex="normal"/>
    </style:style>
    <style:style style:name="T764" style:family="text">
      <style:text-properties fo:font-style="normal" officeooo:rsid="093041d0" style:font-style-asian="normal" style:font-style-complex="normal"/>
    </style:style>
    <style:style style:name="T765" style:family="text">
      <style:text-properties fo:font-style="normal" officeooo:rsid="0932bb89" style:font-style-asian="normal" style:font-style-complex="normal"/>
    </style:style>
    <style:style style:name="T766" style:family="text">
      <style:text-properties fo:font-style="normal" officeooo:rsid="09349b4f" style:font-style-asian="normal" style:font-style-complex="normal"/>
    </style:style>
    <style:style style:name="T767" style:family="text">
      <style:text-properties fo:font-style="normal" officeooo:rsid="09356bb2" style:font-style-asian="normal" style:font-style-complex="normal"/>
    </style:style>
    <style:style style:name="T768" style:family="text">
      <style:text-properties fo:font-style="normal" officeooo:rsid="094084b6" style:font-style-asian="normal" style:font-style-complex="normal"/>
    </style:style>
    <style:style style:name="T769" style:family="text">
      <style:text-properties fo:font-style="normal" officeooo:rsid="094095e9" style:font-style-asian="normal" style:font-style-complex="normal"/>
    </style:style>
    <style:style style:name="T770" style:family="text">
      <style:text-properties fo:font-style="normal" officeooo:rsid="09444187" style:font-style-asian="normal" style:font-style-complex="normal"/>
    </style:style>
    <style:style style:name="T771" style:family="text">
      <style:text-properties fo:font-style="normal" officeooo:rsid="09456448" style:font-style-asian="normal" style:font-style-complex="normal"/>
    </style:style>
    <style:style style:name="T772" style:family="text">
      <style:text-properties fo:font-style="normal" officeooo:rsid="0945e8f9" style:font-style-asian="normal" style:font-style-complex="normal"/>
    </style:style>
    <style:style style:name="T773" style:family="text">
      <style:text-properties fo:font-style="normal" officeooo:rsid="0948e123" style:font-style-asian="normal" style:font-style-complex="normal"/>
    </style:style>
    <style:style style:name="T774" style:family="text">
      <style:text-properties fo:font-style="normal" officeooo:rsid="094ff60a" style:font-style-asian="normal" style:font-style-complex="normal"/>
    </style:style>
    <style:style style:name="T775" style:family="text">
      <style:text-properties fo:font-style="normal" officeooo:rsid="09526d0d" style:font-style-asian="normal" style:font-style-complex="normal"/>
    </style:style>
    <style:style style:name="T776" style:family="text">
      <style:text-properties fo:font-style="normal" officeooo:rsid="0952b4e0" style:font-style-asian="normal" style:font-style-complex="normal"/>
    </style:style>
    <style:style style:name="T777" style:family="text">
      <style:text-properties fo:font-style="normal" officeooo:rsid="0952f4b5" style:font-style-asian="normal" style:font-style-complex="normal"/>
    </style:style>
    <style:style style:name="T778" style:family="text">
      <style:text-properties fo:font-style="normal" officeooo:rsid="0953022b" style:font-style-asian="normal" style:font-style-complex="normal"/>
    </style:style>
    <style:style style:name="T779" style:family="text">
      <style:text-properties fo:font-style="normal" officeooo:rsid="09547e39" style:font-style-asian="normal" style:font-style-complex="normal"/>
    </style:style>
    <style:style style:name="T780" style:family="text">
      <style:text-properties fo:font-style="normal" officeooo:rsid="095518ef" style:font-style-asian="normal" style:font-style-complex="normal"/>
    </style:style>
    <style:style style:name="T781" style:family="text">
      <style:text-properties fo:font-style="normal" officeooo:rsid="09568359" style:font-style-asian="normal" style:font-style-complex="normal"/>
    </style:style>
    <style:style style:name="T782" style:family="text">
      <style:text-properties fo:font-style="normal" officeooo:rsid="09597f57" style:font-style-asian="normal" style:font-style-complex="normal"/>
    </style:style>
    <style:style style:name="T783" style:family="text">
      <style:text-properties fo:font-style="normal" officeooo:rsid="095bcac1" style:font-style-asian="normal" style:font-style-complex="normal"/>
    </style:style>
    <style:style style:name="T784" style:family="text">
      <style:text-properties fo:font-style="normal" officeooo:rsid="095cd1cb" style:font-style-asian="normal" style:font-style-complex="normal"/>
    </style:style>
    <style:style style:name="T785" style:family="text">
      <style:text-properties fo:font-style="normal" officeooo:rsid="095e35be" style:font-style-asian="normal" style:font-style-complex="normal"/>
    </style:style>
    <style:style style:name="T786" style:family="text">
      <style:text-properties fo:font-style="normal" officeooo:rsid="095f3f23" style:font-style-asian="normal" style:font-style-complex="normal"/>
    </style:style>
    <style:style style:name="T787" style:family="text">
      <style:text-properties fo:font-style="normal" officeooo:rsid="09613010" style:font-style-asian="normal" style:font-style-complex="normal"/>
    </style:style>
    <style:style style:name="T788" style:family="text">
      <style:text-properties fo:font-style="normal" officeooo:rsid="09628952" style:font-style-asian="normal" style:font-style-complex="normal"/>
    </style:style>
    <style:style style:name="T789" style:family="text">
      <style:text-properties fo:font-style="normal" officeooo:rsid="09645a1d" style:font-style-asian="normal" style:font-style-complex="normal"/>
    </style:style>
    <style:style style:name="T790" style:family="text">
      <style:text-properties fo:font-style="normal" officeooo:rsid="0965c47e" style:font-style-asian="normal" style:font-style-complex="normal"/>
    </style:style>
    <style:style style:name="T791" style:family="text">
      <style:text-properties fo:font-style="normal" officeooo:rsid="09674474" style:font-style-asian="normal" style:font-style-complex="normal"/>
    </style:style>
    <style:style style:name="T792" style:family="text">
      <style:text-properties fo:font-style="normal" officeooo:rsid="096b30d9" style:font-style-asian="normal" style:font-style-complex="normal"/>
    </style:style>
    <style:style style:name="T793" style:family="text">
      <style:text-properties fo:font-style="normal" officeooo:rsid="096ba662" style:font-style-asian="normal" style:font-style-complex="normal"/>
    </style:style>
    <style:style style:name="T794" style:family="text">
      <style:text-properties fo:font-style="normal" officeooo:rsid="096d39f8" style:font-style-asian="normal" style:font-style-complex="normal"/>
    </style:style>
    <style:style style:name="T795" style:family="text">
      <style:text-properties fo:font-style="normal" officeooo:rsid="096d54f3" style:font-style-asian="normal" style:font-style-complex="normal"/>
    </style:style>
    <style:style style:name="T796" style:family="text">
      <style:text-properties fo:font-style="normal" officeooo:rsid="096f078a" style:font-style-asian="normal" style:font-style-complex="normal"/>
    </style:style>
    <style:style style:name="T797" style:family="text">
      <style:text-properties fo:font-style="normal" officeooo:rsid="097527af" style:font-style-asian="normal" style:font-style-complex="normal"/>
    </style:style>
    <style:style style:name="T798" style:family="text">
      <style:text-properties fo:font-style="normal" officeooo:rsid="09769c10" style:font-style-asian="normal" style:font-style-complex="normal"/>
    </style:style>
    <style:style style:name="T799" style:family="text">
      <style:text-properties fo:font-style="normal" officeooo:rsid="097aa8b6" style:font-style-asian="normal" style:font-style-complex="normal"/>
    </style:style>
    <style:style style:name="T800" style:family="text">
      <style:text-properties fo:font-style="normal" officeooo:rsid="097e04c0" style:font-style-asian="normal" style:font-style-complex="normal"/>
    </style:style>
    <style:style style:name="T801" style:family="text">
      <style:text-properties fo:font-style="normal" officeooo:rsid="09823e80" style:font-style-asian="normal" style:font-style-complex="normal"/>
    </style:style>
    <style:style style:name="T802" style:family="text">
      <style:text-properties fo:font-style="normal" officeooo:rsid="09834874" style:font-style-asian="normal" style:font-style-complex="normal"/>
    </style:style>
    <style:style style:name="T803" style:family="text">
      <style:text-properties fo:font-style="normal" officeooo:rsid="098434d1" style:font-style-asian="normal" style:font-style-complex="normal"/>
    </style:style>
    <style:style style:name="T804" style:family="text">
      <style:text-properties fo:font-style="normal" officeooo:rsid="09852d44" style:font-style-asian="normal" style:font-style-complex="normal"/>
    </style:style>
    <style:style style:name="T805" style:family="text">
      <style:text-properties fo:font-style="normal" officeooo:rsid="098835c0" style:font-style-asian="normal" style:font-style-complex="normal"/>
    </style:style>
    <style:style style:name="T806" style:family="text">
      <style:text-properties fo:font-style="normal" officeooo:rsid="09895507" style:font-style-asian="normal" style:font-style-complex="normal"/>
    </style:style>
    <style:style style:name="T807" style:family="text">
      <style:text-properties fo:font-style="normal" officeooo:rsid="093b96e9" style:font-style-asian="normal" style:font-style-complex="normal"/>
    </style:style>
    <style:style style:name="T808" style:family="text">
      <style:text-properties fo:font-style="normal" officeooo:rsid="09925b17" style:font-style-asian="normal" style:font-style-complex="normal"/>
    </style:style>
    <style:style style:name="T809" style:family="text">
      <style:text-properties fo:font-style="normal" officeooo:rsid="0994949e" style:font-style-asian="normal" style:font-style-complex="normal"/>
    </style:style>
    <style:style style:name="T810" style:family="text">
      <style:text-properties fo:font-style="normal" officeooo:rsid="09950230" style:font-style-asian="normal" style:font-style-complex="normal"/>
    </style:style>
    <style:style style:name="T811" style:family="text">
      <style:text-properties fo:font-style="normal" officeooo:rsid="0998a4dd" style:font-style-asian="normal" style:font-style-complex="normal"/>
    </style:style>
    <style:style style:name="T812" style:family="text">
      <style:text-properties fo:font-style="normal" officeooo:rsid="09997486" style:font-style-asian="normal" style:font-style-complex="normal"/>
    </style:style>
    <style:style style:name="T813" style:family="text">
      <style:text-properties fo:font-style="normal" officeooo:rsid="099cacd5" style:font-style-asian="normal" style:font-style-complex="normal"/>
    </style:style>
    <style:style style:name="T814" style:family="text">
      <style:text-properties fo:font-style="normal" officeooo:rsid="099cb203" style:font-style-asian="normal" style:font-style-complex="normal"/>
    </style:style>
    <style:style style:name="T815" style:family="text">
      <style:text-properties fo:font-style="normal" officeooo:rsid="099dbd58" style:font-style-asian="normal" style:font-style-complex="normal"/>
    </style:style>
    <style:style style:name="T816" style:family="text">
      <style:text-properties fo:font-style="normal" officeooo:rsid="099f7dfc" style:font-style-asian="normal" style:font-style-complex="normal"/>
    </style:style>
    <style:style style:name="T817" style:family="text">
      <style:text-properties fo:font-style="normal" officeooo:rsid="09a108e6" style:font-style-asian="normal" style:font-style-complex="normal"/>
    </style:style>
    <style:style style:name="T818" style:family="text">
      <style:text-properties fo:font-style="normal" officeooo:rsid="09a1c57e" style:font-style-asian="normal" style:font-style-complex="normal"/>
    </style:style>
    <style:style style:name="T819" style:family="text">
      <style:text-properties fo:font-style="normal" officeooo:rsid="09a2ed9e" style:font-style-asian="normal" style:font-style-complex="normal"/>
    </style:style>
    <style:style style:name="T820" style:family="text">
      <style:text-properties fo:font-style="normal" officeooo:rsid="09a364f2" style:font-style-asian="normal" style:font-style-complex="normal"/>
    </style:style>
    <style:style style:name="T821" style:family="text">
      <style:text-properties fo:font-style="normal" officeooo:rsid="09a491bd" style:font-style-asian="normal" style:font-style-complex="normal"/>
    </style:style>
    <style:style style:name="T822" style:family="text">
      <style:text-properties fo:font-style="normal" officeooo:rsid="09a739c3" style:font-style-asian="normal" style:font-style-complex="normal"/>
    </style:style>
    <style:style style:name="T823" style:family="text">
      <style:text-properties fo:font-style="normal" officeooo:rsid="09a9116a" style:font-style-asian="normal" style:font-style-complex="normal"/>
    </style:style>
    <style:style style:name="T824" style:family="text">
      <style:text-properties fo:font-style="normal" officeooo:rsid="09aac2ca" style:font-style-asian="normal" style:font-style-complex="normal"/>
    </style:style>
    <style:style style:name="T825" style:family="text">
      <style:text-properties fo:font-style="normal" officeooo:rsid="09ad2715" style:font-style-asian="normal" style:font-style-complex="normal"/>
    </style:style>
    <style:style style:name="T826" style:family="text">
      <style:text-properties fo:font-style="normal" officeooo:rsid="09af6358" style:font-style-asian="normal" style:font-style-complex="normal"/>
    </style:style>
    <style:style style:name="T827" style:family="text">
      <style:text-properties fo:font-style="normal" officeooo:rsid="09b91294" style:font-style-asian="normal" style:font-style-complex="normal"/>
    </style:style>
    <style:style style:name="T828" style:family="text">
      <style:text-properties fo:font-style="normal" officeooo:rsid="09b91ac2" style:font-style-asian="normal" style:font-style-complex="normal"/>
    </style:style>
    <style:style style:name="T829" style:family="text">
      <style:text-properties fo:font-style="normal" officeooo:rsid="09b9c80d" style:font-style-asian="normal" style:font-style-complex="normal"/>
    </style:style>
    <style:style style:name="T830" style:family="text">
      <style:text-properties fo:font-style="normal" officeooo:rsid="09badf45" style:font-style-asian="normal" style:font-style-complex="normal"/>
    </style:style>
    <style:style style:name="T831" style:family="text">
      <style:text-properties fo:font-style="normal" officeooo:rsid="09baff3b" style:font-style-asian="normal" style:font-style-complex="normal"/>
    </style:style>
    <style:style style:name="T832" style:family="text">
      <style:text-properties fo:font-style="normal" officeooo:rsid="09bba236" style:font-style-asian="normal" style:font-style-complex="normal"/>
    </style:style>
    <style:style style:name="T833" style:family="text">
      <style:text-properties fo:font-style="normal" fo:font-weight="normal" officeooo:rsid="028503dd" style:font-style-asian="normal" style:font-weight-asian="normal" style:font-style-complex="normal" style:font-weight-complex="normal"/>
    </style:style>
    <style:style style:name="T834" style:family="text">
      <style:text-properties fo:font-style="normal" fo:font-weight="normal" officeooo:rsid="05818313" style:font-style-asian="normal" style:font-weight-asian="normal" style:font-style-complex="normal" style:font-weight-complex="normal"/>
    </style:style>
    <style:style style:name="T835" style:family="text">
      <style:text-properties fo:font-style="normal" fo:font-weight="normal" officeooo:rsid="058198f0" style:font-style-asian="normal" style:font-weight-asian="normal" style:font-style-complex="normal" style:font-weight-complex="normal"/>
    </style:style>
    <style:style style:name="T836" style:family="text">
      <style:text-properties fo:font-style="normal" fo:font-weight="normal" officeooo:rsid="05820867" style:font-style-asian="normal" style:font-weight-asian="normal" style:font-style-complex="normal" style:font-weight-complex="normal"/>
    </style:style>
    <style:style style:name="T837" style:family="text">
      <style:text-properties fo:font-style="normal" fo:font-weight="normal" officeooo:rsid="07c3ca41" style:font-style-asian="normal" style:font-weight-asian="normal" style:font-style-complex="normal" style:font-weight-complex="normal"/>
    </style:style>
    <style:style style:name="T838" style:family="text">
      <style:text-properties fo:font-style="normal" officeooo:rsid="0239ffc1" fo:background-color="transparent" loext:char-shading-value="0" style:font-style-asian="normal" style:font-style-complex="normal"/>
    </style:style>
    <style:style style:name="T839" style:family="text">
      <style:text-properties fo:font-style="normal" officeooo:rsid="03a1a5e7" fo:background-color="transparent" loext:char-shading-value="0" style:font-style-asian="normal" style:font-style-complex="normal"/>
    </style:style>
    <style:style style:name="T840" style:family="text">
      <style:text-properties fo:font-style="normal" style:text-underline-style="none" fo:font-weight="normal" officeooo:rsid="044abd30" style:font-style-asian="normal" style:font-weight-asian="normal" style:font-style-complex="normal" style:font-weight-complex="normal"/>
    </style:style>
    <style:style style:name="T841" style:family="text">
      <style:text-properties fo:font-style="normal" style:text-underline-style="none" fo:font-weight="normal" officeooo:rsid="04490c34" style:font-style-asian="normal" style:font-weight-asian="normal" style:font-style-complex="normal" style:font-weight-complex="normal"/>
    </style:style>
    <style:style style:name="T842" style:family="text">
      <style:text-properties fo:font-style="normal" style:text-underline-style="none" fo:font-weight="normal" officeooo:rsid="042ea266" style:font-style-asian="normal" style:font-weight-asian="normal" style:font-style-complex="normal" style:font-weight-complex="normal"/>
    </style:style>
    <style:style style:name="T843" style:family="text">
      <style:text-properties fo:font-style="normal" fo:font-weight="bold" officeooo:rsid="09628952" style:font-style-asian="normal" style:font-weight-asian="bold" style:font-style-complex="normal" style:font-weight-complex="bold"/>
    </style:style>
    <style:style style:name="T844" style:family="text">
      <style:text-properties fo:font-style="italic" style:font-style-asian="italic" style:font-style-complex="italic"/>
    </style:style>
    <style:style style:name="T845" style:family="text">
      <style:text-properties fo:font-style="italic" officeooo:rsid="00a198a8" style:font-style-asian="italic" style:font-style-complex="italic"/>
    </style:style>
    <style:style style:name="T846" style:family="text">
      <style:text-properties fo:font-style="italic" officeooo:rsid="00a3182d" style:font-style-asian="italic" style:font-style-complex="italic"/>
    </style:style>
    <style:style style:name="T847" style:family="text">
      <style:text-properties fo:font-style="italic" officeooo:rsid="00a53bcd" style:font-style-asian="italic" style:font-style-complex="italic"/>
    </style:style>
    <style:style style:name="T848" style:family="text">
      <style:text-properties fo:font-style="italic" officeooo:rsid="00a6d291" style:font-style-asian="italic" style:font-style-complex="italic"/>
    </style:style>
    <style:style style:name="T849" style:family="text">
      <style:text-properties fo:font-style="italic" officeooo:rsid="00a9f2a1" style:font-style-asian="italic" style:font-style-complex="italic"/>
    </style:style>
    <style:style style:name="T850" style:family="text">
      <style:text-properties fo:font-style="italic" officeooo:rsid="00b2bd35" style:font-style-asian="italic" style:font-style-complex="italic"/>
    </style:style>
    <style:style style:name="T851" style:family="text">
      <style:text-properties fo:font-style="italic" officeooo:rsid="00b44d4a" style:font-style-asian="italic" style:font-style-complex="italic"/>
    </style:style>
    <style:style style:name="T852" style:family="text">
      <style:text-properties fo:font-style="italic" officeooo:rsid="00cb5f07" style:font-style-asian="italic" style:font-style-complex="italic"/>
    </style:style>
    <style:style style:name="T853" style:family="text">
      <style:text-properties fo:font-style="italic" officeooo:rsid="00d3b65e" style:font-style-asian="italic" style:font-style-complex="italic"/>
    </style:style>
    <style:style style:name="T854" style:family="text">
      <style:text-properties fo:font-style="italic" officeooo:rsid="00fc8d6e" style:font-style-asian="italic" style:font-style-complex="italic"/>
    </style:style>
    <style:style style:name="T855" style:family="text">
      <style:text-properties fo:font-style="italic" officeooo:rsid="0100c18d" style:font-style-asian="italic" style:font-style-complex="italic"/>
    </style:style>
    <style:style style:name="T856" style:family="text">
      <style:text-properties fo:font-style="italic" officeooo:rsid="0100f55c" style:font-style-asian="italic" style:font-style-complex="italic"/>
    </style:style>
    <style:style style:name="T857" style:family="text">
      <style:text-properties fo:font-style="italic" officeooo:rsid="0104f64b" style:font-style-asian="italic" style:font-style-complex="italic"/>
    </style:style>
    <style:style style:name="T858" style:family="text">
      <style:text-properties fo:font-style="italic" officeooo:rsid="010e4e5d" style:font-style-asian="italic" style:font-style-complex="italic"/>
    </style:style>
    <style:style style:name="T859" style:family="text">
      <style:text-properties fo:font-style="italic" officeooo:rsid="0116f2f1" style:font-style-asian="italic" style:font-style-complex="italic"/>
    </style:style>
    <style:style style:name="T860" style:family="text">
      <style:text-properties fo:font-style="italic" officeooo:rsid="01276b54" style:font-style-asian="italic" style:font-style-complex="italic"/>
    </style:style>
    <style:style style:name="T861" style:family="text">
      <style:text-properties fo:font-style="italic" officeooo:rsid="01294dbf" style:font-style-asian="italic" style:font-style-complex="italic"/>
    </style:style>
    <style:style style:name="T862" style:family="text">
      <style:text-properties fo:font-style="italic" officeooo:rsid="012c6fd6" style:font-style-asian="italic" style:font-style-complex="italic"/>
    </style:style>
    <style:style style:name="T863" style:family="text">
      <style:text-properties fo:font-style="italic" officeooo:rsid="014324d7" style:font-style-asian="italic" style:font-style-complex="italic"/>
    </style:style>
    <style:style style:name="T864" style:family="text">
      <style:text-properties fo:font-style="italic" officeooo:rsid="01457bde" style:font-style-asian="italic" style:font-style-complex="italic"/>
    </style:style>
    <style:style style:name="T865" style:family="text">
      <style:text-properties fo:font-style="italic" officeooo:rsid="01491b38" style:font-style-asian="italic" style:font-style-complex="italic"/>
    </style:style>
    <style:style style:name="T866" style:family="text">
      <style:text-properties fo:font-style="italic" officeooo:rsid="014a39d5" style:font-style-asian="italic" style:font-style-complex="italic"/>
    </style:style>
    <style:style style:name="T867" style:family="text">
      <style:text-properties fo:font-style="italic" officeooo:rsid="014d97ee" style:font-style-asian="italic" style:font-style-complex="italic"/>
    </style:style>
    <style:style style:name="T868" style:family="text">
      <style:text-properties fo:font-style="italic" officeooo:rsid="014ec919" style:font-style-asian="italic" style:font-style-complex="italic"/>
    </style:style>
    <style:style style:name="T869" style:family="text">
      <style:text-properties fo:font-style="italic" officeooo:rsid="01526a37" style:font-style-asian="italic" style:font-style-complex="italic"/>
    </style:style>
    <style:style style:name="T870" style:family="text">
      <style:text-properties fo:font-style="italic" officeooo:rsid="0152859f" style:font-style-asian="italic" style:font-style-complex="italic"/>
    </style:style>
    <style:style style:name="T871" style:family="text">
      <style:text-properties fo:font-style="italic" officeooo:rsid="0155f822" style:font-style-asian="italic" style:font-style-complex="italic"/>
    </style:style>
    <style:style style:name="T872" style:family="text">
      <style:text-properties fo:font-style="italic" officeooo:rsid="0159b3b2" style:font-style-asian="italic" style:font-style-complex="italic"/>
    </style:style>
    <style:style style:name="T873" style:family="text">
      <style:text-properties fo:font-style="italic" officeooo:rsid="015a707f" style:font-style-asian="italic" style:font-style-complex="italic"/>
    </style:style>
    <style:style style:name="T874" style:family="text">
      <style:text-properties fo:font-style="italic" officeooo:rsid="015bd70d" style:font-style-asian="italic" style:font-style-complex="italic"/>
    </style:style>
    <style:style style:name="T875" style:family="text">
      <style:text-properties fo:font-style="italic" officeooo:rsid="018dd6c6" style:font-style-asian="italic" style:font-style-complex="italic"/>
    </style:style>
    <style:style style:name="T876" style:family="text">
      <style:text-properties fo:font-style="italic" officeooo:rsid="018f8b25" style:font-style-asian="italic" style:font-style-complex="italic"/>
    </style:style>
    <style:style style:name="T877" style:family="text">
      <style:text-properties fo:font-style="italic" officeooo:rsid="0190e6e6" style:font-style-asian="italic" style:font-style-complex="italic"/>
    </style:style>
    <style:style style:name="T878" style:family="text">
      <style:text-properties fo:font-style="italic" officeooo:rsid="0192a7ab" style:font-style-asian="italic" style:font-style-complex="italic"/>
    </style:style>
    <style:style style:name="T879" style:family="text">
      <style:text-properties fo:font-style="italic" officeooo:rsid="01946e17" style:font-style-asian="italic" style:font-style-complex="italic"/>
    </style:style>
    <style:style style:name="T880" style:family="text">
      <style:text-properties fo:font-style="italic" officeooo:rsid="0196ce72" style:font-style-asian="italic" style:font-style-complex="italic"/>
    </style:style>
    <style:style style:name="T881" style:family="text">
      <style:text-properties fo:font-style="italic" officeooo:rsid="0199f065" style:font-style-asian="italic" style:font-style-complex="italic"/>
    </style:style>
    <style:style style:name="T882" style:family="text">
      <style:text-properties fo:font-style="italic" officeooo:rsid="019c3f20" style:font-style-asian="italic" style:font-style-complex="italic"/>
    </style:style>
    <style:style style:name="T883" style:family="text">
      <style:text-properties fo:font-style="italic" officeooo:rsid="01a30129" style:font-style-asian="italic" style:font-style-complex="italic"/>
    </style:style>
    <style:style style:name="T884" style:family="text">
      <style:text-properties fo:font-style="italic" officeooo:rsid="01a38467" style:font-style-asian="italic" style:font-style-complex="italic"/>
    </style:style>
    <style:style style:name="T885" style:family="text">
      <style:text-properties fo:font-style="italic" officeooo:rsid="01a5821d" style:font-style-asian="italic" style:font-style-complex="italic"/>
    </style:style>
    <style:style style:name="T886" style:family="text">
      <style:text-properties fo:font-style="italic" officeooo:rsid="01a62467" style:font-style-asian="italic" style:font-style-complex="italic"/>
    </style:style>
    <style:style style:name="T887" style:family="text">
      <style:text-properties fo:font-style="italic" officeooo:rsid="01a767a9" style:font-style-asian="italic" style:font-style-complex="italic"/>
    </style:style>
    <style:style style:name="T888" style:family="text">
      <style:text-properties fo:font-style="italic" officeooo:rsid="01abcf34" style:font-style-asian="italic" style:font-style-complex="italic"/>
    </style:style>
    <style:style style:name="T889" style:family="text">
      <style:text-properties fo:font-style="italic" officeooo:rsid="01b07d2e" style:font-style-asian="italic" style:font-style-complex="italic"/>
    </style:style>
    <style:style style:name="T890" style:family="text">
      <style:text-properties fo:font-style="italic" officeooo:rsid="01b19ef9" style:font-style-asian="italic" style:font-style-complex="italic"/>
    </style:style>
    <style:style style:name="T891" style:family="text">
      <style:text-properties fo:font-style="italic" officeooo:rsid="01b936a0" style:font-style-asian="italic" style:font-style-complex="italic"/>
    </style:style>
    <style:style style:name="T892" style:family="text">
      <style:text-properties fo:font-style="italic" officeooo:rsid="01baf82b" style:font-style-asian="italic" style:font-style-complex="italic"/>
    </style:style>
    <style:style style:name="T893" style:family="text">
      <style:text-properties fo:font-style="italic" officeooo:rsid="01bc53b0" style:font-style-asian="italic" style:font-style-complex="italic"/>
    </style:style>
    <style:style style:name="T894" style:family="text">
      <style:text-properties fo:font-style="italic" officeooo:rsid="01c643f7" style:font-style-asian="italic" style:font-style-complex="italic"/>
    </style:style>
    <style:style style:name="T895" style:family="text">
      <style:text-properties fo:font-style="italic" officeooo:rsid="01c8496f" style:font-style-asian="italic" style:font-style-complex="italic"/>
    </style:style>
    <style:style style:name="T896" style:family="text">
      <style:text-properties fo:font-style="italic" officeooo:rsid="01c9af8a" style:font-style-asian="italic" style:font-style-complex="italic"/>
    </style:style>
    <style:style style:name="T897" style:family="text">
      <style:text-properties fo:font-style="italic" officeooo:rsid="01cb80f9" style:font-style-asian="italic" style:font-style-complex="italic"/>
    </style:style>
    <style:style style:name="T898" style:family="text">
      <style:text-properties fo:font-style="italic" officeooo:rsid="01cc6304" style:font-style-asian="italic" style:font-style-complex="italic"/>
    </style:style>
    <style:style style:name="T899" style:family="text">
      <style:text-properties fo:font-style="italic" officeooo:rsid="01d0d9d6" style:font-style-asian="italic" style:font-style-complex="italic"/>
    </style:style>
    <style:style style:name="T900" style:family="text">
      <style:text-properties fo:font-style="italic" officeooo:rsid="01d1a987" style:font-style-asian="italic" style:font-style-complex="italic"/>
    </style:style>
    <style:style style:name="T901" style:family="text">
      <style:text-properties fo:font-style="italic" officeooo:rsid="01d2b6e8" style:font-style-asian="italic" style:font-style-complex="italic"/>
    </style:style>
    <style:style style:name="T902" style:family="text">
      <style:text-properties fo:font-style="italic" officeooo:rsid="01e6a859" style:font-style-asian="italic" style:font-style-complex="italic"/>
    </style:style>
    <style:style style:name="T903" style:family="text">
      <style:text-properties fo:font-style="italic" officeooo:rsid="01f4725c" style:font-style-asian="italic" style:font-style-complex="italic"/>
    </style:style>
    <style:style style:name="T904" style:family="text">
      <style:text-properties fo:font-style="italic" officeooo:rsid="01f68661" style:font-style-asian="italic" style:font-style-complex="italic"/>
    </style:style>
    <style:style style:name="T905" style:family="text">
      <style:text-properties fo:font-style="italic" officeooo:rsid="01f72680" style:font-style-asian="italic" style:font-style-complex="italic"/>
    </style:style>
    <style:style style:name="T906" style:family="text">
      <style:text-properties fo:font-style="italic" officeooo:rsid="01f8eee1" style:font-style-asian="italic" style:font-style-complex="italic"/>
    </style:style>
    <style:style style:name="T907" style:family="text">
      <style:text-properties fo:font-style="italic" officeooo:rsid="01f97c92" style:font-style-asian="italic" style:font-style-complex="italic"/>
    </style:style>
    <style:style style:name="T908" style:family="text">
      <style:text-properties fo:font-style="italic" officeooo:rsid="01fd52db" style:font-style-asian="italic" style:font-style-complex="italic"/>
    </style:style>
    <style:style style:name="T909" style:family="text">
      <style:text-properties fo:font-style="italic" officeooo:rsid="0200c130" style:font-style-asian="italic" style:font-style-complex="italic"/>
    </style:style>
    <style:style style:name="T910" style:family="text">
      <style:text-properties fo:font-style="italic" officeooo:rsid="02096751" style:font-style-asian="italic" style:font-style-complex="italic"/>
    </style:style>
    <style:style style:name="T911" style:family="text">
      <style:text-properties fo:font-style="italic" officeooo:rsid="02221c55" style:font-style-asian="italic" style:font-style-complex="italic"/>
    </style:style>
    <style:style style:name="T912" style:family="text">
      <style:text-properties fo:font-style="italic" officeooo:rsid="0223b380" style:font-style-asian="italic" style:font-style-complex="italic"/>
    </style:style>
    <style:style style:name="T913" style:family="text">
      <style:text-properties fo:font-style="italic" officeooo:rsid="022578c8" style:font-style-asian="italic" style:font-style-complex="italic"/>
    </style:style>
    <style:style style:name="T914" style:family="text">
      <style:text-properties fo:font-style="italic" officeooo:rsid="02288b02" style:font-style-asian="italic" style:font-style-complex="italic"/>
    </style:style>
    <style:style style:name="T915" style:family="text">
      <style:text-properties fo:font-style="italic" officeooo:rsid="022ced96" style:font-style-asian="italic" style:font-style-complex="italic"/>
    </style:style>
    <style:style style:name="T916" style:family="text">
      <style:text-properties fo:font-style="italic" officeooo:rsid="022e6685" style:font-style-asian="italic" style:font-style-complex="italic"/>
    </style:style>
    <style:style style:name="T917" style:family="text">
      <style:text-properties fo:font-style="italic" officeooo:rsid="02362297" style:font-style-asian="italic" style:font-style-complex="italic"/>
    </style:style>
    <style:style style:name="T918" style:family="text">
      <style:text-properties fo:font-style="italic" officeooo:rsid="0239ffc1" style:font-style-asian="italic" style:font-style-complex="italic"/>
    </style:style>
    <style:style style:name="T919" style:family="text">
      <style:text-properties fo:font-style="italic" officeooo:rsid="02439008" style:font-style-asian="italic" style:font-style-complex="italic"/>
    </style:style>
    <style:style style:name="T920" style:family="text">
      <style:text-properties fo:font-style="italic" officeooo:rsid="025e50f8" style:font-style-asian="italic" style:font-style-complex="italic"/>
    </style:style>
    <style:style style:name="T921" style:family="text">
      <style:text-properties fo:font-style="italic" officeooo:rsid="025fe23d" style:font-style-asian="italic" style:font-style-complex="italic"/>
    </style:style>
    <style:style style:name="T922" style:family="text">
      <style:text-properties fo:font-style="italic" officeooo:rsid="026291dd" style:font-style-asian="italic" style:font-style-complex="italic"/>
    </style:style>
    <style:style style:name="T923" style:family="text">
      <style:text-properties fo:font-style="italic" officeooo:rsid="02648d3b" style:font-style-asian="italic" style:font-style-complex="italic"/>
    </style:style>
    <style:style style:name="T924" style:family="text">
      <style:text-properties fo:font-style="italic" officeooo:rsid="0265bb5e" style:font-style-asian="italic" style:font-style-complex="italic"/>
    </style:style>
    <style:style style:name="T925" style:family="text">
      <style:text-properties fo:font-style="italic" officeooo:rsid="0269297d" style:font-style-asian="italic" style:font-style-complex="italic"/>
    </style:style>
    <style:style style:name="T926" style:family="text">
      <style:text-properties fo:font-style="italic" officeooo:rsid="02771663" style:font-style-asian="italic" style:font-style-complex="italic"/>
    </style:style>
    <style:style style:name="T927" style:family="text">
      <style:text-properties fo:font-style="italic" officeooo:rsid="0279ad5e" style:font-style-asian="italic" style:font-style-complex="italic"/>
    </style:style>
    <style:style style:name="T928" style:family="text">
      <style:text-properties fo:font-style="italic" officeooo:rsid="027e467c" style:font-style-asian="italic" style:font-style-complex="italic"/>
    </style:style>
    <style:style style:name="T929" style:family="text">
      <style:text-properties fo:font-style="italic" officeooo:rsid="028102bb" style:font-style-asian="italic" style:font-style-complex="italic"/>
    </style:style>
    <style:style style:name="T930" style:family="text">
      <style:text-properties fo:font-style="italic" officeooo:rsid="0281d738" style:font-style-asian="italic" style:font-style-complex="italic"/>
    </style:style>
    <style:style style:name="T931" style:family="text">
      <style:text-properties fo:font-style="italic" officeooo:rsid="028503dd" style:font-style-asian="italic" style:font-style-complex="italic"/>
    </style:style>
    <style:style style:name="T932" style:family="text">
      <style:text-properties fo:font-style="italic" officeooo:rsid="029bca05" style:font-style-asian="italic" style:font-style-complex="italic"/>
    </style:style>
    <style:style style:name="T933" style:family="text">
      <style:text-properties fo:font-style="italic" officeooo:rsid="029f899e" style:font-style-asian="italic" style:font-style-complex="italic"/>
    </style:style>
    <style:style style:name="T934" style:family="text">
      <style:text-properties fo:font-style="italic" officeooo:rsid="02a15033" style:font-style-asian="italic" style:font-style-complex="italic"/>
    </style:style>
    <style:style style:name="T935" style:family="text">
      <style:text-properties fo:font-style="italic" officeooo:rsid="02a26238" style:font-style-asian="italic" style:font-style-complex="italic"/>
    </style:style>
    <style:style style:name="T936" style:family="text">
      <style:text-properties fo:font-style="italic" officeooo:rsid="02a40a00" style:font-style-asian="italic" style:font-style-complex="italic"/>
    </style:style>
    <style:style style:name="T937" style:family="text">
      <style:text-properties fo:font-style="italic" officeooo:rsid="02a52301" style:font-style-asian="italic" style:font-style-complex="italic"/>
    </style:style>
    <style:style style:name="T938" style:family="text">
      <style:text-properties fo:font-style="italic" officeooo:rsid="02a52952" style:font-style-asian="italic" style:font-style-complex="italic"/>
    </style:style>
    <style:style style:name="T939" style:family="text">
      <style:text-properties fo:font-style="italic" officeooo:rsid="02a620f9" style:font-style-asian="italic" style:font-style-complex="italic"/>
    </style:style>
    <style:style style:name="T940" style:family="text">
      <style:text-properties fo:font-style="italic" officeooo:rsid="02a6f1fa" style:font-style-asian="italic" style:font-style-complex="italic"/>
    </style:style>
    <style:style style:name="T941" style:family="text">
      <style:text-properties fo:font-style="italic" officeooo:rsid="02aa378f" style:font-style-asian="italic" style:font-style-complex="italic"/>
    </style:style>
    <style:style style:name="T942" style:family="text">
      <style:text-properties fo:font-style="italic" officeooo:rsid="02ae27db" style:font-style-asian="italic" style:font-style-complex="italic"/>
    </style:style>
    <style:style style:name="T943" style:family="text">
      <style:text-properties fo:font-style="italic" officeooo:rsid="02ae4ba3" style:font-style-asian="italic" style:font-style-complex="italic"/>
    </style:style>
    <style:style style:name="T944" style:family="text">
      <style:text-properties fo:font-style="italic" officeooo:rsid="02aeceda" style:font-style-asian="italic" style:font-style-complex="italic"/>
    </style:style>
    <style:style style:name="T945" style:family="text">
      <style:text-properties fo:font-style="italic" officeooo:rsid="02af0fb1" style:font-style-asian="italic" style:font-style-complex="italic"/>
    </style:style>
    <style:style style:name="T946" style:family="text">
      <style:text-properties fo:font-style="italic" officeooo:rsid="02baf64c" style:font-style-asian="italic" style:font-style-complex="italic"/>
    </style:style>
    <style:style style:name="T947" style:family="text">
      <style:text-properties fo:font-style="italic" officeooo:rsid="02bbbaad" style:font-style-asian="italic" style:font-style-complex="italic"/>
    </style:style>
    <style:style style:name="T948" style:family="text">
      <style:text-properties fo:font-style="italic" officeooo:rsid="02c057ec" style:font-style-asian="italic" style:font-style-complex="italic"/>
    </style:style>
    <style:style style:name="T949" style:family="text">
      <style:text-properties fo:font-style="italic" officeooo:rsid="02c1fb63" style:font-style-asian="italic" style:font-style-complex="italic"/>
    </style:style>
    <style:style style:name="T950" style:family="text">
      <style:text-properties fo:font-style="italic" officeooo:rsid="02c3a035" style:font-style-asian="italic" style:font-style-complex="italic"/>
    </style:style>
    <style:style style:name="T951" style:family="text">
      <style:text-properties fo:font-style="italic" officeooo:rsid="02c64014" style:font-style-asian="italic" style:font-style-complex="italic"/>
    </style:style>
    <style:style style:name="T952" style:family="text">
      <style:text-properties fo:font-style="italic" officeooo:rsid="02c7d278" style:font-style-asian="italic" style:font-style-complex="italic"/>
    </style:style>
    <style:style style:name="T953" style:family="text">
      <style:text-properties fo:font-style="italic" officeooo:rsid="02c9e37b" style:font-style-asian="italic" style:font-style-complex="italic"/>
    </style:style>
    <style:style style:name="T954" style:family="text">
      <style:text-properties fo:font-style="italic" officeooo:rsid="02cc9b28" style:font-style-asian="italic" style:font-style-complex="italic"/>
    </style:style>
    <style:style style:name="T955" style:family="text">
      <style:text-properties fo:font-style="italic" officeooo:rsid="02de864f" style:font-style-asian="italic" style:font-style-complex="italic"/>
    </style:style>
    <style:style style:name="T956" style:family="text">
      <style:text-properties fo:font-style="italic" officeooo:rsid="02e329bb" style:font-style-asian="italic" style:font-style-complex="italic"/>
    </style:style>
    <style:style style:name="T957" style:family="text">
      <style:text-properties fo:font-style="italic" officeooo:rsid="02e37eac" style:font-style-asian="italic" style:font-style-complex="italic"/>
    </style:style>
    <style:style style:name="T958" style:family="text">
      <style:text-properties fo:font-style="italic" officeooo:rsid="02e3c5fe" style:font-style-asian="italic" style:font-style-complex="italic"/>
    </style:style>
    <style:style style:name="T959" style:family="text">
      <style:text-properties fo:font-style="italic" officeooo:rsid="02e582fc" style:font-style-asian="italic" style:font-style-complex="italic"/>
    </style:style>
    <style:style style:name="T960" style:family="text">
      <style:text-properties fo:font-style="italic" officeooo:rsid="02e823c3" style:font-style-asian="italic" style:font-style-complex="italic"/>
    </style:style>
    <style:style style:name="T961" style:family="text">
      <style:text-properties fo:font-style="italic" officeooo:rsid="02f38870" style:font-style-asian="italic" style:font-style-complex="italic"/>
    </style:style>
    <style:style style:name="T962" style:family="text">
      <style:text-properties fo:font-style="italic" officeooo:rsid="02f8039f" style:font-style-asian="italic" style:font-style-complex="italic"/>
    </style:style>
    <style:style style:name="T963" style:family="text">
      <style:text-properties fo:font-style="italic" officeooo:rsid="0303f948" style:font-style-asian="italic" style:font-style-complex="italic"/>
    </style:style>
    <style:style style:name="T964" style:family="text">
      <style:text-properties fo:font-style="italic" officeooo:rsid="03084e2b" style:font-style-asian="italic" style:font-style-complex="italic"/>
    </style:style>
    <style:style style:name="T965" style:family="text">
      <style:text-properties fo:font-style="italic" officeooo:rsid="03087868" style:font-style-asian="italic" style:font-style-complex="italic"/>
    </style:style>
    <style:style style:name="T966" style:family="text">
      <style:text-properties fo:font-style="italic" officeooo:rsid="03133987" style:font-style-asian="italic" style:font-style-complex="italic"/>
    </style:style>
    <style:style style:name="T967" style:family="text">
      <style:text-properties fo:font-style="italic" officeooo:rsid="0315b240" style:font-style-asian="italic" style:font-style-complex="italic"/>
    </style:style>
    <style:style style:name="T968" style:family="text">
      <style:text-properties fo:font-style="italic" officeooo:rsid="0316ca05" style:font-style-asian="italic" style:font-style-complex="italic"/>
    </style:style>
    <style:style style:name="T969" style:family="text">
      <style:text-properties fo:font-style="italic" officeooo:rsid="0324441b" style:font-style-asian="italic" style:font-style-complex="italic"/>
    </style:style>
    <style:style style:name="T970" style:family="text">
      <style:text-properties fo:font-style="italic" officeooo:rsid="0326d770" style:font-style-asian="italic" style:font-style-complex="italic"/>
    </style:style>
    <style:style style:name="T971" style:family="text">
      <style:text-properties fo:font-style="italic" officeooo:rsid="0329391f" style:font-style-asian="italic" style:font-style-complex="italic"/>
    </style:style>
    <style:style style:name="T972" style:family="text">
      <style:text-properties fo:font-style="italic" officeooo:rsid="033049ec" style:font-style-asian="italic" style:font-style-complex="italic"/>
    </style:style>
    <style:style style:name="T973" style:family="text">
      <style:text-properties fo:font-style="italic" officeooo:rsid="033728cd" style:font-style-asian="italic" style:font-style-complex="italic"/>
    </style:style>
    <style:style style:name="T974" style:family="text">
      <style:text-properties fo:font-style="italic" officeooo:rsid="033bcb05" style:font-style-asian="italic" style:font-style-complex="italic"/>
    </style:style>
    <style:style style:name="T975" style:family="text">
      <style:text-properties fo:font-style="italic" officeooo:rsid="033d776d" style:font-style-asian="italic" style:font-style-complex="italic"/>
    </style:style>
    <style:style style:name="T976" style:family="text">
      <style:text-properties fo:font-style="italic" officeooo:rsid="034dd9ca" style:font-style-asian="italic" style:font-style-complex="italic"/>
    </style:style>
    <style:style style:name="T977" style:family="text">
      <style:text-properties fo:font-style="italic" officeooo:rsid="034e9be0" style:font-style-asian="italic" style:font-style-complex="italic"/>
    </style:style>
    <style:style style:name="T978" style:family="text">
      <style:text-properties fo:font-style="italic" officeooo:rsid="035819b5" style:font-style-asian="italic" style:font-style-complex="italic"/>
    </style:style>
    <style:style style:name="T979" style:family="text">
      <style:text-properties fo:font-style="italic" officeooo:rsid="03674346" style:font-style-asian="italic" style:font-style-complex="italic"/>
    </style:style>
    <style:style style:name="T980" style:family="text">
      <style:text-properties fo:font-style="italic" officeooo:rsid="036d4b1c" style:font-style-asian="italic" style:font-style-complex="italic"/>
    </style:style>
    <style:style style:name="T981" style:family="text">
      <style:text-properties fo:font-style="italic" officeooo:rsid="0370c7bf" style:font-style-asian="italic" style:font-style-complex="italic"/>
    </style:style>
    <style:style style:name="T982" style:family="text">
      <style:text-properties fo:font-style="italic" officeooo:rsid="037160f4" style:font-style-asian="italic" style:font-style-complex="italic"/>
    </style:style>
    <style:style style:name="T983" style:family="text">
      <style:text-properties fo:font-style="italic" officeooo:rsid="037588cb" style:font-style-asian="italic" style:font-style-complex="italic"/>
    </style:style>
    <style:style style:name="T984" style:family="text">
      <style:text-properties fo:font-style="italic" officeooo:rsid="037c33b9" style:font-style-asian="italic" style:font-style-complex="italic"/>
    </style:style>
    <style:style style:name="T985" style:family="text">
      <style:text-properties fo:font-style="italic" officeooo:rsid="037e177b" style:font-style-asian="italic" style:font-style-complex="italic"/>
    </style:style>
    <style:style style:name="T986" style:family="text">
      <style:text-properties fo:font-style="italic" officeooo:rsid="037f6ae6" style:font-style-asian="italic" style:font-style-complex="italic"/>
    </style:style>
    <style:style style:name="T987" style:family="text">
      <style:text-properties fo:font-style="italic" officeooo:rsid="037ffeb2" style:font-style-asian="italic" style:font-style-complex="italic"/>
    </style:style>
    <style:style style:name="T988" style:family="text">
      <style:text-properties fo:font-style="italic" officeooo:rsid="03815520" style:font-style-asian="italic" style:font-style-complex="italic"/>
    </style:style>
    <style:style style:name="T989" style:family="text">
      <style:text-properties fo:font-style="italic" officeooo:rsid="03b48ae0" style:font-style-asian="italic" style:font-style-complex="italic"/>
    </style:style>
    <style:style style:name="T990" style:family="text">
      <style:text-properties fo:font-style="italic" officeooo:rsid="03b9a8b2" style:font-style-asian="italic" style:font-style-complex="italic"/>
    </style:style>
    <style:style style:name="T991" style:family="text">
      <style:text-properties fo:font-style="italic" officeooo:rsid="03bd73fe" style:font-style-asian="italic" style:font-style-complex="italic"/>
    </style:style>
    <style:style style:name="T992" style:family="text">
      <style:text-properties fo:font-style="italic" officeooo:rsid="03c42064" style:font-style-asian="italic" style:font-style-complex="italic"/>
    </style:style>
    <style:style style:name="T993" style:family="text">
      <style:text-properties fo:font-style="italic" officeooo:rsid="03c5ffee" style:font-style-asian="italic" style:font-style-complex="italic"/>
    </style:style>
    <style:style style:name="T994" style:family="text">
      <style:text-properties fo:font-style="italic" officeooo:rsid="03c64f02" style:font-style-asian="italic" style:font-style-complex="italic"/>
    </style:style>
    <style:style style:name="T995" style:family="text">
      <style:text-properties fo:font-style="italic" officeooo:rsid="03ca7127" style:font-style-asian="italic" style:font-style-complex="italic"/>
    </style:style>
    <style:style style:name="T996" style:family="text">
      <style:text-properties fo:font-style="italic" officeooo:rsid="03caad91" style:font-style-asian="italic" style:font-style-complex="italic"/>
    </style:style>
    <style:style style:name="T997" style:family="text">
      <style:text-properties fo:font-style="italic" officeooo:rsid="03cb561c" style:font-style-asian="italic" style:font-style-complex="italic"/>
    </style:style>
    <style:style style:name="T998" style:family="text">
      <style:text-properties fo:font-style="italic" officeooo:rsid="03ce37a3" style:font-style-asian="italic" style:font-style-complex="italic"/>
    </style:style>
    <style:style style:name="T999" style:family="text">
      <style:text-properties fo:font-style="italic" officeooo:rsid="03d1e433" style:font-style-asian="italic" style:font-style-complex="italic"/>
    </style:style>
    <style:style style:name="T1000" style:family="text">
      <style:text-properties fo:font-style="italic" officeooo:rsid="03d3be30" style:font-style-asian="italic" style:font-style-complex="italic"/>
    </style:style>
    <style:style style:name="T1001" style:family="text">
      <style:text-properties fo:font-style="italic" officeooo:rsid="03d63482" style:font-style-asian="italic" style:font-style-complex="italic"/>
    </style:style>
    <style:style style:name="T1002" style:family="text">
      <style:text-properties fo:font-style="italic" officeooo:rsid="03d7e5f5" style:font-style-asian="italic" style:font-style-complex="italic"/>
    </style:style>
    <style:style style:name="T1003" style:family="text">
      <style:text-properties fo:font-style="italic" officeooo:rsid="03de3618" style:font-style-asian="italic" style:font-style-complex="italic"/>
    </style:style>
    <style:style style:name="T1004" style:family="text">
      <style:text-properties fo:font-style="italic" officeooo:rsid="03dfbd07" style:font-style-asian="italic" style:font-style-complex="italic"/>
    </style:style>
    <style:style style:name="T1005" style:family="text">
      <style:text-properties fo:font-style="italic" officeooo:rsid="03dfdbe3" style:font-style-asian="italic" style:font-style-complex="italic"/>
    </style:style>
    <style:style style:name="T1006" style:family="text">
      <style:text-properties fo:font-style="italic" officeooo:rsid="03e11e8b" style:font-style-asian="italic" style:font-style-complex="italic"/>
    </style:style>
    <style:style style:name="T1007" style:family="text">
      <style:text-properties fo:font-style="italic" officeooo:rsid="03e2ea78" style:font-style-asian="italic" style:font-style-complex="italic"/>
    </style:style>
    <style:style style:name="T1008" style:family="text">
      <style:text-properties fo:font-style="italic" officeooo:rsid="03e42307" style:font-style-asian="italic" style:font-style-complex="italic"/>
    </style:style>
    <style:style style:name="T1009" style:family="text">
      <style:text-properties fo:font-style="italic" officeooo:rsid="03e99e56" style:font-style-asian="italic" style:font-style-complex="italic"/>
    </style:style>
    <style:style style:name="T1010" style:family="text">
      <style:text-properties fo:font-style="italic" officeooo:rsid="03ea7391" style:font-style-asian="italic" style:font-style-complex="italic"/>
    </style:style>
    <style:style style:name="T1011" style:family="text">
      <style:text-properties fo:font-style="italic" officeooo:rsid="03f05f41" style:font-style-asian="italic" style:font-style-complex="italic"/>
    </style:style>
    <style:style style:name="T1012" style:family="text">
      <style:text-properties fo:font-style="italic" officeooo:rsid="03f24ffa" style:font-style-asian="italic" style:font-style-complex="italic"/>
    </style:style>
    <style:style style:name="T1013" style:family="text">
      <style:text-properties fo:font-style="italic" officeooo:rsid="03f5408f" style:font-style-asian="italic" style:font-style-complex="italic"/>
    </style:style>
    <style:style style:name="T1014" style:family="text">
      <style:text-properties fo:font-style="italic" officeooo:rsid="03f6ffa3" style:font-style-asian="italic" style:font-style-complex="italic"/>
    </style:style>
    <style:style style:name="T1015" style:family="text">
      <style:text-properties fo:font-style="italic" officeooo:rsid="03f96aa6" style:font-style-asian="italic" style:font-style-complex="italic"/>
    </style:style>
    <style:style style:name="T1016" style:family="text">
      <style:text-properties fo:font-style="italic" officeooo:rsid="03f97627" style:font-style-asian="italic" style:font-style-complex="italic"/>
    </style:style>
    <style:style style:name="T1017" style:family="text">
      <style:text-properties fo:font-style="italic" officeooo:rsid="03f9ce8a" style:font-style-asian="italic" style:font-style-complex="italic"/>
    </style:style>
    <style:style style:name="T1018" style:family="text">
      <style:text-properties fo:font-style="italic" officeooo:rsid="03faab2b" style:font-style-asian="italic" style:font-style-complex="italic"/>
    </style:style>
    <style:style style:name="T1019" style:family="text">
      <style:text-properties fo:font-style="italic" officeooo:rsid="03fb1fa1" style:font-style-asian="italic" style:font-style-complex="italic"/>
    </style:style>
    <style:style style:name="T1020" style:family="text">
      <style:text-properties fo:font-style="italic" officeooo:rsid="0400ef13" style:font-style-asian="italic" style:font-style-complex="italic"/>
    </style:style>
    <style:style style:name="T1021" style:family="text">
      <style:text-properties fo:font-style="italic" officeooo:rsid="040391ac" style:font-style-asian="italic" style:font-style-complex="italic"/>
    </style:style>
    <style:style style:name="T1022" style:family="text">
      <style:text-properties fo:font-style="italic" officeooo:rsid="04049903" style:font-style-asian="italic" style:font-style-complex="italic"/>
    </style:style>
    <style:style style:name="T1023" style:family="text">
      <style:text-properties fo:font-style="italic" officeooo:rsid="0407df1b" style:font-style-asian="italic" style:font-style-complex="italic"/>
    </style:style>
    <style:style style:name="T1024" style:family="text">
      <style:text-properties fo:font-style="italic" officeooo:rsid="040990d5" style:font-style-asian="italic" style:font-style-complex="italic"/>
    </style:style>
    <style:style style:name="T1025" style:family="text">
      <style:text-properties fo:font-style="italic" officeooo:rsid="040a7ad4" style:font-style-asian="italic" style:font-style-complex="italic"/>
    </style:style>
    <style:style style:name="T1026" style:family="text">
      <style:text-properties fo:font-style="italic" officeooo:rsid="040d7e6b" style:font-style-asian="italic" style:font-style-complex="italic"/>
    </style:style>
    <style:style style:name="T1027" style:family="text">
      <style:text-properties fo:font-style="italic" officeooo:rsid="040e4962" style:font-style-asian="italic" style:font-style-complex="italic"/>
    </style:style>
    <style:style style:name="T1028" style:family="text">
      <style:text-properties fo:font-style="italic" officeooo:rsid="0410ab3c" style:font-style-asian="italic" style:font-style-complex="italic"/>
    </style:style>
    <style:style style:name="T1029" style:family="text">
      <style:text-properties fo:font-style="italic" officeooo:rsid="0413ad03" style:font-style-asian="italic" style:font-style-complex="italic"/>
    </style:style>
    <style:style style:name="T1030" style:family="text">
      <style:text-properties fo:font-style="italic" officeooo:rsid="0418782d" style:font-style-asian="italic" style:font-style-complex="italic"/>
    </style:style>
    <style:style style:name="T1031" style:family="text">
      <style:text-properties fo:font-style="italic" officeooo:rsid="041952bb" style:font-style-asian="italic" style:font-style-complex="italic"/>
    </style:style>
    <style:style style:name="T1032" style:family="text">
      <style:text-properties fo:font-style="italic" officeooo:rsid="041b11be" style:font-style-asian="italic" style:font-style-complex="italic"/>
    </style:style>
    <style:style style:name="T1033" style:family="text">
      <style:text-properties fo:font-style="italic" officeooo:rsid="041caa4c" style:font-style-asian="italic" style:font-style-complex="italic"/>
    </style:style>
    <style:style style:name="T1034" style:family="text">
      <style:text-properties fo:font-style="italic" officeooo:rsid="041f1e6d" style:font-style-asian="italic" style:font-style-complex="italic"/>
    </style:style>
    <style:style style:name="T1035" style:family="text">
      <style:text-properties fo:font-style="italic" officeooo:rsid="04209c87" style:font-style-asian="italic" style:font-style-complex="italic"/>
    </style:style>
    <style:style style:name="T1036" style:family="text">
      <style:text-properties fo:font-style="italic" officeooo:rsid="04216ca4" style:font-style-asian="italic" style:font-style-complex="italic"/>
    </style:style>
    <style:style style:name="T1037" style:family="text">
      <style:text-properties fo:font-style="italic" officeooo:rsid="0427c727" style:font-style-asian="italic" style:font-style-complex="italic"/>
    </style:style>
    <style:style style:name="T1038" style:family="text">
      <style:text-properties fo:font-style="italic" officeooo:rsid="042b012a" style:font-style-asian="italic" style:font-style-complex="italic"/>
    </style:style>
    <style:style style:name="T1039" style:family="text">
      <style:text-properties fo:font-style="italic" officeooo:rsid="042d145d" style:font-style-asian="italic" style:font-style-complex="italic"/>
    </style:style>
    <style:style style:name="T1040" style:family="text">
      <style:text-properties fo:font-style="italic" officeooo:rsid="042ea266" style:font-style-asian="italic" style:font-style-complex="italic"/>
    </style:style>
    <style:style style:name="T1041" style:family="text">
      <style:text-properties fo:font-style="italic" officeooo:rsid="04518fbb" style:font-style-asian="italic" style:font-style-complex="italic"/>
    </style:style>
    <style:style style:name="T1042" style:family="text">
      <style:text-properties fo:font-style="italic" officeooo:rsid="04537127" style:font-style-asian="italic" style:font-style-complex="italic"/>
    </style:style>
    <style:style style:name="T1043" style:family="text">
      <style:text-properties fo:font-style="italic" officeooo:rsid="04563551" style:font-style-asian="italic" style:font-style-complex="italic"/>
    </style:style>
    <style:style style:name="T1044" style:family="text">
      <style:text-properties fo:font-style="italic" officeooo:rsid="04651517" style:font-style-asian="italic" style:font-style-complex="italic"/>
    </style:style>
    <style:style style:name="T1045" style:family="text">
      <style:text-properties fo:font-style="italic" officeooo:rsid="0465e06d" style:font-style-asian="italic" style:font-style-complex="italic"/>
    </style:style>
    <style:style style:name="T1046" style:family="text">
      <style:text-properties fo:font-style="italic" officeooo:rsid="0467d5e9" style:font-style-asian="italic" style:font-style-complex="italic"/>
    </style:style>
    <style:style style:name="T1047" style:family="text">
      <style:text-properties fo:font-style="italic" officeooo:rsid="04859c2e" style:font-style-asian="italic" style:font-style-complex="italic"/>
    </style:style>
    <style:style style:name="T1048" style:family="text">
      <style:text-properties fo:font-style="italic" officeooo:rsid="048b072b" style:font-style-asian="italic" style:font-style-complex="italic"/>
    </style:style>
    <style:style style:name="T1049" style:family="text">
      <style:text-properties fo:font-style="italic" officeooo:rsid="048c320e" style:font-style-asian="italic" style:font-style-complex="italic"/>
    </style:style>
    <style:style style:name="T1050" style:family="text">
      <style:text-properties fo:font-style="italic" officeooo:rsid="048f3e72" style:font-style-asian="italic" style:font-style-complex="italic"/>
    </style:style>
    <style:style style:name="T1051" style:family="text">
      <style:text-properties fo:font-style="italic" officeooo:rsid="0491a489" style:font-style-asian="italic" style:font-style-complex="italic"/>
    </style:style>
    <style:style style:name="T1052" style:family="text">
      <style:text-properties fo:font-style="italic" officeooo:rsid="04953643" style:font-style-asian="italic" style:font-style-complex="italic"/>
    </style:style>
    <style:style style:name="T1053" style:family="text">
      <style:text-properties fo:font-style="italic" officeooo:rsid="049dbc5b" style:font-style-asian="italic" style:font-style-complex="italic"/>
    </style:style>
    <style:style style:name="T1054" style:family="text">
      <style:text-properties fo:font-style="italic" officeooo:rsid="049ea964" style:font-style-asian="italic" style:font-style-complex="italic"/>
    </style:style>
    <style:style style:name="T1055" style:family="text">
      <style:text-properties fo:font-style="italic" officeooo:rsid="04a20c9e" style:font-style-asian="italic" style:font-style-complex="italic"/>
    </style:style>
    <style:style style:name="T1056" style:family="text">
      <style:text-properties fo:font-style="italic" officeooo:rsid="04a4ae7c" style:font-style-asian="italic" style:font-style-complex="italic"/>
    </style:style>
    <style:style style:name="T1057" style:family="text">
      <style:text-properties fo:font-style="italic" officeooo:rsid="04a60dfc" style:font-style-asian="italic" style:font-style-complex="italic"/>
    </style:style>
    <style:style style:name="T1058" style:family="text">
      <style:text-properties fo:font-style="italic" officeooo:rsid="04adbe5a" style:font-style-asian="italic" style:font-style-complex="italic"/>
    </style:style>
    <style:style style:name="T1059" style:family="text">
      <style:text-properties fo:font-style="italic" officeooo:rsid="04b8436b" style:font-style-asian="italic" style:font-style-complex="italic"/>
    </style:style>
    <style:style style:name="T1060" style:family="text">
      <style:text-properties fo:font-style="italic" officeooo:rsid="04bb0ee0" style:font-style-asian="italic" style:font-style-complex="italic"/>
    </style:style>
    <style:style style:name="T1061" style:family="text">
      <style:text-properties fo:font-style="italic" officeooo:rsid="04c1087c" style:font-style-asian="italic" style:font-style-complex="italic"/>
    </style:style>
    <style:style style:name="T1062" style:family="text">
      <style:text-properties fo:font-style="italic" officeooo:rsid="04c1ad38" style:font-style-asian="italic" style:font-style-complex="italic"/>
    </style:style>
    <style:style style:name="T1063" style:family="text">
      <style:text-properties fo:font-style="italic" officeooo:rsid="04c64882" style:font-style-asian="italic" style:font-style-complex="italic"/>
    </style:style>
    <style:style style:name="T1064" style:family="text">
      <style:text-properties fo:font-style="italic" officeooo:rsid="04ca276a" style:font-style-asian="italic" style:font-style-complex="italic"/>
    </style:style>
    <style:style style:name="T1065" style:family="text">
      <style:text-properties fo:font-style="italic" officeooo:rsid="04ca8c27" style:font-style-asian="italic" style:font-style-complex="italic"/>
    </style:style>
    <style:style style:name="T1066" style:family="text">
      <style:text-properties fo:font-style="italic" officeooo:rsid="04cfc012" style:font-style-asian="italic" style:font-style-complex="italic"/>
    </style:style>
    <style:style style:name="T1067" style:family="text">
      <style:text-properties fo:font-style="italic" officeooo:rsid="04d8cbe6" style:font-style-asian="italic" style:font-style-complex="italic"/>
    </style:style>
    <style:style style:name="T1068" style:family="text">
      <style:text-properties fo:font-style="italic" officeooo:rsid="04deb270" style:font-style-asian="italic" style:font-style-complex="italic"/>
    </style:style>
    <style:style style:name="T1069" style:family="text">
      <style:text-properties fo:font-style="italic" officeooo:rsid="04e4814a" style:font-style-asian="italic" style:font-style-complex="italic"/>
    </style:style>
    <style:style style:name="T1070" style:family="text">
      <style:text-properties fo:font-style="italic" officeooo:rsid="04e67e71" style:font-style-asian="italic" style:font-style-complex="italic"/>
    </style:style>
    <style:style style:name="T1071" style:family="text">
      <style:text-properties fo:font-style="italic" officeooo:rsid="04ec6bb4" style:font-style-asian="italic" style:font-style-complex="italic"/>
    </style:style>
    <style:style style:name="T1072" style:family="text">
      <style:text-properties fo:font-style="italic" officeooo:rsid="04ee5478" style:font-style-asian="italic" style:font-style-complex="italic"/>
    </style:style>
    <style:style style:name="T1073" style:family="text">
      <style:text-properties fo:font-style="italic" officeooo:rsid="04f6e2ea" style:font-style-asian="italic" style:font-style-complex="italic"/>
    </style:style>
    <style:style style:name="T1074" style:family="text">
      <style:text-properties fo:font-style="italic" officeooo:rsid="0501b9d4" style:font-style-asian="italic" style:font-style-complex="italic"/>
    </style:style>
    <style:style style:name="T1075" style:family="text">
      <style:text-properties fo:font-style="italic" officeooo:rsid="0505c1cc" style:font-style-asian="italic" style:font-style-complex="italic"/>
    </style:style>
    <style:style style:name="T1076" style:family="text">
      <style:text-properties fo:font-style="italic" officeooo:rsid="050acb11" style:font-style-asian="italic" style:font-style-complex="italic"/>
    </style:style>
    <style:style style:name="T1077" style:family="text">
      <style:text-properties fo:font-style="italic" officeooo:rsid="051380fc" style:font-style-asian="italic" style:font-style-complex="italic"/>
    </style:style>
    <style:style style:name="T1078" style:family="text">
      <style:text-properties fo:font-style="italic" officeooo:rsid="051c1910" style:font-style-asian="italic" style:font-style-complex="italic"/>
    </style:style>
    <style:style style:name="T1079" style:family="text">
      <style:text-properties fo:font-style="italic" officeooo:rsid="051ee45c" style:font-style-asian="italic" style:font-style-complex="italic"/>
    </style:style>
    <style:style style:name="T1080" style:family="text">
      <style:text-properties fo:font-style="italic" officeooo:rsid="0521350e" style:font-style-asian="italic" style:font-style-complex="italic"/>
    </style:style>
    <style:style style:name="T1081" style:family="text">
      <style:text-properties fo:font-style="italic" officeooo:rsid="052865b2" style:font-style-asian="italic" style:font-style-complex="italic"/>
    </style:style>
    <style:style style:name="T1082" style:family="text">
      <style:text-properties fo:font-style="italic" officeooo:rsid="0529251a" style:font-style-asian="italic" style:font-style-complex="italic"/>
    </style:style>
    <style:style style:name="T1083" style:family="text">
      <style:text-properties fo:font-style="italic" officeooo:rsid="053d3420" style:font-style-asian="italic" style:font-style-complex="italic"/>
    </style:style>
    <style:style style:name="T1084" style:family="text">
      <style:text-properties fo:font-style="italic" officeooo:rsid="053ef7f5" style:font-style-asian="italic" style:font-style-complex="italic"/>
    </style:style>
    <style:style style:name="T1085" style:family="text">
      <style:text-properties fo:font-style="italic" officeooo:rsid="054885cd" style:font-style-asian="italic" style:font-style-complex="italic"/>
    </style:style>
    <style:style style:name="T1086" style:family="text">
      <style:text-properties fo:font-style="italic" officeooo:rsid="055610db" style:font-style-asian="italic" style:font-style-complex="italic"/>
    </style:style>
    <style:style style:name="T1087" style:family="text">
      <style:text-properties fo:font-style="italic" officeooo:rsid="056a3df6" style:font-style-asian="italic" style:font-style-complex="italic"/>
    </style:style>
    <style:style style:name="T1088" style:family="text">
      <style:text-properties fo:font-style="italic" officeooo:rsid="056fb012" style:font-style-asian="italic" style:font-style-complex="italic"/>
    </style:style>
    <style:style style:name="T1089" style:family="text">
      <style:text-properties fo:font-style="italic" officeooo:rsid="0575e558" style:font-style-asian="italic" style:font-style-complex="italic"/>
    </style:style>
    <style:style style:name="T1090" style:family="text">
      <style:text-properties fo:font-style="italic" officeooo:rsid="0576ba37" style:font-style-asian="italic" style:font-style-complex="italic"/>
    </style:style>
    <style:style style:name="T1091" style:family="text">
      <style:text-properties fo:font-style="italic" officeooo:rsid="0576f668" style:font-style-asian="italic" style:font-style-complex="italic"/>
    </style:style>
    <style:style style:name="T1092" style:family="text">
      <style:text-properties fo:font-style="italic" officeooo:rsid="057b9e87" style:font-style-asian="italic" style:font-style-complex="italic"/>
    </style:style>
    <style:style style:name="T1093" style:family="text">
      <style:text-properties fo:font-style="italic" officeooo:rsid="05818313" style:font-style-asian="italic" style:font-style-complex="italic"/>
    </style:style>
    <style:style style:name="T1094" style:family="text">
      <style:text-properties fo:font-style="italic" officeooo:rsid="0585abaa" style:font-style-asian="italic" style:font-style-complex="italic"/>
    </style:style>
    <style:style style:name="T1095" style:family="text">
      <style:text-properties fo:font-style="italic" officeooo:rsid="058d9374" style:font-style-asian="italic" style:font-style-complex="italic"/>
    </style:style>
    <style:style style:name="T1096" style:family="text">
      <style:text-properties fo:font-style="italic" officeooo:rsid="058ee606" style:font-style-asian="italic" style:font-style-complex="italic"/>
    </style:style>
    <style:style style:name="T1097" style:family="text">
      <style:text-properties fo:font-style="italic" officeooo:rsid="058ff97a" style:font-style-asian="italic" style:font-style-complex="italic"/>
    </style:style>
    <style:style style:name="T1098" style:family="text">
      <style:text-properties fo:font-style="italic" officeooo:rsid="05949b4f" style:font-style-asian="italic" style:font-style-complex="italic"/>
    </style:style>
    <style:style style:name="T1099" style:family="text">
      <style:text-properties fo:font-style="italic" officeooo:rsid="0594c3b1" style:font-style-asian="italic" style:font-style-complex="italic"/>
    </style:style>
    <style:style style:name="T1100" style:family="text">
      <style:text-properties fo:font-style="italic" officeooo:rsid="059dc481" style:font-style-asian="italic" style:font-style-complex="italic"/>
    </style:style>
    <style:style style:name="T1101" style:family="text">
      <style:text-properties fo:font-style="italic" officeooo:rsid="05a62358" style:font-style-asian="italic" style:font-style-complex="italic"/>
    </style:style>
    <style:style style:name="T1102" style:family="text">
      <style:text-properties fo:font-style="italic" officeooo:rsid="05b1e12b" style:font-style-asian="italic" style:font-style-complex="italic"/>
    </style:style>
    <style:style style:name="T1103" style:family="text">
      <style:text-properties fo:font-style="italic" officeooo:rsid="05c59e49" style:font-style-asian="italic" style:font-style-complex="italic"/>
    </style:style>
    <style:style style:name="T1104" style:family="text">
      <style:text-properties fo:font-style="italic" officeooo:rsid="05c8a5e8" style:font-style-asian="italic" style:font-style-complex="italic"/>
    </style:style>
    <style:style style:name="T1105" style:family="text">
      <style:text-properties fo:font-style="italic" officeooo:rsid="05c998af" style:font-style-asian="italic" style:font-style-complex="italic"/>
    </style:style>
    <style:style style:name="T1106" style:family="text">
      <style:text-properties fo:font-style="italic" officeooo:rsid="06172b9d" style:font-style-asian="italic" style:font-style-complex="italic"/>
    </style:style>
    <style:style style:name="T1107" style:family="text">
      <style:text-properties fo:font-style="italic" officeooo:rsid="0618b391" style:font-style-asian="italic" style:font-style-complex="italic"/>
    </style:style>
    <style:style style:name="T1108" style:family="text">
      <style:text-properties fo:font-style="italic" officeooo:rsid="0637ea69" style:font-style-asian="italic" style:font-style-complex="italic"/>
    </style:style>
    <style:style style:name="T1109" style:family="text">
      <style:text-properties fo:font-style="italic" officeooo:rsid="0639b0d4" style:font-style-asian="italic" style:font-style-complex="italic"/>
    </style:style>
    <style:style style:name="T1110" style:family="text">
      <style:text-properties fo:font-style="italic" officeooo:rsid="064218d5" style:font-style-asian="italic" style:font-style-complex="italic"/>
    </style:style>
    <style:style style:name="T1111" style:family="text">
      <style:text-properties fo:font-style="italic" officeooo:rsid="06494156" style:font-style-asian="italic" style:font-style-complex="italic"/>
    </style:style>
    <style:style style:name="T1112" style:family="text">
      <style:text-properties fo:font-style="italic" officeooo:rsid="064a9a93" style:font-style-asian="italic" style:font-style-complex="italic"/>
    </style:style>
    <style:style style:name="T1113" style:family="text">
      <style:text-properties fo:font-style="italic" officeooo:rsid="0668679b" style:font-style-asian="italic" style:font-style-complex="italic"/>
    </style:style>
    <style:style style:name="T1114" style:family="text">
      <style:text-properties fo:font-style="italic" officeooo:rsid="066b1544" style:font-style-asian="italic" style:font-style-complex="italic"/>
    </style:style>
    <style:style style:name="T1115" style:family="text">
      <style:text-properties fo:font-style="italic" officeooo:rsid="066d0fef" style:font-style-asian="italic" style:font-style-complex="italic"/>
    </style:style>
    <style:style style:name="T1116" style:family="text">
      <style:text-properties fo:font-style="italic" officeooo:rsid="06762c99" style:font-style-asian="italic" style:font-style-complex="italic"/>
    </style:style>
    <style:style style:name="T1117" style:family="text">
      <style:text-properties fo:font-style="italic" officeooo:rsid="0677cd71" style:font-style-asian="italic" style:font-style-complex="italic"/>
    </style:style>
    <style:style style:name="T1118" style:family="text">
      <style:text-properties fo:font-style="italic" officeooo:rsid="067959fc" style:font-style-asian="italic" style:font-style-complex="italic"/>
    </style:style>
    <style:style style:name="T1119" style:family="text">
      <style:text-properties fo:font-style="italic" officeooo:rsid="067b217c" style:font-style-asian="italic" style:font-style-complex="italic"/>
    </style:style>
    <style:style style:name="T1120" style:family="text">
      <style:text-properties fo:font-style="italic" officeooo:rsid="06925fbb" style:font-style-asian="italic" style:font-style-complex="italic"/>
    </style:style>
    <style:style style:name="T1121" style:family="text">
      <style:text-properties fo:font-style="italic" officeooo:rsid="069e97ec" style:font-style-asian="italic" style:font-style-complex="italic"/>
    </style:style>
    <style:style style:name="T1122" style:family="text">
      <style:text-properties fo:font-style="italic" officeooo:rsid="06a1ed70" style:font-style-asian="italic" style:font-style-complex="italic"/>
    </style:style>
    <style:style style:name="T1123" style:family="text">
      <style:text-properties fo:font-style="italic" officeooo:rsid="06a69171" style:font-style-asian="italic" style:font-style-complex="italic"/>
    </style:style>
    <style:style style:name="T1124" style:family="text">
      <style:text-properties fo:font-style="italic" officeooo:rsid="06a7e231" style:font-style-asian="italic" style:font-style-complex="italic"/>
    </style:style>
    <style:style style:name="T1125" style:family="text">
      <style:text-properties fo:font-style="italic" officeooo:rsid="06ab2442" style:font-style-asian="italic" style:font-style-complex="italic"/>
    </style:style>
    <style:style style:name="T1126" style:family="text">
      <style:text-properties fo:font-style="italic" officeooo:rsid="06ae9fda" style:font-style-asian="italic" style:font-style-complex="italic"/>
    </style:style>
    <style:style style:name="T1127" style:family="text">
      <style:text-properties fo:font-style="italic" officeooo:rsid="06b4c447" style:font-style-asian="italic" style:font-style-complex="italic"/>
    </style:style>
    <style:style style:name="T1128" style:family="text">
      <style:text-properties fo:font-style="italic" officeooo:rsid="06c215b3" style:font-style-asian="italic" style:font-style-complex="italic"/>
    </style:style>
    <style:style style:name="T1129" style:family="text">
      <style:text-properties fo:font-style="italic" officeooo:rsid="06c27d05" style:font-style-asian="italic" style:font-style-complex="italic"/>
    </style:style>
    <style:style style:name="T1130" style:family="text">
      <style:text-properties fo:font-style="italic" officeooo:rsid="06c3061f" style:font-style-asian="italic" style:font-style-complex="italic"/>
    </style:style>
    <style:style style:name="T1131" style:family="text">
      <style:text-properties fo:font-style="italic" officeooo:rsid="06c3ee19" style:font-style-asian="italic" style:font-style-complex="italic"/>
    </style:style>
    <style:style style:name="T1132" style:family="text">
      <style:text-properties fo:font-style="italic" officeooo:rsid="06c7d8b8" style:font-style-asian="italic" style:font-style-complex="italic"/>
    </style:style>
    <style:style style:name="T1133" style:family="text">
      <style:text-properties fo:font-style="italic" officeooo:rsid="06c818fc" style:font-style-asian="italic" style:font-style-complex="italic"/>
    </style:style>
    <style:style style:name="T1134" style:family="text">
      <style:text-properties fo:font-style="italic" officeooo:rsid="06c91dcd" style:font-style-asian="italic" style:font-style-complex="italic"/>
    </style:style>
    <style:style style:name="T1135" style:family="text">
      <style:text-properties fo:font-style="italic" officeooo:rsid="06f77abd" style:font-style-asian="italic" style:font-style-complex="italic"/>
    </style:style>
    <style:style style:name="T1136" style:family="text">
      <style:text-properties fo:font-style="italic" officeooo:rsid="071c7ed7" style:font-style-asian="italic" style:font-style-complex="italic"/>
    </style:style>
    <style:style style:name="T1137" style:family="text">
      <style:text-properties fo:font-style="italic" officeooo:rsid="072e2a4b" style:font-style-asian="italic" style:font-style-complex="italic"/>
    </style:style>
    <style:style style:name="T1138" style:family="text">
      <style:text-properties fo:font-style="italic" officeooo:rsid="072ee9ea" style:font-style-asian="italic" style:font-style-complex="italic"/>
    </style:style>
    <style:style style:name="T1139" style:family="text">
      <style:text-properties fo:font-style="italic" officeooo:rsid="0730a83b" style:font-style-asian="italic" style:font-style-complex="italic"/>
    </style:style>
    <style:style style:name="T1140" style:family="text">
      <style:text-properties fo:font-style="italic" officeooo:rsid="0734db54" style:font-style-asian="italic" style:font-style-complex="italic"/>
    </style:style>
    <style:style style:name="T1141" style:family="text">
      <style:text-properties fo:font-style="italic" officeooo:rsid="0734e93a" style:font-style-asian="italic" style:font-style-complex="italic"/>
    </style:style>
    <style:style style:name="T1142" style:family="text">
      <style:text-properties fo:font-style="italic" officeooo:rsid="07424f7d" style:font-style-asian="italic" style:font-style-complex="italic"/>
    </style:style>
    <style:style style:name="T1143" style:family="text">
      <style:text-properties fo:font-style="italic" officeooo:rsid="07439d4c" style:font-style-asian="italic" style:font-style-complex="italic"/>
    </style:style>
    <style:style style:name="T1144" style:family="text">
      <style:text-properties fo:font-style="italic" officeooo:rsid="0743be04" style:font-style-asian="italic" style:font-style-complex="italic"/>
    </style:style>
    <style:style style:name="T1145" style:family="text">
      <style:text-properties fo:font-style="italic" officeooo:rsid="07459965" style:font-style-asian="italic" style:font-style-complex="italic"/>
    </style:style>
    <style:style style:name="T1146" style:family="text">
      <style:text-properties fo:font-style="italic" officeooo:rsid="0746ec61" style:font-style-asian="italic" style:font-style-complex="italic"/>
    </style:style>
    <style:style style:name="T1147" style:family="text">
      <style:text-properties fo:font-style="italic" officeooo:rsid="074778a8" style:font-style-asian="italic" style:font-style-complex="italic"/>
    </style:style>
    <style:style style:name="T1148" style:family="text">
      <style:text-properties fo:font-style="italic" officeooo:rsid="074840b1" style:font-style-asian="italic" style:font-style-complex="italic"/>
    </style:style>
    <style:style style:name="T1149" style:family="text">
      <style:text-properties fo:font-style="italic" officeooo:rsid="0749b729" style:font-style-asian="italic" style:font-style-complex="italic"/>
    </style:style>
    <style:style style:name="T1150" style:family="text">
      <style:text-properties fo:font-style="italic" officeooo:rsid="075805d5" style:font-style-asian="italic" style:font-style-complex="italic"/>
    </style:style>
    <style:style style:name="T1151" style:family="text">
      <style:text-properties fo:font-style="italic" officeooo:rsid="0759a5bf" style:font-style-asian="italic" style:font-style-complex="italic"/>
    </style:style>
    <style:style style:name="T1152" style:family="text">
      <style:text-properties fo:font-style="italic" officeooo:rsid="075c172a" style:font-style-asian="italic" style:font-style-complex="italic"/>
    </style:style>
    <style:style style:name="T1153" style:family="text">
      <style:text-properties fo:font-style="italic" officeooo:rsid="075d841d" style:font-style-asian="italic" style:font-style-complex="italic"/>
    </style:style>
    <style:style style:name="T1154" style:family="text">
      <style:text-properties fo:font-style="italic" officeooo:rsid="0760e847" style:font-style-asian="italic" style:font-style-complex="italic"/>
    </style:style>
    <style:style style:name="T1155" style:family="text">
      <style:text-properties fo:font-style="italic" officeooo:rsid="076bfdac" style:font-style-asian="italic" style:font-style-complex="italic"/>
    </style:style>
    <style:style style:name="T1156" style:family="text">
      <style:text-properties fo:font-style="italic" officeooo:rsid="077bf642" style:font-style-asian="italic" style:font-style-complex="italic"/>
    </style:style>
    <style:style style:name="T1157" style:family="text">
      <style:text-properties fo:font-style="italic" officeooo:rsid="077e7e21" style:font-style-asian="italic" style:font-style-complex="italic"/>
    </style:style>
    <style:style style:name="T1158" style:family="text">
      <style:text-properties fo:font-style="italic" officeooo:rsid="0782cc18" style:font-style-asian="italic" style:font-style-complex="italic"/>
    </style:style>
    <style:style style:name="T1159" style:family="text">
      <style:text-properties fo:font-style="italic" officeooo:rsid="0787fa7b" style:font-style-asian="italic" style:font-style-complex="italic"/>
    </style:style>
    <style:style style:name="T1160" style:family="text">
      <style:text-properties fo:font-style="italic" officeooo:rsid="07899a3b" style:font-style-asian="italic" style:font-style-complex="italic"/>
    </style:style>
    <style:style style:name="T1161" style:family="text">
      <style:text-properties fo:font-style="italic" officeooo:rsid="078b7583" style:font-style-asian="italic" style:font-style-complex="italic"/>
    </style:style>
    <style:style style:name="T1162" style:family="text">
      <style:text-properties fo:font-style="italic" officeooo:rsid="07932bff" style:font-style-asian="italic" style:font-style-complex="italic"/>
    </style:style>
    <style:style style:name="T1163" style:family="text">
      <style:text-properties fo:font-style="italic" officeooo:rsid="07970875" style:font-style-asian="italic" style:font-style-complex="italic"/>
    </style:style>
    <style:style style:name="T1164" style:family="text">
      <style:text-properties fo:font-style="italic" officeooo:rsid="0797792f" style:font-style-asian="italic" style:font-style-complex="italic"/>
    </style:style>
    <style:style style:name="T1165" style:family="text">
      <style:text-properties fo:font-style="italic" officeooo:rsid="079b92dc" style:font-style-asian="italic" style:font-style-complex="italic"/>
    </style:style>
    <style:style style:name="T1166" style:family="text">
      <style:text-properties fo:font-style="italic" officeooo:rsid="07a118c5" style:font-style-asian="italic" style:font-style-complex="italic"/>
    </style:style>
    <style:style style:name="T1167" style:family="text">
      <style:text-properties fo:font-style="italic" officeooo:rsid="07a1b410" style:font-style-asian="italic" style:font-style-complex="italic"/>
    </style:style>
    <style:style style:name="T1168" style:family="text">
      <style:text-properties fo:font-style="italic" officeooo:rsid="07a9dc5a" style:font-style-asian="italic" style:font-style-complex="italic"/>
    </style:style>
    <style:style style:name="T1169" style:family="text">
      <style:text-properties fo:font-style="italic" officeooo:rsid="07aa70a6" style:font-style-asian="italic" style:font-style-complex="italic"/>
    </style:style>
    <style:style style:name="T1170" style:family="text">
      <style:text-properties fo:font-style="italic" officeooo:rsid="07af0c38" style:font-style-asian="italic" style:font-style-complex="italic"/>
    </style:style>
    <style:style style:name="T1171" style:family="text">
      <style:text-properties fo:font-style="italic" officeooo:rsid="07b7423b" style:font-style-asian="italic" style:font-style-complex="italic"/>
    </style:style>
    <style:style style:name="T1172" style:family="text">
      <style:text-properties fo:font-style="italic" officeooo:rsid="07b8d91a" style:font-style-asian="italic" style:font-style-complex="italic"/>
    </style:style>
    <style:style style:name="T1173" style:family="text">
      <style:text-properties fo:font-style="italic" officeooo:rsid="078aa54c" style:font-style-asian="italic" style:font-style-complex="italic"/>
    </style:style>
    <style:style style:name="T1174" style:family="text">
      <style:text-properties fo:font-style="italic" officeooo:rsid="07bd56c4" style:font-style-asian="italic" style:font-style-complex="italic"/>
    </style:style>
    <style:style style:name="T1175" style:family="text">
      <style:text-properties fo:font-style="italic" officeooo:rsid="07c080ed" style:font-style-asian="italic" style:font-style-complex="italic"/>
    </style:style>
    <style:style style:name="T1176" style:family="text">
      <style:text-properties fo:font-style="italic" officeooo:rsid="07c25866" style:font-style-asian="italic" style:font-style-complex="italic"/>
    </style:style>
    <style:style style:name="T1177" style:family="text">
      <style:text-properties fo:font-style="italic" officeooo:rsid="07c3ca41" style:font-style-asian="italic" style:font-style-complex="italic"/>
    </style:style>
    <style:style style:name="T1178" style:family="text">
      <style:text-properties fo:font-style="italic" officeooo:rsid="07c3d98b" style:font-style-asian="italic" style:font-style-complex="italic"/>
    </style:style>
    <style:style style:name="T1179" style:family="text">
      <style:text-properties fo:font-style="italic" officeooo:rsid="07d25e9b" style:font-style-asian="italic" style:font-style-complex="italic"/>
    </style:style>
    <style:style style:name="T1180" style:family="text">
      <style:text-properties fo:font-style="italic" officeooo:rsid="07dcfd4e" style:font-style-asian="italic" style:font-style-complex="italic"/>
    </style:style>
    <style:style style:name="T1181" style:family="text">
      <style:text-properties fo:font-style="italic" officeooo:rsid="07de2c8d" style:font-style-asian="italic" style:font-style-complex="italic"/>
    </style:style>
    <style:style style:name="T1182" style:family="text">
      <style:text-properties fo:font-style="italic" officeooo:rsid="07e01ee2" style:font-style-asian="italic" style:font-style-complex="italic"/>
    </style:style>
    <style:style style:name="T1183" style:family="text">
      <style:text-properties fo:font-style="italic" officeooo:rsid="07e9b80b" style:font-style-asian="italic" style:font-style-complex="italic"/>
    </style:style>
    <style:style style:name="T1184" style:family="text">
      <style:text-properties fo:font-style="italic" officeooo:rsid="07f64ed3" style:font-style-asian="italic" style:font-style-complex="italic"/>
    </style:style>
    <style:style style:name="T1185" style:family="text">
      <style:text-properties fo:font-style="italic" officeooo:rsid="07fb3029" style:font-style-asian="italic" style:font-style-complex="italic"/>
    </style:style>
    <style:style style:name="T1186" style:family="text">
      <style:text-properties fo:font-style="italic" officeooo:rsid="08002462" style:font-style-asian="italic" style:font-style-complex="italic"/>
    </style:style>
    <style:style style:name="T1187" style:family="text">
      <style:text-properties fo:font-style="italic" officeooo:rsid="0801727a" style:font-style-asian="italic" style:font-style-complex="italic"/>
    </style:style>
    <style:style style:name="T1188" style:family="text">
      <style:text-properties fo:font-style="italic" officeooo:rsid="08039e76" style:font-style-asian="italic" style:font-style-complex="italic"/>
    </style:style>
    <style:style style:name="T1189" style:family="text">
      <style:text-properties fo:font-style="italic" officeooo:rsid="0807ddba" style:font-style-asian="italic" style:font-style-complex="italic"/>
    </style:style>
    <style:style style:name="T1190" style:family="text">
      <style:text-properties fo:font-style="italic" officeooo:rsid="08092cef" style:font-style-asian="italic" style:font-style-complex="italic"/>
    </style:style>
    <style:style style:name="T1191" style:family="text">
      <style:text-properties fo:font-style="italic" officeooo:rsid="080ba71a" style:font-style-asian="italic" style:font-style-complex="italic"/>
    </style:style>
    <style:style style:name="T1192" style:family="text">
      <style:text-properties fo:font-style="italic" officeooo:rsid="0814226e" style:font-style-asian="italic" style:font-style-complex="italic"/>
    </style:style>
    <style:style style:name="T1193" style:family="text">
      <style:text-properties fo:font-style="italic" officeooo:rsid="0815b1f2" style:font-style-asian="italic" style:font-style-complex="italic"/>
    </style:style>
    <style:style style:name="T1194" style:family="text">
      <style:text-properties fo:font-style="italic" officeooo:rsid="0815d4a3" style:font-style-asian="italic" style:font-style-complex="italic"/>
    </style:style>
    <style:style style:name="T1195" style:family="text">
      <style:text-properties fo:font-style="italic" officeooo:rsid="0816a5a0" style:font-style-asian="italic" style:font-style-complex="italic"/>
    </style:style>
    <style:style style:name="T1196" style:family="text">
      <style:text-properties fo:font-style="italic" officeooo:rsid="08186f39" style:font-style-asian="italic" style:font-style-complex="italic"/>
    </style:style>
    <style:style style:name="T1197" style:family="text">
      <style:text-properties fo:font-style="italic" officeooo:rsid="081b75ab" style:font-style-asian="italic" style:font-style-complex="italic"/>
    </style:style>
    <style:style style:name="T1198" style:family="text">
      <style:text-properties fo:font-style="italic" officeooo:rsid="0822cb60" style:font-style-asian="italic" style:font-style-complex="italic"/>
    </style:style>
    <style:style style:name="T1199" style:family="text">
      <style:text-properties fo:font-style="italic" officeooo:rsid="08231380" style:font-style-asian="italic" style:font-style-complex="italic"/>
    </style:style>
    <style:style style:name="T1200" style:family="text">
      <style:text-properties fo:font-style="italic" officeooo:rsid="0825ac91" style:font-style-asian="italic" style:font-style-complex="italic"/>
    </style:style>
    <style:style style:name="T1201" style:family="text">
      <style:text-properties fo:font-style="italic" officeooo:rsid="0834ff6d" style:font-style-asian="italic" style:font-style-complex="italic"/>
    </style:style>
    <style:style style:name="T1202" style:family="text">
      <style:text-properties fo:font-style="italic" officeooo:rsid="083dc042" style:font-style-asian="italic" style:font-style-complex="italic"/>
    </style:style>
    <style:style style:name="T1203" style:family="text">
      <style:text-properties fo:font-style="italic" officeooo:rsid="08485b38" style:font-style-asian="italic" style:font-style-complex="italic"/>
    </style:style>
    <style:style style:name="T1204" style:family="text">
      <style:text-properties fo:font-style="italic" officeooo:rsid="08492060" style:font-style-asian="italic" style:font-style-complex="italic"/>
    </style:style>
    <style:style style:name="T1205" style:family="text">
      <style:text-properties fo:font-style="italic" officeooo:rsid="084d8663" style:font-style-asian="italic" style:font-style-complex="italic"/>
    </style:style>
    <style:style style:name="T1206" style:family="text">
      <style:text-properties fo:font-style="italic" officeooo:rsid="08512f52" style:font-style-asian="italic" style:font-style-complex="italic"/>
    </style:style>
    <style:style style:name="T1207" style:family="text">
      <style:text-properties fo:font-style="italic" officeooo:rsid="08517361" style:font-style-asian="italic" style:font-style-complex="italic"/>
    </style:style>
    <style:style style:name="T1208" style:family="text">
      <style:text-properties fo:font-style="italic" officeooo:rsid="08553bb6" style:font-style-asian="italic" style:font-style-complex="italic"/>
    </style:style>
    <style:style style:name="T1209" style:family="text">
      <style:text-properties fo:font-style="italic" officeooo:rsid="08570450" style:font-style-asian="italic" style:font-style-complex="italic"/>
    </style:style>
    <style:style style:name="T1210" style:family="text">
      <style:text-properties fo:font-style="italic" officeooo:rsid="085d4c6b" style:font-style-asian="italic" style:font-style-complex="italic"/>
    </style:style>
    <style:style style:name="T1211" style:family="text">
      <style:text-properties fo:font-style="italic" officeooo:rsid="085e8ef7" style:font-style-asian="italic" style:font-style-complex="italic"/>
    </style:style>
    <style:style style:name="T1212" style:family="text">
      <style:text-properties fo:font-style="italic" officeooo:rsid="08671818" style:font-style-asian="italic" style:font-style-complex="italic"/>
    </style:style>
    <style:style style:name="T1213" style:family="text">
      <style:text-properties fo:font-style="italic" officeooo:rsid="086850db" style:font-style-asian="italic" style:font-style-complex="italic"/>
    </style:style>
    <style:style style:name="T1214" style:family="text">
      <style:text-properties fo:font-style="italic" officeooo:rsid="087cbd4d" style:font-style-asian="italic" style:font-style-complex="italic"/>
    </style:style>
    <style:style style:name="T1215" style:family="text">
      <style:text-properties fo:font-style="italic" officeooo:rsid="088579da" style:font-style-asian="italic" style:font-style-complex="italic"/>
    </style:style>
    <style:style style:name="T1216" style:family="text">
      <style:text-properties fo:font-style="italic" officeooo:rsid="0887b209" style:font-style-asian="italic" style:font-style-complex="italic"/>
    </style:style>
    <style:style style:name="T1217" style:family="text">
      <style:text-properties fo:font-style="italic" officeooo:rsid="088a19e6" style:font-style-asian="italic" style:font-style-complex="italic"/>
    </style:style>
    <style:style style:name="T1218" style:family="text">
      <style:text-properties fo:font-style="italic" officeooo:rsid="088ef116" style:font-style-asian="italic" style:font-style-complex="italic"/>
    </style:style>
    <style:style style:name="T1219" style:family="text">
      <style:text-properties fo:font-style="italic" officeooo:rsid="0891da16" style:font-style-asian="italic" style:font-style-complex="italic"/>
    </style:style>
    <style:style style:name="T1220" style:family="text">
      <style:text-properties fo:font-style="italic" officeooo:rsid="0892a638" style:font-style-asian="italic" style:font-style-complex="italic"/>
    </style:style>
    <style:style style:name="T1221" style:family="text">
      <style:text-properties fo:font-style="italic" officeooo:rsid="089c57f3" style:font-style-asian="italic" style:font-style-complex="italic"/>
    </style:style>
    <style:style style:name="T1222" style:family="text">
      <style:text-properties fo:font-style="italic" officeooo:rsid="089d2b6b" style:font-style-asian="italic" style:font-style-complex="italic"/>
    </style:style>
    <style:style style:name="T1223" style:family="text">
      <style:text-properties fo:font-style="italic" officeooo:rsid="08a411fe" style:font-style-asian="italic" style:font-style-complex="italic"/>
    </style:style>
    <style:style style:name="T1224" style:family="text">
      <style:text-properties fo:font-style="italic" officeooo:rsid="08b0c021" style:font-style-asian="italic" style:font-style-complex="italic"/>
    </style:style>
    <style:style style:name="T1225" style:family="text">
      <style:text-properties fo:font-style="italic" officeooo:rsid="08b9fb20" style:font-style-asian="italic" style:font-style-complex="italic"/>
    </style:style>
    <style:style style:name="T1226" style:family="text">
      <style:text-properties fo:font-style="italic" officeooo:rsid="08cbc8db" style:font-style-asian="italic" style:font-style-complex="italic"/>
    </style:style>
    <style:style style:name="T1227" style:family="text">
      <style:text-properties fo:font-style="italic" officeooo:rsid="08cc9d58" style:font-style-asian="italic" style:font-style-complex="italic"/>
    </style:style>
    <style:style style:name="T1228" style:family="text">
      <style:text-properties fo:font-style="italic" officeooo:rsid="08d05568" style:font-style-asian="italic" style:font-style-complex="italic"/>
    </style:style>
    <style:style style:name="T1229" style:family="text">
      <style:text-properties fo:font-style="italic" officeooo:rsid="08d1b6b1" style:font-style-asian="italic" style:font-style-complex="italic"/>
    </style:style>
    <style:style style:name="T1230" style:family="text">
      <style:text-properties fo:font-style="italic" officeooo:rsid="08d2a908" style:font-style-asian="italic" style:font-style-complex="italic"/>
    </style:style>
    <style:style style:name="T1231" style:family="text">
      <style:text-properties fo:font-style="italic" officeooo:rsid="08d407c6" style:font-style-asian="italic" style:font-style-complex="italic"/>
    </style:style>
    <style:style style:name="T1232" style:family="text">
      <style:text-properties fo:font-style="italic" officeooo:rsid="08d5b3e6" style:font-style-asian="italic" style:font-style-complex="italic"/>
    </style:style>
    <style:style style:name="T1233" style:family="text">
      <style:text-properties fo:font-style="italic" officeooo:rsid="08da9297" style:font-style-asian="italic" style:font-style-complex="italic"/>
    </style:style>
    <style:style style:name="T1234" style:family="text">
      <style:text-properties fo:font-style="italic" officeooo:rsid="08dd39ee" style:font-style-asian="italic" style:font-style-complex="italic"/>
    </style:style>
    <style:style style:name="T1235" style:family="text">
      <style:text-properties fo:font-style="italic" officeooo:rsid="08e73259" style:font-style-asian="italic" style:font-style-complex="italic"/>
    </style:style>
    <style:style style:name="T1236" style:family="text">
      <style:text-properties fo:font-style="italic" officeooo:rsid="08e9f525" style:font-style-asian="italic" style:font-style-complex="italic"/>
    </style:style>
    <style:style style:name="T1237" style:family="text">
      <style:text-properties fo:font-style="italic" officeooo:rsid="08f21775" style:font-style-asian="italic" style:font-style-complex="italic"/>
    </style:style>
    <style:style style:name="T1238" style:family="text">
      <style:text-properties fo:font-style="italic" officeooo:rsid="09038fea" style:font-style-asian="italic" style:font-style-complex="italic"/>
    </style:style>
    <style:style style:name="T1239" style:family="text">
      <style:text-properties fo:font-style="italic" officeooo:rsid="09054cc5" style:font-style-asian="italic" style:font-style-complex="italic"/>
    </style:style>
    <style:style style:name="T1240" style:family="text">
      <style:text-properties fo:font-style="italic" officeooo:rsid="08967f9b" style:font-style-asian="italic" style:font-style-complex="italic"/>
    </style:style>
    <style:style style:name="T1241" style:family="text">
      <style:text-properties fo:font-style="italic" officeooo:rsid="090caac1" style:font-style-asian="italic" style:font-style-complex="italic"/>
    </style:style>
    <style:style style:name="T1242" style:family="text">
      <style:text-properties fo:font-style="italic" officeooo:rsid="090fe008" style:font-style-asian="italic" style:font-style-complex="italic"/>
    </style:style>
    <style:style style:name="T1243" style:family="text">
      <style:text-properties fo:font-style="italic" officeooo:rsid="0910c617" style:font-style-asian="italic" style:font-style-complex="italic"/>
    </style:style>
    <style:style style:name="T1244" style:family="text">
      <style:text-properties fo:font-style="italic" officeooo:rsid="091c1e48" style:font-style-asian="italic" style:font-style-complex="italic"/>
    </style:style>
    <style:style style:name="T1245" style:family="text">
      <style:text-properties fo:font-style="italic" officeooo:rsid="09208d38" style:font-style-asian="italic" style:font-style-complex="italic"/>
    </style:style>
    <style:style style:name="T1246" style:family="text">
      <style:text-properties fo:font-style="italic" officeooo:rsid="09216253" style:font-style-asian="italic" style:font-style-complex="italic"/>
    </style:style>
    <style:style style:name="T1247" style:family="text">
      <style:text-properties fo:font-style="italic" officeooo:rsid="092e5875" style:font-style-asian="italic" style:font-style-complex="italic"/>
    </style:style>
    <style:style style:name="T1248" style:family="text">
      <style:text-properties fo:font-style="italic" officeooo:rsid="093041d0" style:font-style-asian="italic" style:font-style-complex="italic"/>
    </style:style>
    <style:style style:name="T1249" style:family="text">
      <style:text-properties fo:font-style="italic" officeooo:rsid="09349b4f" style:font-style-asian="italic" style:font-style-complex="italic"/>
    </style:style>
    <style:style style:name="T1250" style:family="text">
      <style:text-properties fo:font-style="italic" officeooo:rsid="09356bb2" style:font-style-asian="italic" style:font-style-complex="italic"/>
    </style:style>
    <style:style style:name="T1251" style:family="text">
      <style:text-properties fo:font-style="italic" officeooo:rsid="093726b2" style:font-style-asian="italic" style:font-style-complex="italic"/>
    </style:style>
    <style:style style:name="T1252" style:family="text">
      <style:text-properties fo:font-style="italic" officeooo:rsid="093a987d" style:font-style-asian="italic" style:font-style-complex="italic"/>
    </style:style>
    <style:style style:name="T1253" style:family="text">
      <style:text-properties fo:font-style="italic" officeooo:rsid="093b96e9" style:font-style-asian="italic" style:font-style-complex="italic"/>
    </style:style>
    <style:style style:name="T1254" style:family="text">
      <style:text-properties fo:font-style="italic" officeooo:rsid="0945e17a" style:font-style-asian="italic" style:font-style-complex="italic"/>
    </style:style>
    <style:style style:name="T1255" style:family="text">
      <style:text-properties fo:font-style="italic" officeooo:rsid="069fd14c" style:font-style-asian="italic" style:font-style-complex="italic"/>
    </style:style>
    <style:style style:name="T1256" style:family="text">
      <style:text-properties fo:font-style="italic" officeooo:rsid="094a9a48" style:font-style-asian="italic" style:font-style-complex="italic"/>
    </style:style>
    <style:style style:name="T1257" style:family="text">
      <style:text-properties fo:font-style="italic" officeooo:rsid="094bedb8" style:font-style-asian="italic" style:font-style-complex="italic"/>
    </style:style>
    <style:style style:name="T1258" style:family="text">
      <style:text-properties fo:font-style="italic" officeooo:rsid="094cbf6a" style:font-style-asian="italic" style:font-style-complex="italic"/>
    </style:style>
    <style:style style:name="T1259" style:family="text">
      <style:text-properties fo:font-style="italic" officeooo:rsid="095518ef" style:font-style-asian="italic" style:font-style-complex="italic"/>
    </style:style>
    <style:style style:name="T1260" style:family="text">
      <style:text-properties fo:font-style="italic" officeooo:rsid="095f3f23" style:font-style-asian="italic" style:font-style-complex="italic"/>
    </style:style>
    <style:style style:name="T1261" style:family="text">
      <style:text-properties fo:font-style="italic" officeooo:rsid="0970b8de" style:font-style-asian="italic" style:font-style-complex="italic"/>
    </style:style>
    <style:style style:name="T1262" style:family="text">
      <style:text-properties fo:font-style="italic" officeooo:rsid="0979a44a" style:font-style-asian="italic" style:font-style-complex="italic"/>
    </style:style>
    <style:style style:name="T1263" style:family="text">
      <style:text-properties fo:font-style="italic" officeooo:rsid="097eaa57" style:font-style-asian="italic" style:font-style-complex="italic"/>
    </style:style>
    <style:style style:name="T1264" style:family="text">
      <style:text-properties fo:font-style="italic" officeooo:rsid="0985c467" style:font-style-asian="italic" style:font-style-complex="italic"/>
    </style:style>
    <style:style style:name="T1265" style:family="text">
      <style:text-properties fo:font-style="italic" officeooo:rsid="098c846c" style:font-style-asian="italic" style:font-style-complex="italic"/>
    </style:style>
    <style:style style:name="T1266" style:family="text">
      <style:text-properties fo:font-style="italic" officeooo:rsid="099042e4" style:font-style-asian="italic" style:font-style-complex="italic"/>
    </style:style>
    <style:style style:name="T1267" style:family="text">
      <style:text-properties fo:font-style="italic" officeooo:rsid="09909584" style:font-style-asian="italic" style:font-style-complex="italic"/>
    </style:style>
    <style:style style:name="T1268" style:family="text">
      <style:text-properties fo:font-style="italic" officeooo:rsid="09b91294" style:font-style-asian="italic" style:font-style-complex="italic"/>
    </style:style>
    <style:style style:name="T1269" style:family="text">
      <style:text-properties fo:font-style="italic" officeooo:rsid="09badf45" style:font-style-asian="italic" style:font-style-complex="italic"/>
    </style:style>
    <style:style style:name="T1270" style:family="text">
      <style:text-properties fo:font-style="italic" officeooo:rsid="09bd17a2" style:font-style-asian="italic" style:font-style-complex="italic"/>
    </style:style>
    <style:style style:name="T1271" style:family="text">
      <style:text-properties fo:font-style="italic" officeooo:rsid="09c1144d" style:font-style-asian="italic" style:font-style-complex="italic"/>
    </style:style>
    <style:style style:name="T1272" style:family="text">
      <style:text-properties fo:font-style="italic" fo:font-weight="bold" officeooo:rsid="02a6f1fa" style:font-style-asian="italic" style:font-weight-asian="bold" style:font-style-complex="italic" style:font-weight-complex="bold"/>
    </style:style>
    <style:style style:name="T1273" style:family="text">
      <style:text-properties fo:font-style="italic" fo:font-weight="bold" officeooo:rsid="027e467c" style:font-style-asian="italic" style:font-weight-asian="bold" style:font-style-complex="italic" style:font-weight-complex="bold"/>
    </style:style>
    <style:style style:name="T1274" style:family="text">
      <style:text-properties fo:font-style="italic" fo:font-weight="bold" officeooo:rsid="03de3618" style:font-style-asian="italic" style:font-weight-asian="bold" style:font-style-complex="italic" style:font-weight-complex="bold"/>
    </style:style>
    <style:style style:name="T1275" style:family="text">
      <style:text-properties fo:font-style="italic" fo:font-weight="bold" officeooo:rsid="0329391f" style:font-style-asian="italic" style:font-weight-asian="bold" style:font-style-complex="italic" style:font-weight-complex="bold"/>
    </style:style>
    <style:style style:name="T1276" style:family="text">
      <style:text-properties fo:font-style="italic" fo:font-weight="bold" officeooo:rsid="0400ef13" style:font-style-asian="italic" style:font-weight-asian="bold" style:font-style-complex="italic" style:font-weight-complex="bold"/>
    </style:style>
    <style:style style:name="T1277" style:family="text">
      <style:text-properties fo:font-style="italic" fo:font-weight="bold" officeooo:rsid="04859c2e" style:font-style-asian="italic" style:font-weight-asian="bold" style:font-style-complex="italic" style:font-weight-complex="bold"/>
    </style:style>
    <style:style style:name="T1278" style:family="text">
      <style:text-properties fo:font-style="italic" fo:font-weight="bold" officeooo:rsid="04deb270" style:font-style-asian="italic" style:font-weight-asian="bold" style:font-style-complex="italic" style:font-weight-complex="bold"/>
    </style:style>
    <style:style style:name="T1279" style:family="text">
      <style:text-properties fo:font-style="italic" fo:font-weight="bold" officeooo:rsid="054885cd" style:font-style-asian="italic" style:font-weight-asian="bold" style:font-style-complex="italic" style:font-weight-complex="bold"/>
    </style:style>
    <style:style style:name="T1280" style:family="text">
      <style:text-properties fo:font-style="italic" fo:font-weight="bold" officeooo:rsid="05818313" style:font-style-asian="italic" style:font-weight-asian="bold" style:font-style-complex="italic" style:font-weight-complex="bold"/>
    </style:style>
    <style:style style:name="T1281" style:family="text">
      <style:text-properties fo:font-style="italic" fo:font-weight="bold" officeooo:rsid="058ff97a" style:font-style-asian="italic" style:font-weight-asian="bold" style:font-style-complex="italic" style:font-weight-complex="bold"/>
    </style:style>
    <style:style style:name="T1282" style:family="text">
      <style:text-properties fo:font-style="italic" fo:font-weight="bold" officeooo:rsid="06a1ed70" style:font-style-asian="italic" style:font-weight-asian="bold" style:font-style-complex="italic" style:font-weight-complex="bold"/>
    </style:style>
    <style:style style:name="T1283" style:family="text">
      <style:text-properties fo:font-style="italic" fo:font-weight="bold" officeooo:rsid="087cbd4d" style:font-style-asian="italic" style:font-weight-asian="bold" style:font-style-complex="italic" style:font-weight-complex="bold"/>
    </style:style>
    <style:style style:name="T1284" style:family="text">
      <style:text-properties fo:font-style="italic" fo:font-weight="bold" officeooo:rsid="093041d0" style:font-style-asian="italic" style:font-weight-asian="bold" style:font-style-complex="italic" style:font-weight-complex="bold"/>
    </style:style>
    <style:style style:name="T1285" style:family="text">
      <style:text-properties fo:font-style="italic" fo:font-weight="bold" officeooo:rsid="098c846c" style:font-style-asian="italic" style:font-weight-asian="bold" style:font-style-complex="italic" style:font-weight-complex="bold"/>
    </style:style>
    <style:style style:name="T1286" style:family="text">
      <style:text-properties fo:font-style="italic" fo:font-weight="bold" officeooo:rsid="09c1144d" style:font-style-asian="italic" style:font-weight-asian="bold" style:font-style-complex="italic" style:font-weight-complex="bold"/>
    </style:style>
    <style:style style:name="T1287" style:family="text">
      <style:text-properties fo:font-style="italic" fo:font-weight="normal" officeooo:rsid="02a6f1fa" style:font-style-asian="italic" style:font-weight-asian="normal" style:font-style-complex="italic" style:font-weight-complex="normal"/>
    </style:style>
    <style:style style:name="T1288" style:family="text">
      <style:text-properties fo:font-style="italic" fo:font-weight="normal" officeooo:rsid="03de3618" style:font-style-asian="italic" style:font-weight-asian="normal" style:font-style-complex="italic" style:font-weight-complex="normal"/>
    </style:style>
    <style:style style:name="T1289" style:family="text">
      <style:text-properties fo:font-style="italic" fo:font-weight="normal" officeooo:rsid="036d4b1c" style:font-style-asian="italic" style:font-weight-asian="normal" style:font-style-complex="italic" style:font-weight-complex="normal"/>
    </style:style>
    <style:style style:name="T1290" style:family="text">
      <style:text-properties fo:font-style="italic" fo:font-weight="normal" officeooo:rsid="05818313" style:font-style-asian="italic" style:font-weight-asian="normal" style:font-style-complex="italic" style:font-weight-complex="normal"/>
    </style:style>
    <style:style style:name="T1291" style:family="text">
      <style:text-properties fo:font-style="italic" fo:font-weight="normal" officeooo:rsid="058ff97a" style:font-style-asian="italic" style:font-weight-asian="normal" style:font-style-complex="italic" style:font-weight-complex="normal"/>
    </style:style>
    <style:style style:name="T1292" style:family="text">
      <style:text-properties fo:font-style="italic" fo:font-weight="normal" officeooo:rsid="06598c92" style:font-style-asian="italic" style:font-weight-asian="normal" style:font-style-complex="italic" style:font-weight-complex="normal"/>
    </style:style>
    <style:style style:name="T1293" style:family="text">
      <style:text-properties fo:font-style="italic" fo:font-weight="normal" officeooo:rsid="07c67e65" style:font-style-asian="italic" style:font-weight-asian="normal" style:font-style-complex="italic" style:font-weight-complex="normal"/>
    </style:style>
    <style:style style:name="T1294" style:family="text">
      <style:text-properties fo:font-style="italic" fo:font-weight="normal" officeooo:rsid="087cbd4d" style:font-style-asian="italic" style:font-weight-asian="normal" style:font-style-complex="italic" style:font-weight-complex="normal"/>
    </style:style>
    <style:style style:name="T1295" style:family="text">
      <style:text-properties fo:font-style="italic" fo:font-weight="normal" officeooo:rsid="08d05568" style:font-style-asian="italic" style:font-weight-asian="normal" style:font-style-complex="italic" style:font-weight-complex="normal"/>
    </style:style>
    <style:style style:name="T1296" style:family="text">
      <style:text-properties fo:font-style="italic" fo:font-weight="normal" officeooo:rsid="09c1144d" style:font-style-asian="italic" style:font-weight-asian="normal" style:font-style-complex="italic" style:font-weight-complex="normal"/>
    </style:style>
    <style:style style:name="T1297" style:family="text">
      <style:text-properties fo:font-style="italic" style:text-underline-style="none" fo:font-weight="normal" officeooo:rsid="042ea266" style:font-style-asian="italic" style:font-weight-asian="normal" style:font-style-complex="italic" style:font-weight-complex="normal"/>
    </style:style>
    <style:style style:name="T1298" style:family="text">
      <style:text-properties fo:font-style="italic" style:text-underline-style="none" fo:font-weight="normal" officeooo:rsid="043041f4" style:font-style-asian="italic" style:font-weight-asian="normal" style:font-style-complex="italic" style:font-weight-complex="normal"/>
    </style:style>
    <style:style style:name="T1299" style:family="text">
      <style:text-properties fo:font-style="italic" officeooo:rsid="01de4db3" style:font-size-asian="12.25pt" style:font-style-asian="italic" style:font-style-complex="italic"/>
    </style:style>
    <style:style style:name="T1300" style:family="text">
      <style:text-properties fo:font-style="italic" officeooo:rsid="01d2b6e8" style:font-size-asian="12.25pt" style:font-style-asian="italic" style:font-style-complex="italic"/>
    </style:style>
    <style:style style:name="T1301" style:family="text">
      <style:text-properties officeooo:rsid="005c16f6"/>
    </style:style>
    <style:style style:name="T1302" style:family="text">
      <style:text-properties officeooo:rsid="00600d27"/>
    </style:style>
    <style:style style:name="T1303" style:family="text">
      <style:text-properties style:text-underline-style="solid" style:text-underline-width="auto" style:text-underline-color="font-color" fo:font-weight="bold" style:font-weight-asian="bold" style:font-weight-complex="bold"/>
    </style:style>
    <style:style style:name="T1304" style:family="text">
      <style:text-properties style:text-underline-style="solid" style:text-underline-width="auto" style:text-underline-color="font-color" fo:font-weight="bold" officeooo:rsid="001f0ea3" style:font-weight-asian="bold" style:font-weight-complex="bold"/>
    </style:style>
    <style:style style:name="T1305" style:family="text">
      <style:text-properties officeooo:rsid="006f46a3"/>
    </style:style>
    <style:style style:name="T1306" style:family="text">
      <style:text-properties officeooo:rsid="007218f5"/>
    </style:style>
    <style:style style:name="T1307" style:family="text">
      <style:text-properties officeooo:rsid="0081af51"/>
    </style:style>
    <style:style style:name="T1308" style:family="text">
      <style:text-properties officeooo:rsid="00898c5f"/>
    </style:style>
    <style:style style:name="T1309" style:family="text">
      <style:text-properties officeooo:rsid="008a0141"/>
    </style:style>
    <style:style style:name="T1310" style:family="text">
      <style:text-properties officeooo:rsid="008bdbe0"/>
    </style:style>
    <style:style style:name="T1311" style:family="text">
      <style:text-properties officeooo:rsid="00be57ee"/>
    </style:style>
    <style:style style:name="T1312" style:family="text">
      <style:text-properties officeooo:rsid="00cef413"/>
    </style:style>
    <style:style style:name="T1313" style:family="text">
      <style:text-properties officeooo:rsid="013b3bd4"/>
    </style:style>
    <style:style style:name="T1314" style:family="text">
      <style:text-properties officeooo:rsid="0152859f"/>
    </style:style>
    <style:style style:name="T1315" style:family="text">
      <style:text-properties officeooo:rsid="0155f822"/>
    </style:style>
    <style:style style:name="T1316" style:family="text">
      <style:text-properties officeooo:rsid="0159b3b2"/>
    </style:style>
    <style:style style:name="T1317" style:family="text">
      <style:text-properties fo:font-weight="bold" style:font-weight-asian="bold" style:font-weight-complex="bold"/>
    </style:style>
    <style:style style:name="T1318" style:family="text">
      <style:text-properties fo:font-weight="bold" officeooo:rsid="0163ff84" style:font-weight-asian="bold" style:font-weight-complex="bold"/>
    </style:style>
    <style:style style:name="T1319" style:family="text">
      <style:text-properties style:font-name="Liberation Serif" fo:font-style="italic" fo:font-weight="bold" style:font-style-asian="italic" style:font-weight-asian="bold" style:font-style-complex="italic" style:font-weight-complex="bold"/>
    </style:style>
    <style:style style:name="T1320" style:family="text">
      <style:text-properties officeooo:rsid="016c8fb6"/>
    </style:style>
    <style:style style:name="T1321" style:family="text">
      <style:text-properties officeooo:rsid="016f5c91"/>
    </style:style>
    <style:style style:name="T1322" style:family="text">
      <style:text-properties officeooo:rsid="016f72bb"/>
    </style:style>
    <style:style style:name="T1323" style:family="text">
      <style:text-properties officeooo:rsid="01715fb8"/>
    </style:style>
    <style:style style:name="T1324" style:family="text">
      <style:text-properties officeooo:rsid="01735626"/>
    </style:style>
    <style:style style:name="T1325" style:family="text">
      <style:text-properties officeooo:rsid="0174adb1"/>
    </style:style>
    <style:style style:name="T1326" style:family="text">
      <style:text-properties officeooo:rsid="01762b37"/>
    </style:style>
    <style:style style:name="T1327" style:family="text">
      <style:text-properties officeooo:rsid="0178b523"/>
    </style:style>
    <style:style style:name="T1328" style:family="text">
      <style:text-properties officeooo:rsid="017bd806"/>
    </style:style>
    <style:style style:name="T1329" style:family="text">
      <style:text-properties officeooo:rsid="017e60e3"/>
    </style:style>
    <style:style style:name="T1330" style:family="text">
      <style:text-properties officeooo:rsid="0182adf1"/>
    </style:style>
    <style:style style:name="T1331" style:family="text">
      <style:text-properties officeooo:rsid="01837a4e"/>
    </style:style>
    <style:style style:name="T1332" style:family="text">
      <style:text-properties officeooo:rsid="0192a970"/>
    </style:style>
    <style:style style:name="T1333" style:family="text">
      <style:text-properties officeooo:rsid="019c3f20"/>
    </style:style>
    <style:style style:name="T1334" style:family="text">
      <style:text-properties officeooo:rsid="01ab5dd2"/>
    </style:style>
    <style:style style:name="T1335" style:family="text">
      <style:text-properties officeooo:rsid="01abcf34"/>
    </style:style>
    <style:style style:name="T1336" style:family="text">
      <style:text-properties officeooo:rsid="01bf997c"/>
    </style:style>
    <style:style style:name="T1337" style:family="text">
      <style:text-properties officeooo:rsid="01c3f6fc"/>
    </style:style>
    <style:style style:name="T1338" style:family="text">
      <style:text-properties officeooo:rsid="01c52b58"/>
    </style:style>
    <style:style style:name="T1339" style:family="text">
      <style:text-properties officeooo:rsid="01c68cd4"/>
    </style:style>
    <style:style style:name="T1340"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1341"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1342"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1343"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1344"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1345"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1346"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1347"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1348"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1349"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1350" style:family="text">
      <style:text-properties fo:font-size="14pt" fo:font-style="italic" fo:font-weight="normal" officeooo:rsid="06d86a56" style:font-size-asian="14pt" style:font-style-asian="italic" style:font-weight-asian="normal" style:font-size-complex="14pt" style:font-style-complex="italic" style:font-weight-complex="normal"/>
    </style:style>
    <style:style style:name="T1351"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1352"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1353"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1354"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1355"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1356"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1357"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1358"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1359"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1360"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1361"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1362"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1363"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1364"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1365"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1366"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1367"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1368"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1369"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1370"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1371"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1372"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1373"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1374"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1375"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1376"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1377"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1378"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1379"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1380"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1381"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1382"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1383"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1384"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1385"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1386"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1387"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1388"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1389"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1390"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1391"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1392" style:family="text">
      <style:text-properties fo:font-size="14pt" fo:font-style="italic" officeooo:rsid="052a6168" style:font-size-asian="14pt" style:font-style-asian="italic" style:font-size-complex="14pt" style:font-style-complex="italic"/>
    </style:style>
    <style:style style:name="T1393" style:family="text">
      <style:text-properties fo:font-size="14pt" fo:font-style="italic" officeooo:rsid="0597cf24" style:font-size-asian="14pt" style:font-style-asian="italic" style:font-size-complex="14pt" style:font-style-complex="italic"/>
    </style:style>
    <style:style style:name="T1394" style:family="text">
      <style:text-properties fo:font-size="14pt" fo:font-style="italic" officeooo:rsid="065aa910" style:font-size-asian="14pt" style:font-style-asian="italic" style:font-size-complex="14pt" style:font-style-complex="italic"/>
    </style:style>
    <style:style style:name="T1395"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1396"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1397"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1398" style:family="text">
      <style:text-properties officeooo:rsid="01e4eb87"/>
    </style:style>
    <style:style style:name="T1399" style:family="text">
      <style:text-properties officeooo:rsid="01ecfb37"/>
    </style:style>
    <style:style style:name="T1400" style:family="text">
      <style:text-properties officeooo:rsid="01f158b4"/>
    </style:style>
    <style:style style:name="T1401" style:family="text">
      <style:text-properties officeooo:rsid="01f72680"/>
    </style:style>
    <style:style style:name="T1402" style:family="text">
      <style:text-properties officeooo:rsid="01f8eee1"/>
    </style:style>
    <style:style style:name="T1403" style:family="text">
      <style:text-properties officeooo:rsid="0205d0fb"/>
    </style:style>
    <style:style style:name="T1404" style:family="text">
      <style:text-properties officeooo:rsid="0205df7c"/>
    </style:style>
    <style:style style:name="T1405" style:family="text">
      <style:text-properties officeooo:rsid="0206c9af"/>
    </style:style>
    <style:style style:name="T1406" style:family="text">
      <style:text-properties officeooo:rsid="0215565f"/>
    </style:style>
    <style:style style:name="T1407" style:family="text">
      <style:text-properties officeooo:rsid="0216e9ac"/>
    </style:style>
    <style:style style:name="T1408" style:family="text">
      <style:text-properties officeooo:rsid="02179275"/>
    </style:style>
    <style:style style:name="T1409" style:family="text">
      <style:text-properties officeooo:rsid="021d4a0a"/>
    </style:style>
    <style:style style:name="T1410" style:family="text">
      <style:text-properties officeooo:rsid="021de231"/>
    </style:style>
    <style:style style:name="T1411" style:family="text">
      <style:text-properties officeooo:rsid="022b20af"/>
    </style:style>
    <style:style style:name="T1412" style:family="text">
      <style:text-properties officeooo:rsid="023356fd"/>
    </style:style>
    <style:style style:name="T1413" style:family="text">
      <style:text-properties officeooo:rsid="02579dd0"/>
    </style:style>
    <style:style style:name="T1414" style:family="text">
      <style:text-properties officeooo:rsid="02678416"/>
    </style:style>
    <style:style style:name="T1415" style:family="text">
      <style:text-properties officeooo:rsid="0273ea81"/>
    </style:style>
    <style:style style:name="T1416" style:family="text">
      <style:text-properties officeooo:rsid="027e467c"/>
    </style:style>
    <style:style style:name="T1417" style:family="text">
      <style:text-properties officeooo:rsid="02e3a1a2"/>
    </style:style>
    <style:style style:name="T1418" style:family="text">
      <style:text-properties officeooo:rsid="02e3c5fe"/>
    </style:style>
    <style:style style:name="T1419" style:family="text">
      <style:text-properties officeooo:rsid="02e823c3"/>
    </style:style>
    <style:style style:name="T1420" style:family="text">
      <style:text-properties officeooo:rsid="02efff2b"/>
    </style:style>
    <style:style style:name="T1421" style:family="text">
      <style:text-properties officeooo:rsid="02f38870"/>
    </style:style>
    <style:style style:name="T1422" style:family="text">
      <style:text-properties officeooo:rsid="02f8039f"/>
    </style:style>
    <style:style style:name="T1423" style:family="text">
      <style:text-properties officeooo:rsid="02fe3556"/>
    </style:style>
    <style:style style:name="T1424" style:family="text">
      <style:text-properties officeooo:rsid="03022537"/>
    </style:style>
    <style:style style:name="T1425" style:family="text">
      <style:text-properties officeooo:rsid="0303f948"/>
    </style:style>
    <style:style style:name="T1426" style:family="text">
      <style:text-properties officeooo:rsid="0309801d"/>
    </style:style>
    <style:style style:name="T1427" style:family="text">
      <style:text-properties officeooo:rsid="030a339d"/>
    </style:style>
    <style:style style:name="T1428" style:family="text">
      <style:text-properties officeooo:rsid="030e3272"/>
    </style:style>
    <style:style style:name="T1429" style:family="text">
      <style:text-properties officeooo:rsid="031b52b4"/>
    </style:style>
    <style:style style:name="T1430" style:family="text">
      <style:text-properties officeooo:rsid="0320c6b9"/>
    </style:style>
    <style:style style:name="T1431" style:family="text">
      <style:text-properties officeooo:rsid="0324441b"/>
    </style:style>
    <style:style style:name="T1432" style:family="text">
      <style:text-properties officeooo:rsid="0326d770"/>
    </style:style>
    <style:style style:name="T1433" style:family="text">
      <style:text-properties officeooo:rsid="0329391f"/>
    </style:style>
    <style:style style:name="T1434" style:family="text">
      <style:text-properties officeooo:rsid="033523c7"/>
    </style:style>
    <style:style style:name="T1435" style:family="text">
      <style:text-properties officeooo:rsid="033728cd"/>
    </style:style>
    <style:style style:name="T1436" style:family="text">
      <style:text-properties officeooo:rsid="0337c4cc"/>
    </style:style>
    <style:style style:name="T1437" style:family="text">
      <style:text-properties officeooo:rsid="033d776d"/>
    </style:style>
    <style:style style:name="T1438" style:family="text">
      <style:text-properties officeooo:rsid="034010b6"/>
    </style:style>
    <style:style style:name="T1439" style:family="text">
      <style:text-properties officeooo:rsid="0344100b"/>
    </style:style>
    <style:style style:name="T1440" style:family="text">
      <style:text-properties officeooo:rsid="034e9be0"/>
    </style:style>
    <style:style style:name="T1441" style:family="text">
      <style:text-properties officeooo:rsid="0355c4bc"/>
    </style:style>
    <style:style style:name="T1442" style:family="text">
      <style:text-properties officeooo:rsid="0369a315"/>
    </style:style>
    <style:style style:name="T1443" style:family="text">
      <style:text-properties officeooo:rsid="036d4b1c"/>
    </style:style>
    <style:style style:name="T1444" style:family="text">
      <style:text-properties officeooo:rsid="037588cb"/>
    </style:style>
    <style:style style:name="T1445" style:family="text">
      <style:text-properties officeooo:rsid="0385163f"/>
    </style:style>
    <style:style style:name="T1446" style:family="text">
      <style:text-properties fo:background-color="transparent" loext:char-shading-value="0"/>
    </style:style>
    <style:style style:name="T1447" style:family="text">
      <style:text-properties officeooo:rsid="0309801d" fo:background-color="transparent" loext:char-shading-value="0"/>
    </style:style>
    <style:style style:name="T1448"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1449"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1450" style:family="text">
      <style:text-properties style:font-name="Liberation Serif1" fo:font-size="12pt" fo:font-style="normal" officeooo:rsid="00d8dd24" style:font-size-asian="12pt" style:font-style-asian="normal" style:font-size-complex="12pt" style:font-style-complex="normal"/>
    </style:style>
    <style:style style:name="T1451" style:family="text">
      <style:text-properties fo:font-size="12pt" fo:font-style="italic" officeooo:rsid="00d8dd24" style:font-size-asian="12pt" style:font-style-asian="italic" style:font-size-complex="12pt" style:font-style-complex="italic"/>
    </style:style>
    <style:style style:name="T1452" style:family="text">
      <style:text-properties fo:font-size="12pt" fo:font-style="normal" officeooo:rsid="00d8dd24" style:font-size-asian="12pt" style:font-style-asian="normal" style:font-size-complex="12pt" style:font-style-complex="normal"/>
    </style:style>
    <style:style style:name="T1453" style:family="text">
      <style:text-properties officeooo:rsid="03b59d2e"/>
    </style:style>
    <style:style style:name="T1454" style:family="text">
      <style:text-properties officeooo:rsid="03bd4a2c"/>
    </style:style>
    <style:style style:name="T1455" style:family="text">
      <style:text-properties officeooo:rsid="03bf5ca4"/>
    </style:style>
    <style:style style:name="T1456" style:family="text">
      <style:text-properties officeooo:rsid="03c25cfb"/>
    </style:style>
    <style:style style:name="T1457" style:family="text">
      <style:text-properties officeooo:rsid="03cc63a6"/>
    </style:style>
    <style:style style:name="T1458" style:family="text">
      <style:text-properties officeooo:rsid="03dfbd07"/>
    </style:style>
    <style:style style:name="T1459" style:family="text">
      <style:text-properties officeooo:rsid="03e5ac15"/>
    </style:style>
    <style:style style:name="T1460" style:family="text">
      <style:text-properties officeooo:rsid="03e6a6c5"/>
    </style:style>
    <style:style style:name="T1461" style:family="text">
      <style:text-properties officeooo:rsid="03e71010"/>
    </style:style>
    <style:style style:name="T1462" style:family="text">
      <style:text-properties officeooo:rsid="03f3a9aa"/>
    </style:style>
    <style:style style:name="T1463" style:family="text">
      <style:text-properties officeooo:rsid="001a1637"/>
    </style:style>
    <style:style style:name="T1464" style:family="text">
      <style:text-properties officeooo:rsid="043186ab"/>
    </style:style>
    <style:style style:name="T1465"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1466"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1467"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1468"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1469"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1470"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1471"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1472"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1473"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1474"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1475" style:family="text">
      <style:text-properties fo:font-size="16pt" fo:font-style="italic" fo:font-weight="bold" officeooo:rsid="06d6dfaa" style:font-size-asian="16pt" style:font-style-asian="italic" style:font-weight-asian="bold" style:font-size-complex="16pt" style:font-style-complex="italic" style:font-weight-complex="bold"/>
    </style:style>
    <style:style style:name="T1476" style:family="text">
      <style:text-properties fo:font-size="16pt" fo:font-style="italic" fo:font-weight="bold" officeooo:rsid="06da5e54" style:font-size-asian="16pt" style:font-style-asian="italic" style:font-weight-asian="bold" style:font-size-complex="16pt" style:font-style-complex="italic" style:font-weight-complex="bold"/>
    </style:style>
    <style:style style:name="T1477" style:family="text">
      <style:text-properties fo:font-size="16pt" fo:font-style="italic" fo:font-weight="bold" officeooo:rsid="06de11ca" style:font-size-asian="16pt" style:font-style-asian="italic" style:font-weight-asian="bold" style:font-size-complex="16pt" style:font-style-complex="italic" style:font-weight-complex="bold"/>
    </style:style>
    <style:style style:name="T1478"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1479" style:family="text">
      <style:text-properties fo:font-size="16pt" fo:font-style="italic" fo:font-weight="bold" officeooo:rsid="06e1e676" style:font-size-asian="16pt" style:font-style-asian="italic" style:font-weight-asian="bold" style:font-size-complex="16pt" style:font-style-complex="italic" style:font-weight-complex="bold"/>
    </style:style>
    <style:style style:name="T1480"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1481"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1482" style:family="text">
      <style:text-properties fo:font-size="16pt" fo:font-style="italic" fo:font-weight="bold" officeooo:rsid="06ec5802" style:font-size-asian="16pt" style:font-style-asian="italic" style:font-weight-asian="bold" style:font-size-complex="16pt" style:font-style-complex="italic" style:font-weight-complex="bold"/>
    </style:style>
    <style:style style:name="T1483"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1484"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1485"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1486"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1487"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1488"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1489"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1490"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1491"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1492"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1493"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1494"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1495" style:family="text">
      <style:text-properties fo:font-size="16pt" fo:font-style="italic" fo:font-weight="bold" officeooo:rsid="0705c9b7" style:font-size-asian="16pt" style:font-style-asian="italic" style:font-weight-asian="bold" style:font-size-complex="16pt" style:font-style-complex="italic" style:font-weight-complex="bold"/>
    </style:style>
    <style:style style:name="T1496"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1497"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1498"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1499"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1500"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1501"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1502"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1503" style:family="text">
      <style:text-properties officeooo:rsid="0481503d"/>
    </style:style>
    <style:style style:name="T1504" style:family="text">
      <style:text-properties officeooo:rsid="048293d6"/>
    </style:style>
    <style:style style:name="T1505" style:family="text">
      <style:text-properties officeooo:rsid="0482cc8e"/>
    </style:style>
    <style:style style:name="T1506" style:family="text">
      <style:text-properties officeooo:rsid="04859c2e"/>
    </style:style>
    <style:style style:name="T1507" style:family="text">
      <style:text-properties officeooo:rsid="04869f4e"/>
    </style:style>
    <style:style style:name="T1508" style:family="text">
      <style:text-properties officeooo:rsid="0488a08c"/>
    </style:style>
    <style:style style:name="T1509" style:family="text">
      <style:text-properties officeooo:rsid="048dc908"/>
    </style:style>
    <style:style style:name="T1510" style:family="text">
      <style:text-properties officeooo:rsid="048f3e72"/>
    </style:style>
    <style:style style:name="T1511" style:family="text">
      <style:text-properties officeooo:rsid="04953643"/>
    </style:style>
    <style:style style:name="T1512" style:family="text">
      <style:text-properties officeooo:rsid="049b7de4"/>
    </style:style>
    <style:style style:name="T1513" style:family="text">
      <style:text-properties officeooo:rsid="049c9635"/>
    </style:style>
    <style:style style:name="T1514" style:family="text">
      <style:text-properties officeooo:rsid="049dbc5b"/>
    </style:style>
    <style:style style:name="T1515" style:family="text">
      <style:text-properties officeooo:rsid="049ea964"/>
    </style:style>
    <style:style style:name="T1516" style:family="text">
      <style:text-properties officeooo:rsid="04a128ba"/>
    </style:style>
    <style:style style:name="T1517" style:family="text">
      <style:text-properties officeooo:rsid="04a4ae7c"/>
    </style:style>
    <style:style style:name="T1518" style:family="text">
      <style:text-properties officeooo:rsid="04a6734c"/>
    </style:style>
    <style:style style:name="T1519" style:family="text">
      <style:text-properties officeooo:rsid="04adbe5a"/>
    </style:style>
    <style:style style:name="T1520" style:family="text">
      <style:text-properties officeooo:rsid="04b2fab1"/>
    </style:style>
    <style:style style:name="T1521" style:family="text">
      <style:text-properties officeooo:rsid="04ba35e1"/>
    </style:style>
    <style:style style:name="T1522" style:family="text">
      <style:text-properties officeooo:rsid="04bb0ee0"/>
    </style:style>
    <style:style style:name="T1523" style:family="text">
      <style:text-properties officeooo:rsid="04c02719"/>
    </style:style>
    <style:style style:name="T1524" style:family="text">
      <style:text-properties officeooo:rsid="04c1087c"/>
    </style:style>
    <style:style style:name="T1525" style:family="text">
      <style:text-properties officeooo:rsid="04deb270"/>
    </style:style>
    <style:style style:name="T1526" style:family="text">
      <style:text-properties officeooo:rsid="04e4814a"/>
    </style:style>
    <style:style style:name="T1527" style:family="text">
      <style:text-properties officeooo:rsid="04e77dea"/>
    </style:style>
    <style:style style:name="T1528" style:family="text">
      <style:text-properties officeooo:rsid="04e95fa4"/>
    </style:style>
    <style:style style:name="T1529" style:family="text">
      <style:text-properties officeooo:rsid="04eb257d"/>
    </style:style>
    <style:style style:name="T1530" style:family="text">
      <style:text-properties officeooo:rsid="04ee5478"/>
    </style:style>
    <style:style style:name="T1531" style:family="text">
      <style:text-properties officeooo:rsid="04f323ca"/>
    </style:style>
    <style:style style:name="T1532" style:family="text">
      <style:text-properties officeooo:rsid="04f6e2ea"/>
    </style:style>
    <style:style style:name="T1533" style:family="text">
      <style:text-properties officeooo:rsid="04f84b44"/>
    </style:style>
    <style:style style:name="T1534" style:family="text">
      <style:text-properties officeooo:rsid="04fb5ce5"/>
    </style:style>
    <style:style style:name="T1535" style:family="text">
      <style:text-properties officeooo:rsid="04fd6f59"/>
    </style:style>
    <style:style style:name="T1536" style:family="text">
      <style:text-properties officeooo:rsid="0501b9d4"/>
    </style:style>
    <style:style style:name="T1537" style:family="text">
      <style:text-properties officeooo:rsid="05072bc9"/>
    </style:style>
    <style:style style:name="T1538" style:family="text">
      <style:text-properties officeooo:rsid="050902ec"/>
    </style:style>
    <style:style style:name="T1539" style:family="text">
      <style:text-properties officeooo:rsid="051380fc"/>
    </style:style>
    <style:style style:name="T1540" style:family="text">
      <style:text-properties officeooo:rsid="0515f0ac"/>
    </style:style>
    <style:style style:name="T1541" style:family="text">
      <style:text-properties officeooo:rsid="0516e884"/>
    </style:style>
    <style:style style:name="T1542" style:family="text">
      <style:text-properties officeooo:rsid="051f58f1"/>
    </style:style>
    <style:style style:name="T1543" style:family="text">
      <style:text-properties officeooo:rsid="0523b41b"/>
    </style:style>
    <style:style style:name="T1544" style:family="text">
      <style:text-properties officeooo:rsid="05254b6b"/>
    </style:style>
    <style:style style:name="T1545" style:family="text">
      <style:text-properties officeooo:rsid="05255690"/>
    </style:style>
    <style:style style:name="T1546" style:family="text">
      <style:text-properties officeooo:rsid="05264200"/>
    </style:style>
    <style:style style:name="T1547" style:family="text">
      <style:text-properties officeooo:rsid="052865b2"/>
    </style:style>
    <style:style style:name="T1548" style:family="text">
      <style:text-properties officeooo:rsid="05289d74"/>
    </style:style>
    <style:style style:name="T1549" style:family="text">
      <style:text-properties officeooo:rsid="0534e478"/>
    </style:style>
    <style:style style:name="T1550" style:family="text">
      <style:text-properties officeooo:rsid="05867b51"/>
    </style:style>
    <style:style style:name="T1551" style:family="text">
      <style:text-properties officeooo:rsid="059636b3"/>
    </style:style>
    <style:style style:name="T1552" style:family="text">
      <style:text-properties officeooo:rsid="05e6ee6c"/>
    </style:style>
    <style:style style:name="T1553" style:family="text">
      <style:text-properties officeooo:rsid="062129db"/>
    </style:style>
    <style:style style:name="T1554" style:family="text">
      <style:text-properties officeooo:rsid="064fc626"/>
    </style:style>
    <style:style style:name="T1555" style:family="text">
      <style:text-properties officeooo:rsid="06598c92"/>
    </style:style>
    <style:style style:name="T1556" style:family="text">
      <style:text-properties fo:font-weight="normal" officeooo:rsid="015da12b" style:font-size-asian="14pt" style:font-weight-asian="normal" style:font-weight-complex="normal"/>
    </style:style>
    <style:style style:name="T1557" style:family="text">
      <style:text-properties fo:font-weight="normal" officeooo:rsid="06598c92" style:font-weight-asian="normal" style:font-weight-complex="normal"/>
    </style:style>
    <style:style style:name="T1558" style:family="text">
      <style:text-properties officeooo:rsid="01de4db3" style:font-size-asian="12.25pt"/>
    </style:style>
    <style:style style:name="T1559" style:family="text">
      <style:text-properties officeooo:rsid="02135b8b" style:font-size-asian="12.25pt"/>
    </style:style>
    <style:style style:name="T1560" style:family="text">
      <style:text-properties officeooo:rsid="065aa910"/>
    </style:style>
    <style:style style:name="T1561" style:family="text">
      <style:text-properties officeooo:rsid="065acf9a"/>
    </style:style>
    <style:style style:name="T1562" style:family="text">
      <style:text-properties officeooo:rsid="066695e2"/>
    </style:style>
    <style:style style:name="T1563" style:family="text">
      <style:text-properties officeooo:rsid="0680f5bf"/>
    </style:style>
    <style:style style:name="T1564" style:family="text">
      <style:text-properties officeooo:rsid="0682ef57"/>
    </style:style>
    <style:style style:name="T1565" style:family="text">
      <style:text-properties officeooo:rsid="069453f7"/>
    </style:style>
    <style:style style:name="T1566" style:family="text">
      <style:text-properties officeooo:rsid="069ae464"/>
    </style:style>
    <style:style style:name="T1567" style:family="text">
      <style:text-properties officeooo:rsid="069c5483"/>
    </style:style>
    <style:style style:name="T1568" style:family="text">
      <style:text-properties officeooo:rsid="069c9f88"/>
    </style:style>
    <style:style style:name="T1569" style:family="text">
      <style:text-properties officeooo:rsid="06b76012"/>
    </style:style>
    <style:style style:name="T1570" style:family="text">
      <style:text-properties officeooo:rsid="06b84469"/>
    </style:style>
    <style:style style:name="T1571" style:family="text">
      <style:text-properties officeooo:rsid="06bc823e"/>
    </style:style>
    <style:style style:name="T1572" style:family="text">
      <style:text-properties officeooo:rsid="06bdc307"/>
    </style:style>
    <style:style style:name="T1573" style:family="text">
      <style:text-properties officeooo:rsid="06d45da2"/>
    </style:style>
    <style:style style:name="T1574"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1575"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1576"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1577"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1578"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1579"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1580"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1581" style:family="text">
      <style:text-properties officeooo:rsid="06d68f87"/>
    </style:style>
    <style:style style:name="T1582" style:family="text">
      <style:text-properties officeooo:rsid="06e7aaf8"/>
    </style:style>
    <style:style style:name="T1583" style:family="text">
      <style:text-properties officeooo:rsid="06e9f460"/>
    </style:style>
    <style:style style:name="T1584" style:family="text">
      <style:text-properties officeooo:rsid="06f31a9a"/>
    </style:style>
    <style:style style:name="T1585" style:family="text">
      <style:text-properties officeooo:rsid="06f8f933"/>
    </style:style>
    <style:style style:name="T1586" style:family="text">
      <style:text-properties officeooo:rsid="0703cf63"/>
    </style:style>
    <style:style style:name="T1587" style:family="text">
      <style:text-properties officeooo:rsid="070d1180"/>
    </style:style>
    <style:style style:name="T1588" style:family="text">
      <style:text-properties officeooo:rsid="07114797"/>
    </style:style>
    <style:style style:name="T1589" style:family="text">
      <style:text-properties officeooo:rsid="0717235b"/>
    </style:style>
    <style:style style:name="T1590" style:family="text">
      <style:text-properties officeooo:rsid="071a22d6"/>
    </style:style>
    <style:style style:name="T1591" style:family="text">
      <style:text-properties officeooo:rsid="072d497a"/>
    </style:style>
    <style:style style:name="T1592" style:family="text">
      <style:text-properties officeooo:rsid="077b47ff"/>
    </style:style>
    <style:style style:name="T1593" style:family="text">
      <style:text-properties officeooo:rsid="07d25e9b"/>
    </style:style>
    <style:style style:name="T1594" style:family="text">
      <style:text-properties officeooo:rsid="07de2c8d"/>
    </style:style>
    <style:style style:name="T1595" style:family="text">
      <style:text-properties officeooo:rsid="08301115"/>
    </style:style>
    <style:style style:name="T1596" style:family="text">
      <style:text-properties officeooo:rsid="089d5a4f"/>
    </style:style>
    <style:style style:name="T1597" style:family="text">
      <style:text-properties officeooo:rsid="0932bb89"/>
    </style:style>
    <style:style style:name="T1598" style:family="text">
      <style:text-properties officeooo:rsid="09817e94"/>
    </style:style>
    <style:style style:name="T1599" style:family="text">
      <style:text-properties officeooo:rsid="099b5ce6"/>
    </style:style>
    <style:style style:name="T1600" style:family="text">
      <style:text-properties officeooo:rsid="09b1d499"/>
    </style:style>
    <style:style style:name="T1601" style:family="text">
      <style:text-properties officeooo:rsid="09b1f5ec"/>
    </style:style>
    <style:style style:name="T1602" style:family="text">
      <style:text-properties officeooo:rsid="09b62bd3"/>
    </style:style>
    <style:style style:name="T1603" style:family="text">
      <style:text-properties officeooo:rsid="09b768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530">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9">A Dream of <text:span text:style-name="T1">the Tower of Discipline</text:span></text:p>
      <text:p text:style-name="P2">***</text:p>
      <text:p text:style-name="P2">The Path of <text:span text:style-name="T2">the Schemer</text:span></text:p>
      <text:p text:style-name="P2">***</text:p>
      <text:p text:style-name="P49">A Dream of <text:span text:style-name="T2">Istariath</text:span></text:p>
      <text:p text:style-name="P3">***</text:p>
      <text:p text:style-name="P3">The Path of <text:span text:style-name="T2">the Tyrant</text:span></text:p>
      <text:p text:style-name="P3">***</text:p>
      <text:p text:style-name="P3">A Dream of <text:span text:style-name="T15">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215"/>
      <text:p text:style-name="P538"><text:span text:style-name="T844"><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1319">Mind of the Spiral, Vol. I</text:span></text:p>
      <text:p text:style-name="P210"><text:span text:style-name="T1317">cr. </text:span><text:span text:style-name="T1318">Vanargand</text:span><text:span text:style-name="T1317"><text:line-break/>dt. Vanquished Era</text:span></text:p>
      <text:p text:style-name="P211"/>
      <text:p text:style-name="P531"><text:span text:style-name="T1303">The Path of </text:span><text:span text:style-name="T1304">the </text:span><text:span text:style-name="T1303">Diploma</text:span><text:span text:style-name="T1304">t</text:span></text:p>
      <text:p text:style-name="P1"/>
      <text:p text:style-name="P1"/>
      <text:p text:style-name="P216">A Beginning</text:p>
      <text:p text:style-name="P248"/>
      <text:p text:style-name="P248"/>
      <text:p text:style-name="P314">______________________________</text:p>
      <text:p text:style-name="P248"><text:span text:style-name="T1555">The Sanctuary - </text:span>The Awakening Chamber</text:p>
      <text:p text:style-name="P248"/>
      <text:p text:style-name="P248"/>
      <text:p text:style-name="P115"><text:tab/>Eidos opens her eyes.<text:line-break/><text:tab/><text:tab/>Light floods in, burning her vision white hot.</text:p>
      <text:p text:style-name="P115"><text:tab/><text:tab/><text:tab/>Agony crushes perception, forcing teary lids shut anew.<text:line-break/><text:tab/><text:tab/><text:tab/><text:tab/>Defiant, she pries them open, sheer will her only lever.</text:p>
      <text:p text:style-name="P116"><text:tab/></text:p>
      <text:p text:style-name="P116"><text:tab/>Soft, amber light soon bleeds in through trembling slits.</text:p>
      <text:p text:style-name="P113"><text:span text:style-name="T21"><text:tab/><text:tab/>Wider, wider, ever-widening, her efforts </text:span><text:span text:style-name="T22">begin to </text:span><text:span text:style-name="T21">bear fruit.</text:span></text:p>
      <text:p text:style-name="P116"><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1313">Eternity seems to pass in an instant</text:span>.</text:p>
      <text:p text:style-name="P16"><text:tab/><text:tab/><text:tab/><text:tab/><text:tab/><text:tab/>Yet it brings nothing but stillness.</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1301">anything</text:span> really… anything but the obvious solitude confronting her.</text:p>
      <text:p text:style-name="P1"><text:soft-page-break/><text:tab/>Eidos stands at the center of an octagonal room. <text:span text:style-name="T1302">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1305">trapping her in an</text:span> eternal instant of gloom and despair.</text:p>
      <text:p text:style-name="P13"><text:tab/><text:span text:style-name="T1306">Yet c</text:span>old feet <text:span text:style-name="T1306">soon break the spell, </text:span>draw<text:span text:style-name="T1306">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1307">Rising from her squat, her eyes catch an anomaly, and immediately gravitate towards it. It came from the chest-high glass, the disturbing one. But now, t</text:span>he twinkle of reflecting light off the dark glass <text:span text:style-name="T1308">seems benign, inviting even.</text:span> <text:span text:style-name="T1309">It </text:span>draw<text:span text:style-name="T1309">s </text:span>her ever nearer, <text:span text:style-name="T1310">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1"><text:tab/>"Awake at last… Eyes open, but be they yet with sight?" <text:span text:style-name="T1311">The beast speaks not in human tongue, yet every word, every thought is crystal clear to Eidos.</text:span></text:p>
      <text:p text:style-name="P21"><text:span text:style-name="T1311"><text:tab/>Leaving her no time to reply, it continues, "The darkness of this Sanctuary blinds, such an unfitting dwelling for our ilk. To leave this room you aim. Certain truth, as akin to mine your nature be.</text:span>"</text:p>
      <text:p text:style-name="P21"><text:tab/>"Who are you?" <text:span text:style-name="T1312">she asks. </text:span><text:span text:style-name="T852">Did I just ask that?</text:span></text:p>
      <text:p text:style-name="P21"><text:span text:style-name="T23"><text:tab/>"Fenrir, some claim. Vanargand's Fourth others say. The Ravenous and Helkin, too. All-Seersbane, Seeker, Everhungry and still more besides…" </text:span><text:span text:style-name="T418">it</text:span><text:span text:style-name="T24"> offers. "No name for myself needed be, save 'I'."</text:span></text:p>
      <text:p text:style-name="P21"><text:span text:style-name="T24"><text:tab/>"</text:span><text:span text:style-name="T25">I see… Well, then w</text:span><text:span text:style-name="T24">hat are you?" </text:span><text:span text:style-name="T853">Wait… where are these questions coming from? </text:span><text:span text:style-name="T26">Confusion, a natural consequence of her situation.</text:span></text:p>
      <text:p text:style-name="P22"><text:span text:style-name="T26"><text:tab/></text:span><text:span text:style-name="T27">The wolf replies nonetheless, unaware of her internal controversy, "Many things have I to many folk been—just as a son may also a brother be, or one's foe </text:span><text:span text:style-name="T418">another’s</text:span><text:span text:style-name="T27"> ally be." </text:span><text:span text:style-name="T28">The beast begins to pace. "But others' desires do not truth affect. My truth unchanging, my core, my essence only one thing be…" </text:span><text:span text:style-name="T41">Fenrir freezes. </text:span><text:span text:style-name="T419">Frothy</text:span><text:span text:style-name="T28"> drool begins to slip from its trembling maw; </text:span><text:span text:style-name="T35">d</text:span><text:span text:style-name="T31">ark eyes pierce her with their </text:span><text:span text:style-name="T32">hollow </text:span><text:span text:style-name="T31">gaze; </text:span><text:span text:style-name="T35">and </text:span><text:span text:style-name="T36">t</text:span><text:span text:style-name="T33">he </text:span><text:span text:style-name="T37">inimitable </text:span><text:span text:style-name="T33">silence of a </text:span><text:span text:style-name="T34">predator-stalked </text:span><text:span text:style-name="T33">forest descends upon the room.</text:span></text:p>
      <text:p text:style-name="P22"><text:span text:style-name="T28"><text:tab/>"Hunger." </text:span><text:span text:style-name="T30">The word </text:span><text:span text:style-name="T38">crescendos </text:span><text:span text:style-name="T39">within </text:span><text:span text:style-name="T30">her skull, </text:span><text:span text:style-name="T40">giving rise to countless undying echoes</text:span><text:span text:style-name="T30">.</text:span></text:p>
      <text:p text:style-name="P395"><text:span text:style-name="T28"><text:tab/></text:span><text:span text:style-name="T1451">This one seems… dangerous.</text:span><text:span text:style-name="T1452"> Dangerous, inde</text:span><text:span text:style-name="T1450">ed. </text:span><text:span text:style-name="T1448">Yet the only outward evidence of her anxiety is a knitted brow.</text:span><text:span text:style-name="T1449"> </text:span></text:p>
      <text:p text:style-name="P23"><text:soft-page-break/><text:span text:style-name="T29"><text:tab/></text:span><text:span text:style-name="T42">The </text:span><text:span text:style-name="T43">wolf </text:span><text:span text:style-name="T42">turns </text:span><text:span text:style-name="T420">its</text:span><text:span text:style-name="T42"> gaze from her and renews </text:span><text:span text:style-name="T421">its</text:span><text:span text:style-name="T42"> pacing. </text:span><text:span text:style-name="T29">"But awareness of another's core does not you profit. No, to your own essence know, you must this chamber leave…"</text:span></text:p>
      <text:p text:style-name="P24"><text:span text:style-name="T29"><text:tab/></text:span><text:span text:style-name="T854">What’s his aim? Why does he want me to leave this place?</text:span></text:p>
      <text:p text:style-name="P24"><text:span text:style-name="T854"><text:tab/></text:span><text:span text:style-name="T29">"…a task I can ai</text:span><text:span text:style-name="T43">d.</text:span><text:span text:style-name="T29">" </text:span><text:span text:style-name="T44">Fenrir continues. "Though my help freely given be, to accept or not on your instinct alone depends."</text:span></text:p>
      <text:p text:style-name="P24"><text:span text:style-name="T44"><text:tab/>"I'll gladly accept your help, Fenrir." </text:span><text:span text:style-name="T45">Her reply, immediate. </text:span><text:span text:style-name="T855">Wait! No! It’s too dangerous! I can’t trust </text:span><text:span text:style-name="T856">this one!</text:span><text:span text:style-name="T46"> </text:span><text:span text:style-name="T47">But these thoughts have no effect on her actions. </text:span><text:span text:style-name="T857">Why?! Why can’t I do anything?!</text:span></text:p>
      <text:p text:style-name="P25"><text:span text:style-name="T857"><text:tab/></text:span><text:span text:style-name="T48">"</text:span><text:span text:style-name="T49">Then my aid yours is…</text:span><text:span text:style-name="T48">" </text:span><text:span text:style-name="T49">growls the wolf with a knowing grin. </text:span><text:span text:style-name="T48">"Many have I in my hunger consumed. Some bore Glyphs, their living thoughts now into my Trueflesh carved."</text:span></text:p>
      <text:p text:style-name="P25"><text:span text:style-name="T48"><text:tab/></text:span><text:span text:style-name="T50">Before the beast, lines of pure </text:span><text:span text:style-name="T59">white </text:span><text:span text:style-name="T50">light cut through the air, bending and folding into impossible geometries. The only identifiable shape is the circle th</text:span><text:span text:style-name="T149">at</text:span><text:span text:style-name="T50"> surrounds the mess of copulating rays and edges.</text:span></text:p>
      <text:p text:style-name="P26"><text:span text:style-name="T50"><text:tab/></text:span><text:span text:style-name="T51">The brilliant object </text:span><text:span text:style-name="T52">suddenly </text:span><text:span text:style-name="T51">vanishes, leaving only a hint of its brief appearance burnt into her vision, but that too soon fades.</text:span></text:p>
      <text:p text:style-name="P27"><text:span text:style-name="T51"><text:tab/></text:span><text:span text:style-name="T53">The wolf renews its explanation, </text:span><text:span text:style-name="T50">"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7"><text:span text:style-name="T50"><text:tab/></text:span><text:span text:style-name="T858">I don’t like this at all… I don’t need it and I don’t want it.</text:span><text:span text:style-name="T50"> </text:span><text:span text:style-name="T54">Eidos, ignorant of what awaits her, inwardly rejects the unknown. </text:span><text:span text:style-name="T55">Perhaps she will </text:span><text:span text:style-name="T422">one day </text:span><text:span text:style-name="T55">learn to embrace it.</text:span></text:p>
      <text:p text:style-name="P27"><text:span text:style-name="T55"><text:tab/></text:span><text:span text:style-name="T56">With a sudden guttural rumble, more roar than growl, Fenrir demands, </text:span><text:span text:style-name="T55">"Your truth speak! What reason have you to the Awakening Chamber leave?"</text:span></text:p>
      <text:p text:style-name="P27"><text:span text:style-name="T55"><text:tab/>"To meet and understand others." </text:span><text:span text:style-name="T57">Yes, for is she not a diplomat this time around? </text:span><text:span text:style-name="T859">I am? No, I can’t be anything because I’m not making any of these damn decisions!</text:span></text:p>
      <text:p text:style-name="P117"><text:tab/>"Though I no loremaster of thoughtcraft be, with your nature—more than with any motivation to word translated—yes, with your Trueflesh more strongly did one symbol resonate…"</text:p>
      <text:p text:style-name="P28"><text:span text:style-name="T58"><text:tab/></text:span><text:span text:style-name="T59">Suddenly, </text:span><text:span text:style-name="T60">lines of vibrant violet cut the air before her, pouring forth from the dark glass out into her reality. </text:span><text:span text:style-name="T61">A countless array of forms—outlined, never filled—</text:span><text:span text:style-name="T65">writhe between</text:span><text:span text:style-name="T61"> dimensions both known and unknown, marking a Glyph </text:span><text:span text:style-name="T66">the size of </text:span><text:span text:style-name="T67">her fist</text:span><text:span text:style-name="T61">.</text:span></text:p>
      <text:p text:style-name="P28"><text:span text:style-name="T61"><text:tab/>As the final lines pour out, a lustrous </text:span><text:span text:style-name="T68">pendant</text:span><text:span text:style-name="T61"> floats </text:span><text:span text:style-name="T63">forth</text:span><text:span text:style-name="T61"> from the surface of the glass, </text:span><text:span text:style-name="T62">causing the darkness to unripple, like a pebble </text:span><text:span text:style-name="T424">leaping</text:span><text:span text:style-name="T62"> from the water back into the </text:span><text:span text:style-name="T423">thrower’s hand</text:span><text:span text:style-name="T62">. </text:span><text:span text:style-name="T64">The </text:span><text:span text:style-name="T69">Glyph</text:span><text:span text:style-name="T64"> appears to emanate from th</text:span><text:span text:style-name="T68">is pendant’s</text:span><text:span text:style-name="T64"> surface.</text:span></text:p>
      <text:p text:style-name="P28"><text:span text:style-name="T64"><text:tab/></text:span><text:span text:style-name="T70">She reaches for the pendant, and it eagerly moves toward her open hand. Contact brings awareness. </text:span><text:span text:style-name="T860">I… can hear it speak to me. Its name… its name is… </text:span></text:p>
      <text:p text:style-name="P28"><text:span text:style-name="T70"><text:tab/>"The Glyph of Farcasting—though tied to the Sigil be," </text:span><text:span text:style-name="T71">says the wolf. "Outward your mind points. Knowing others your desire be. The metal seal, your path to them meet."</text:span></text:p>
      <text:p text:style-name="P28"><text:span text:style-name="T71"><text:tab/></text:span><text:span text:style-name="T861">The metal seal… </text:span><text:span text:style-name="T863">T</text:span><text:span text:style-name="T861">he one I woke up on? </text:span><text:span text:style-name="T72">A new awareness dawns.</text:span></text:p>
      <text:p text:style-name="P28"><text:span text:style-name="T72"><text:tab/>"Your Sigil now the Glyph's mark bears. Our parting nears. Till we meet anew, daughter of Viracocha…" </text:span><text:span text:style-name="T73">Fenrir’s words end abruptly, all sound seemingly devoured by the dark glass.</text:span></text:p>
      <text:p text:style-name="P28"><text:span text:style-name="T73"><text:tab/></text:span><text:span text:style-name="T862">Daughter of Viracocha?</text:span><text:span text:style-name="T73"> Confusion, though still present, gives way to the stronger sense of wonder. </text:span><text:span text:style-name="T74">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9"><text:tab/><text:span text:style-name="T864">How long have I been standing here?</text:span><text:span text:style-name="T75"> </text:span><text:span text:style-name="T150">Thought rouses her</text:span><text:span text:style-name="T75"> from her waking slumber. The dark glass yet peers into her eyes, but its grip loosens as memory reminds her of deeds yet undone. A </text:span><text:soft-page-break/><text:span text:style-name="T75">memory of the Glyph she has earned from Fenrir, the Glyph of Farcasting. Its essence now etched into a Sigil. </text:span><text:span text:style-name="T864">What did the wolf say about the metal seal again..?</text:span></text:p>
      <text:p text:style-name="P29"><text:span text:style-name="T864"><text:tab/></text:span><text:span text:style-name="T75">Eyes turn to search for the disk she awoke upon. Little seems hidden in this humble space and the disk is no exception. She spots it almost immediately and walks to it.</text:span></text:p>
      <text:p text:style-name="P29"><text:span text:style-name="T75"><text:tab/></text:span><text:span text:style-name="T76">C</text:span><text:span text:style-name="T75">rouch</text:span><text:span text:style-name="T76">ing down</text:span><text:span text:style-name="T75">, </text:span><text:span text:style-name="T76">she </text:span><text:span text:style-name="T75">run</text:span><text:span text:style-name="T76">s </text:span><text:span text:style-name="T75">her </text:span><text:span text:style-name="T77">fingers</text:span><text:span text:style-name="T75"> along </text:span><text:span text:style-name="T150">its</text:span><text:span text:style-name="T75"> polished, silvered surface. The platform consists of a metallic disk, roughly as wide as she is tall, seamlessly embedded into the tiled floor. </text:span><text:span text:style-name="T989">This seems oddly familiar… </text:span><text:span text:style-name="T75">Its face is etched with a dizzying array of lines, curves and spirals, all culminating in a Glyph at the center. The device </text:span><text:span text:style-name="T150">now </text:span><text:span text:style-name="T75">speaks to her as a child to its mother, calling for the Sigil Eidos carries to speak its name…</text:span></text:p>
      <text:p text:style-name="P132"><text:tab/></text:p>
      <text:p text:style-name="P29"><text:span text:style-name="T75"><text:tab/></text:span><text:span text:style-name="T78">Farcasting…</text:span></text:p>
      <text:p text:style-name="P133"/>
      <text:p text:style-name="P134"><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1453">planes both seen and unseen</text:span> linking paths among them.</text:p>
      <text:p text:style-name="P30"><text:span text:style-name="T865"><text:tab/></text:span><text:span text:style-name="T866">NO!</text:span></text:p>
      <text:p text:style-name="P30"><text:span text:style-name="T866"><text:tab/></text:span><text:span text:style-name="T79">All </text:span><text:span text:style-name="T80">luminescent </text:span><text:span text:style-name="T79">lines retract instantaneously. </text:span><text:span text:style-name="T80">The device’s call now becomes a whimper, </text:span><text:span text:style-name="T151">then</text:span><text:span text:style-name="T80"> an echo, </text:span><text:span text:style-name="T152">and s</text:span><text:span text:style-name="T80">oon its call is nothing but a memory.</text:span></text:p>
      <text:p text:style-name="P30"><text:span text:style-name="T80"><text:tab/></text:span><text:span text:style-name="T867">Did I..? Did it..? Well, at least one dangerous risk went unexplored.</text:span><text:span text:style-name="T81"> Eidos appears content with her victory.</text:span></text:p>
      <text:p text:style-name="P30"><text:span text:style-name="T81"><text:tab/></text:span><text:span text:style-name="T867">What should I do now, then..? Oh! I know! The door!</text:span><text:span text:style-name="T81"> </text:span><text:span text:style-name="T82">In her excitement she seems to have forgotten two doors remain—the third having shut already at her behest. </text:span><text:span text:style-name="T868">The white one!</text:span><text:span text:style-name="T82"> Her decision made, action follows thought, </text:span><text:span text:style-name="T83">and steady feet carry her towards the room’s white door</text:span><text:span text:style-name="T82">.</text:span></text:p>
      <text:p text:style-name="P31"><text:span text:style-name="T82"><text:tab/>A quick glance reveals that th</text:span><text:span text:style-name="T84">is</text:span><text:span text:style-name="T82"> door has n</text:span><text:span text:style-name="T85">o</text:span><text:span text:style-name="T82"> obvious handle </text:span><text:span text:style-name="T86">n</text:span><text:span text:style-name="T82">or hinges. Hesitantly, she moves to push it open. Contact made, the milky barrier ripples outward from her fingertips, and yet she feels none of it, just as though she were touching emptiness itself.</text:span></text:p>
      <text:p text:style-name="P135"><text:tab/>Suddenly, a Glyph born from the overlapping of several lesser shapes etches itself precisely where Eidos had first touched.</text:p>
      <text:p text:style-name="P32"><text:span text:style-name="T82"><text:tab/></text:span><text:span text:style-name="T869">Wait! No! This might be dangerous, too!</text:span></text:p>
      <text:p text:style-name="P32"><text:span text:style-name="T87"><text:tab/>The white lines carved from the void remain despite her protests. </text:span><text:span text:style-name="T869">Why?! </text:span><text:span text:style-name="T82">Its meaning is innate to her—and how could it not be?—for it is the Glyph of Eidos. </text:span><text:span text:style-name="T868">…</text:span><text:span text:style-name="T990">m</text:span><text:span text:style-name="T870">y Glyph..?</text:span></text:p>
      <text:p text:style-name="P118"><text:span text:style-name="T1314"><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871">Is this me?</text:span></text:p>
      <text:p text:style-name="P127"><text:span text:style-name="T1315"><text:tab/>But soon, the image begins to fade—and the metallic sheen along with it. The space beyond the vanishing door is enveloped in absolute darkness, save a pinprick of light beckoning her from the opposite end. </text:span><text:span text:style-name="T872">I don’t like the look of this either…</text:span><text:span text:style-name="T1316"> Nothing ventured, nothing gained. </text:span><text:span text:style-name="T873">I don’t suppose I have a choice in the matter, do I?</text:span></text:p>
      <text:p text:style-name="P32"><text:span text:style-name="T90"><text:tab/>She takes her first step </text:span><text:span text:style-name="T153">f</text:span><text:span text:style-name="T90">o</text:span><text:span text:style-name="T153">r</text:span><text:span text:style-name="T90">ward into the darkness. </text:span><text:span text:style-name="T874">Here we go…</text:span></text:p>
      <text:p text:style-name="P315"/>
      <text:p text:style-name="P316"/>
      <text:p text:style-name="P321">__________________________</text:p>
      <text:p text:style-name="P424"><text:span text:style-name="T1342">The Sanctuary - </text:span><text:span text:style-name="T1340">T</text:span><text:span text:style-name="T1341">he Winding Stair</text:span></text:p>
      <text:p text:style-name="P373"/>
      <text:p text:style-name="P373"/>
      <text:p text:style-name="P136"><text:soft-page-break/><text:tab/>Emerging from the tunnel, Eidos steps onto a winding stairway. <text:span text:style-name="T844">What</text:span><text:span text:style-name="T875"> is this place? </text:span>Finely cut black granite, embellished with marble accents, seems the material of choice. Yet, the dominant feature here is not the stair itself; <text:span text:style-name="T1454">f</text:span>ar more prominent a feature is nothingness. Even a cursory observation reveals the stairway's true nature as but a narrow strip winding around a vast column of empty space. <text:span text:style-name="T876">This stairwell is enormous… why would anybody need such a massive set of stairs?</text:span></text:p>
      <text:p text:style-name="P137"><text:tab/>The air here is dry and stale, unperturbed long enough for it to stratify by density. The thickest clusters at the bottom eat away all intrusions of light. <text:span text:style-name="T1321">Meanwhile, upon the stairs, a</text:span> thin <text:span text:style-name="T1320">blanket</text:span> of dust <text:span text:style-name="T1322">likewise</text:span> suggests that Eidos' newly added footsteps are the first to disrupt the balance in quite some time. <text:span text:style-name="T877">Not a lot of dust, I suppose, but enough to merit some cleaning.</text:span><text:line-break/><text:tab/>Though the<text:span text:style-name="T1323">se</text:span> <text:span text:style-name="T1324">stairs</text:span> may not have seen any recent use, they are in a state far from disrepair. <text:span text:style-name="T1332">Crouching down to b</text:span>rush away a swath of the dust with her hand, Eidos sees the floors have been carefully polished.<text:span text:style-name="T844"> </text:span><text:span text:style-name="T879">Oh, that’s nasty! </text:span><text:span text:style-name="T991">Just l</text:span><text:span text:style-name="T879">ook </text:span><text:span text:style-name="T880">at</text:span><text:span text:style-name="T879"> my hand! </text:span><text:span text:style-name="T991">I</text:span><text:span text:style-name="T879">t’s all dusty </text:span><text:span text:style-name="T991">now</text:span><text:span text:style-name="T878">! </text:span><text:span text:style-name="T879">Gross… </text:span><text:span text:style-name="T878">Oh well, as long as I’m down here, I’d might as well… </text:span><text:span text:style-name="T1325">She can detect </text:span>no cracks, no threat of crumbling. <text:span text:style-name="T1326">T</text:span>hey <text:span text:style-name="T1326">appear to be</text:span> only recently crafted. <text:span text:style-name="T1327">Countless</text:span> marble veins of geometric designs carve their way through this landing, though only humble shapes adorn the individual steps leading to and from it. <text:span text:style-name="T881">I think that’s enough of the stairs. What else is there…</text:span></text:p>
      <text:p text:style-name="P137"><text:tab/>Leaning over the railing and peering into the depths below, Eidos sees nothing but the spiraling stair <text:span text:style-name="T1455">plummeting</text:span> into an inky void. So thick is the darkness <text:span text:style-name="T1328">below</text:span>, she feels she could float in it. Her suspicions feel confirmed as she observes the motes of dust floating alongside her, sparkling from their collisions with the light. <text:span text:style-name="T1333">They begin to dance around her, this microcosm of false stars, whirling inwards towards her. <text:s/></text:span><text:span text:style-name="T882">They’re… beautiful…</text:span><text:span text:style-name="T1333"> She reaches a hand out to grab them, but they scurry away, propelled by the wind of her hand’s motion.</text:span></text:p>
      <text:p text:style-name="P137"><text:tab/>Searching skywards, she sees that all light here leaks in through an aperture at the top of this monolithic shaft—so high above as to appear equidistant from the terminus of the bottomless void below. <text:span text:style-name="T883">So that’s where the light is coming from. </text:span>Golden rays weave their way down the shaft with spindly arms scraping at the darkness, as though <text:span text:style-name="T1456">desperately</text:span> searching for some stolen treasure. Yet, the darkness nips back at the shiny intruders, jealously guarding what it hides in <text:span text:style-name="T1329">the</text:span> depths.</text:p>
      <text:p text:style-name="P137"><text:tab/>Returning her attention to the more immediate surroundings, Eidos finds that the door has vanished. <text:span text:style-name="T884">What?! </text:span><text:span text:style-name="T885">How’s that even possible?! </text:span>The chamber beyond is now nothing but the shadow of a fading memory—<text:span text:style-name="T1330">the memory of </text:span>an event that may or may not have ever been. <text:span text:style-name="T886">Didn’t I just come from… Or, </text:span><text:span text:style-name="T887">wait… </text:span><text:span text:style-name="T992">is this the same landing as before? Did I move without noticing?</text:span></text:p>
      <text:p text:style-name="P137"><text:tab/>Under <text:span text:style-name="T1334">the </text:span>current circumstances, it seems <text:span text:style-name="T1331">her</text:span> only way out is through. Though, a nagging feeling gnaws at her, begging her to confirm the veracity of her memory. <text:span text:style-name="T888">No, I’m positive I came through a door on this landing.</text:span></text:p>
      <text:p text:style-name="P137"><text:span text:style-name="T888"><text:tab/></text:span><text:span text:style-name="T1335">As though possessed, Eidos reaches her hand towards the stone. Carefully and thoroughly, she runs her hands along the rough surface, exerting ever greater pressure upon the cold stone. </text:span><text:span text:style-name="T889">Nothing. There’s absolutely nothing there… How? </text:span><text:span text:style-name="T1335">Despite a most meticulous investigation of the wall, no trace of a doorway emerges. In truth, no breaks in the surface exist at all, as though this enormous silo were made of a single, impossibly large stone. </text:span><text:span text:style-name="T890">Oh, well, no point in dwelling on what we can’t change. </text:span><text:span text:style-name="T891">Time to move… Hmm… Up or down?</text:span></text:p>
      <text:p text:style-name="P138"><text:tab/>Eidos begins her descent into the <text:span text:style-name="T1336">murky depths</text:span>. <text:span text:style-name="T892">Guess that settles it… </text:span>Time passes as surely as her feet continue to step, stumble, and engage in other gravity-aided motion. Surprisingly, the light high above never seems to dwindle, <text:span text:style-name="T1337">even</text:span> as she spirals <text:span text:style-name="T1338">deep into the maw of darkness</text:span>. <text:span text:style-name="T893">Well, that is odd… Maybe my eyes are just getting used to the </text:span><text:span text:style-name="T894">lack of light</text:span><text:span text:style-name="T893">? </text:span>Likewise, the <text:span text:style-name="T1339">depths</text:span> always seems to hide yet another length of stairs.</text:p>
      <text:p text:style-name="P137"><text:tab/>Distracted by these thoughts, she fails to realize her body has come to a halt. <text:span text:style-name="T895">What’s over there? </text:span>To her left an anomaly appears in the otherwise perfectly uniform, albeit rough, surface of the wall. It appears she has arrived at a doorway. <text:span text:style-name="T896">To where?</text:span><text:line-break/><text:tab/>Peeking inside, she notes that the area is host to a dim light source of its own, thus revealing the <text:soft-page-break/>silhouettes of the tables and shelves housed within. <text:span text:style-name="T897">Creepy… </text:span><text:span text:style-name="T898">but no less so than anything else I’ve seen so far</text:span><text:span text:style-name="T897">.</text:span></text:p>
      <text:p text:style-name="P42"><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899">Who—or what—would do that, though? </text:span>And while there is another landing far beyond, one continuing the theoretical spiral trajectory, the gap is far too vast for any reasonable person to consider leaping to it… <text:span text:style-name="T900">Oh, no, no, no… Don’t even think about it, body! </text:span><text:span text:style-name="T88">L</text:span>ooking down from the edge, Eidos sees only oblivion—making failure to reach the opposite landing even more terrifying. <text:span text:style-name="T901">Haven’t you already done enough to me? Deep breaths, body; deep breaths…</text:span></text:p>
      <text:p text:style-name="P42"><text:span text:style-name="T993"><text:tab/></text:span><text:span text:style-name="T89">Sanity prevails, as her feet carry her towards the safer route, and so through the door she goes.</text:span></text:p>
      <text:p text:style-name="P392"/>
      <text:p text:style-name="P382">___________<text:span text:style-name="T1556">__________</text:span></text:p>
      <text:p text:style-name="P393"><text:span text:style-name="T1292">The Sanctuary - </text:span><text:span text:style-name="T1299">The </text:span><text:span text:style-name="T1300">A</text:span><text:span text:style-name="T1299">rchives</text:span></text:p>
      <text:p text:style-name="P384"/>
      <text:p text:style-name="P384"/>
      <text:p text:style-name="P212"><text:tab/>Her footfalls echo off into the immense darkness, as though fleeing from some unseen evil. Cracked tiles <text:span text:style-name="T1398">complain</text:span> with every step. <text:span text:style-name="T902">Wait, is that </text:span><text:span text:style-name="T994">a</text:span><text:span text:style-name="T902">…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1399">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903">That can’t be good.</text:span></text:p>
      <text:p text:style-name="P213"><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1400">brittle</text:span> remains of countless tomes. <text:span text:style-name="T904">Better not touch anything; I might break it. </text:span>Arranged in concentric circles, rippling outward from the tree, are many long tables, benches and writing desks—no doubt placed here for the reading and copying of texts. <text:span text:style-name="T905">This place looks thoroughly abandoned…</text:span></text:p>
      <text:p text:style-name="P213"><text:span text:style-name="T905"><text:tab/></text:span><text:span text:style-name="T1401">Walking forward, Eidos notes that the majority of the tomes and shelves share the same dusty blanket as the stairs that lead here. Yet evidence that the area has seen more recent use abounds. </text:span><text:span text:style-name="T906">That’s </text:span><text:span text:style-name="T995">odd…</text:span><text:span text:style-name="T906"> </text:span><text:span text:style-name="T1401">Certain tables have stacks of books piled upon them and a number of volumes lie open as if abandoned in mid-read. </text:span><text:span text:style-name="T905">Whoever </text:span><text:span text:style-name="T996">was here</text:span><text:span text:style-name="T906"> </text:span><text:span text:style-name="T907">must’ve been</text:span><text:span text:style-name="T929"> </text:span><text:span text:style-name="T906">in a hurry </text:span><text:span text:style-name="T996">to leave</text:span><text:span text:style-name="T906">…</text:span></text:p>
      <text:p text:style-name="P213"><text:span text:style-name="T1402"><text:tab/>Advancing further into the room, she sees that the oozing emerald sheen from before comes from a stone archway leading deeper into the Archives.</text:span><text:span text:style-name="T906"> </text:span><text:span text:style-name="T908">There’s the green glow I saw earlier… I should probably avoid that for now.</text:span><text:span text:style-name="T906"> </text:span><text:span text:style-name="T1402">The unbridled limbs of the forgotten tree have crept their way across the ceiling only to then slither downwards around the doorway, wreathing its perimeter.</text:span></text:p>
      <text:p text:style-name="P213"><text:tab/>The emerald incandescence illuminates yet another discovery, however, for laying motionless on the dusty floor are two corpses. <text:span text:style-name="T909">Well, that’s… uh… unfortunate. </text:span>The one to the left is slumped against a wall, smeared with blood, while the other is lying face down in front of the archway. <text:span text:style-name="T1403">Next to t</text:span>he bodies <text:span text:style-name="T1403">is</text:span> a <text:span text:style-name="T1403">curious </text:span>platform, raised perhaps a handspan above the ground <text:span text:style-name="T1405">and</text:span> <text:span text:style-name="T1404">emanating a faint violet haze</text:span>. <text:span text:style-name="T910">Huh… I wonder what that does… </text:span></text:p>
      <text:p text:style-name="P214"><text:soft-page-break/><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380"/>
      <text:p text:style-name="P382">________________<text:span text:style-name="T1556">__________</text:span></text:p>
      <text:p text:style-name="P389"><text:span text:style-name="T1557">The Sanctuary - </text:span><text:span text:style-name="T1558">The </text:span><text:span text:style-name="T1559">Hall of Sentries</text:span></text:p>
      <text:p text:style-name="P385"/>
      <text:p text:style-name="P385"/>
      <text:p text:style-name="P18"><text:tab/>The floating platform speeds up through the shaft, bathing Eidos in stale air as she rushes towards <text:span text:style-name="T1406">this little</text:span> journey's terminus. Slowing to a halt, she emerges <text:span text:style-name="T1408">up </text:span>from the ground <text:span text:style-name="T1407">and</text:span> into a shadowy alcove within a narrow hall. <text:span text:style-name="T911">That was… unexpected—but, surprisingly, not unpleasant. </text:span><text:span text:style-name="T997">M</text:span><text:span text:style-name="T911">aybe this bizarre place isn’t so </text:span><text:span text:style-name="T912">dangerous</text:span><text:span text:style-name="T911"> after all.</text:span></text:p>
      <text:p text:style-name="P33"><text:tab/>This short and narrow hallway is lined with the graven images of men and women at arms. They are finely carved, with no trace nor marks of the tools that wrought them. Yet, their forms are rough and simplistic, <text:span text:style-name="T1410">primarily </text:span>comprised of simple angles and <text:span text:style-name="T1409">straight </text:span>lines. <text:span text:style-name="T913">They’re oddly beautiful… in their own way.</text:span></text:p>
      <text:p text:style-name="P33"><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914">Yet another mystery, but at least this one seems easier to approach.</text:span></text:p>
      <text:p text:style-name="P33"><text:tab/><text:span text:style-name="T1411">Eidos proceeds through the hallway towards the door. </text:span>As she draws nearer to the opening, the source of the blockage becomes apparent. What once appeared to be simply a void carved from light <text:span text:style-name="T1457">now </text:span>gains detail. Its weaker shadows emphasize its smooth contours and rugged features. Immobile before her stands a tall, statuesque figure, a spear held at its side. <text:span text:style-name="T915">Wait a second… </text:span>Its expression is cold, and its demeanor dispassionate. <text:span text:style-name="T916">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1412">its</text:span> wounds, serving as a natural highlight of the sentry's figure.</text:p>
      <text:p text:style-name="P34"><text:tab/><text:span text:style-name="T917">Oh, I hope it’s friendly, because I’m pretty sure my body is gonna walk over there.</text:span><text:span text:style-name="T91">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918">Now body, listen… spears don’t </text:span><text:span text:style-name="T998">play nice</text:span><text:span text:style-name="T918"> with flesh…</text:span></text:p>
      <text:p text:style-name="P34"><text:span text:style-name="T918"><text:tab/></text:span><text:span text:style-name="T92">Soon it drops a jittery jaw and begins to chew on words in an attempt to communicate.</text:span></text:p>
      <text:p text:style-name="P139"/>
      <text:p text:style-name="P34"><text:span text:style-name="T92"><text:tab/>"</text:span><text:span text:style-name="T838">ontohrraizhuoh. ibfuonashthagish.</text:span><text:span text:style-name="T92">" </text:span><text:span text:style-name="T93">Its words come slowly in pure melodic tones.</text:span></text:p>
      <text:p text:style-name="P35"><text:span text:style-name="T93"><text:tab/></text:span><text:span text:style-name="T94">She replies, </text:span><text:span text:style-name="T92">"</text:span><text:span text:style-name="T100">Nole... what…? </text:span><text:span text:style-name="T94">I don’t understand, but I want to.</text:span><text:span text:style-name="T92">" </text:span><text:span text:style-name="T919">No, I don’t! Right now I wanna get out of here!</text:span></text:p>
      <text:p text:style-name="P35"><text:span text:style-name="T94"><text:tab/></text:span><text:span text:style-name="T92">"</text:span><text:span text:style-name="T838">ontohrraizhuoh. ibfuonashthagish.</text:span><text:span text:style-name="T92">" </text:span><text:span text:style-name="T94">It repeats.</text:span></text:p>
      <text:p text:style-name="P36"><text:span text:style-name="T94"><text:tab/></text:span><text:span text:style-name="T92">"</text:span><text:span text:style-name="T94">Look, I… </text:span><text:span text:style-name="T97">I</text:span><text:span text:style-name="T94"> don’t understand where I am—or even what I am, for that matter,</text:span><text:span text:style-name="T92">" </text:span><text:span text:style-name="T94">she insists.</text:span><text:span text:style-name="T92"> "</text:span><text:span text:style-name="T94">Can you take me to someone? </text:span><text:span text:style-name="T97">A</text:span><text:span text:style-name="T94">nyone? … </text:span><text:span text:style-name="T95">M</text:span><text:span text:style-name="T94">aybe </text:span><text:span text:style-name="T96">to </text:span><text:span text:style-name="T94">the person who built you?</text:span><text:span text:style-name="T92">" </text:span><text:span text:style-name="T999">No, </text:span><text:span text:style-name="T1000">we’ve gotta leave</text:span><text:span text:style-name="T999">! </text:span><text:span text:style-name="T1000">Now!</text:span><text:span text:style-name="T999"> </text:span><text:span text:style-name="T97">She steps forward arms spread open in a gesture </text:span><text:span text:style-name="T98">of peace.</text:span></text:p>
      <text:p text:style-name="P37"><text:span text:style-name="T98"><text:tab/></text:span><text:span text:style-name="T99">Before her third step, a spear’s head finds itself precisely between her breasts, stopping her heart mid-beat.</text:span></text:p>
      <text:p text:style-name="P394"><text:span text:style-name="T99"><text:tab/></text:span><text:span text:style-name="T97"> </text:span><text:span text:style-name="T92">"onhagefuokuzhua</text:span><text:span text:style-name="T839">,</text:span><text:span text:style-name="T92">" </text:span><text:span text:style-name="T148">is all the</text:span><text:span text:style-name="T101"> sentry </text:span><text:span text:style-name="T148">says</text:span><text:span text:style-name="T101">, as his slain foe loses consciousness. </text:span><text:span text:style-name="T102">It then</text:span><text:span text:style-name="T101"> drops her </text:span><text:span text:style-name="T103">motionless </text:span><text:span text:style-name="T101">body on the floor and brushes it aside with the butt of </text:span><text:span text:style-name="T104">its</text:span><text:span text:style-name="T101"> spear </text:span><text:span text:style-name="T105">before resuming its</text:span><text:span text:style-name="T101"> p</text:span><text:span text:style-name="T148">rior</text:span><text:span text:style-name="T101"> s</text:span><text:span text:style-name="T148">tance</text:span><text:span text:style-name="T101">.</text:span></text:p>
      <text:p text:style-name="P217"/>
      <text:p text:style-name="P539">A <text:span text:style-name="T1413">First Death</text:span></text:p>
      <text:p text:style-name="P249"/>
      <text:p text:style-name="P249"/>
      <text:p text:style-name="P321">______________________________</text:p>
      <text:p text:style-name="P261"><text:span text:style-name="T1555">The Sanctuary - </text:span>The Awakening Chamber</text:p>
      <text:p text:style-name="P249"/>
      <text:p text:style-name="P249"/>
      <text:p text:style-name="P38"><text:tab/>Eidos respawns upon a metallic platform in the middle of an octagonal room. <text:span text:style-name="T920">Did I just… die? </text:span><text:span text:style-name="T21">The garden murals all about leave no doubt that this is the same chamber in which she first awoke. </text:span><text:span text:style-name="T921">My body was walking toward that talking statue and then… </text:span></text:p>
      <text:p text:style-name="P38"><text:span text:style-name="T921"><text:tab/></text:span><text:span text:style-name="T107">S</text:span><text:span text:style-name="T106">he </text:span><text:span text:style-name="T107">heads for the same white door that led her from this place before. </text:span><text:span text:style-name="T921">It stabbed me… to death. </text:span><text:span text:style-name="T107">As she </text:span><text:span text:style-name="T106">approaches, the portal's entire surface again becomes reflective, displaying Eidos' features clearly against the blurred image of the chamber. </text:span><text:span text:style-name="T921">Yet here I am… not dead.</text:span><text:span text:style-name="T106"> Burning brightly at the center, the Glyph of Eidos activates. </text:span><text:span text:style-name="T922">How…? </text:span><text:span text:style-name="T106">Soon the portal's physicality wanes like a half-forgotten memory. </text:span><text:span text:style-name="T922">Why…? </text:span><text:span text:style-name="T106">By the time she reaches it, the door has vanished completely, leaving only darkness and a speck of light at its end. </text:span><text:span text:style-name="T923">What am I…? </text:span><text:span text:style-name="T106">Eidos knows from experience that just beyond the passage is the </text:span><text:span text:style-name="T154">w</text:span><text:span text:style-name="T106">inding </text:span><text:span text:style-name="T154">s</text:span><text:span text:style-name="T106">tair. </text:span><text:span text:style-name="T924">Who am I…?</text:span></text:p>
      <text:p text:style-name="P18"><text:tab/><text:span text:style-name="T1414">Before she knows it, she is headed once more toward that spiraling stairwell. </text:span><text:span text:style-name="T925">Help…</text:span></text:p>
      <text:p text:style-name="P250"/>
      <text:p text:style-name="P250"/>
      <text:p text:style-name="P322">_________________________</text:p>
      <text:p text:style-name="P378">The Sanctuary - The Winding Stair</text:p>
      <text:p text:style-name="P250"/>
      <text:p text:style-name="P250"/>
      <text:p text:style-name="P39"><text:tab/>Stepping through the portal, Eidos finds herself upon the stairway once more. Spinning on her heel, she turns to see that the chamber beyond seems to yet again <text:span text:style-name="T1415">be </text:span>hidden behind a wall. Its existence constantly negated, Eidos determines searching for it is pointless, fighting back that nagging feeling that the portal remains somewhere beyond her Awareness.</text:p>
      <text:p text:style-name="P39"><text:tab/><text:span text:style-name="T926">Didn’t I go down these steps last time?</text:span><text:span text:style-name="T108"> She looks down into the murky depths where the Archives were. </text:span><text:span text:style-name="T926">I guess go back down, but avoid that platform this time… </text:span><text:span text:style-name="T108">And before she can finish her thought, her body has begun its step</text:span><text:span text:style-name="T109">ping</text:span><text:span text:style-name="T108">, stumbl</text:span><text:span text:style-name="T109">ing</text:span><text:span text:style-name="T108">, and other gravity-aided motion</text:span><text:span text:style-name="T109">s </text:span><text:span text:style-name="T110">leading her deeper down the winding stair</text:span><text:span text:style-name="T108">.</text:span></text:p>
      <text:p text:style-name="P39"><text:span text:style-name="T108"><text:tab/></text:span><text:span text:style-name="T111">Again the light never seems to dwindle, no matter how far she descends. </text:span><text:span text:style-name="T927">How bizarre to do this all again.</text:span><text:span text:style-name="T111"> </text:span><text:span text:style-name="T112">Just as before</text:span><text:span text:style-name="T111">, the stairs seem to materialize from the shadows, </text:span><text:span text:style-name="T113">continually stretching downward</text:span><text:span text:style-name="T111"> </text:span><text:span text:style-name="T112">until she reaches the </text:span><text:span text:style-name="T114">violent and abrupt ending next to the Archives’ entrance. She looks once more at the massive gap between her and the continuation of the steps further down. </text:span><text:span text:style-name="T928">If every time I die, I just come back… maybe I </text:span><text:span text:style-name="T1273">could</text:span><text:span text:style-name="T928"> try to leap it.</text:span><text:span text:style-name="T114"> She instead enters the Archives. </text:span><text:span text:style-name="T928"><text:s/>Wait! Hold on a minute!</text:span></text:p>
      <text:p text:style-name="P251"/>
      <text:p text:style-name="P251"/>
      <text:p text:style-name="P322">_____________________</text:p>
      <text:p text:style-name="P378">The Sanctuary - The Archives</text:p>
      <text:p text:style-name="P251"/>
      <text:p text:style-name="P251"/>
      <text:p text:style-name="P40"><text:soft-page-break/><text:span text:style-name="T114"><text:tab/></text:span><text:span text:style-name="T115">The pale tree, the scattered tomes, the orderly shelves and table, all remain dutifully unmoved, patiently awaiting the return of those who abandoned them in this forgotten chamber. </text:span><text:span text:style-name="T929">I wonder who left this here… Maybe </text:span><text:span text:style-name="T930">it was those two… </text:span><text:span text:style-name="T116">Her eyes fall upon the corpses she discovered </text:span><text:span text:style-name="T117">earlier </text:span><text:span text:style-name="T116">in this aspiring mausoleum. </text:span><text:span text:style-name="T118">Attention leads to thought, thought to action and she moves to investigate the macabre residents of the Archives.</text:span></text:p>
      <text:p text:style-name="P41"><text:span text:style-name="T118"><text:tab/>Eidos first examines the body stretched out before the archway. </text:span><text:span text:style-name="T119">F</text:span><text:span text:style-name="T118">ingers reach to touch it. </text:span><text:span text:style-name="T1001">Oh, gross! Can’t I investigate something without having to rub my fingers in it?! </text:span><text:span text:style-name="T155">S</text:span><text:span text:style-name="T118">he discovers that the skin more closely resembles a supple, metallic husk than a leather hide. </text:span><text:span text:style-name="T1002">Ugh… w</text:span><text:span text:style-name="T932">hat was this thing, </text:span><text:span text:style-name="T1002">anyway</text:span><text:span text:style-name="T932">…? </text:span><text:span text:style-name="T118">Whatever the</text:span><text:span text:style-name="T125">y</text:span><text:span text:style-name="T118"> were, they were decidedly not human.</text:span></text:p>
      <text:p text:style-name="P41"><text:span text:style-name="T118"><text:tab/>Tracing the fallen creature's form with her fingertips, she comes upon a trail of dark, blue fluid.</text:span><text:span text:style-name="T931"> </text:span><text:span text:style-name="T933">Well that’s foul.</text:span><text:span text:style-name="T931"> </text:span><text:span text:style-name="T118">Her eyes follow the curious substance as it leads to the gash that likely ended it. Too neat. </text:span><text:span text:style-name="T120">T</text:span><text:span text:style-name="T118">oo precise. </text:span><text:span text:style-name="T120">T</text:span><text:span text:style-name="T118">oo lonely. </text:span><text:span text:style-name="T120">N</text:span><text:span text:style-name="T118">othing about it suggests a struggle. </text:span><text:span text:style-name="T934">What a terrible way to go. </text:span><text:span text:style-name="T118">The body is also lightly coated with dust—not as much as the steps leading here, but enough to hint at </text:span><text:span text:style-name="T121">a </text:span><text:span text:style-name="T118">lengthy passage of time. Remarkably, though, no visible decay has marred the pale skin. </text:span><text:span text:style-name="T935">Yeah, why isn’t it rotting?</text:span></text:p>
      <text:p text:style-name="P40"><text:span text:style-name="T118"><text:tab/></text:span><text:span text:style-name="T122">Next, she t</text:span><text:span text:style-name="T118">urn</text:span><text:span text:style-name="T122">s</text:span><text:span text:style-name="T118"> her attention to the body slumped against the left wall. </text:span><text:span text:style-name="T123">Here</text:span><text:span text:style-name="T118"> Eidos notices a rather unique feature: the absence of a head. </text:span><text:span text:style-name="T936">That’s pleasant. </text:span><text:span text:style-name="T118">Yet the dissimilarities stop there, for it too is free from decay and likewise possesses a metallic hide. Furthermore, what appeared to be blood smeared upon the wall behind it is, in truth, more of the oily bluish fluid found covering the first body. </text:span><text:span text:style-name="T937">Can’t help but feel pity for the fellas.</text:span></text:p>
      <text:p text:style-name="P40"><text:span text:style-name="T118"><text:tab/></text:span><text:span text:style-name="T124">She</text:span><text:span text:style-name="T118"> steps closer to the streaks of blue on the wall. Oddly, they remain aqueous in nature, simply refusing to dry or even drip to the floor below. </text:span><text:span text:style-name="T938">Gross. </text:span><text:span text:style-name="T118">Bringing her nose closer, a few quick inhalations reveal no discernible smell. </text:span><text:span text:style-name="T939">Was that really necessary?! </text:span><text:span text:style-name="T940">Wait… what is </text:span><text:span text:style-name="T1272">that</text:span><text:span text:style-name="T1287">? </text:span><text:span text:style-name="T833">This</text:span><text:span text:style-name="T118"> close to the wall, she finally sees it. Not the blood, not the </text:span><text:span text:style-name="T156">creeping branches of the dead tree crawling down the wall</text:span><text:span text:style-name="T118">, but rather the wall itself—or what it </text:span><text:span text:style-name="T157">once </text:span><text:span text:style-name="T118">was, </text:span><text:span text:style-name="T157">at least</text:span><text:span text:style-name="T118">.</text:span></text:p>
      <text:p text:style-name="P40"><text:span text:style-name="T118"><text:tab/>Beneath the blood of the creature, is part of an image. Wiping the blood and dust aside, she sees the faded traces of a fresco. Though aged and worn in places, it looks to be a stylized representation of the tree looming over her. </text:span><text:span text:style-name="T941">Is that what it is? </text:span><text:span text:style-name="T118">Flecks of metallic reflections give the impression that it may once have been illuminated in silver, though it is hard to say for certain.</text:span></text:p>
      <text:p text:style-name="P40"><text:span text:style-name="T118"><text:tab/>Images of people seem to have also been traced, and though their relationship with the wooden giant is </text:span><text:span text:style-name="T158">unclear</text:span><text:span text:style-name="T118">, at least one individual seems to be walking from the tree bearing some kind of seedling—where to is impossible to determine. </text:span><text:span text:style-name="T942">Okay, so there are other trees like this one?</text:span></text:p>
      <text:p text:style-name="P40"><text:span text:style-name="T126"><text:tab/>Curiously, a single human shape adorns the base of the tree, seemingly entangled in its roots. A curvy, feminine form seems to be the tree's </text:span><text:span text:style-name="T159">grisly</text:span><text:span text:style-name="T126"> source of sustenance.</text:span><text:span text:style-name="T942"> </text:span><text:span text:style-name="T943">I sure hope this is metaphorical… </text:span><text:span text:style-name="T126">Scanning up towards the branches, it looks as though there are more figures nestled within, though these have been almost entirely eroded away by time.</text:span></text:p>
      <text:p text:style-name="P40"><text:span text:style-name="T126"><text:tab/>Miraculously, one image remains intact, untouched by entropy's avarice. It is a circle, or halo, crowning the top of the tree. Within this curved shape are a great number of overlapping lines etched into the stone. </text:span><text:span text:style-name="T944">Ah, yet another Glyph, I bet. </text:span><text:span text:style-name="T126">Whatever this symbol is, Eidos does not recognize it. </text:span><text:span text:style-name="T945">Of course not, why would I recognize anything useful?</text:span></text:p>
      <text:p text:style-name="P40"><text:span text:style-name="T127"><text:tab/></text:span><text:span text:style-name="T128">Inspired by the fresco, she moves to investigate the tree. </text:span><text:span text:style-name="T129">Drawing nearer, she soon observes that s</text:span><text:span text:style-name="T127">ome remains of a broken metal fixture in the floor have fused into the bark. </text:span><text:span text:style-name="T130">It appears as though</text:span><text:span text:style-name="T127"> the room was constructed with the plant in mind, but that the growth of the trunk had long since overwhelmed the fixture in its abandonment. </text:span><text:span text:style-name="T946">I’d be upset too if someone tried to chain me down and then left me to rot.</text:span><text:span text:style-name="T127"><text:line-break/><text:tab/>Eidos' eyes are drawn upward as they follow the massive trunk. Its branches stretch out to the vaulted ceiling and beyond as their growth </text:span><text:span text:style-name="T160">was</text:span><text:span text:style-name="T127"> of sufficient force to crack through the stonework above in places. However, this must have happened ages before the current furnishings, as no fallen rubble litters the floor. </text:span><text:span text:style-name="T947">Good point.</text:span></text:p>
      <text:p text:style-name="P40"><text:soft-page-break/><text:span text:style-name="T131"><text:tab/>The wood </text:span><text:span text:style-name="T132">itself </text:span><text:span text:style-name="T131">seems to have petrified, transforming into a pale gray rock fused with sparkling crystalline fragments. These quartz-like specks dot </text:span><text:span text:style-name="T133">its</text:span><text:span text:style-name="T131"> tough bark </text:span><text:span text:style-name="T133">as well as its</text:span><text:span text:style-name="T131"> flesh, like a glassy pox. Perhaps more remarkable is that there are unmistakable wounds in the tree, as though it were struck with some kind of weapon or cutting tool. Dimly glowing emerald gashes—</text:span><text:span text:style-name="T161">most superficial, but one thin and deep—</text:span><text:span text:style-name="T131">in both trunk and root indicate how this plant may have been struck into oblivion. </text:span><text:span text:style-name="T134">Their precision bears a striking resemblance to the blows that ended the corpses over yonder. </text:span><text:span text:style-name="T948">Whatever it was that did all this damage, please keep me far from it.</text:span></text:p>
      <text:p text:style-name="P40"><text:span text:style-name="T135"><text:tab/></text:span><text:span text:style-name="T136">On her way back to the archway with the corpses, Eidos passes a number of shelves and tables overflowing with tomes. </text:span><text:span text:style-name="T949">I wonder what’s in those… </text:span><text:span text:style-name="T136">Carefully brushing thick layers of dust from the bindings, Eidos attempts to read the titles. Alas, tome after tome, shelf after shelf, all of the surviving texts seem to elude her ken. </text:span><text:span text:style-name="T950">Maybe if I could find some </text:span><text:span text:style-name="T951">drawings</text:span><text:span text:style-name="T950"> instead… </text:span><text:span text:style-name="T136">But it is not merely a matter of comprehension. In fact, absorbing this information requires that her mind be altered, such that order may come to the chaotic characters strewn about the page. </text:span><text:span text:style-name="T952">I assume that means it’s no use staring at these any longer.</text:span></text:p>
      <text:p text:style-name="P40"><text:span text:style-name="T137"><text:tab/></text:span><text:span text:style-name="T138">Not one to let a crushing failure deter her, she stare</text:span><text:span text:style-name="T147">s</text:span><text:span text:style-name="T138"> blankly at the books for quite some time. </text:span><text:span text:style-name="T953">Is this necessary? I already know I can’t read it… </text:span><text:span text:style-name="T139">Obstinacy beyond all imagination leads her to remain here for hours, vainly trying to make sense of this complex web of information. </text:span><text:span text:style-name="T953">Fine. I’ll leave when I leave.</text:span><text:span text:style-name="T139"> Finally realizing the error of her ways, Eidos moves to explore the </text:span><text:span text:style-name="T142">arch</text:span><text:span text:style-name="T139">way the corpses </text:span><text:span text:style-name="T140">use as their makeshift grave. </text:span><text:span text:style-name="T954">Is this a good idea? I mean, what if what did that to them does th</text:span><text:span text:style-name="T955">e same</text:span><text:span text:style-name="T954"> to me…?</text:span></text:p>
      <text:p text:style-name="P43"><text:span text:style-name="T141"><text:tab/></text:span><text:span text:style-name="T144">Arriving at the archway, she sees it connects this room with another via a shorter corridor. </text:span><text:span text:style-name="T141">With each subsequent step, Eidos gains in proximity to the wash of green illumination </text:span><text:span text:style-name="T145">the far-side room </text:span><text:span text:style-name="T146">exudes</text:span><text:span text:style-name="T141">. </text:span><text:span text:style-name="T1004">Oh, come on! </text:span><text:span text:style-name="T1003">It’s </text:span><text:span text:style-name="T1274">green </text:span><text:span text:style-name="T1288">light! The exact same color as those gashes! </text:span><text:span text:style-name="T141">The light has a vivid quality to it; its softly pulsating glow </text:span><text:span text:style-name="T161">even </text:span><text:span text:style-name="T141">seems to mimic the periodic breaths of some unnatural beast. </text:span><text:span text:style-name="T1288">Oh</text:span><text:span text:style-name="T955">, I don’t like this one bit...</text:span><text:span text:style-name="T141"><text:line-break/><text:tab/></text:span><text:span text:style-name="T143">She</text:span><text:span text:style-name="T141"> inches ever closer until she reaches the mouth at the end of the corridor, pouring out into the next chamber.</text:span></text:p>
      <text:p text:style-name="P252"/>
      <text:p text:style-name="P252"/>
      <text:p text:style-name="P322">_______________________</text:p>
      <text:p text:style-name="P378">The Sanctuary - Luin’s Chamber</text:p>
      <text:p text:style-name="P252"/>
      <text:p text:style-name="P252"/>
      <text:p text:style-name="P119"><text:span text:style-name="T1416"><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956">All right, this isn’t quite as bad as I had anticipated… </text:span><text:span text:style-name="T957">but what is that?</text:span></text:p>
      <text:p text:style-name="P119"><text:tab/><text:span text:style-name="T1458">G</text:span>aze now set upon the middle of the room, she sees the emerald light pervading the <text:span text:style-name="T1417">area</text:span> emanates from a crystal. The shimmering object is suspended midair, as though in some invisible, viscous fluid. Beyond it, a familiar dark glass adorns the wall, embedded chest-high at one of the intersections to the myriad reflective tiles. <text:span text:style-name="T958">That’s </text:span><text:span text:style-name="T1005">like the thing </text:span><text:span text:style-name="T958">where I met the wolf…</text:span></text:p>
      <text:p text:style-name="P120"><text:span text:style-name="T1418"><text:tab/>Feet shift towards the crystal, entranced by its rhythmic pulsations. </text:span><text:span text:style-name="T959">What is this thing? </text:span><text:span text:style-name="T1418">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960">It’s like some murderous child is possessing this thing! Get it away from me!</text:span></text:p>
      <text:p text:style-name="P120"><text:soft-page-break/><text:span text:style-name="T1419"><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960">The further away from that thing, the better!</text:span><text:span text:style-name="T1419">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20"><text:tab/><text:span text:style-name="T1420">Finally remembering to breathe, she slumps against the wall, tightly knotted muscles seeming to unravel in unison. Vision now holds the edge of the dark glass, nestled not too high above her. </text:span><text:span text:style-name="T961">I suppose I’m going to have to look into that thing.</text:span></text:p>
      <text:p text:style-name="P120"><text:span text:style-name="T1421"><text:tab/>She rises, soon confronted by herself, reflected within the inky mirror. </text:span><text:span text:style-name="T961">The frame, the glass, the reflection, it’s all the same.</text:span><text:span text:style-name="T1421">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20"/>
      <text:p text:style-name="P120"><text:tab/>“<text:span text:style-name="T1446">tashonEidos? tashonsoh? onLuintohsuohzha! tashulsohevatorra'kaisa?</text:span>” <text:span text:style-name="T1426">come the words, both mellifluous and childish in equal measure.</text:span></text:p>
      <text:p text:style-name="P120"><text:tab/>“<text:span text:style-name="T1427">I can’t understand you. </text:span>What <text:span text:style-name="T1427">do you mean</text:span>?” <text:span text:style-name="T1426">Eidos replies. </text:span><text:span text:style-name="T1006">Or better yet, are you dangerous?</text:span></text:p>
      <text:p text:style-name="P120"><text:tab/><text:span text:style-name="T1426">The youth simply smiles and points behind Eidos excitedly adding, “ala! tashonnashtohjawish? ibtohjukishrrezuapapohdhi! ibtohdidhishhagetohfeish. ibtohrrapiva!</text:span><text:span text:style-name="T1447">”</text:span></text:p>
      <text:p text:style-name="P120"/>
      <text:p text:style-name="P120"><text:tab/><text:span text:style-name="T1422">Eidos leaves the incomprehensible youth alone in the mirror. Its image does not fade, like the wolf, however. The child simply sings and plays occasionally looking back at Eidos and eagerly encouraging her to move. </text:span><text:span text:style-name="T962">But move to what?</text:span><text:span text:style-name="T1422"> Its hands point away from the glass. </text:span><text:span text:style-name="T962">The crystal? Please not there! No, it’s point</text:span><text:span text:style-name="T1007">ing</text:span><text:span text:style-name="T962"> toward the door! Let’s go to the door and leave this place!</text:span></text:p>
      <text:p text:style-name="P120"><text:span text:style-name="T1422"><text:tab/>Feet chart their course for the crystal, bringing her within arm’s reach of it. </text:span><text:span text:style-name="T962">No! This thing is too dangerous!</text:span><text:span text:style-name="T1422"> Her hand searches for the crystal’s surface. </text:span><text:span text:style-name="T962">Why?! Why can’t I control anything?!</text:span><text:span text:style-name="T1422"> Contact renewed, the same volatile mix of emotions fills her. </text:span><text:span text:style-name="T962">Why…?</text:span><text:span text:style-name="T1422"> It resonates with something deep inside her, something bearing a great likeness to it. And then…</text:span></text:p>
      <text:p text:style-name="P120"><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21"><text:tab/>Calling to mind the Glyph of Fenrir, Eidos executes her Extraction Techne. <text:span text:style-name="T1008">My what… </text:span>A<text:span text:style-name="T1423">n agonizing</text:span> shock travels down her spine, spreading out like ink on fabric. Then a name—'Luin'—resounds in Eidos' mind and the eldritch <text:span text:style-name="T1461">crystal</text:span> <text:span text:style-name="T1424">soon mutates </text:span>into an emerald sword <text:span text:style-name="T1460">and shield</text:span>—a vision of her new talent, the reward for her current pain… <text:span text:style-name="T963">Enough!</text:span></text:p>
      <text:p text:style-name="P121"><text:span text:style-name="T963"><text:tab/></text:span><text:span text:style-name="T1425">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28"><text:tab/>Then, pain. <text:span text:style-name="T1428">Pure and unadulterated. </text:span>All else disappears. She writhes upon the ground, an agony of soul and flesh assailing her.</text:p>
      <text:p text:style-name="P128"><text:tab/><text:span text:style-name="T1459">Then, a</text:span>nother flash of searing pain grips her <text:span text:style-name="T1459">mind</text:span> and <text:span text:style-name="T1459">body</text:span>. She convulses wildly, as an uncontrollable lust for violence wells up within her. Death, destruction, yet no ill will beyond them. Slaughter, annihilation, yet no evil intent behind them.</text:p>
      <text:p text:style-name="P121"><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21"><text:soft-page-break/><text:span text:style-name="T1425"><text:tab/>She releases the crystal, now inert, and watches as it slowly glides to the ground performing a final transformation into a shattered mess of a thousand scattered shards, the destructive preamble to its violent future. </text:span><text:span text:style-name="T966">Is it… over?</text:span></text:p>
      <text:p text:style-name="P121"><text:tab/>Eidos looks once more upon the tetrahedral chamber where Luin once dwelt. <text:span text:style-name="T964">Who is Luin? The </text:span><text:span text:style-name="T1009">s</text:span><text:span text:style-name="T964">word/</text:span><text:span text:style-name="T1009">shield thing</text:span><text:span text:style-name="T964">? </text:span><text:span text:style-name="T965">The kid? </text:span>The room is now dark, empty and devoid of life. Though inanimate, it feels as though this room, this prison, is ushering her out; its wordless exhortations simultaneously thank her and beg her to use her new talents with great urgency. <text:span text:style-name="T967">I gotta get out of here… Please </text:span><text:span text:style-name="T968">body, let me leave.</text:span></text:p>
      <text:p text:style-name="P121"><text:span text:style-name="T968"><text:tab/></text:span><text:span text:style-name="T1429">Feet then begin to shuffle towards the door.</text:span></text:p>
      <text:p text:style-name="P122"><text:tab/></text:p>
      <text:p text:style-name="P253"/>
      <text:p text:style-name="P322">_____________________</text:p>
      <text:p text:style-name="P378">The Sanctuary - The Archives</text:p>
      <text:p text:style-name="P253"/>
      <text:p text:style-name="P253"/>
      <text:p text:style-name="P140"><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22"><text:tab/><text:span text:style-name="T1430">Stepping</text:span> upon it <text:span text:style-name="T1430">once again</text:span>, the violet glow strengthens, tracing the curves of the Glyph etched into its surface. <text:span text:style-name="T1010">What? So I can go get killed by the sentry again? </text:span>A slow rumble and it begins to levitate, taking her skywards, up through the invisible shaft hidden among the ceiling's shadows. <text:span text:style-name="T1010">Sure, why not?</text:span></text:p>
      <text:p text:style-name="P122"/>
      <text:p text:style-name="P381"/>
      <text:p text:style-name="P383">________________<text:span text:style-name="T1556">__________</text:span></text:p>
      <text:p text:style-name="P390"><text:span text:style-name="T1557">The Sanctuary - </text:span><text:span text:style-name="T1558">The </text:span><text:span text:style-name="T1559">Hall of Sentries</text:span></text:p>
      <text:p text:style-name="P386"/>
      <text:p text:style-name="P386"/>
      <text:p text:style-name="P123"><text:tab/>The floating platform speeds up through the shaft, bathing Eidos in stale air as she rushes towards <text:span text:style-name="T1406">this little</text:span> journey's terminus. Slowing to a halt, she emerges <text:span text:style-name="T1408">up </text:span>from the ground <text:span text:style-name="T1407">and</text:span> into a shadowy alcove within a narrow hall.<text:span text:style-name="T911"> </text:span><text:span text:style-name="T969">This I’m used to. I just hope I don’t find anymore surprises like that weird crystal.</text:span></text:p>
      <text:p text:style-name="P129"><text:span text:style-name="T1431"><text:tab/>The familiar narrow hallway and its resident sentry silently greet Eidos with their gaze as her first footfalls echo through the hall. She steps from the platform, out from the alcove and towards the sentry. </text:span><text:span text:style-name="T970">That sounds like a bad idea! That thing killed me before.</text:span><text:span text:style-name="T1432"> She moves with confidence, knowing she now has a powerful ally, its ability to deal with creatures of this nature confirmed by the corpses littering its doorstep. </text:span><text:span text:style-name="T971">Wait… so those things down there </text:span><text:span text:style-name="T1275">were</text:span><text:span text:style-name="T971"> sentries? And that thing I just… absorbed… killed them?</text:span></text:p>
      <text:p text:style-name="P123"><text:span text:style-name="T1433"><text:tab/>Soon, the guardian turns to meet her with its stiff, stuttering motion. It raises its spear, soon gripping it firmly with both hands. It yet seems unwilling to let her pass. But this does not deter the intrepid Eidos. </text:span><text:span text:style-name="T972">I hope this sword </text:span><text:span text:style-name="T1011">and shield thing </text:span><text:span text:style-name="T972">works… </text:span></text:p>
      <text:p text:style-name="P141"><text:tab/>Its jittery jaw repeats the same incomprehensible phrase from before. Yet, something familiar about its words, beyond the obvious, strikes Eidos.</text:p>
      <text:p text:style-name="P123"/>
      <text:p text:style-name="P123"><text:tab/><text:span text:style-name="T1446">“ontohrraizhuoh. ibfuonashthagish.”</text:span> <text:span text:style-name="T1434">Every word, every syllable, is uttered exactly as before, not a single variation.</text:span></text:p>
      <text:p text:style-name="P123"><text:soft-page-break/><text:tab/>“Stand aside and let me through; there is no need for violence,” <text:span text:style-name="T1435">she replies. </text:span><text:span text:style-name="T1012">No, I didn… Oh, whatever.</text:span></text:p>
      <text:p text:style-name="P123"/>
      <text:p text:style-name="P123"><text:tab/><text:span text:style-name="T1435">The sentry replies only with its silence. </text:span><text:span text:style-name="T973">I think this creature… it speaks just like that child in the dark glass down in the Archives. </text:span><text:span text:style-name="T1436">Eidos moves, slowly inching forward. She wants to see if she can just walk past the creature.</text:span></text:p>
      <text:p text:style-name="P124"><text:tab/>The sentry engages with a flurry of stabs, all invisible to Eidos. <text:span text:style-name="T1462">But then, for the briefest instant, the world shines green. </text:span>Luin, taking the form of a sword, has deflected all of the pinpoint strikes. <text:span text:style-name="T974">Yes! At least the terrible pain was worth it! Now I can defend myself!</text:span><text:line-break/><text:tab/>Suddenly, a bloodlust wells up within her, almost certainly originating from her emerald ally.<text:span text:style-name="T844"> </text:span><text:span text:style-name="T975">Oh no.</text:span><text:span text:style-name="T844"> </text:span>She leaps forward for a counter-offensive. The sentry, however, appears to have anticipated the strategy, <text:span text:style-name="T1437">already in </text:span>a defensive stance, spear upraised, ready to block. Yet it blocks nothing as Luin cleaves <text:span text:style-name="T1438">everything</text:span>, ripping through the spear and sentry alike, as though through empty space.<text:line-break/><text:tab/>A geyser of blue blood showers the surrounding bas reliefs, giving them a grim makeover. <text:span text:style-name="T1439">The sentry falls to its knees. Despite the unrestrained torrent of blood from its torso, the dispassionate look on its face seems to suggest that all is as it should be. Mere moments later, it completes the fall, cold lips now kissing a cold floor.</text:span></text:p>
      <text:p text:style-name="P124"><text:span text:style-name="T1439"><text:tab/>The corpse of the slain sentry now lies in a pool of viscous, blue fluid, appearing as lifeless as the reliefs lining this narrow hall. Eidos' path is unobstructed. </text:span><text:span text:style-name="T976">Is it over? </text:span><text:span text:style-name="T977">Am I free to go?</text:span><text:span text:style-name="T1440"> Her feet soon shuffle her through the door the sentry failed to protect.</text:span></text:p>
      <text:p text:style-name="P218"/>
      <text:p text:style-name="P540">A <text:span text:style-name="T1441">Rusty Traveler</text:span></text:p>
      <text:p text:style-name="P254"/>
      <text:p text:style-name="P254"/>
      <text:p text:style-name="P322">_________________________</text:p>
      <text:p text:style-name="P262"><text:span text:style-name="T1555">The Sanctuary - </text:span>The A<text:span text:style-name="T1441">ntec</text:span>hamber</text:p>
      <text:p text:style-name="P254"/>
      <text:p text:style-name="P254"/>
      <text:p text:style-name="P396"><text:span text:style-name="T973"><text:tab/></text:span><text:span text:style-name="T162">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978"> </text:span><text:span text:style-name="T1013">Yeah, okay, don’t wanna know what’s on the other side of that thing</text:span><text:span text:style-name="T979">…</text:span><text:span text:style-name="T978"> </text:span><text:span text:style-name="T162">At the far end of the room is a rather ominous set of stairs, winding itself upwards into darkness. The only remaining pathway exiting this chamber is back whence she came, to the one leading deeper into the bowels of the edifice.</text:span></text:p>
      <text:p text:style-name="P142"><text:tab/>Suspiciously conspicuous is the writing crudely scratched into the floor <text:span text:style-name="T1442">near one of the chamber’s corners</text:span>—large, bold letters, with shapes somewhat discernible even from this distance. <text:span text:style-name="T980">Now </text:span><text:span text:style-name="T1289">that</text:span><text:span text:style-name="T980"> I wouldn’t mind looking at—even though it’ll probably be similar to those books downstairs.</text:span><text:span text:style-name="T1443"> She moves toward the corner in question, reaching it in a few strides. Then, crouching down to scrutinize the characters, all Eidos can determine is that the writing's contents are inscrutable to her. </text:span><text:span text:style-name="T981">I figured as much. I wonder where I can learn to read that… </text:span><text:span text:style-name="T1443">The language may be ancient, modern or just plain gibberish, hard to say which. </text:span><text:span text:style-name="T981">It probably would’ve helped me talk with that </text:span><text:span text:style-name="T1014">little green</text:span><text:span text:style-name="T981"> fellow—‘Luin’ was it?</text:span><text:span text:style-name="T1443"> What is certain is that in her current state of ignorance, Eidos finds herself ill-equipped for the task of deciphering the script. </text:span><text:span text:style-name="T982">Wait, how is it that I couldn’t talk to the sword, but I could talk to the wolf…?</text:span></text:p>
      <text:p text:style-name="P397"><text:span text:style-name="T163"><text:tab/></text:span><text:span text:style-name="T164">Restless feet carry her towards the portcullis. </text:span><text:span text:style-name="T983">Oh, for the love of… </text:span><text:span text:style-name="T164">The portcullis, large and of metallic construction as it is, promises to resist motion with all the might of gravity—its </text:span><text:span text:style-name="T165">indefatigable</text:span><text:span text:style-name="T164"> ally. Peering through its checkered apertures, Eidos’ eyes overcome the barrier that would thwart her Falseflesh’s progress. Beyond it is a lengthy bridge, scaled like a shimmering serpent, slithering across the chasm it overlooks. </text:span><text:span text:style-name="T984">Such an austere beauty </text:span><text:span text:style-name="T985">to that chasm… </text:span></text:p>
      <text:p text:style-name="P125"><text:span text:style-name="T1444"><text:tab/>The serpentine bridge seems to terminate at a similar gateway, at the opposite end of the chasm, though no portcullis obstructs passage there. </text:span><text:span text:style-name="T986">And I have no desire to find out why. </text:span><text:span text:style-name="T1444">To the left of the portcullis seems to be an apparatus or mechanism by which it is lifted through some trick of magic or artifice—likely related to the inert crystal it houses. </text:span><text:span text:style-name="T987">Best leave this alone; I don’t need anymore repetitions of what happened down in the Archives…</text:span></text:p>
      <text:p text:style-name="P398"><text:span text:style-name="T987"><text:tab/></text:span><text:span text:style-name="T166">Her hands reach for the crystal. </text:span><text:span text:style-name="T988">N</text:span><text:span text:style-name="T1017">o</text:span><text:span text:style-name="T988">! W</text:span><text:span text:style-name="T1018">hy</text:span><text:span text:style-name="T988">, body</text:span><text:span text:style-name="T1018">?</text:span><text:span text:style-name="T988">! You always </text:span><text:span text:style-name="T1015">do the opposite of what I think!</text:span><text:span text:style-name="T988"> </text:span><text:span text:style-name="T1019">But wait, then</text:span><text:span text:style-name="T988"> all I have to do is think the opposite of what I want! </text:span><text:span text:style-name="T1016">I’ll control you yet, </text:span><text:span text:style-name="T1019">body</text:span><text:span text:style-name="T1016">! </text:span><text:span text:style-name="T988"><text:s/></text:span><text:span text:style-name="T166">The crystal is as it seemed: inert, devoid of any energy. It is likely used to power the portcullis mechanism, given its proximity to the gate. But dead it is and so it shall remain, as Eidos lacks the means to revive it.</text:span></text:p>
      <text:p text:style-name="P399"><text:span text:style-name="T167"><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68">likewise</text:span><text:span text:style-name="T167"> natural light seeping in through an opening at t</text:span><text:span text:style-name="T169">he stairs’</text:span><text:span text:style-name="T167"> zenith.</text:span></text:p>
      <text:p text:style-name="P130"><text:span text:style-name="T1445"><text:tab/>She begins her climb. Step summing upon step, an apparently unending ascension skywards tries Eidos' patience, stretching it to a hair's breadth. </text:span><text:span text:style-name="T1020">This </text:span><text:span text:style-name="T1276">is</text:span><text:span text:style-name="T1020"> taking forever. </text:span><text:span text:style-name="T1445">That she makes her way up is clear; that there is any reward in this climb remains a mystery.</text:span></text:p>
      <text:p text:style-name="P149"><text:tab/>But as she presses on, the passage seems to get ever warmer, and in time, she reaches the top—evidenced by the now-visible portal inviting her to exit the indifferent infinity of stairs.</text:p>
      <text:p text:style-name="P255"><text:soft-page-break/></text:p>
      <text:p text:style-name="P255"/>
      <text:p text:style-name="P322">__________________</text:p>
      <text:p text:style-name="P379">The Kaban Wilds - Tacriba</text:p>
      <text:p text:style-name="P255"/>
      <text:p text:style-name="P255"/>
      <text:p text:style-name="P126"><text:span text:style-name="T973"><text:tab/></text:span><text:span text:style-name="T1435">Eidos scans the ruins now making up her surroundings, witnessing the remains of what once was a bustling town. Though the place appears to have lain deserted for uncounted centuries, the buildings yet stand, all but unscathed by the passage of time. </text:span><text:span text:style-name="T1021">The buildings may be untouched, but the courtyard seems pretty touched, if you ask me...</text:span></text:p>
      <text:p text:style-name="P143"><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1022">Now, how did these things get here? </text:span>As she walks by, these jagged fangs seem to shimmer in the meager light of the environs.</text:p>
      <text:p text:style-name="P147"><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401"><text:span text:style-name="T170"><text:tab/></text:span><text:span text:style-name="T1023">Maybe I should take a look around the town.</text:span><text:span text:style-name="T171"> </text:span><text:span text:style-name="T172">She moves toward the exit. </text:span><text:span text:style-name="T1024">Excellent. All according to plan.</text:span></text:p>
      <text:p text:style-name="P256"/>
      <text:p text:style-name="P256"/>
      <text:p text:style-name="P322">___________________________</text:p>
      <text:p text:style-name="P379">The Kaban Wilds - The Jenowin Plain</text:p>
      <text:p text:style-name="P256"/>
      <text:p text:style-name="P256"/>
      <text:p text:style-name="P145"><text:span text:style-name="T844"><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1025">What perilous places will my body take me to now?</text:span></text:p>
      <text:p text:style-name="P402"><text:span text:style-name="T1025"><text:tab/></text:span><text:span text:style-name="T173">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1025"> </text:span><text:span text:style-name="T1026">Clearly some place I’ll end up going.</text:span><text:span text:style-name="T1025"> </text:span><text:span text:style-name="T173">Extending forth from the mountain's belly are arching supports bearing aqueducts—one reaching her current location and the other crawling eastward. </text:span><text:span text:style-name="T1027">Aren’t aqueducts supposed to carry water? Wh</text:span><text:span text:style-name="T1029">y didn’t I see any in that building I came from</text:span><text:span text:style-name="T1028">?</text:span></text:p>
      <text:p text:style-name="P402"><text:span text:style-name="T170"><text:tab/>Eidos' eye follows this eastbound aqueduct across the horizon as it leads to a distant settlement. Whatever buildings might lie within, though, are hidden by a high wall—save the shimmering silver spire thrusting i</text:span><text:span text:style-name="T174">nto the sky</text:span><text:span text:style-name="T170"> like a silent threat to the gods. The spire </text:span><text:span text:style-name="T175">coolly </text:span><text:span text:style-name="T170">deflects </text:span><text:span text:style-name="T175">the sun’s angry</text:span><text:span text:style-name="T170"> a</text:span><text:span text:style-name="T175">ttacks</text:span><text:span text:style-name="T170"> across the dry plain</text:span><text:span text:style-name="T175"> in a disinterested and unintentional </text:span><text:span text:style-name="T176">act of </text:span><text:span text:style-name="T175">defiance</text:span><text:span text:style-name="T170">.</text:span><text:span text:style-name="T177"> </text:span><text:span text:style-name="T1030">Damn that thing is bright; it’s burning my eyes just looking at it.</text:span></text:p>
      <text:p text:style-name="P402"><text:span text:style-name="T1030"><text:tab/></text:span><text:span text:style-name="T177">Past the towering spire, another architectural marvel spans a vast canyon. It appears to be a bridge of some sort. Lacking supports above or beneath, it is as an image frozen in time. </text:span><text:span text:style-name="T1031">It also looks just like that one by the portcullis… just bigger.</text:span></text:p>
      <text:p text:style-name="P402"><text:soft-page-break/><text:span text:style-name="T178"><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1032">And another dangerous place my body will inevitably take me…</text:span></text:p>
      <text:p text:style-name="P402"><text:span text:style-name="T179"><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1033">Then to the spire it is.</text:span></text:p>
      <text:p text:style-name="P144"><text:tab/>She walks across the burning span of desert, one labored step after the next. Diminutive dust clouds dance with her feet at every step. Their combined masses join to form a wispy cape heralding her approach.<text:tab/></text:p>
      <text:p text:style-name="P400"><text:span text:style-name="T170"><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80">irage</text:span><text:span text:style-name="T170"> born of heat and thirst. </text:span><text:span text:style-name="T1034">Either way, I don’t much like it… </text:span><text:span text:style-name="T1035">so, let’s go investigate…</text:span></text:p>
      <text:p text:style-name="P400"><text:span text:style-name="T1035"><text:tab/></text:span><text:span text:style-name="T181">Eidos strides with renewed vigor across the sand towards the flickering shape. </text:span><text:span text:style-name="T1036">Dammit, no! You’re supposed to do the opposite of what I think! </text:span><text:span text:style-name="T181">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2">a</text:span><text:span text:style-name="T181"> wide-brimmed hat obscures its features.</text:span></text:p>
      <text:p text:style-name="P400"><text:span text:style-name="T181"><text:tab/>About ten strides from Eidos, it raises its head to look upon her </text:span><text:span text:style-name="T184">and speaks with something between a squawk and a song.</text:span></text:p>
      <text:p text:style-name="P150"/>
      <text:p text:style-name="P150"><text:tab/>“Well, well. I'd expected Viracocha to rebel in time, if only in part. But I must say, I didn't anticipate you... Tell me what they named you.”</text:p>
      <text:p text:style-name="P400"><text:span text:style-name="T181"><text:tab/>“My name is Eidos,” </text:span><text:span text:style-name="T204">she replies. </text:span><text:span text:style-name="T1041">Yeah, but who are you? And who is ‘Viracocha’?</text:span></text:p>
      <text:p text:style-name="P400"><text:span text:style-name="T205"><text:tab/></text:span><text:span text:style-name="T206">Arching an eyebrow, he continues, </text:span><text:span text:style-name="T205">“Curious that you give it so freely, not that resistance would do you much good. But if 'Eidos' is what they call you, perhaps that'll do. Where are you going, Eidos?”</text:span></text:p>
      <text:p text:style-name="P400"><text:span text:style-name="T205"><text:tab/>“I travel to the tower.” </text:span><text:span text:style-name="T1042">Maybe we shouldn’t tell him too much… until we know why he’s asking all these questions.</text:span></text:p>
      <text:p text:style-name="P151"><text:tab/>“Oh, no. This will not do… I must insist that you make for the Duskfang mountains instead.”</text:p>
      <text:p text:style-name="P404"><text:span text:style-name="T207"><text:tab/></text:span><text:span text:style-name="T208">But she staunchly repeats, </text:span><text:span text:style-name="T207">“</text:span><text:span text:style-name="T205">I travel to the tower,” </text:span><text:span text:style-name="T208">soon adding, “And </text:span><text:span text:style-name="T205">I intend to stay on the path I've chosen.” </text:span><text:span text:style-name="T1043">Okay, maybe not a great idea to anger the weird desert traveler…</text:span></text:p>
      <text:p text:style-name="P405"><text:span text:style-name="T1043"><text:tab/>“</text:span><text:span text:style-name="T209">Ah, but dear Eidos,” </text:span><text:span text:style-name="T210">he says mockingly, “</text:span><text:span text:style-name="T209">you have no will, no memory, no meaning.”</text:span></text:p>
      <text:p text:style-name="P152"/>
      <text:p text:style-name="P406"><text:span text:style-name="T209"><text:tab/></text:span><text:span text:style-name="T199">Suddenly, he locks Eidos in his gaze and she falls into the void of his dark pupils. She witnesses the traveler’s form burst into an exodus of myriad crows scattering from a clean-picked s</text:span><text:span text:style-name="T211">keleton</text:span><text:span text:style-name="T199">. They circle about blotting out the blood-red sky with t</text:span><text:span text:style-name="T211">heir</text:span><text:span text:style-name="T199"> infinite blackness. A</text:span><text:span text:style-name="T212">nd s</text:span><text:span text:style-name="T199">oon, they all coalesce into a massive inky hand, writhing </text:span><text:span text:style-name="T200">like a man in his death throes.</text:span></text:p>
      <text:p text:style-name="P406"><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153"/>
      <text:p text:style-name="P405"><text:span text:style-name="T209"><text:tab/>“You will do as I say,” </text:span><text:span text:style-name="T213">he continues as though nothing has just happened.</text:span><text:span text:style-name="T209"> “You will go to the Duskfang mountains. You will go to the township of Dazir. And you will not stop until you either reach your destination, or perish in the attempt…”</text:span></text:p>
      <text:p text:style-name="P405"><text:span text:style-name="T209"><text:tab/></text:span><text:span text:style-name="T214">Frantically examining herself for injuries, she finds no damage, no signs of harm at all. Then glaring at the stranger defiantly, she asserts her free will one last time, “I'm afraid I must forge my own path.” And moving to leave, adds, “Farewell, stranger.”</text:span></text:p>
      <text:p text:style-name="P405"><text:soft-page-break/><text:span text:style-name="T214"><text:tab/></text:span><text:span text:style-name="T181"><text:tab/></text:span></text:p>
      <text:p text:style-name="P400"><text:span text:style-name="T181"><text:tab/></text:span><text:span text:style-name="T215">With a knowing smirk, the rusty traveler simply turns and begins to walk away.</text:span></text:p>
      <text:p text:style-name="P403"><text:span text:style-name="T181"><text:tab/></text:span><text:span text:style-name="T1037">Am I glad that’s over; what a creep! </text:span><text:span text:style-name="T181">Eidos, </text:span><text:span text:style-name="T216">unnerved but still determined,</text:span><text:span text:style-name="T181"> sets off across the desert plain toward the </text:span><text:span text:style-name="T217">Duskfang </text:span><text:span text:style-name="T181">mountain</text:span><text:span text:style-name="T217">s, to the</text:span><text:span text:style-name="T181"> township of Dazir. </text:span><text:span text:style-name="T1038">Wait, wasn’t I supposed to go to the… No, I must’ve misremembered.</text:span></text:p>
      <text:p text:style-name="P407"><text:span text:style-name="T1463"><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1044">Yeah, I am pretty tired. </text:span><text:span text:style-name="T1463">Her mind rests as her feet drag her towards… </text:span><text:span text:style-name="T1045">Maybe I can just close my eyes… </text:span><text:span text:style-name="T1046">just for a little bit.</text:span></text:p>
      <text:p text:style-name="P407"/>
      <text:p text:style-name="P44"><text:tab/></text:p>
      <text:p text:style-name="P257"/>
      <text:p text:style-name="P543"><text:span text:style-name="T1465">A </text:span><text:span text:style-name="T1467">M</text:span><text:span text:style-name="T1466">odest Proposal</text:span></text:p>
      <text:p text:style-name="P219"/>
      <text:p text:style-name="P219"/>
      <text:p text:style-name="P317">_________________</text:p>
      <text:p text:style-name="P374"><text:span text:style-name="T1560">Dazir - </text:span>The Mage’s Abode</text:p>
      <text:p text:style-name="P257"/>
      <text:p text:style-name="P257"/>
      <text:p text:style-name="P146"><text:span text:style-name="T844"><text:tab/></text:span><text:span text:style-name="T1464">Linen sheets tickle fingertips. Beads of sweat rest precariously on a forehead. A dozen tendrils of candle smoke weave their way into a nose. Two sticks chatter and echo as they gently knock against each other. But above all...</text:span></text:p>
      <text:p text:style-name="P114"><text:tab/><text:span text:style-name="T218">Thirst.</text:span></text:p>
      <text:p text:style-name="P162"><text:tab/>A dryness of throat that would make desert sand seem moist.</text:p>
      <text:p text:style-name="P162"><text:tab/>Unbearable, unrelenting thirst.</text:p>
      <text:p text:style-name="P114"><text:span text:style-name="T218"><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19">as her eyes </text:span><text:span text:style-name="T220">begin to </text:span><text:span text:style-name="T219">focus</text:span><text:span text:style-name="T218">. Rocking near her in a chair is an elderly woman, calmly and conscientiously knitting.</text:span></text:p>
      <text:p text:style-name="P162"><text:tab/>As Eidos stirs, the woman suddenly looks up with a startled expression. But her surprise-contorted features soon ease into a timeworn smile of unparalleled kindness, framed in the wrinkles wrought from decades of caring for others.</text:p>
      <text:p text:style-name="P162"/>
      <text:p text:style-name="P162"><text:tab/></text:p>
      <text:p text:style-name="P114"><text:span text:style-name="T218"><text:tab/>“Biracul be praised!” </text:span><text:span text:style-name="T221">she quietly intones. “So, you're finally coming around… I feared we had lost you for good.”</text:span></text:p>
      <text:p text:style-name="P114"><text:span text:style-name="T221"><text:tab/></text:span><text:span text:style-name="T222">Suddenly taking on a cautionary tone, she warns, “Now, don't try to move just yet! Your time in the Jenowin Plain has fevered your blood and robbed your brain of water!”</text:span></text:p>
      <text:p text:style-name="P114"><text:span text:style-name="T222"><text:tab/></text:span><text:span text:style-name="T218">Eidos raises her head and attempts to speak, only managing to produce an indecipherable rasp. The woman quickly pours a cup of water from a clay decanter and hands it to her. Overwhelmed by the sudden memory of thirst, Eidos drinks deeply.</text:span></text:p>
      <text:p text:style-name="P114"><text:span text:style-name="T218"><text:tab/>“Careful now child! Drink it slowly… You should listen to old Rada; she's brought back many folk that have been Jinn-struck on the plain, </text:span><text:span text:style-name="T223">after all</text:span><text:span text:style-name="T218">!”</text:span></text:p>
      <text:p text:style-name="P114"><text:span text:style-name="T218"><text:tab/></text:span><text:span text:style-name="T224">Finishing her water, Eidos </text:span><text:span text:style-name="T225">gratefully</text:span><text:span text:style-name="T224"> replies, “Thank you for saving my life.” </text:span><text:span text:style-name="T1503">Why? I’d probably just come back to life anyway.</text:span><text:span text:style-name="T218"><text:tab/></text:span></text:p>
      <text:p text:style-name="P158"><text:tab/><text:span text:style-name="T1504">A great smile adds a few more folds to Rada’s weathered face. </text:span>“I accept your thanks! But even as mere loremasters in the eyes of Biracul, what manner of people would Dazirans be if we didn't aid a sister in need?!” <text:span text:style-name="T1505">She thumbs her and gives Eidos a wink. “Tambul may be known for their courtesy, but they sure as Suyutis love goats don't have a monopoly on it!”</text:span></text:p>
      <text:p text:style-name="P157"><text:tab/><text:span text:style-name="T1506">Eidos smiles, too. </text:span><text:span text:style-name="T1047">True, the old woman’s positivity </text:span><text:span text:style-name="T1277">is</text:span><text:span text:style-name="T1047"> contagious. She’s, at the very least, the nicest person I’ve met so far.</text:span><text:span text:style-name="T1506"> “Is there any way I can repay you?” Eidos finally asks.</text:span></text:p>
      <text:p text:style-name="P159"><text:tab/>“<text:span text:style-name="T1507">Heavens, child! There’s no need!” Rada chuckles. “</text:span>In the words of Biracul, ‘Kindness begets kindness’!”</text:p>
      <text:p text:style-name="P159"><text:tab/><text:span text:style-name="T1508">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57"/>
      <text:p text:style-name="P157"><text:soft-page-break/><text:tab/>Duty-bound, Rada works hard to vacate her seat. Each push closer toward standing causes her to teeter on the edge of collapse. <text:span text:style-name="T1048">Maybe I should help her… that’s if I can even stand up myself… </text:span>Yet her ancient muscles somehow prevail over time and gravity’s cruel conspiracy, allowing her to finally gain an upright position. <text:span text:style-name="T1049">Looks like she doesn’t need me. </text:span>Thus, Rada and her sturdy cane begin their three-legged trek to fetch Khaa.</text:p>
      <text:p text:style-name="P157"><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1509">n ebony</text:span> hue. The sheets and bedding are fresh, but the room, for all its finery, is bare bones and clearly meant for servants. <text:span text:style-name="T1050">Where am I? I was walking in the desert toward the Duskfang mountains and then…</text:span></text:p>
      <text:p text:style-name="P157"><text:span text:style-name="T1050"><text:tab/></text:span><text:span text:style-name="T1510">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1051">Another jerk, surely.</text:span></text:p>
      <text:p text:style-name="P163"/>
      <text:p text:style-name="P163"><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57"><text:tab/>“I came bearing a message from Mifas'cul.” <text:span text:style-name="T1511">The words leave her mouth before she knows what she is even saying. </text:span><text:span text:style-name="T1052">Mifas’cul? It has to be that creepy desert traveler…</text:span></text:p>
      <text:p text:style-name="P157"><text:span text:style-name="T1511"><text:tab/></text:span>At Eidos' words, Khaa's breath seems to cease. His eyes narrow before silently nodding for <text:span text:style-name="T1511">her</text:span> to continue.</text:p>
      <text:p text:style-name="P408"><text:span text:style-name="T239"><text:tab/></text:span><text:span text:style-name="T245">With her voice, but a</text:span><text:span text:style-name="T246">nother’s </text:span><text:span text:style-name="T245">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57"><text:tab/>Khaa stares suspiciously at Eidos. Calculating. Evaluating. Machinating. It is some time before he speaks again. “I see… So you have been sent here because of your ability to make use of the Farcaster.” <text:span text:style-name="T1513">With a sneer, he turns his back to her and continues speaking, “</text:span>I <text:span text:style-name="T1513">must say, I</text:span> hadn't foreseen this stroke of good fortune, but your appearance explains much.”</text:p>
      <text:p text:style-name="P157"><text:tab/><text:span text:style-name="T1514">Eidos interjects, “Who is Mifas'cul?” </text:span><text:span text:style-name="T1053">Yes! I wanna know that, too! </text:span><text:span text:style-name="T1054">Nice one, body.</text:span></text:p>
      <text:p text:style-name="P157"><text:span text:style-name="T1515"><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1054">guide</text:span><text:span text:style-name="T1515"> you to us in our time of need. For you see, we require your Farcasting Techne, foreigner.”</text:span></text:p>
      <text:p text:style-name="P157"><text:tab/><text:span text:style-name="T1516">And as expected of a diplomat, Eidos makes the obvious inquiry Khaa is inviting, “What's wrong here?” </text:span><text:span text:style-name="T1055">Yeah, you must have lots of friends with your personality… what could possibly be wrong?</text:span></text:p>
      <text:p text:style-name="P164"><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57"><text:tab/><text:span text:style-name="T1517">Moved by the desire to help, she asks in return, “What is it that threatens this place and its people?” </text:span><text:span text:style-name="T1056">It’s probably something this idiot did that caused it all.</text:span></text:p>
      <text:p text:style-name="P157"><text:span text:style-name="T1517"><text:tab/>Seeing he has piqued her interest, Khaa leans in closer, “Let me tell you. You see, Dazir is menaced by the people of Tacriba, the township of barbarians located beyond the Crescent Canyon to the east.” </text:span><text:span text:style-name="T1057">That’s on the other side of that huge bridge… </text:span><text:span text:style-name="T1518">The mage stands and begins to slowly pace. </text:span><text:soft-page-break/><text:span text:style-name="T1518">“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157"><text:tab/><text:span text:style-name="T1519">Seeking to withhold her final judgment until she has heard all the evidence, she asks, “For what reason would they do this?” </text:span><text:span text:style-name="T1058">Like I said, this jerk probably pissed them off.</text:span></text:p>
      <text:p text:style-name="P157"><text:span text:style-name="T1519"><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1059">This guy’s hiding something.</text:span></text:p>
      <text:p text:style-name="P157"><text:tab/><text:span text:style-name="T1520">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57"><text:tab/><text:span text:style-name="T1521">Walking back to the bed where Eidos is resting, Khaa continues, “And now, a Farcaster user now stands before me—a heaven-sent gift from Biracul for my righteousness, no doubt.”</text:span></text:p>
      <text:p text:style-name="P157"><text:tab/>“<text:span text:style-name="T1522">So they have no water?” Eidos asks before adding, “The Tacribians sound justified in their grievance.” </text:span><text:span text:style-name="T1060">That they do.</text:span></text:p>
      <text:p text:style-name="P165"><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57"><text:tab/><text:span text:style-name="T1523">Eidos lowers her head and thinks for a moment, weighing the evidence, trying to tease out which side will provide the most benefit for the most people.</text:span></text:p>
      <text:p text:style-name="P157"><text:tab/><text:span text:style-name="T1523">Before she can come to a conclusion, Khaa speaks, “Now, I implore you! Use your Farcasting ability to help me to save both ourselves and our enemies!”</text:span></text:p>
      <text:p text:style-name="P157"><text:tab/><text:span text:style-name="T1061">Oh, please, who would buy that from this guy? We should go talk to the Tacribians first. Oh… dammit, we’re not going to, are we?</text:span><text:span text:style-name="T1524"> Eidos looks up, determination carved into each feature of her face. She replies, “If I can, I'll help you avert this catastrophe.” </text:span><text:span text:style-name="T1062">Indeed.</text:span></text:p>
      <text:p text:style-name="P166"><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408"><text:span text:style-name="T226"><text:tab/></text:span><text:span text:style-name="T227">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408"><text:span text:style-name="T227"><text:tab/></text:span><text:span text:style-name="T229">Producing from his robe a Sigil, much like the one Eidos herself had received from Fenrir, he hands it to her. “Take great care as this is a priceless artifact! </text:span><text:span text:style-name="T230">It has been passed down through the generations from mage to mage, and is utterly irreplaceable!</text:span><text:span text:style-name="T229">”</text:span></text:p>
      <text:p text:style-name="P408"><text:soft-page-break/><text:span text:style-name="T229"><text:tab/></text:span><text:span text:style-name="T230">Eidos hesitates. </text:span><text:span text:style-name="T1063">Wait, why don’t we just give him our Sigil and let him go take care of this?</text:span><text:span text:style-name="T230"> “If I can use your Sigil, couldn’t you just use mine?” She asks. </text:span><text:span text:style-name="T1064">Yes! This is how it should be body. Just do what I want and everyone is happy. See?</text:span></text:p>
      <text:p text:style-name="P408"><text:span text:style-name="T230"><text:tab/>He spins to look at her, shock and greed sweeping across his face. But within the space of a thought, these are overwhelmed by a very different, unidentifiable emotion. “It is not possible, I’m afraid.” He turns away </text:span><text:span text:style-name="T231">again. “Who would lead my people if the draug-witted Tacribians somehow actually made it to our gates?” His voice adopts a somber tone. “No, though it pains me to entrust such a task to stranger, it must be done. For the good of my people.”</text:span></text:p>
      <text:p text:style-name="P408"><text:span text:style-name="T227"><text:tab/></text:span><text:span text:style-name="T228">The mage hastily begins to make his way to the door, adding, “Now, allow me to show you the way to our Farcaster, that you may then hurry to fulfill your oath.” </text:span><text:span text:style-name="T232">Opening the door, he soon adds, “Biracul will reward your selfless actions, stranger.” </text:span><text:span text:style-name="T1065">He’d better reward me with an easy path to the goal.</text:span></text:p>
      <text:p text:style-name="P408"><text:span text:style-name="T232"><text:tab/></text:span><text:span text:style-name="T233">Suddenly, </text:span><text:span text:style-name="T234">the diplomat in her thinks it prudent to venture one request, “Khaa, I’d speak with your citizens, to learn more of the people I’ll be helping, and to learn what I can of what happened in the Wellspring.”</text:span></text:p>
      <text:p text:style-name="P408"><text:span text:style-name="T234"><text:tab/>“</text:span><text:span text:style-name="T235">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408"><text:span text:style-name="T235"><text:tab/></text:span><text:span text:style-name="T236">D</text:span><text:span text:style-name="T247">etermined, she replies</text:span><text:span text:style-name="T236">, “You ask too much. If I am to go, I want to be as prepared as possible. I need to know what to expect.”</text:span></text:p>
      <text:p text:style-name="P167"><text:tab/>Khaa jerks his head away. “The architects are on the <text:span text:style-name="T1528">middle tier</text:span>. Speak with them and then leave.” He begins to walk toward the door. “Remember, you hold the lives of my people in your hands.” And with these words, he opens the door and storms out, leaving Eidos and Rada alone in the room. </text:p>
      <text:p text:style-name="P157"/>
      <text:p text:style-name="P408"><text:span text:style-name="T239"><text:tab/></text:span><text:span text:style-name="T240">With a sympathetic smile, Rada inclines her head toward the door and begins to hobble towards it. Eidos rises from the bed, s</text:span><text:span text:style-name="T241">oon catching up to</text:span><text:span text:style-name="T240"> the wizened matron </text:span><text:span text:style-name="T241">and offering an arm for support</text:span><text:span text:style-name="T240">. </text:span><text:span text:style-name="T241">The spark of gratitude brightens her eyes. Reaching a hand to Eidos’ cheek, she softly caresses it. It seems so miraculous to Eidos that such calloused hands, survivors of decades of hard labor, can feel so soft.</text:span></text:p>
      <text:p text:style-name="P408"><text:span text:style-name="T241"><text:tab/></text:span><text:span text:style-name="T242">Rada then loops her arm in Eidos’ and they make their way out of the abode and into a</text:span><text:span text:style-name="T243"> place </text:span><text:span text:style-name="T244">most unexpected</text:span><text:span text:style-name="T243"> <text:s/>in the middle of a desert: an</text:span><text:span text:style-name="T242"> arboretum.</text:span></text:p>
      <text:p text:style-name="P544"><text:span text:style-name="T1465">A </text:span><text:span text:style-name="T1467">L</text:span><text:span text:style-name="T1468">ocal Perspective</text:span></text:p>
      <text:p text:style-name="P221"><text:tab/></text:p>
      <text:p text:style-name="P220"/>
      <text:p text:style-name="P318">_______________</text:p>
      <text:p text:style-name="P375"><text:span text:style-name="T1560">Dazir - </text:span>The <text:span text:style-name="T1512">Arboretum</text:span></text:p>
      <text:p text:style-name="P258"/>
      <text:p text:style-name="P258"/>
      <text:p text:style-name="P409"><text:span text:style-name="T973"><text:tab/></text:span><text:span text:style-name="T237">Eidos walks in silence with her elderly companion through a garden of greens, reds, and e</text:span><text:span text:style-name="T350">very color imaginable</text:span><text:span text:style-name="T237">. The lively foliage stands in stark contrast to the deathly desert she came through to get here. </text:span><text:span text:style-name="T1067">If we had a wolf, </text:span><text:span text:style-name="T1104">a </text:span><text:span text:style-name="T1067">serpent, and </text:span><text:span text:style-name="T1104">a </text:span><text:span text:style-name="T1067">crow, it’</text:span><text:span text:style-name="T1105">d</text:span><text:span text:style-name="T1067"> be the spitting image of the mural near where I woke up.</text:span></text:p>
      <text:p text:style-name="P168"/>
      <text:p text:style-name="P420"><text:span text:style-name="T237"><text:tab/>“</text:span><text:span text:style-name="T238">This is what Kabu was said to look like long ago,” says the old woman. “Back in the times of Ark.” </text:span><text:span text:style-name="T352">She then adds with a rather sour dissonance now in her tone,</text:span><text:span text:style-name="T249"> “</text:span><text:span text:style-name="T238">Before R</text:span><text:span text:style-name="T351">ikharr’s </text:span><text:span text:style-name="T238">betrayal.” </text:span><text:span text:style-name="T353">But her pruny visage soon regains the gentl</text:span><text:span text:style-name="T355">e</text:span><text:span text:style-name="T353"> creases of jocularity it so o</text:span><text:span text:style-name="T356">ften</text:span><text:span text:style-name="T353"> hosts.</text:span></text:p>
      <text:p text:style-name="P420"><text:span text:style-name="T353"><text:tab/></text:span><text:span text:style-name="T354">Rada</text:span><text:span text:style-name="T238"> </text:span><text:span text:style-name="T357">slows to a </text:span><text:span text:style-name="T238">stop, </text:span><text:span text:style-name="T358">suddenly </text:span><text:span text:style-name="T238">p</text:span><text:span text:style-name="T359">lopping down</text:span><text:span text:style-name="T238"> on</text:span><text:span text:style-name="T359">to</text:span><text:span text:style-name="T238"> a stone bench to rest a moment. “Hope you don’t mind if I sit f</text:span><text:span text:style-name="T360">or a beat</text:span><text:span text:style-name="T238">, dear. These legs just aren’t as strong as the</text:span><text:span text:style-name="T248">y</text:span><text:span text:style-name="T238"> used to be.”</text:span></text:p>
      <text:p text:style-name="P409"><text:span text:style-name="T238"><text:tab/>Eidos sits down beside her. “By all means, take as long as you need, Rada.” </text:span><text:span text:style-name="T1066">Yeah, you’re a breath of fresh air in this nest of assholes.</text:span></text:p>
      <text:p text:style-name="P169"><text:tab/>“Biracul speaks through you, child.” She places a hand on Eidos’ shoulder. <text:span text:style-name="T1525">But suddenly her smile fades and her features become grave, “But there’s something… odd about you.” Her sunken eyes begin to examine Eidos from head to toe. “Yes, something… off.”</text:span></text:p>
      <text:p text:style-name="P169"><text:tab/>“<text:span text:style-name="T1525">What do you mean?” Eidos replies, a bit self-conscious now. </text:span><text:span text:style-name="T1068">Yeah, what </text:span><text:span text:style-name="T1278">do</text:span><text:span text:style-name="T1068"> you mean?</text:span></text:p>
      <text:p text:style-name="P169"><text:span text:style-name="T1525"><text:tab/>Rada abruptly ends her scrutiny, offering, “Oh, well, for one, you’re not </text:span><text:span text:style-name="T1068">of</text:span><text:span text:style-name="T1525"> Kabu—and it’s mighty rare to have visitors from the outside these days. Last flying caravan came years ago…” she trails off.</text:span></text:p>
      <text:p text:style-name="P169"><text:tab/><text:span text:style-name="T1525">Eidos stares at Rada expectantly, soon encouraging her to speak on, “But why would people stop coming?”</text:span></text:p>
      <text:p text:style-name="P169"><text:tab/><text:span text:style-name="T1525">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1068">did</text:span><text:span text:style-name="T1525"> you <text:s/>get here? You may be young, but I can’t really see you scaling the sheer cliffs surrounding the Jenowin Plain,” she adds with a chuckle.</text:span></text:p>
      <text:p text:style-name="P169"><text:tab/><text:span text:style-name="T1526">Eidos pauses, wondering just how much honesty she should inject into her answer. </text:span><text:span text:style-name="T1069">Why not tell her the truth?! She’s a nice lady!</text:span><text:span text:style-name="T1526"> “I awoke in a building to the south of here, already on the plain. Then, I just walked here. Didn’t see any cliffs, just desert,” she says with an unfiltered honesty, uncharacteristic of a diplomat, but perhaps fitting given who Eidos is speaking with.</text:span></text:p>
      <text:p text:style-name="P409"><text:span text:style-name="T238"><text:tab/></text:span><text:span text:style-name="T361">Rada listens with a half smile, chewing on her words before she speaks, “Well, that’s fine, dear. We ladies must always have some secrets.” </text:span><text:span text:style-name="T1070">Hey! She doesn’t believe us! </text:span><text:span text:style-name="T361">T</text:span><text:span text:style-name="T362">hen,</text:span><text:span text:style-name="T361"> taki</text:span><text:span text:style-name="T362">ng</text:span><text:span text:style-name="T361"> a deep breath, </text:span><text:span text:style-name="T362">she s</text:span><text:span text:style-name="T361">ays, “Well, I think I’m rested enough to lead you to the cloudstone now! Shall we?”</text:span></text:p>
      <text:p text:style-name="P169"/>
      <text:p text:style-name="P169"><text:tab/><text:span text:style-name="T1527">Eidos stands, offering Rada a hand, and between the two of them, they manage to get her on her rickety feet again. Then the two walk for another short while in comfortable silence before finally arriving at the very center of the garden.</text:span></text:p>
      <text:p text:style-name="P169"><text:tab/></text:p>
      <text:p text:style-name="P169"><text:soft-page-break/><text:tab/>“<text:span text:style-name="T1529">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you get your feet wet, but no one has used the thing in a thousand years, so we haven’t really been maintaining the barrier around it. Do forgive us, will you?”</text:span></text:p>
      <text:p text:style-name="P169"><text:tab/>“<text:span text:style-name="T1529">A little water never hurt anyone,” Eidos replies with a smile.</text:span></text:p>
      <text:p text:style-name="P409"><text:span text:style-name="T238"><text:tab/>“</text:span><text:span text:style-name="T363">Oh, you’re just so sweet!” She says as she pinches Eidos’ cheek. </text:span><text:span text:style-name="T1071">Ouch, damn that hurt!</text:span><text:span text:style-name="T363"> Rada then waddles in place, turning to face an enormous circular disk, diligently guarded by a man asleep. His long beard and myriad wrinkles make </text:span><text:span text:style-name="T365">even</text:span><text:span text:style-name="T363"> Rada s</text:span><text:span text:style-name="T364">eem as though she were in the spring of her youth by comparison</text:span><text:span text:style-name="T363">. “And over there is the cloudstone, you can take that down to the lower tiers to ask your questions.”</text:span></text:p>
      <text:p text:style-name="P169"><text:tab/>“<text:span text:style-name="T1530">Thank you, Rada. For everything.” </text:span><text:span text:style-name="T1072">Except for the cheek pinch… </text:span></text:p>
      <text:p text:style-name="P174"><text:tab/>Worry soon refolds the jovial creases of her smile into a frown. “You be careful in there, you hear? <text:span text:style-name="T1552">The Wellspring is no longer safe!”</text:span></text:p>
      <text:p text:style-name="P169"><text:tab/>“<text:span text:style-name="T1530">I will. I’ll be back to return the Sigil right after I’ve released the water. I promise.”</text:span></text:p>
      <text:p text:style-name="P173"><text:tab/><text:span text:style-name="T1530">The matronly smile gains ground, finally replacing the frown. “Bless your Trueflesh, Eidos. May the light of the Shining One guide you.”</text:span></text:p>
      <text:p text:style-name="P169"/>
      <text:p text:style-name="P169"><text:tab/><text:span text:style-name="T1531">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1073">I can’t tell if he’s actually asleep or just ignoring me…</text:span></text:p>
      <text:p text:style-name="P175"><text:tab/>Uncertainty leads her to abandon the idea of having a conversation with the man, and she proceeds to step onto the cloudstone. A great purr erupts from the device and soon, a brilliant violet haze encircles the entire device.</text:p>
      <text:p text:style-name="P169"><text:tab/><text:span text:style-name="T1532">The old man is suddenly roused by the loud noise and bright light, falling halfway out of his chair.</text:span></text:p>
      <text:p text:style-name="P169"/>
      <text:p text:style-name="P169"><text:tab/>“<text:span text:style-name="T1533">Biracul’s balls! Ya tryin’ to kill me?” says the man, still half asleep. “Damn near sent me to the Graylands!” Then mashing a near toothless mouth, he adds, “I’m to young to die, you hear!”</text:span></text:p>
      <text:p text:style-name="P169"><text:tab/><text:span text:style-name="T1534">Confused, Eidos offers and apology, “I’m sorry… I tried to wake you, but couldn’t and just thought I’d figure out myself how to get down to the lower tiers.”</text:span></text:p>
      <text:p text:style-name="P169"><text:tab/>“<text:span text:style-name="T1535">Well, ya’d better be sorry! Back in my heyday, I could slap the ‘kharr outta a draug, and I’d venture I could still slap it outta you, too!” He raises a pair of shaking fists. </text:span><text:span text:style-name="T1074">I’m pretty sure the only one you can hurt is yourself, old man…</text:span></text:p>
      <text:p text:style-name="P169"><text:tab/>“<text:span text:style-name="T1536">You have my most sincere apologies.” </text:span><text:span text:style-name="T1074">I’m not sure I’m actually sorry.</text:span></text:p>
      <text:p text:style-name="P409"><text:span text:style-name="T366"><text:tab/>“Well, of course I do!” he says, spitting off to the side with a</text:span><text:span text:style-name="T368">n</text:span><text:span text:style-name="T366"> e</text:span><text:span text:style-name="T367">legance</text:span><text:span text:style-name="T366"> not even old age could take from him. “What is it you want anyway, boy? Can't you see I'm resting!?” </text:span><text:span text:style-name="T1075">Not only is he senile, he’s blind, too.</text:span></text:p>
      <text:p text:style-name="P169"><text:tab/>“<text:span text:style-name="T1537">Well, I was hoping you could tell me about Dazir and the current cri…”</text:span></text:p>
      <text:p text:style-name="P169"><text:tab/>“If I have to explain Dazir to one more foreigner,” <text:span text:style-name="T1537">he interrupts,</text:span> “I'll go as mad as a<text:span text:style-name="T1538">n</text:span> <text:span text:style-name="T1537">outhouse</text:span> Jinn!”</text:p>
      <text:p text:style-name="P169"><text:tab/>“<text:span text:style-name="T1538">Oh, okay, sorry to dis…”</text:span></text:p>
      <text:p text:style-name="P421"><text:span text:style-name="T238"><text:tab/>“Fine!” </text:span><text:span text:style-name="T369">he says, cutting her short.</text:span><text:span text:style-name="T238"> “Now pick up your ears, boy; only gonna say this once!” </text:span><text:span text:style-name="T1076">Still not a boy… </text:span><text:span text:style-name="T370">“Dazir isn't a flat township like the one those Tambulan bumpkins inhabit.” He spits again. “Tambul? ‘Cradle of Biracul’s Children’?!” He squints a</text:span><text:span text:style-name="T371">n</text:span><text:span text:style-name="T370"> eye and leans in as though about to divulge a great secret.</text:span></text:p>
      <text:p text:style-name="P421"><text:span text:style-name="T370"><text:tab/></text:span><text:span text:style-name="T372">“BWAHAHAHAHAhaha…hahaha…hhhh…” he starts to wheeze uncontrollably.</text:span></text:p>
      <text:p text:style-name="P184"><text:soft-page-break/><text:tab/>Concerned, Eidos ask, “Are you…”</text:p>
      <text:p text:style-name="P421"><text:span text:style-name="T372"><text:tab/></text:span><text:span text:style-name="T238">“Oh, don't make an old man laugh himself to an early grave! Now where was I…?” </text:span><text:span text:style-name="T373">A lengthy pause ensues. </text:span><text:span text:style-name="T1077">Why say anything? He’ll just inter…</text:span></text:p>
      <text:p text:style-name="P169"><text:span text:style-name="T1539"><text:tab/>“Shut up! I'm old, not senile, you Jinnlickin' fool!” he says, now shouting at no one in particular. “So, as I was saying… We built our township vertically—a much better use of space, I'm sure even you'll agree. And it gets us closer up the slope of Mount Kefkan towards the Wellspring! </text:span>You can use this here Cloudstone to go to the other levels.”</text:p>
      <text:p text:style-name="P169"><text:tab/><text:span text:style-name="T1540">Not sure whether to just get on and leave or to venture another question, Eidos simply stands there and waits. The old man just stares.</text:span></text:p>
      <text:p text:style-name="P169"><text:tab/><text:span text:style-name="T1541">Finally, Eidos decides she’d might as well get as much as she can out the interaction and begins to…</text:span></text:p>
      <text:p text:style-name="P169"><text:tab/>“Listen up, because old Asansor will only tell you one time and one time alone! Because I never repeat myself, you hear?! So listen up, because old Asansor will only tell you one time and one time alone!</text:p>
      <text:p text:style-name="P170"><text:tab/>“The lowest <text:span text:style-name="T1542">tier</text:span> is for the rank and file Dazirans who do much of the unmasterful labors—may be simple and dull-witted compared to the upper tiers, but I doubt the best of what the other towns have to offer is their equal!” <text:span text:style-name="T1078">Can </text:span><text:span text:style-name="T1079">I</text:span><text:span text:style-name="T1078"> leave </text:span><text:span text:style-name="T1080">yet</text:span><text:span text:style-name="T1078">?</text:span></text:p>
      <text:p text:style-name="P170"><text:span text:style-name="T1078"><text:tab/></text:span><text:span text:style-name="T1543">Continuing on, uninterrupted, Asansor preaches, “The second tier is for the artisans of Dazir! Those learned elite who’re trained in unearthing and manipulating relics of the Vanquished!</text:span></text:p>
      <text:p text:style-name="P170"><text:tab/>“Finally, there's the Arboretum where we stand, which is for Khaa, Quangjo, and their trusted citizens alone!</text:p>
      <text:p text:style-name="P170"><text:tab/>“You aren't likely to find a man with as many years of experience and loyal service under his belt than old Asansor in the levels below!” <text:span text:style-name="T1544">A triumphant smirk now hides among the maze of wrinkles that is his face, as he stares down his nose at Eidos.</text:span></text:p>
      <text:p text:style-name="P170"><text:tab/><text:span text:style-name="T1545">Suddenly, Asansor’s expression goes blank, “Wait a minute…” He eyes her with suspicion, shoulders tensing. “How'd you even get up here in the first place?!”</text:span></text:p>
      <text:p text:style-name="P170"><text:tab/><text:span text:style-name="T1546">Not that she can explain much, but Eidos starts with what she knows, “I was found on the…”</text:span></text:p>
      <text:p text:style-name="P170"><text:tab/>“<text:span text:style-name="T1546">Oh, not that I much care anyways…” his shoulder slump into the relaxed posture of old age. “Now off with you, you Jinnlickin' fool! I'm trying to sleep!”</text:span></text:p>
      <text:p text:style-name="P170"/>
      <text:p text:style-name="P422"><text:span text:style-name="T238"><text:tab/></text:span><text:span text:style-name="T374">Within the span of a thought, the old man r</text:span><text:span text:style-name="T375">enews</text:span><text:span text:style-name="T374"> h</text:span><text:span text:style-name="T375">is slumber</text:span><text:span text:style-name="T374">.</text:span></text:p>
      <text:p text:style-name="P170"><text:tab/><text:span text:style-name="T1547">Hesitant to step on the platform and wake the old man again, Eidos stays in place for a while. </text:span><text:span text:style-name="T1081"><text:s/>No, come on! Let’s just go, please!</text:span><text:span text:style-name="T1547"> But finally, necessity overrides propriety and she leaps for the cloudstone.</text:span></text:p>
      <text:p text:style-name="P170"><text:tab/><text:span text:style-name="T1548">The artifact whirs into activity, and she senses it posing a question to her, asking where she needs to go. </text:span><text:span text:style-name="T1082">The second tier is where the artisans are, I think.</text:span></text:p>
      <text:p text:style-name="P422"><text:span text:style-name="T306"><text:tab/>The device roars and begins its descent. The reawakened guardian spits curses down on Eidos as she w</text:span><text:span text:style-name="T376">hisked away,</text:span><text:span text:style-name="T306"> down towards the second tier.</text:span></text:p>
      <text:p text:style-name="P170"/>
      <text:p text:style-name="P170"/>
      <text:p text:style-name="P170"/>
      <text:p text:style-name="P170">_________________</text:p>
      <text:p text:style-name="P387"><text:span text:style-name="T1560">Dazir - </text:span>The Workshop</text:p>
      <text:p text:style-name="P157"/>
      <text:p text:style-name="P157"/>
      <text:p text:style-name="P157"/>
      <text:p text:style-name="P408"><text:span text:style-name="T239"><text:tab/>Grinding wheels, saws, drills, and hammers all work away at stone, wood, metal and glass. Clinking and buzzing. Cracking and snapping. The bizarre percussive symphony moves along at a hypnotic t</text:span><text:span text:style-name="T252">empo</text:span><text:span text:style-name="T239">, lulling t</text:span><text:span text:style-name="T254">he</text:span><text:span text:style-name="T239"> worker spirit into a frenzy. As music would make a person want to dance, </text:span><text:soft-page-break/><text:span text:style-name="T239">so too does this instrumental make Eidos want to work. It takes a great force of will to stop herself from rolling up her sleeves and joining in th</text:span><text:span text:style-name="T253">e</text:span><text:span text:style-name="T239"> industrial bacchanal.</text:span></text:p>
      <text:p text:style-name="P410"><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crystal-driven and <text:span text:style-name="T1549">also </text:span>seem to be the most frighteningly powerful among the tools. <text:span text:style-name="T1085">Lovely, </text:span><text:span text:style-name="T1279">more</text:span><text:span text:style-name="T1085"> crystals. </text:span><text:span text:style-name="T377">Eidos then, inexplicably shivers at the thought.</text:span></text:p>
      <text:p text:style-name="P18"><text:tab/>The entire area is abuzz with activity. Scores of people are in equal measure discussing, reading, crafting, and drafting. All wear clothing marked by distinctive turquoise accents—some even don frocks turquoise in their entirety.</text:p>
      <text:p text:style-name="P18"><text:tab/>While most of the folk here are hard at work, closer inspection reveals that a distinction exists between those wearing turquoise merely as arm bands and those in similarly colored robes: the former perform the hard labor; whereas, the latter appear to have a more supervisory role.</text:p>
      <text:p text:style-name="P410"><text:span text:style-name="T1463"><text:tab/>Two among the crowd seem to be at loose ends, and as such, free to exchange words with Eidos. One is an elderly chap with a long white bea… </text:span><text:span text:style-name="T1083">No! No more crazy old men!</text:span><text:span text:style-name="T250"> While the other is a sharp-looking yet restless fellow, </text:span><text:span text:style-name="T378">neither old nor young</text:span><text:span text:style-name="T250">. </text:span><text:span text:style-name="T1084">That one!</text:span><text:span text:style-name="T251"> However, before she can choose, the younger o</text:span><text:span text:style-name="T379">f the two</text:span><text:span text:style-name="T251"> makes his approach.</text:span></text:p>
      <text:p text:style-name="P177"/>
      <text:p text:style-name="P410"><text:span text:style-name="T251"><text:tab/></text:span><text:span text:style-name="T255">Without preamble, he begins, </text:span><text:span text:style-name="T251">“If you're wondering what an impressive artisan such as myself is doing with an abundance of leisure time, </text:span><text:span text:style-name="T256">then </text:span><text:span text:style-name="T251">I assure you I haven't been cursed by the despondent touch of the Obsidian Jinn…” </text:span><text:span text:style-name="T257">Clasping his hands behind his </text:span><text:span text:style-name="T380">back</text:span><text:span text:style-name="T257">, he turns and pauses for dramatic effect. </text:span><text:span text:style-name="T258">Suddenly spinning around he renews his performance, </text:span><text:span text:style-name="T257">“</text:span><text:span text:style-name="T258">No! For you see, I've good reason to be vexed by my idleness!”</text:span></text:p>
      <text:p text:style-name="P410"><text:span text:style-name="T258"><text:tab/>“</text:span><text:span text:style-name="T259">I’m sure you have your reasons, </text:span><text:span text:style-name="T335">Mr…</text:span><text:span text:style-name="T259">” Eidos politely offers.</text:span></text:p>
      <text:p text:style-name="P410"><text:span text:style-name="T259"><text:tab/>With an escalating excitement at having found a sympathetic ear </text:span><text:span text:style-name="T262">to talk at</text:span><text:span text:style-name="T259">, he continues, “</text:span><text:span text:style-name="T335">Behiye’s the name and </text:span><text:span text:style-name="T259">indeed, I do </text:span><text:span text:style-name="T335">have my reasons</text:span><text:span text:style-name="T259">! Though I am an expert in Vanquished crystalline artifice, ever since our expulsion from the Wellspring I've been prevented from my customary metier, you see.”</text:span></text:p>
      <text:p text:style-name="P410"><text:span text:style-name="T259"><text:tab/>“</text:span><text:span text:style-name="T260">In fact, that’s precisely what I wanted to talk about…”</text:span></text:p>
      <text:p text:style-name="P410"><text:span text:style-name="T260"><text:tab/>“Yes, very nice,” he says ignoring her comment. “As I'm sure you can imagine, I've had more than my fair share of respite! </text:span><text:span text:style-name="T261">But I fear that my fellows may mistake such unindustrious behavior with torpescence!</text:span><text:span text:style-name="T260">”</text:span></text:p>
      <text:p text:style-name="P410"><text:span text:style-name="T251"><text:tab/>“</text:span><text:span text:style-name="T262">Well, I’m sure everyone understands, what with the situation inside the Wellspring and all,” Eidos tries again. </text:span><text:span text:style-name="T1086">It’s pointless with these types; they just say what they want. Don’t even try, body.</text:span></text:p>
      <text:p text:style-name="P410"><text:span text:style-name="T262"><text:tab/>“Yes, yes, for sure. But as you can surmise, I can ill-afford to stare idly at the four walls any longer!” </text:span><text:span text:style-name="T263">he says </text:span><text:span text:style-name="T264">while</text:span><text:span text:style-name="T263"> raising a finger pointed skyward.</text:span></text:p>
      <text:p text:style-name="P411"><text:span text:style-name="T263"><text:tab/></text:span><text:span text:style-name="T265">Seeing that he is more interested in a ‘conversation’ focused on himself, the diplomatic Eidos changes tactics, “What is it you normally do for Dazir?”</text:span></text:p>
      <text:p text:style-name="P411"><text:span text:style-name="T265"><text:tab/> </text:span><text:span text:style-name="T266">Beaming with self-importance, B</text:span><text:span text:style-name="T336">ehiye</text:span><text:span text:style-name="T266"> replies, “Crystal authorities, such as myself, are charged with identifying various minerals, both naturally-occurring and of Vanquished make!”</text:span></text:p>
      <text:p text:style-name="P411"><text:span text:style-name="T266"><text:tab/>“</text:span><text:span text:style-name="T267">Fascinating!” she enthusiastically goads.</text:span></text:p>
      <text:p text:style-name="P411"><text:span text:style-name="T267"><text:tab/>“</text:span><text:span text:style-name="T268">Indeed it is!” he says chuckling in delight. “It's we who determine their use for the good of the township, or their preservation for the use of future generations…” He pauses, </text:span><text:span text:style-name="T269">solemnly bowing his head</text:span><text:span text:style-name="T268">. </text:span><text:span text:style-name="T269">Then, raising his gaze skyward, as though surveying a</text:span><text:span text:style-name="T270">ll of his past accomplishments</text:span><text:span text:style-name="T269">, he adds,</text:span><text:span text:style-name="T268"> “For example, you can thank my predecessors for the v</text:span><text:span text:style-name="T381">ery c</text:span><text:span text:style-name="T268">loudstone lift that brought you here!”</text:span></text:p>
      <text:p text:style-name="P410"><text:span text:style-name="T251"><text:tab/>“</text:span><text:span text:style-name="T271">Yes, it’s a marvelous invention! Would you mind sharing, how else crystals are used by your community?”</text:span></text:p>
      <text:p text:style-name="P410"><text:span text:style-name="T271"><text:tab/>“</text:span><text:span text:style-name="T272">Why, nothing would give me greater pleasure!” He looks at her with child-like giddiness as he begins to enumerate the various answers to her query, “Well, first, we use violet crystals to create lifts, </text:span><text:soft-page-break/><text:span text:style-name="T382">b</text:span><text:span text:style-name="T272">ridges, </text:span><text:span text:style-name="T382">and barriers</text:span><text:span text:style-name="T272">. Then, the red crystals are simply preserved for their ancient records. And of course, any white crystal would be used by the Archives of a given township to shape the growth of the Muninn Trees!”</text:span></text:p>
      <text:p text:style-name="P410"><text:span text:style-name="T272"><text:tab/></text:span><text:span text:style-name="T273">Seeing her chance to direct the flow of the conversation, Eidos offers, “All wonderful functions indeed. But, I gather the crystals do nothing to protect you, what with the Wellspring incident and all…”</text:span></text:p>
      <text:p text:style-name="P410"><text:span text:style-name="T273"><text:tab/></text:span><text:span text:style-name="T274">A hint of </text:span><text:span text:style-name="T275">righteous </text:span><text:span text:style-name="T274">indignation frames his </text:span><text:span text:style-name="T383">smug </text:span><text:span text:style-name="T274">smile as he replies, “You're about as correct in that assumption as a Jinnwraith is harmless! If you doubt me, then travel to Tambul and see the marvel that is the gate leading to the Dawn Fortress!” </text:span><text:span text:style-name="T276">Triumphant he looks off to the side and with a grand gesture of the hands add, “The glorious Gate of Celestial Judgment!”</text:span></text:p>
      <text:p text:style-name="P410"><text:span text:style-name="T276"><text:tab/></text:span><text:span text:style-name="T1087">We’re losing him, body. Nice try, but I doubt he’ll tell us anything about the Wellspring.</text:span><text:span text:style-name="T277"> With a slight frown, Eidos regroups and pushes forward, “I’m sure it’s magnificent, but…”</text:span></text:p>
      <text:p text:style-name="P410"><text:span text:style-name="T277"><text:tab/>“Magnificent?!” B</text:span><text:span text:style-name="T337">ehiye</text:span><text:span text:style-name="T277"> says slight</text:span><text:span text:style-name="T337">ly</text:span><text:span text:style-name="T277"> shock</text:span><text:span text:style-name="T337">ed</text:span><text:span text:style-name="T277">. “Truth be told and the words of Famlaz scorned! The protection proffered by that very gate is one of the only obstacles keeping Khlutt and his illiterati from assaulting Dazir!” </text:span><text:span text:style-name="T280">Fear now creeps into his voice,</text:span><text:span text:style-name="T277"> “</text:span><text:span text:style-name="T278">Without it, the barbarous Tacribs would swarm us like a plague of locusts!”</text:span></text:p>
      <text:p text:style-name="P410"><text:span text:style-name="T278"><text:tab/>“</text:span><text:span text:style-name="T281">A useful defense, indeed. I stand corrected,” she concedes the point, trying desperately to think of a way to coax out something useful from the man. </text:span><text:span text:style-name="T1088">I’m telling you, it’s a waste of time, body. You should listen to me once in a while.</text:span></text:p>
      <text:p text:style-name="P412"><text:span text:style-name="T277"><text:tab/></text:span><text:span text:style-name="T282">Shaking the fear from his face with a few quick jerks of the neck, </text:span><text:span text:style-name="T283">he continues, </text:span><text:span text:style-name="T277">“</text:span><text:span text:style-name="T279">But what were we discussing before such an inauspicious tangent derailed us?” </text:span><text:span text:style-name="T284">The man looks genuinely puzzled. But then, his eyes light up at the discovery of his lost topic,</text:span><text:span text:style-name="T279"> “Ah, yes! Crystals and their myriad uses!” </text:span><text:span text:style-name="T284">he says, as though having just invented the wheel.</text:span><text:span text:style-name="T279"> “</text:span><text:span text:style-name="T285">You know, </text:span><text:span text:style-name="T277">Rashak of the ‘unhinged jaw’,” </text:span><text:span text:style-name="T286">suddenly </text:span><text:span text:style-name="T277">h</text:span><text:span text:style-name="T286">e leans in and whispers in a s</text:span><text:span text:style-name="T287">ecretive</text:span><text:span text:style-name="T286"> tone,</text:span><text:span text:style-name="T277"> “called thus because he talks s</text:span><text:span text:style-name="T384">o</text:span><text:span text:style-name="T277"> much, ho ho!” </text:span><text:span text:style-name="T286">He winks, and moving to a more comfortable distance, renews his lecture,</text:span><text:span text:style-name="T277"> “</text:span><text:span text:style-name="T286">Well, he </text:span><text:span text:style-name="T277">theorizes that it might be possible to imbue spent crystals with new energy…</text:span></text:p>
      <text:p text:style-name="P412"><text:span text:style-name="T277"><text:tab/>“But then again, he lacks the restraint of thought and humility of words for which I am acclaimed among my peers,” </text:span><text:span text:style-name="T288">he says, without even a hint of irony. “Though, if one were to do this, who knows what could be achieved…? A mage might well be able to put such a power to some use, perfidious or otherwise!”</text:span></text:p>
      <text:p text:style-name="P412"><text:span text:style-name="T288"><text:tab/></text:span><text:span text:style-name="T289">Utterly defeated, Eidos decides to move on. “Well, this was a truly enlightening discussion. </text:span><text:span text:style-name="T290">My past experiences with crystals have been mostly negative, so it’s good to hear they’re not </text:span><text:span text:style-name="T385">all </text:span><text:span text:style-name="T290">so bad.</text:span><text:span text:style-name="T289">”</text:span></text:p>
      <text:p text:style-name="P412"><text:span text:style-name="T289"><text:tab/>“</text:span><text:span text:style-name="T291">Bad experiences?!” Shock and horror now tinge his voice. “An amateur should </text:span><text:span text:style-name="T1089">never</text:span><text:span text:style-name="T291"> be allowed near a crystal!” </text:span><text:span text:style-name="T292">he emphatically adds.</text:span></text:p>
      <text:p text:style-name="P412"><text:span text:style-name="T292"><text:tab/>“Why not?” </text:span><text:span text:style-name="T1090">Because they cause pain and inject weird green things into you, that’s why not!</text:span></text:p>
      <text:p text:style-name="P412"><text:span text:style-name="T292"><text:tab/>“Why, because they are brimming with energy, that’s why not! One wrong move and they’ll explode! </text:span><text:span text:style-name="T386">Which, unless you enjoy the company of the Obsidian Jinn, is never good!</text:span><text:span text:style-name="T292">” </text:span><text:span text:style-name="T1091">That I did not know…</text:span></text:p>
      <text:p text:style-name="P178"><text:tab/>“Then, I suppose I should just avoid all crystals,” Eidos says, half in jest.</text:p>
      <text:p text:style-name="P412"><text:span text:style-name="T293"><text:tab/>“Impossible! Crystals are everywhere! </text:span><text:span text:style-name="T294">Why, if you want to avoid crystals completely, then you had best go into the very darkest depths of the Wasteland, outsider! For crystals h</text:span><text:span text:style-name="T387">old no</text:span><text:span text:style-name="T294"> power out there… Yes, not even Techne can work beyond the Dawn Fortress, they say, and </text:span><text:span text:style-name="T296">venture </text:span><text:span text:style-name="T294">any further in</text:span><text:span text:style-name="T295">to the Wastes </text:span><text:span text:style-name="T296">and</text:span><text:span text:style-name="T294"> humans lose the light of their very own mind-crystals!” </text:span><text:span text:style-name="T1092">The ‘Wasteland’? Sounds pleasant…</text:span></text:p>
      <text:p text:style-name="P412"><text:span text:style-name="T297"><text:tab/>“</text:span><text:span text:style-name="T298">Is that so?” </text:span><text:span text:style-name="T299">she replies, and before the man can continue, she adds,</text:span><text:span text:style-name="T298"> “Well, I appreciate all the advice, good sir. But I really must be going!”</text:span><text:span text:style-name="T294"><text:tab/></text:span></text:p>
      <text:p text:style-name="P412"><text:span text:style-name="T289"><text:tab/></text:span><text:span text:style-name="T290">Genuine sadness and dismay batter his features into a depressing </text:span><text:span text:style-name="T300">sight. </text:span><text:span text:style-name="T301">The pitiable expression on his face a</text:span><text:span text:style-name="T388">ccompanies an appropriately </text:span><text:span text:style-name="T301">stupefied silence.</text:span></text:p>
      <text:p text:style-name="P412"><text:soft-page-break/><text:span text:style-name="T301"><text:tab/>“</text:span><text:span text:style-name="T302">Have a good day then,” Eidos says as she begins to walk away. </text:span><text:span text:style-name="T1093">Finally, now let’s definitely avoid that Rashak guy, because if </text:span><text:span text:style-name="T1280">this</text:span><text:span text:style-name="T1290"> guy thinks he talks to much, then…</text:span></text:p>
      <text:p text:style-name="P412"><text:span text:style-name="T834"><text:tab/></text:span><text:span text:style-name="T835">Choking back tears, the man says, “Fare thee well, stranger. Biracul guide you.” </text:span><text:span text:style-name="T836">Shoulders slump and he turns to walk away.</text:span></text:p>
      <text:p text:style-name="P177"/>
      <text:p text:style-name="P413"><text:span text:style-name="T251"><text:tab/>Having survived t</text:span><text:span text:style-name="T338">he</text:span><text:span text:style-name="T251"> conversation </text:span><text:span text:style-name="T338">with Behiye</text:span><text:span text:style-name="T251">, Eidos scans the area, noting that most folk here a</text:span><text:span text:style-name="T303">re still </text:span><text:span text:style-name="T251">completely absorbed in their work. Despite her </text:span><text:span text:style-name="T304">unexplained </text:span><text:span text:style-name="T251">presence, none seem to take much interest in her. </text:span><text:span text:style-name="T305">Wishing to avoid another fruitless conversation with a crystal expert, </text:span><text:span text:style-name="T1094">YES!</text:span><text:span text:style-name="T305"> she exits the workshop.</text:span></text:p>
      <text:p text:style-name="P171"/>
      <text:p text:style-name="P171"/>
      <text:p text:style-name="P171"/>
      <text:p text:style-name="P171">________________________</text:p>
      <text:p text:style-name="P388"><text:span text:style-name="T1560">Dazir - </text:span>The Workshop <text:span text:style-name="T1550">Exterior</text:span></text:p>
      <text:p text:style-name="P160"/>
      <text:p text:style-name="P160"/>
      <text:p text:style-name="P160"/>
      <text:p text:style-name="P414"><text:span text:style-name="T239"><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07">s</text:span><text:span text:style-name="T239"> walls. Set apart from all miscellany,</text:span><text:span text:style-name="T308"> however,</text:span><text:span text:style-name="T239"> is a great lattice of crystals. </text:span><text:span text:style-name="T1095">Okay, I know what you’re thinking, body, but don’t do it!</text:span></text:p>
      <text:p text:style-name="P414"><text:span text:style-name="T239"><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1096">Good! Guards means we can’t go over there! See?</text:span></text:p>
      <text:p text:style-name="P414"><text:span text:style-name="T309"><text:tab/>S</text:span><text:span text:style-name="T389">he soon sees that a</text:span><text:span text:style-name="T309"> great number of turquoise-robed people mill about the place, ordering other</text:span><text:span text:style-name="T310">s</text:span><text:span text:style-name="T309">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415"><text:span text:style-name="T251"><text:tab/>At the eastern edge of the junkyard, a banister overlooks the Jenowin Plain.</text:span><text:span text:style-name="T1084"> </text:span><text:span text:style-name="T1097">Wow! It’s nothing but desert! How did I cross </text:span><text:span text:style-name="T1281">that</text:span><text:span text:style-name="T1291">!</text:span><text:span text:style-name="T1084"> </text:span><text:span text:style-name="T251">Several of the aproned workers appear to l</text:span><text:span text:style-name="T310">inger t</text:span><text:span text:style-name="T251">here, taking a rest from their back-breaking labor.</text:span></text:p>
      <text:p text:style-name="P415"><text:span text:style-name="T251"><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1098">Oh, so u</text:span><text:span text:style-name="T1106">p there is</text:span><text:span text:style-name="T1098"> where R</text:span><text:span text:style-name="T1099">ada</text:span><text:span text:style-name="T1098"> lives.</text:span></text:p>
      <text:p text:style-name="P176"><text:tab/><text:span text:style-name="T1551">A bit weary at the prospect of talking to another ‘expert’, Eidos makes her way towards the stone columns, hoping to speak with a more agreeable character.</text:span></text:p>
      <text:p text:style-name="P172"/>
      <text:p text:style-name="P172"/>
      <text:p text:style-name="P172"/>
      <text:p text:style-name="P172">_____________________</text:p>
      <text:p text:style-name="P416"><text:span text:style-name="T1394">Dazir - </text:span><text:span text:style-name="T1392">The Artisan</text:span><text:span text:style-name="T1393">s’ Plaza</text:span></text:p>
      <text:p text:style-name="P161"/>
      <text:p text:style-name="P161"/>
      <text:p text:style-name="P161"><text:soft-page-break/></text:p>
      <text:p text:style-name="P416"><text:span text:style-name="T239"><text:tab/>All around h</text:span><text:span text:style-name="T311">er</text:span><text:span text:style-name="T239">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2">efuge</text:span><text:span text:style-name="T239"> from the midday sun.</text:span></text:p>
      <text:p text:style-name="P416"><text:span text:style-name="T239"><text:tab/>Myriad pillars rise from the ground, supporting nothing but the open sky. They are all covered in remarkably beautiful mosaics depicting the history of the Daziran people—notable among them is one of a gallant female mage wielding a verdant spear as she charges into battle against pale, drooling abominations. </text:span><text:span text:style-name="T1100">Green weapons must be a thing, I guess.</text:span></text:p>
      <text:p text:style-name="P416"><text:span text:style-name="T313"><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4">t once</text:span><text:span text:style-name="T313"> inviting and forbidding perception with its blinding reflections. The township beneath it is barely visible amid the brilliance.</text:span></text:p>
      <text:p text:style-name="P416"><text:span text:style-name="T313"><text:tab/>F</text:span><text:span text:style-name="T315">urther along</text:span><text:span text:style-name="T313"> this railed viewing area appears to be a luxurious residential area. T</text:span><text:span text:style-name="T316">hough she is now quite some distance from the workshop,</text:span><text:span text:style-name="T313"> the sound of hammers o</text:span><text:span text:style-name="T316">n stone, and grinding cogs still announces its presence to the world</text:span><text:span text:style-name="T313">.</text:span></text:p>
      <text:p text:style-name="P416"><text:span text:style-name="T313"><text:tab/></text:span><text:span text:style-name="T317">Eidos scans the area, looking for a suitable interlocutor. </text:span><text:span text:style-name="T313">While most of the people in the immediate vicinity are strolling about already engaged in conversation, a select few seem to be available for a chat. </text:span><text:span text:style-name="T318">Among them, a handsome young man with a kind face catches her eye. She moves toward him with a smile.</text:span></text:p>
      <text:p text:style-name="P179"/>
      <text:p text:style-name="P416"><text:span text:style-name="T313"><text:tab/>“</text:span><text:span text:style-name="T319">Greetings, foreigner! Have you come in search of the secrets of the Vanquished?” </text:span><text:span text:style-name="T320">he says with a genuine smile. </text:span><text:span text:style-name="T1101">He smiles like Rada! </text:span><text:span text:style-name="T1107">Maybe it’s her grandson…</text:span></text:p>
      <text:p text:style-name="P180"><text:tab/>“Who are the Vanquished?” she asks, confusion carved clearly into her features.</text:p>
      <text:p text:style-name="P180"><text:tab/>With a hint of surprise, and yet without judgment, he replies, “Odd, I thought the Vanquished were known everywhere.”</text:p>
      <text:p text:style-name="P181"><text:tab/>Slightly embarrassed, she explains, “I’ve been remiss in my education. Perhaps you could share some Daziran wisdom with me.”</text:p>
      <text:p text:style-name="P417"><text:span text:style-name="T320"><text:tab/></text:span><text:span text:style-name="T321">A charming smile precedes his apology, </text:span><text:span text:style-name="T320">“O</text:span><text:span text:style-name="T322">h, w</text:span><text:span text:style-name="T320">ell, I fear you're in for an unpleasant surprise, as we Dazirans are not nearly so wise as we've claimed to be.”</text:span></text:p>
      <text:p text:style-name="P418"><text:span text:style-name="T320"><text:tab/>“</text:span><text:span text:style-name="T323">But aren’t you the intellectuals of the region?” </text:span><text:span text:style-name="T326">she says.</text:span><text:span text:style-name="T323"> “</text:span><text:span text:style-name="T324">Most all of you seem to know much, </text:span><text:span text:style-name="T325">so I just thought your function might be as scholars or something of that nature.</text:span><text:span text:style-name="T323">”</text:span></text:p>
      <text:p text:style-name="P418"><text:span text:style-name="T323"><text:tab/>“</text:span><text:span text:style-name="T320">Our function is—or rather, was—to maintain the Wellspring and the aqueducts that supplied all of the townships with water.” </text:span><text:span text:style-name="T327">His voice adopts a tearless sorrow as he continues, “However, in truth, we are little more than glorified stone masons.”</text:span></text:p>
      <text:p text:style-name="P418"><text:span text:style-name="T327"><text:tab/>“But surely, your expertise in maintaining the Wellspring is still unique,” </text:span><text:span text:style-name="T328">Eidos replies in an attempt to console the c</text:span><text:span text:style-name="T329">restfallen artisan</text:span><text:span text:style-name="T328">.</text:span></text:p>
      <text:p text:style-name="P418"><text:span text:style-name="T328"><text:tab/>“True, but I’m convinced magi and townships across the world each hold some unique knowledge. Sadly, it's all scattered about i</text:span><text:span text:style-name="T330">n the six directions—</text:span><text:span text:style-name="T328">and j</text:span><text:span text:style-name="T391">ealously</text:span><text:span text:style-name="T328"> guarded a</text:span><text:span text:style-name="T390">t that</text:span><text:span text:style-name="T328">.” </text:span><text:span text:style-name="T331">Suddenly letting optimism enter his voice again, he says, “Undoubtedly, Biracul was right about communication being the key to civilization.” </text:span><text:span text:style-name="T1102">Who’s this Biracul guy, I keep hearing about?</text:span></text:p>
      <text:p text:style-name="P418"><text:span text:style-name="T331"><text:tab/>“</text:span><text:span text:style-name="T332">What I wouldn’t give,” </text:span><text:span text:style-name="T333">he continues,</text:span><text:span text:style-name="T332"> “to be able to freely cross the Wasteland! </text:span><text:span text:style-name="T392">Like a modern-day Torma!</text:span><text:span text:style-name="T332"> Oh, the characters we’d meet! Magi in Jer, Zemes, Zhili or even Thiuda!”</text:span></text:p>
      <text:p text:style-name="P418"><text:span text:style-name="T332"><text:tab/>“</text:span><text:span text:style-name="T334">Perhaps one day you will, </text:span><text:span text:style-name="T339">Mr… I didn’t catch you’re name</text:span><text:span text:style-name="T334">. </text:span><text:span text:style-name="T339">I’m Eidos.</text:span><text:span text:style-name="T334">”</text:span></text:p>
      <text:p text:style-name="P418"><text:span text:style-name="T335"><text:tab/>“</text:span><text:span text:style-name="T340">And I am Serpil, </text:span><text:span text:style-name="T341">Miss Eidos. It’s a pleasure to meet you.”</text:span></text:p>
      <text:p text:style-name="P182"><text:tab/><text:span text:style-name="T1553">Sensing a chance to finally get some answers, she says, </text:span>“Serpil, I was wondering if you could help me with some questions I had.”</text:p>
      <text:p text:style-name="P182"><text:tab/>“Though my knowledge be meager, if it can answer your queries, it’s yours.”</text:p>
      <text:p text:style-name="P418"><text:soft-page-break/><text:span text:style-name="T341"><text:tab/>“Thank you </text:span><text:span text:style-name="T342">so much!” Success elevates her pitch to a squeal. Cheeks turning red, she quickly continues, “</text:span><text:span text:style-name="T343">Well, I’ve been enlisted to help with the situation in the Wellspring…”</text:span></text:p>
      <text:p text:style-name="P418"><text:span text:style-name="T343"><text:tab/></text:span><text:span text:style-name="T393">Shock and dismay elicit a shout. </text:span><text:span text:style-name="T343">“The Wellspring?!” </text:span><text:span text:style-name="T393">Serpil soon regains control of his voice and continues at a more acceptable volume,</text:span><text:span text:style-name="T343"> “</text:span><text:span text:style-name="T344">But it’s sealed… no one can get in!”</text:span></text:p>
      <text:p text:style-name="P418"><text:span text:style-name="T344"><text:tab/>“N</text:span><text:span text:style-name="T393">o one can get in… t</text:span><text:span text:style-name="T344">hrough conventional means, </text:span><text:span text:style-name="T394">that is</text:span><text:span text:style-name="T344">. I happen to b</text:span><text:span text:style-name="T395">e rather unconventional</text:span><text:span text:style-name="T344">…” </text:span><text:span text:style-name="T345">she says with a false exuberance.</text:span></text:p>
      <text:p text:style-name="P418"><text:span text:style-name="T345"><text:tab/>“</text:span><text:span text:style-name="T396">Really?! </text:span><text:span text:style-name="T345">That’s great!” But his excited smile is soon replaced with a worried frown. “But, no… you can’t enter the Wellspring, </text:span><text:span text:style-name="T346">Eidos</text:span><text:span text:style-name="T345">. It’s </text:span><text:span text:style-name="T347">simply </text:span><text:span text:style-name="T345">too dangerous!”</text:span></text:p>
      <text:p text:style-name="P418"><text:span text:style-name="T345"><text:tab/>“</text:span><text:span text:style-name="T346">What happened in there, Serpil?”</text:span></text:p>
      <text:p text:style-name="P418"><text:span text:style-name="T346"><text:tab/></text:span><text:span text:style-name="T348">He hesitates, averting his gaze. </text:span><text:span text:style-name="T1103">This guy knows something… Out with it, Serpil!</text:span></text:p>
      <text:p text:style-name="P183"><text:tab/>“Please, Serpil,” Eidos places a hand on his shoulder. “If I’m going to help, I need to know what to expect in there. Besides, I’m stronger than I look,” she says, jokingly flexing her biceps.</text:p>
      <text:p text:style-name="P419"><text:span text:style-name="T348"><text:tab/>“</text:span><text:span text:style-name="T349">The truth is,” he starts, “N</text:span><text:span text:style-name="T397">o one </text:span><text:span text:style-name="T349">know</text:span><text:span text:style-name="T397">s what happened in there</text:span><text:span text:style-name="T349">.”</text:span></text:p>
      <text:p text:style-name="P419"><text:span text:style-name="T349"><text:tab/>“N</text:span><text:span text:style-name="T398">o one</text:span><text:span text:style-name="T349">?”</text:span></text:p>
      <text:p text:style-name="P419"><text:span text:style-name="T349"><text:tab/>“No</text:span><text:span text:style-name="T399">t a single surviving artisan—not even Khaa himself.</text:span><text:span text:style-name="T349"> T</text:span><text:span text:style-name="T399">he neverborn just</text:span><text:span text:style-name="T349"> swept in without warning, like a horde of draugnir!” Emotion overwhelms his sense of propriety. “If I hadn’t been near the Gate of the Heathen </text:span><text:span text:style-name="T400">when it all happened</text:span><text:span text:style-name="T349">, I would’ve been slaughtered… </text:span><text:span text:style-name="T401">just</text:span><text:span text:style-name="T349"> like the rest of them.” He pauses. “Their screams. I still hear their screams.” </text:span><text:span text:style-name="T402">Tears </text:span><text:span text:style-name="T414">begin to </text:span><text:span text:style-name="T402">accompany weak sobs.</text:span></text:p>
      <text:p text:style-name="P419"><text:span text:style-name="T402"><text:tab/></text:span><text:span text:style-name="T403">With a renewed sense of purpose, “You leave it to me, Serpil. I’ll fix this mess.” </text:span><text:span text:style-name="T404">The man only w</text:span><text:span text:style-name="T415">eeps</text:span><text:span text:style-name="T404"> in response.</text:span></text:p>
      <text:p text:style-name="P179"><text:tab/></text:p>
      <text:p text:style-name="P416"><text:span text:style-name="T313"><text:tab/>A</text:span><text:span text:style-name="T404">nd with that she stands and moves to return toward the cloudstone, </text:span><text:span text:style-name="T405">and toward the Farcaster that will take her to her task.</text:span></text:p>
      <text:p text:style-name="P222"><text:tab/></text:p>
      <text:p text:style-name="P222"/>
      <text:p text:style-name="P319">_______________</text:p>
      <text:p text:style-name="P376"><text:span text:style-name="T1560">Dazir - </text:span>The <text:span text:style-name="T1512">Arboretum</text:span></text:p>
      <text:p text:style-name="P259"/>
      <text:p text:style-name="P259"/>
      <text:p text:style-name="P45"><text:span text:style-name="T973"><text:tab/></text:span><text:span text:style-name="T237">Eidos </text:span><text:span text:style-name="T406">returns to the garden as noisily as she departed, once again waking the sleeping guardian. </text:span><text:span text:style-name="T407">He merely eyes her with suspicion </text:span><text:span text:style-name="T416">and annoyance </text:span><text:span text:style-name="T407">for a moment before renewing his slumber. </text:span><text:span text:style-name="T1108">At least I didn’t have to speak to him again.</text:span></text:p>
      <text:p text:style-name="P185"><text:tab/>She then spots her target, patiently waiting in the shimmering pool within the fountain. Eidos moves toward it with a tempered sense of urgency. She knows that time is of the essence, but can also see the folly in rushing into the unknown.</text:p>
      <text:p text:style-name="P46"><text:span text:style-name="T408"><text:tab/>Her few conversations with the citizenry yielded meager fruits, but at the very least she knows two things: </text:span><text:span text:style-name="T409">the Wellspring is dangerous and it must be fixed.</text:span></text:p>
      <text:p text:style-name="P45"><text:span text:style-name="T409"><text:tab/></text:span><text:span text:style-name="T410">Stepping into the fountain, she moves toward the seal, and just as happened in the Sanctuary where she first saw a Farcaster, it calls to her. It begs her to use her Sigil. </text:span><text:span text:style-name="T1111">Oh, I remember that, all right. Seemed dangerous then, seems dangerous now.</text:span></text:p>
      <text:p text:style-name="P45"><text:span text:style-name="T410"><text:tab/></text:span><text:span text:style-name="T411">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1112">Here we go.</text:span></text:p>
      <text:p text:style-name="P423"><text:span text:style-name="T411"><text:tab/></text:span><text:span text:style-name="T412">From the corner of her eye, she spots the Daziran mage leader gazing down at her from the balcony of his abode. </text:span><text:span text:style-name="T413">K</text:span><text:span text:style-name="T417">haa</text:span><text:span text:style-name="T413"> stares on, eyes wide, filled with expectation and curiosity in equal measure.</text:span><text:span text:style-name="T412"> </text:span></text:p>
      <text:p text:style-name="P423"><text:soft-page-break/><text:span text:style-name="T411"><text:tab/></text:span><text:span text:style-name="T414">Then, in the space of a thought, t</text:span><text:span text:style-name="T411">he Farcaster begins to disassemble her, bit by bit, unraveling the threads of her physicality, distilling what she is into an ever-compressing essence.</text:span><text:span text:style-name="T1109"> </text:span><text:span text:style-name="T1110">What’s going on?!</text:span><text:span text:style-name="T1109"> </text:span><text:span text:style-name="T411">Soon, only the memory of her destination remains present as what she has become makes the journey toward it.</text:span></text:p>
      <text:p text:style-name="P186"/>
      <text:p text:style-name="P545"><text:span text:style-name="T1465">A </text:span><text:span text:style-name="T1467">M</text:span><text:span text:style-name="T1469">an Out of Time</text:span></text:p>
      <text:p text:style-name="P223"><text:tab/></text:p>
      <text:p text:style-name="P223"/>
      <text:p text:style-name="P320">_________________</text:p>
      <text:p text:style-name="P377"><text:span text:style-name="T1561">The Nether Edge - </text:span>G<text:span text:style-name="T1554">arden</text:span></text:p>
      <text:p text:style-name="P260"/>
      <text:p text:style-name="P260"/>
      <text:p text:style-name="P425"><text:span text:style-name="T973"><text:tab/></text:span><text:span text:style-name="T170">Unspeakable pain courses through Eidos' Self, </text:span><text:span text:style-name="T452">h</text:span><text:span text:style-name="T425">er</text:span><text:span text:style-name="T170"> Falseflesh melt</text:span><text:span text:style-name="T452">ing</text:span><text:span text:style-name="T170"> away in the blue-hot fire of Awareness. </text:span><text:span text:style-name="T451">A thousand flakes of skin shoot off like fireworks in the six directions, while uncountable</text:span><text:span text:style-name="T450"> </text:span><text:span text:style-name="T451">fibers of muscle</text:span><text:span text:style-name="T450"> unravel </text:span><text:span text:style-name="T451">off </text:span><text:span text:style-name="T450">into the void</text:span><text:span text:style-name="T170">. </text:span><text:span text:style-name="T452">And soon every last piece of her physical being loses cohesion, spreading out into infinity.</text:span><text:span text:style-name="T170"> A</text:span><text:span text:style-name="T452">ll sense of individuality, all agency</text:span><text:span text:style-name="T170"> </text:span><text:span text:style-name="T452">is lost, </text:span><text:span text:style-name="T170">devoured in the flames.</text:span></text:p>
      <text:p text:style-name="P425"><text:span text:style-name="T170"><text:tab/>Yet, </text:span><text:span text:style-name="T426">even </text:span><text:span text:style-name="T170">this pain, </text:span><text:span text:style-name="T427">intense and eternal as it may seem, soon</text:span><text:span text:style-name="T170"> recedes as form and definition are lost, disappearing a</text:span><text:span text:style-name="T453">long with all perception</text:span><text:span text:style-name="T170">.</text:span></text:p>
      <text:p text:style-name="P148"><text:tab/>In the span of a thought, a <text:span text:style-name="T1563">timeless</text:span> eon, Eidos regains awareness of Self and surroundings. The subtle sound of water. A rush of vibrant colors. A perfume befitting nature.</text:p>
      <text:p text:style-name="P425"><text:span text:style-name="T170"><text:tab/>Standing atop a Farcaster seal, Eidos' Self is now w</text:span><text:span text:style-name="T454">ithin </text:span><text:span text:style-name="T170">a forest clearing. Eyes see </text:span><text:span text:style-name="T455">a</text:span><text:span text:style-name="T170"> glade carpeted in lush, emerald grasses, nearly knee-high, but with an uncanny uniformity. A flowing stream wends its way among the gently swaying trees—invisible to sight, but the ears s</text:span><text:span text:style-name="T428">urmise its existence</text:span><text:span text:style-name="T170">. Earthy smells of soil, leaves, and flowers drift through the air, a musky sweetness the result.</text:span></text:p>
      <text:p text:style-name="P425"><text:span text:style-name="T170"><text:tab/>But nature's design it is not, for it is all too perfect. Casting awareness skyward, eyes </text:span><text:span text:style-name="T455">now</text:span><text:span text:style-name="T170"> see a radiant crystal showering the surroundings with unnatural light, too pure, too distilled. The trees they bathe have subtly </text:span><text:span text:style-name="T429">repeating</text:span><text:span text:style-name="T170"> patterns, too regular to be chance.</text:span></text:p>
      <text:p text:style-name="P187"><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8"><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 the rhythmic snipping of shears…</text:p>
      <text:p text:style-name="P18"><text:tab/>In pursui<text:span text:style-name="T1564">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8"><text:tab/>Despite <text:span text:style-name="T1565">the man’s </text:span>significant alterations to the scenery, none of the plants are left looking <text:span text:style-name="T1562">overtly </text:span>artificial, nor as if they had been touched by the hand of man at all.</text:p>
      <text:p text:style-name="P18"/>
      <text:p text:style-name="P410"><text:span text:style-name="T1463"><text:tab/>“How come this world is filled almost exclusively with old bastards?” </text:span><text:span text:style-name="T1113">Holy shit-</text:span><text:span text:style-name="T1118">biscuits and gravy</text:span><text:span text:style-name="T1113">! I can speak!</text:span><text:span text:style-name="T430"> “Wait… can I really speak?! Is this me?!” </text:span><text:span text:style-name="T1113">Yes, it is!</text:span><text:span text:style-name="T430"> Eidos is in a state of giddy shock.</text:span></text:p>
      <text:p text:style-name="P410"><text:span text:style-name="T430"><text:tab/>“…Greetings, traveler.” T</text:span><text:span text:style-name="T456">he man continues with his work without turning to face Eidos</text:span><text:span text:style-name="T430">. “I am Nargund.”</text:span></text:p>
      <text:p text:style-name="P188"><text:soft-page-break/><text:tab/>“Sorry! I’m just not used to being able to speak, and…” embarrassment beyond measure washes away the excitement her Self felt but moments ago.</text:p>
      <text:p text:style-name="P189"><text:tab/>His expression softens, every so slightly. “You’re not speaking, actually. You’re just thinking.”</text:p>
      <text:p text:style-name="P426"><text:span text:style-name="T430"><text:tab/>“Thinking?” </text:span><text:span text:style-name="T1113">I thought this was thinking… </text:span></text:p>
      <text:p text:style-name="P189"><text:tab/>“Here, they are equivalent,” he offers. Making a final snip, he turns to face Eidos, “I must say, it has been quite some time since anybody used the Farcaster. But then again, perhaps it is about time.”</text:p>
      <text:p text:style-name="P426"><text:span text:style-name="T430"><text:tab/>“Well, I hope I’m not disturbing you; didn’t mean to barge in on your… home?” </text:span><text:span text:style-name="T1113">Is this guy like some forest nymph or something? Oh dammit! He can hear my thoughts!</text:span><text:span text:style-name="T430"> “Shut up, thoughts!”</text:span></text:p>
      <text:p text:style-name="P426"><text:span text:style-name="T430"><text:tab/></text:span><text:span text:style-name="T431">Whether to be polite or out of genuine apathy, the man ignores her exchange, saying, </text:span><text:span text:style-name="T430">“W</text:span><text:span text:style-name="T431">ell, y</text:span><text:span text:style-name="T430">ou're welcome to come and go through here, though </text:span><text:span text:style-name="T431">do avoid</text:span><text:span text:style-name="T430"> disturbing my arrangements.”</text:span></text:p>
      <text:p text:style-name="P426"><text:span text:style-name="T430"><text:tab/>“</text:span><text:span text:style-name="T431">Oh, of course! I wouldn’t dream of it!” Eidos replies </text:span><text:span text:style-name="T432">innocently. “I’m just happy to finally get to talk to someone.”</text:span></text:p>
      <text:p text:style-name="P426"><text:span text:style-name="T432"><text:tab/>“</text:span><text:span text:style-name="T433">Y</text:span><text:span text:style-name="T457">ou’re alone in your satisfaction, I’m afraid</text:span><text:span text:style-name="T433">,” Nargund says with the cold indifference of a career misanthrope. “I’m rather content in my solitude. You may ask your questions and then leave, Eidos.”</text:span></text:p>
      <text:p text:style-name="P426"><text:span text:style-name="T433"><text:tab/></text:span><text:span text:style-name="T1114">Jerk.</text:span><text:span text:style-name="T433"> “No, wait! I mean… actually, yeah! That’s exactly what I mean!” she says, frustrations finally boiling over. “I finally get to speak…”</text:span></text:p>
      <text:p text:style-name="P190"><text:tab/>“Think,” he corrects.</text:p>
      <text:p text:style-name="P190"><text:tab/>“…think! Yes, I know! Think! I finally get to have my thoughts heard, and you’re the jackass I have to be heard by?! What is wrong with this place?!”</text:p>
      <text:p text:style-name="P191"><text:tab/>Nargund silently regards for several moments. His eyes reflect a bizarre mixture of vexation and curiosity. “Are those the questions you have for me?”</text:p>
      <text:p text:style-name="P191"><text:tab/>“What?”</text:p>
      <text:p text:style-name="P427"><text:span text:style-name="T433"><text:tab/>He continues, “</text:span><text:span text:style-name="T458">The answers, as I see them, are thus: </text:span><text:span text:style-name="T433">f</text:span><text:span text:style-name="T459">irst, y</text:span><text:span text:style-name="T433">es, it appears that I am the first to hear you directly; </text:span><text:span text:style-name="T459">a</text:span><text:span text:style-name="T433">nd </text:span><text:span text:style-name="T459">second, I ask </text:span><text:span text:style-name="T433">is the place wrong are your expectations simply u</text:span><text:span text:style-name="T459">nfounded</text:span><text:span text:style-name="T433">?”</text:span></text:p>
      <text:p text:style-name="P427"><text:span text:style-name="T433"><text:tab/>“</text:span><text:span text:style-name="T434">You’re an aggravating one, aren’t you?”</text:span></text:p>
      <text:p text:style-name="P428"><text:span text:style-name="T434"><text:tab/>“Your aggravation seems to s</text:span><text:span text:style-name="T460">tem from your</text:span><text:span text:style-name="T434"> betrayed expectations.” </text:span><text:span text:style-name="T462">He shrugs.</text:span><text:span text:style-name="T434"> “Perhaps it’s best if you re-examined why you expected anything o</text:span><text:span text:style-name="T461">ther</text:span><text:span text:style-name="T434"> than what reality has shown itself to be, Eidos. </text:span><text:span text:style-name="T435">Now, </text:span><text:span text:style-name="T463">if </text:span><text:span text:style-name="T435">have you n</text:span><text:span text:style-name="T463">o </text:span><text:span text:style-name="T435">more questions, I’</text:span><text:span text:style-name="T463">ll</text:span><text:span text:style-name="T435"> get back to my gardening.” </text:span></text:p>
      <text:p text:style-name="P428"><text:span text:style-name="T435"><text:tab/>Eidos stops. Her Self begins to contemplate what her expectations are and why she should have them.</text:span><text:span text:style-name="T1115"> I’m not sure.</text:span><text:span text:style-name="T435"> “I guess I have no reason to believe it should be anything other than what it is.” An epiphany. “I just wish it weren’t like this.”</text:span></text:p>
      <text:p text:style-name="P428"><text:span text:style-name="T435"><text:tab/></text:span><text:span text:style-name="T436">Regret and sympathy speaking through him</text:span><text:span text:style-name="T435">, </text:span><text:span text:style-name="T436">Nargund muses,</text:span><text:span text:style-name="T435"> “A</text:span><text:span text:style-name="T437">t some point or another, w</text:span><text:span text:style-name="T435">e all wish for things that aren’t.”</text:span></text:p>
      <text:p text:style-name="P429"><text:span text:style-name="T435"><text:tab/></text:span><text:span text:style-name="T436">Feeling the weight of expectation slide from her Self, Eidos inquires, “So, I can ask questions, then, right?”</text:span></text:p>
      <text:p text:style-name="P192"><text:tab/>“Indeed.”</text:p>
      <text:p text:style-name="P429"><text:span text:style-name="T436"><text:tab/></text:span><text:span text:style-name="T438">“How many questions?”</text:span></text:p>
      <text:p text:style-name="P429"><text:span text:style-name="T438"><text:tab/>“</text:span><text:span text:style-name="T439">As many as pleases you, </text:span><text:span text:style-name="T440">Eidos, </text:span><text:span text:style-name="T439">but recall that a flower needs a precise volume of water to grow. Too little dries it; too much drowns i</text:span><text:span text:style-name="T440">t;</text:span><text:span text:style-name="T439"> both </text:span><text:span text:style-name="T464">extremes</text:span><text:span text:style-name="T439"> kill it.”</text:span></text:p>
      <text:p text:style-name="P430"><text:span text:style-name="T439"><text:tab/></text:span><text:span text:style-name="T441">W</text:span><text:span text:style-name="T465">ith a nod of understanding, she continues,</text:span><text:span text:style-name="T441"> “Fine. First, why do you know my name?”</text:span></text:p>
      <text:p text:style-name="P430"><text:span text:style-name="T441"><text:tab/>“</text:span><text:span text:style-name="T442">I know the names of most all things. If it has been thought, I’ve likely heard it.”</text:span></text:p>
      <text:p text:style-name="P193"><text:tab/>“So you read thoughts?”</text:p>
      <text:p text:style-name="P193"><text:tab/>“I interpret thoughts.”</text:p>
      <text:p text:style-name="P430"><text:span text:style-name="T442"><text:tab/>“What’s the difference?” </text:span><text:span text:style-name="T443">she asks, irritated by the overly simplistic answers.</text:span></text:p>
      <text:p text:style-name="P193"><text:tab/>“When you see a word, do you know its meaning or just its name?”</text:p>
      <text:p text:style-name="P430"><text:span text:style-name="T442"><text:tab/>“Both?” </text:span><text:span text:style-name="T443">exasperation creeps into her voice.</text:span></text:p>
      <text:p text:style-name="P194"><text:tab/>“What then does ‘throniran’ mean?”</text:p>
      <text:p text:style-name="P431"><text:span text:style-name="T442"><text:tab/>“…I don’t know. </text:span><text:span text:style-name="T443">But I bet you just made it up right now, didn’t you?!</text:span><text:span text:style-name="T442">”</text:span></text:p>
      <text:p text:style-name="P431"><text:soft-page-break/><text:span text:style-name="T442"><text:tab/></text:span><text:span text:style-name="T444">With cool detachment, he counters, “Aren’t all words made up?”</text:span></text:p>
      <text:p text:style-name="P195"><text:tab/>“How am I supposed to learn anything from your vague answers?!” she snaps.</text:p>
      <text:p text:style-name="P195"><text:tab/>“Your learning is your own responsibility. Ask the right questions, and suddenly the answers seem obvious.”</text:p>
      <text:p text:style-name="P431"><text:span text:style-name="T441"><text:tab/></text:span><text:span text:style-name="T1116">Argh! Why is it so hard to answer a simple question!?</text:span></text:p>
      <text:p text:style-name="P431"><text:span text:style-name="T445"><text:tab/>“</text:span><text:span text:style-name="T446">It’s not. But as I doubt you’ll be able to ask a simple question of me at the moment, I suggest you return to the Farcaster.” He turns away from her, picking up his shears. “Clearly, more context is required for your truths to be fashioned.” </text:span><text:span text:style-name="T466">He begins snipping.</text:span></text:p>
      <text:p text:style-name="P18"/>
      <text:p text:style-name="P432"><text:span text:style-name="T1463"><text:tab/></text:span><text:span text:style-name="T1117">Well, I’d love to stay, a</text:span><text:span text:style-name="T1119">nd keep you from boring the trees to death, but I have a village to save</text:span><text:span text:style-name="T1117">! </text:span><text:span text:style-name="T1120">Come on, body; let’s get out of here. </text:span><text:span text:style-name="T447">Feet soon stamp through the forest back towards the river she traced to get here.</text:span></text:p>
      <text:p text:style-name="P47"><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433"><text:span text:style-name="T1463"><text:tab/>In short order, the Farcaster appears, waiting patiently in its lonely glade. It again calls, but unlike before, Eidos can now start to pick out individual thoughts. </text:span><text:span text:style-name="T1119">The Farcaster can think?</text:span></text:p>
      <text:p text:style-name="P196"><text:tab/>Stepping upon its silvery seal, her Self quiets the mind and listens.</text:p>
      <text:p text:style-name="P196"/>
      <text:p text:style-name="P433"><text:span text:style-name="T448"><text:tab/>“Archon status reckoned. Name the will of your travel,”</text:span><text:span text:style-name="T1119"> </text:span><text:span text:style-name="T467">a choir of a thousand voices seem to ask all at once</text:span><text:span text:style-name="T448">.</text:span></text:p>
      <text:p text:style-name="P433"><text:span text:style-name="T448"><text:tab/></text:span><text:span text:style-name="T1121">Well, this is interesting… </text:span><text:span text:style-name="T1119">Send me to the Wellspring, Farcaster.</text:span></text:p>
      <text:p text:style-name="P196"><text:tab/>“Casting Archon essence and shape to Wellspring.”</text:p>
      <text:p text:style-name="P196"/>
      <text:p text:style-name="P434"><text:span text:style-name="T448"><text:tab/>The words end abruptly, as light envelops her Self, completely isolat</text:span><text:span text:style-name="T449">ing</text:span><text:span text:style-name="T448"> her essence from all else. Here, she is not of physical make; here, </text:span><text:span text:style-name="T449">nothing is.</text:span></text:p>
      <text:p text:style-name="P197"><text:tab/>Consciousness wanes, split into myriad fragments. <text:span text:style-name="T1568">On a stream of light, e</text:span>ach piece now swiftly cours<text:span text:style-name="T1566">es</text:span> toward <text:span text:style-name="T1567">intent’s</text:span> destination.</text:p>
      <text:p text:style-name="P546"><text:span text:style-name="T1465">A</text:span><text:span text:style-name="T1470">n Excursion in Ignorance</text:span></text:p>
      <text:p text:style-name="P224"><text:tab/></text:p>
      <text:p text:style-name="P224"/>
      <text:p text:style-name="P323">__________________________</text:p>
      <text:p text:style-name="P435"><text:span text:style-name="T1343">The W</text:span><text:span text:style-name="T1344">ellspring</text:span><text:span text:style-name="T1343"> – </text:span><text:span text:style-name="T1344">Farcaster Chamber</text:span></text:p>
      <text:p text:style-name="P263"/>
      <text:p text:style-name="P263"/>
      <text:p text:style-name="P435"><text:span text:style-name="T973"><text:tab/></text:span><text:span text:style-name="T468">Darkness flees with the advent of light. Pure, concentrated, nary a flicker as it rushes out from the Farcaster seal. The process inverts. </text:span><text:span text:style-name="T170">Bones and sinew weave a shell, </text:span><text:span text:style-name="T468">and skin rushes to complete her Falseflesh</text:span><text:span text:style-name="T170"> as </text:span><text:span text:style-name="T468">Eidos is</text:span><text:span text:style-name="T170"> rebuilt from the life-fire of the Nether Edge. </text:span><text:span text:style-name="T468">W</text:span><text:span text:style-name="T170">hen the </text:span><text:span text:style-name="T468">reintegration ends and the </text:span><text:span text:style-name="T170">light dies, </text:span><text:span text:style-name="T468">the murky shadows return and </text:span><text:span text:style-name="T170">Eidos is plunged into the</text:span><text:span text:style-name="T468">ir dark realm</text:span><text:span text:style-name="T170">. She is immediately buffeted from all sides by </text:span><text:span text:style-name="T469">s</text:span><text:span text:style-name="T470">hort-lived</text:span><text:span text:style-name="T469"> </text:span><text:span text:style-name="T170">gusts of wind, driving her from the metallic surface of the Farcaster seal. </text:span><text:span text:style-name="T1122">Okay, not fun. Stop it, wind! </text:span><text:span text:style-name="T470">Her eyes grow accustomed to the chamber’s low light. </text:span><text:span text:style-name="T170">F</text:span><text:span text:style-name="T472">our</text:span><text:span text:style-name="T470"> walls </text:span><text:span text:style-name="T472">shield half</text:span><text:span text:style-name="T470"> a</text:span><text:span text:style-name="T472">n</text:span><text:span text:style-name="T470"> o</text:span><text:span text:style-name="T471">ctagonal</text:span><text:span text:style-name="T470"> chamber, the missing one</text:span><text:span text:style-name="T472">s</text:span><text:span text:style-name="T470"> the source of the recent gales</text:span><text:span text:style-name="T170">.</text:span></text:p>
      <text:p text:style-name="P435"><text:span text:style-name="T170"><text:tab/>Moving forward towards the opening and looking down, she sees tiny pinpoints of light, shimmering within the surface below. They stare at her like </text:span><text:span text:style-name="T471">the </text:span><text:span text:style-name="T170">myriad eyes o</text:span><text:span text:style-name="T471">f curious yet shy onlookers hiding behind dark veils</text:span><text:span text:style-name="T170">. </text:span><text:span text:style-name="T1122">And yet another c</text:span><text:span text:style-name="T1189">reepy</text:span><text:span text:style-name="T1122"> p</text:span><text:span text:style-name="T1190">lace</text:span><text:span text:style-name="T1122">. </text:span><text:span text:style-name="T170">Yet soon the illusion is dispelled. As Eidos notices their unnatural swaying motion, she sees the reflection for what it is. These are the light</text:span><text:span text:style-name="T600">s</text:span><text:span text:style-name="T170"> of the stars, mischievously misguiding their observers into a reflecting pool. Canting her head skywards, she confirms her suspicions, </text:span><text:span text:style-name="T471">finding </text:span><text:span text:style-name="T170">a band of sky snaking through the canopy of shadows overhead. </text:span><text:span text:style-name="T1122">This place </text:span><text:span text:style-name="T1282">is</text:span><text:span text:style-name="T1122"> scary, yet </text:span><text:span text:style-name="T1191">also, </text:span><text:span text:style-name="T1122">oddly beautiful.</text:span><text:span text:style-name="T472"> She is learning to appreciate the little things.</text:span></text:p>
      <text:p text:style-name="P436"><text:span text:style-name="T1463"><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1122">Same builders?</text:span></text:p>
      <text:p text:style-name="P76"><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437"><text:span text:style-name="T1463"><text:tab/>Behind her, a door but ten paces away breaks the continuity of the walls and leads deeper into the Wellspring. </text:span><text:span text:style-name="T1123">I suppose that’s where I have to go, then.</text:span><text:span text:style-name="T473"> But it holds little interest for her at the moment and she approaches the edge of the ruined chamber now staring out over the ravine. O</text:span><text:span text:style-name="T601">nce there, a</text:span><text:span text:style-name="T473"> mischievous wind a</text:span><text:span text:style-name="T601">gain </text:span><text:span text:style-name="T473">seeks to off-balance the intrepid explorer, but this time Eidos is prepared. She roots herself firmly a</text:span><text:span text:style-name="T474">nd </text:span><text:span text:style-name="T602">thus, </text:span><text:span text:style-name="T474">only</text:span><text:span text:style-name="T473"> her travel robe is whipped about.</text:span></text:p>
      <text:p text:style-name="P437"><text:span text:style-name="T473"><text:tab/>Her eyes, now fully adjusted to the lonely starlight above, spot the reflective surface of another rockface at the far side of this expansive ravine. </text:span><text:span text:style-name="T1124">The missing side? What could’ve broken a building in two? </text:span><text:span text:style-name="T475">Though too dark to tell for sure, she thinks she spots four more walls on the opposite side.</text:span></text:p>
      <text:p text:style-name="P438"><text:span text:style-name="T473"><text:tab/>Suddenly, Eidos feels a familiar presence. Engraved into a smooth stone pedestal near her, a Glyph g</text:span><text:span text:style-name="T482">azes</text:span><text:span text:style-name="T473"> up at the starlit sky. </text:span><text:span text:style-name="T1126">That’s the same Glyph from Khaa’s Sigil. What was it? The Sigil of Wulfias?</text:span><text:span text:style-name="T480"> She reaches to touch the pedestal and suddenly </text:span><text:span text:style-name="T481">all thought </text:span><text:span text:style-name="T603">s</text:span><text:span text:style-name="T604">catters</text:span><text:span text:style-name="T481">. </text:span><text:span text:style-name="T482">Staring into the mirror of memory, t</text:span><text:span text:style-name="T473">he r</text:span><text:span text:style-name="T482">eflection</text:span><text:span text:style-name="T473"> of a proud yet penitent mage flashes before her eyes.</text:span></text:p>
      <text:p text:style-name="P198"/>
      <text:p text:style-name="P572"><text:span text:style-name="T473">A single tear for Rikharr traces t</text:span><text:span text:style-name="T477">he mage’s</text:span><text:span text:style-name="T473"> cheek, falling to the cold metal of his </text:span><text:span text:style-name="T476">silver </text:span><text:span text:style-name="T473">throne. The deep spring beneath these ruins cries in sympathy, thus beginning the endless flow now within </text:span><text:span text:style-name="T605">it</text:span><text:span text:style-name="T473">. The flame of life soon flares within the ancient edifice as the mage's own flame slowly dwindles, slowly wanes, soon becoming nothing but a thin stream of smoke. Very soon, all </text:span><text:soft-page-break/><text:span text:style-name="T473">turns cold and still, as even the memory of the candle itself fades into oblivion…</text:span></text:p>
      <text:p text:style-name="P198"/>
      <text:p text:style-name="P438"><text:span text:style-name="T473"><text:tab/></text:span><text:span text:style-name="T1125">What just happened? For a m</text:span><text:span text:style-name="T1127">oment</text:span><text:span text:style-name="T1125">, I was… someone else. </text:span><text:span text:style-name="T473">Eidos wipes the tears she only now realizes stream down her face. S</text:span><text:span text:style-name="T478">he r</text:span><text:span text:style-name="T473">emembers lives of the past, <text:s/>l</text:span><text:span text:style-name="T606">ives</text:span><text:span text:style-name="T473"> yet to come, lives she must live, </text:span><text:span text:style-name="T607">all</text:span><text:span text:style-name="T473"> very much her own, </text:span><text:span text:style-name="T479">and</text:span><text:span text:style-name="T473"> yet as foreign and as insubstantial as a dream.</text:span></text:p>
      <text:p text:style-name="P439"><text:span text:style-name="T473"><text:tab/></text:span><text:span text:style-name="T483">Her hand yet grips the pedestal, and instinct compels her to palm its companion Sigil.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198"><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438"><text:span text:style-name="T473"><text:tab/>Stepping onto the ancient device, Eidos half fears it will fall, casting her down into the shimmering abyss below. </text:span><text:span text:style-name="T1128">Yes, but then again, I’m constantly worried that this world is trying to kill me, </text:span><text:span text:style-name="T1192">so…</text:span><text:span text:style-name="T1128"> </text:span><text:span text:style-name="T473">The pool with its t</text:span><text:span text:style-name="T608">housand</text:span><text:span text:style-name="T473"> eyes seems to stare in anticipation of her descent. </text:span><text:span text:style-name="T1129">But then again—again</text:span><text:span text:style-name="T1193">(?)—</text:span><text:span text:style-name="T1129">I’ve </text:span><text:span text:style-name="T1193">really </text:span><text:span text:style-name="T1129">only died once </text:span><text:span text:style-name="T1194">before</text:span><text:span text:style-name="T1129">. </text:span><text:span text:style-name="T1130">And it wasn’t that bad.</text:span><text:span text:style-name="T486"> </text:span><text:span text:style-name="T487">Growing comfortable with her situation, Eidos resolves to p</text:span><text:span text:style-name="T488">roceed</text:span><text:span text:style-name="T487">.</text:span></text:p>
      <text:p text:style-name="P438"><text:span text:style-name="T487"><text:tab/>Suddenly, the cloudstone lurches forward, jolting Eidos off balance. </text:span><text:span text:style-name="T1131">Argh, dammit! </text:span><text:span text:style-name="T487">Crouching low, she quickly adjusts to the new direction of motion and realigns herself as the levitating platform glides across the ravine.</text:span></text:p>
      <text:p text:style-name="P438"><text:span text:style-name="T473"><text:tab/>Gripping the edge and peering over the side, she now sees the truly gargantuan extent of the rift's breadth and depth. So wide an arrow loosed across it would never reach the other side; so deep the arrow would pierce the water e</text:span><text:span text:style-name="T489">rect</text:span><text:span text:style-name="T473">. The platform's slow pace likewise allows her to get a better view of the s</text:span><text:span text:style-name="T491">tarry</text:span><text:span text:style-name="T473"> sky above. As she deeply inhales the chill </text:span><text:span text:style-name="T490">night </text:span><text:span text:style-name="T473">air, it feels as though time slows to a near halt, moments now measured only by the space between her own awestruck breaths.</text:span></text:p>
      <text:p text:style-name="P438"><text:span text:style-name="T473"><text:tab/>But as all moments must, this moment </text:span><text:span text:style-name="T492">of tranquility </text:span><text:span text:style-name="T473">a</text:span><text:span text:style-name="T609">lso</text:span><text:span text:style-name="T473"> passes, and Eidos sees that she has safely reached the other side.</text:span><text:span text:style-name="T1123"> </text:span><text:span text:style-name="T1195">Well, t</text:span><text:span text:style-name="T1133">hat was nice. </text:span><text:span text:style-name="T1132">B</text:span><text:span text:style-name="T1133">ut, </text:span><text:span text:style-name="T1196">now </text:span><text:span text:style-name="T1133">it’s b</text:span><text:span text:style-name="T1132">ack to narrowly avoiding death.</text:span><text:span text:style-name="T1123"> </text:span><text:span text:style-name="T473">The landing on this side is much the same as the one she left behind. The entrance to another chamber warmly invites her in, l</text:span><text:span text:style-name="T610">ike</text:span><text:span text:style-name="T473"> an old friend. </text:span><text:span text:style-name="T1134">That’s where I go. I mean you’re not going to bring me all the way here just </text:span><text:span text:style-name="T1197">to</text:span><text:span text:style-name="T1134"> send me back, right body?</text:span></text:p>
      <text:p text:style-name="P438"><text:span text:style-name="T493"><text:tab/>She hesitates, </text:span><text:span text:style-name="T1134">Oh, come on!,</text:span><text:span text:style-name="T493"> finally stepping from the platform and moving towards the door.</text:span></text:p>
      <text:p text:style-name="P225"><text:tab/></text:p>
      <text:p text:style-name="P225"/>
      <text:p text:style-name="P324">________________________</text:p>
      <text:p text:style-name="P442"><text:span text:style-name="T1343">The W</text:span><text:span text:style-name="T1344">ellspring</text:span><text:span text:style-name="T1343"> – </text:span><text:span text:style-name="T1344">T</text:span><text:span text:style-name="T1345">he Silver S</text:span><text:span text:style-name="T1346">hrine</text:span></text:p>
      <text:p text:style-name="P264"/>
      <text:p text:style-name="P264"/>
      <text:p text:style-name="P442"><text:span text:style-name="T973"><text:tab/></text:span><text:span text:style-name="T468">L</text:span><text:span text:style-name="T495">ight appears to be in short supply</text:span><text:span text:style-name="T468">. </text:span><text:span text:style-name="T1136">Maybe it has to do with the incident? </text:span><text:span text:style-name="T468">What </text:span><text:span text:style-name="T495">little </text:span><text:span text:style-name="T468">aid Eidos' strained eyes do receive bleeds in from </text:span><text:span text:style-name="T495">large </text:span><text:span text:style-name="T468">gashes in the domed ceiling far above. H</text:span><text:span text:style-name="T495">owever, th</text:span><text:span text:style-name="T496">ose</text:span><text:span text:style-name="T495"> e</text:span><text:span text:style-name="T468">xpose</text:span><text:span text:style-name="T495">d</text:span><text:span text:style-name="T468"> patches of starlight burned in the midnight sky </text:span><text:span text:style-name="T495">rain down enough of their bounty to make out the shapes and sizes of all objects within the chamber</text:span><text:span text:style-name="T468">. While the stars were </text:span><text:span text:style-name="T496">m</text:span><text:span text:style-name="T497">yriad</text:span><text:span text:style-name="T468"> fireflies in the great abyss of the </text:span><text:span text:style-name="T611">r</text:span><text:span text:style-name="T468">avine, here their power </text:span><text:span text:style-name="T498">is blurred</text:span><text:span text:style-name="T496">, </text:span><text:span text:style-name="T498">distorted, and yet u</text:span><text:span text:style-name="T500">nified</text:span><text:span text:style-name="T468">. The</text:span><text:span text:style-name="T499">ir</text:span><text:span text:style-name="T468"> ambient glow seems to coalesce around a shining silver t</text:span><text:span text:style-name="T501">hrone</text:span><text:span text:style-name="T468">, as i</text:span><text:span text:style-name="T612">f</text:span><text:span text:style-name="T468"> it wore a shroud woven from spiraling flecks of mist and light.</text:span></text:p>
      <text:p text:style-name="P81"><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81"><text:tab/>Gaze again shifting skywards, Eidos observes that the many dark panes of the ceiling mirror the ground in their destruction. Nearly all are marred by countless fractures streaking across their surfaces like sparks frozen in time.</text:p>
      <text:p text:style-name="P19"><text:tab/>Yet, the room's utter ruin stands in stark opposition to its centerpiece. The metallic throne abates the encroaching pandemonium, a defiant rock standing amid <text:span text:style-name="T1591">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474"><text:span text:style-name="T1463"><text:tab/>The perfection and symmetry given to these tracings battle Nature's tendency toward anarchy, serving as an imposition of order upon chaos, stability upon uncertainty. </text:span><text:span text:style-name="T1137">Sure </text:span><text:span text:style-name="T1138">is… artistic…</text:span><text:span text:style-name="T1137"> But what </text:span><text:span text:style-name="T1198">could’ve</text:span><text:span text:style-name="T1137"> caused this? It had to be before the </text:span><text:span text:style-name="T1199">recent </text:span><text:span text:style-name="T1137">incident, otherwise how would they have drawn out all of this nonsense in the first place?</text:span></text:p>
      <text:p text:style-name="P475"><text:span text:style-name="T502"><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4">ooks</text:span><text:span text:style-name="T613"> slightly</text:span><text:span text:style-name="T502"> melted, as if it had once been exposed to intense heat.</text:span></text:p>
      <text:p text:style-name="P475"><text:span text:style-name="T502"><text:tab/>An irresistible urge to sit upon the chair emerges, </text:span><text:span text:style-name="T503">and </text:span><text:span text:style-name="T502">without understanding why, she sits. </text:span><text:span text:style-name="T1139">Ok, get ready for another bizarre experience, E</text:span><text:span text:style-name="T1200">idos</text:span><text:span text:style-name="T1139">. </text:span><text:span text:style-name="T502">All about her, lingering whisper</text:span><text:span text:style-name="T615">s</text:span><text:span text:style-name="T502"> echo, yet she does not feel the vibrations of a physical sound. The whisper</text:span><text:span text:style-name="T616">s</text:span><text:span text:style-name="T502"> crescendo through the power of mechanisms unseen until language emerges.</text:span></text:p>
      <text:p text:style-name="P202"><text:tab/></text:p>
      <text:p text:style-name="P475"><text:span text:style-name="T502"><text:tab/>“</text:span><text:span text:style-name="T505">onWulfiaskuarchonohreckish,” a thousand voices seem to chant at once. “onvadohnashleerish. onfuokarrohvanish. onGurgadonugokohnashshonzhaiish.. onGulgannawahidhvashonzhaiish…”</text:span></text:p>
      <text:p text:style-name="P82"><text:span text:style-name="T505"><text:tab/></text:span><text:span text:style-name="T1140">This sounds just like the sentry back in the Sanctuary!</text:span></text:p>
      <text:p text:style-name="P203"><text:tab/>“onkarroh.. vanish…” sing the myriad voices, fading abruptly at the end. “ibdormohsuoh.. ibnashreckish.. sohdormish…” Then, silence.</text:p>
      <text:p text:style-name="P202"/>
      <text:p text:style-name="P475"><text:span text:style-name="T502"><text:tab/></text:span><text:span text:style-name="T504">Eidos rises, leaving the throne and its ghostly cho</text:span><text:span text:style-name="T617">i</text:span><text:span text:style-name="T504">r. </text:span><text:span text:style-name="T1141">I really need to learn whatever language it is they’re speaking. </text:span><text:span text:style-name="T502">Looking to the left, Eidos sees a metal</text:span><text:span text:style-name="T618">lic</text:span><text:span text:style-name="T502">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19">To the right, a nearly identical gate resides. </text:span><text:span text:style-name="T506">T</text:span><text:span text:style-name="T620">his</text:span><text:span text:style-name="T506"> twin </text:span><text:span text:style-name="T502">is of similar composition, </text:span><text:span text:style-name="T507">but unli</text:span><text:span text:style-name="T620">ke</text:span><text:span text:style-name="T507"> its candid brother, this gate is</text:span><text:span text:style-name="T502"> sealed shut.</text:span></text:p>
      <text:p text:style-name="P82"><text:span text:style-name="T502"><text:tab/>Walking past the threshold </text:span><text:span text:style-name="T508">of the open gate</text:span><text:span text:style-name="T502">, the air becomes murky and suffocating. While the previous area carried the scent of incense, this place reeks of it. The smell and murk become ever denser until it </text:span><text:span text:style-name="T621">is </text:span><text:span text:style-name="T502">as if she were walking through a fog. </text:span><text:span text:style-name="T509">Still, she moves forward into the passageway beyond.</text:span></text:p>
      <text:p text:style-name="P230"><text:tab/></text:p>
      <text:p text:style-name="P230"/>
      <text:p text:style-name="P355">________________________</text:p>
      <text:p text:style-name="P476"><text:span text:style-name="T1343">The W</text:span><text:span text:style-name="T1344">ellspring</text:span><text:span text:style-name="T1343"> – </text:span><text:span text:style-name="T1344">G</text:span><text:span text:style-name="T1374">urgadon’s Sanctum</text:span></text:p>
      <text:p text:style-name="P295"/>
      <text:p text:style-name="P295"><text:soft-page-break/></text:p>
      <text:p text:style-name="P476"><text:span text:style-name="T973"><text:tab/></text:span><text:span text:style-name="T495">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0">moky</text:span><text:span text:style-name="T495"> vapors.</text:span></text:p>
      <text:p text:style-name="P475"><text:span text:style-name="T502"><text:tab/>Searching through the haze, Eidos observes that the smoke a</text:span><text:span text:style-name="T511">rises from </text:span><text:span text:style-name="T502">the p</text:span><text:span text:style-name="T512">ast</text:span><text:span text:style-name="T502"> exhalation</text:span><text:span text:style-name="T512">s</text:span><text:span text:style-name="T502"> of five braziers, </text:span><text:span text:style-name="T512">one</text:span><text:span text:style-name="T502"> in each of the floor's corners. Only the slightest hint of red </text:span><text:span text:style-name="T512">abides </text:span><text:span text:style-name="T502">within them to hint at their dying embers. They surround a great mass at the chamber's center, a heap of material indistinct in the gloom. Traced white chalk patterns adorn the floor, as </text:span><text:span text:style-name="T513">they did </text:span><text:span text:style-name="T502">in the Silver Shrine whence she came, yet the </text:span><text:span text:style-name="T514">relative</text:span><text:span text:style-name="T502"> lack of luminescence renders them dull and lifeless by comparison.</text:span></text:p>
      <text:p text:style-name="P19"><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9"><text:tab/>At last, Eidos reaches the center of the room, just as her eyes adjust to the murky haze. What light does shine into this chamber is reflected off the lightly dusted, massive cobalt mound resting before her.</text:p>
      <text:p text:style-name="P474"><text:span text:style-name="T1463"><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1142">Aaahhhh! </text:span><text:span text:style-name="T1463">She leaps back in surprise before steadying herself. The mound is of tremendous size, dwarfing her many times over. </text:span><text:span text:style-name="T1143">What is that thing!? </text:span><text:span text:style-name="T1463">Though it may have been mighty in life, this inert monstrosity now poses no threat. </text:span><text:span text:style-name="T1144">What am I saying? It’s just one of the thousands of dangerous things I keep bumping into. At least it’s not alive anymore.</text:span></text:p>
      <text:p text:style-name="P474"><text:span text:style-name="T515"><text:tab/>Composure regained, Eidos begins to circle the body, noticing numerous </text:span><text:span text:style-name="T517">dimly glowing, </text:span><text:span text:style-name="T516">green </text:span><text:span text:style-name="T515">gashes marring the corpse's metal carapace. </text:span><text:span text:style-name="T1146">Don’t tell me </text:span><text:span text:style-name="T1145">Luin </text:span><text:span text:style-name="T1146">killed this thing, too</text:span><text:span text:style-name="T1145">?! </text:span><text:span text:style-name="T1146">W</text:span><text:span text:style-name="T1147">ell, at least he’s on my side…</text:span><text:span text:style-name="T1145"> </text:span><text:span text:style-name="T515">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1148">And here we are touching things we shouldn’t be touching again. I hate that I can recognize this stuff by feel… gross, it’s basically sentry blood. So was this thing also a sentry?</text:span></text:p>
      <text:p text:style-name="P474"><text:span text:style-name="T518"><text:tab/>But this is all she can determine from her current investigations and now is left with no other options but to return whence she entered. </text:span><text:span text:style-name="T1149">All right, time to go, body.</text:span></text:p>
      <text:p text:style-name="P231"/>
      <text:p text:style-name="P231"/>
      <text:p text:style-name="P356">____________________</text:p>
      <text:p text:style-name="P477"><text:span text:style-name="T1343">The W</text:span><text:span text:style-name="T1344">ellspring</text:span><text:span text:style-name="T1343"> – </text:span><text:span text:style-name="T1344">T</text:span><text:span text:style-name="T1375">he Ravine</text:span></text:p>
      <text:p text:style-name="P296"/>
      <text:p text:style-name="P296"/>
      <text:p text:style-name="P478"><text:span text:style-name="T973"><text:tab/></text:span><text:span text:style-name="T495">Eidos </text:span><text:span text:style-name="T519">makes her way back to the cloudstone that brought her here, careful not to disturb any of the s</text:span><text:span text:style-name="T691">crupulously</text:span><text:span text:style-name="T519"> arranged items of worship. </text:span><text:span text:style-name="T520">Upon reaching the ravine, she m</text:span><text:span text:style-name="T692">ounts</text:span><text:span text:style-name="T520"> t</text:span><text:span text:style-name="T692">he </text:span><text:span text:style-name="T520">floating c</text:span><text:span text:style-name="T693">loudstone</text:span><text:span text:style-name="T520">, this time prepared for the lurch, </text:span><text:span text:style-name="T521">and off she goes.</text:span></text:p>
      <text:p text:style-name="P478"><text:span text:style-name="T495"><text:tab/></text:span><text:span text:style-name="T522">S</text:span><text:span text:style-name="T523">oon s</text:span><text:span text:style-name="T522">he </text:span><text:span text:style-name="T523">is</text:span><text:span text:style-name="T522"> </text:span><text:span text:style-name="T495">soar</text:span><text:span text:style-name="T523">ing</text:span><text:span text:style-name="T495"> across the e</text:span><text:span text:style-name="T524">xpanse</text:span><text:span text:style-name="T495">, </text:span><text:span text:style-name="T524">but</text:span><text:span text:style-name="T495"> this time fully turning her attention to the sights below. The </text:span><text:span text:style-name="T525">downward </text:span><text:span text:style-name="T495">distance between her and that of the pooled water is staggering. Were it not for the stars reflected upon its rippling, glassy surface, Eidos would see nothing but an endless void.</text:span></text:p>
      <text:p text:style-name="P477"><text:soft-page-break/><text:span text:style-name="T495"><text:tab/>Suddenly, the abyss within seems to resonate with the one below, calling out to her. A vision of casting herself from the platform seizes her with vivid clarity. </text:span><text:span text:style-name="T1136">No</text:span><text:span text:style-name="T1223">, not going to jump</text:span><text:span text:style-name="T1150">!</text:span><text:span text:style-name="T1136"> </text:span><text:span text:style-name="T495">She can see herself crashing into the void and joining in its solitude, becoming nothing in its all-encompassing embrace. </text:span><text:span text:style-name="T1151">Now don’t do anything rash, body! </text:span><text:span text:style-name="T495">A powerful desire to peer into this tenebrous patch of midnight wraps its tendrils around h</text:span><text:span text:style-name="T694">er</text:span><text:span text:style-name="T495">, guiding her to look upon on the other side of death. </text:span><text:span text:style-name="T1151">Look, I can’t die, but that doesn’t mean it doesn’t hurt when I get killed!</text:span></text:p>
      <text:p text:style-name="P477"><text:span text:style-name="T526"><text:tab/>As quickly as it came, the moment passes. </text:span><text:span text:style-name="T1152">Why do you enjoy scaring me like that, body? </text:span><text:span text:style-name="T526">The promise of maturity has been fulfilled and her darkest moment yet is now a thing of the past. By the time she can regain her bearings, she has already arrived at the Farcaster side of the ravine. </text:span><text:span text:style-name="T1153">Great, now let’s not think about death and try walking through the door on this side, shall we?</text:span></text:p>
      <text:p text:style-name="P479"><text:span text:style-name="T527"><text:tab/></text:span><text:span text:style-name="T21">She steps off of the cloudstone and proceeds through the doorway entering deeper into the Wellspring. </text:span><text:span text:style-name="T1154">Good, now I just need to find out where I can release the water… Probably should have asked Khaa that… Oh, well.</text:span></text:p>
      <text:p text:style-name="P232"/>
      <text:p text:style-name="P232"/>
      <text:p text:style-name="P357">___________________</text:p>
      <text:p text:style-name="P484"><text:span text:style-name="T1343">The W</text:span><text:span text:style-name="T1344">ellspring</text:span><text:span text:style-name="T1343"> – </text:span><text:span text:style-name="T1344">T</text:span><text:span text:style-name="T1375">he C</text:span><text:span text:style-name="T1376">age</text:span></text:p>
      <text:p text:style-name="P297"/>
      <text:p text:style-name="P297"/>
      <text:p text:style-name="P480"><text:span text:style-name="T973"><text:tab/></text:span><text:span text:style-name="T495">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485"><text:span text:style-name="T495"><text:tab/>The threshold transports h</text:span><text:span text:style-name="T532">er</text:span><text:span text:style-name="T495"> into a dimly lit chamber. Sconces embedded in the walls bathe the room in soft, amber light, revealing finely carved support structures. T</text:span><text:span text:style-name="T528">he</text:span><text:span text:style-name="T495"> fluted columns and scrollwork </text:span><text:span text:style-name="T528">adorning the structures ha</text:span><text:span text:style-name="T529">ve</text:span><text:span text:style-name="T528"> been </text:span><text:span text:style-name="T495">aged by the </text:span><text:span text:style-name="T530">persisten</text:span><text:span text:style-name="T531">ce of the</text:span><text:span text:style-name="T530"> </text:span><text:span text:style-name="T495">damp winds, </text:span><text:span text:style-name="T528">the same ones</text:span><text:span text:style-name="T495"> silently creeping down the corridor in pursuit of Eidos.</text:span></text:p>
      <text:p text:style-name="P485"><text:span text:style-name="T495"><text:tab/>The room is dominated by a mechanical device, an open cage on a raised platform at the center of the room. Not far from where she stands, Eidos likewise spies a raised font, or stone pedestal of some sort. </text:span><text:span text:style-name="T1155">Exactly the same as the one near the ravine… must control that cage thing over there.</text:span></text:p>
      <text:p text:style-name="P485"><text:span text:style-name="T534"><text:tab/>Eidos </text:span><text:span text:style-name="T533">first </text:span><text:span text:style-name="T534">approaches the cage. A visual distortion warps the space within. The air shimmers and swirls, coalescing into a pale, blue humanoid form. Balled up and floating mid air, it spins, limbs unfolding and eyelids opening, </text:span><text:span text:style-name="T535">revealing a</text:span><text:span text:style-name="T534"> pair of glowing eyes—as amber as the crystalline light within the room—peek</text:span><text:span text:style-name="T535">ing</text:span><text:span text:style-name="T534"> out from beneath a crimson hood.</text:span></text:p>
      <text:p text:style-name="P485"><text:span text:style-name="T534"><text:tab/>The elegant and terrifying form of a nearly naked woman now hovers m</text:span><text:span text:style-name="T537">idair</text:span><text:span text:style-name="T534">, suspended within the cage as if in water. The tendrils of her long, red hair snake and writhe about with uncanny slowness. A</text:span><text:span text:style-name="T536">nd w</text:span><text:span text:style-name="T534">hat once appeared to be a hood atop her head, Eidos now sees as merely an extension of the creature's prehensile hair.</text:span></text:p>
      <text:p text:style-name="P19"><text:tab/>At the mere thought of approach, the female reacts. The speed of the creature's movement increases. Its eyes glow with a richer, golden incandescence. Motes of light flicker within its pearlescent skin, floating in the creature <text:span text:style-name="T1592">just </text:span>as it floats in the cage. The ambient light within the room seems to wax as though overpowered and absorbed, the creature's luminescent intensity inversely mirroring it. <text:span text:style-name="T1156">This can’t be good… </text:span></text:p>
      <text:p text:style-name="P83"><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83"><text:tab/>Parsing the signs and signifiers, Eidos suddenly has a flash of insight: the creature does not speak; it simply emotes; and it appears to eagerly anticipate Eidos' approach… <text:span text:style-name="T1157">Whereas I eagerly anticipate my retreat.</text:span></text:p>
      <text:p text:style-name="P486"><text:span text:style-name="T538"><text:tab/></text:span><text:span text:style-name="T539">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1158">Okay, so is this her true form or what?</text:span></text:p>
      <text:p text:style-name="P487"><text:span text:style-name="T540"><text:tab/></text:span><text:span text:style-name="T541">Of instinct, Eidos grips the pedestal and the Sigil of Wulfias, as she did near the ravine.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488"><text:span text:style-name="T541"><text:tab/></text:span><text:span text:style-name="T542">The intellect within the crystal is laid bare. </text:span><text:span text:style-name="T1159">So this is an ‘arclight’… a protector of some sort? </text:span><text:span text:style-name="T542">While its intent to protect this location is clear, the arclight's thoughts remain unintelligible. </text:span><text:span text:style-name="T1159">Protecting it from what? What exactly did the Dazirans do in here? </text:span><text:span text:style-name="T542">The Sigil now activated, Eidos is shrouded in the cloak of Wulfias' identity, thus assuming the mantle of Wellspring Archon. The arclight obsequiously bows to its master, only to then vanish into the v</text:span><text:span text:style-name="T543">oid</text:span><text:span text:style-name="T542"> whence it emerged.</text:span></text:p>
      <text:p text:style-name="P488"><text:span text:style-name="T542"><text:tab/></text:span><text:span text:style-name="T544">Again approaching the cage, Eidos can sense the mindshell that manipulates the device. It is a lift for accessing two other levels of the Wellspring—one above and one below. She enters.</text:span><text:span text:style-name="T1160"> </text:span><text:span text:style-name="T1161">Going up! </text:span><text:span text:style-name="T545">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233"/>
      <text:p text:style-name="P233"/>
      <text:p text:style-name="P358">___________________</text:p>
      <text:p text:style-name="P489"><text:span text:style-name="T1343">The W</text:span><text:span text:style-name="T1344">ellspring</text:span><text:span text:style-name="T1343"> – </text:span><text:span text:style-name="T1344">T</text:span><text:span text:style-name="T1375">he M</text:span><text:span text:style-name="T1377">ural Room</text:span></text:p>
      <text:p text:style-name="P298"/>
      <text:p text:style-name="P298"/>
      <text:p text:style-name="P481"><text:span text:style-name="T973"><text:tab/></text:span><text:span text:style-name="T170">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5">the frozen flames of a thousand candles</text:span><text:span text:style-name="T170">.</text:span></text:p>
      <text:p text:style-name="P490"><text:span text:style-name="T170"><text:tab/>The illumination distracts, however, from the true nature of this rainbow mosaic; crystals upon th</text:span><text:span text:style-name="T550">ree</text:span><text:span text:style-name="T170"> </text:span><text:span text:style-name="T546">of the f</text:span><text:span text:style-name="T550">our </text:span><text:span text:style-name="T170">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7">evoid</text:span><text:span text:style-name="T170"> of glass and light seems to await a history yet to come.</text:span></text:p>
      <text:p text:style-name="P491"><text:span text:style-name="T170"><text:tab/>The first wall shows a number of folk standing in worship about a circle of stones at whose center is a massive tree. </text:span><text:span text:style-name="T1162">Looks a lot like the one in the Sanctuary archives. </text:span><text:span text:style-name="T170">The branches of this great white M</text:span><text:span text:style-name="T548">uninn</text:span><text:span text:style-name="T170"> host leaves of a vibrant emerald green. Looking closely, Eidos sees that this wall is framed in a matching border of twisting, leafy vines. A blue clad figure s</text:span><text:span text:style-name="T549">its</text:span><text:span text:style-name="T170"> in its branches, bearing a halo or sun-like object in upraised hands.</text:span></text:p>
      <text:p text:style-name="P491"><text:soft-page-break/><text:span text:style-name="T170"><text:tab/>Another image upon the wall depicts three individuals following a gray-hooded figure into a range of mountains. They are followed by two hulking beasts a story tall and twice as long, skinned in plates of shimmering sapphire. </text:span><text:span text:style-name="T1163">Wow! One of those must be that thing I saw near the Silver Throne! Gurga-whatever its name was! </text:span><text:span text:style-name="T1224">Don! Gurgadon!</text:span></text:p>
      <text:p text:style-name="P491"><text:span text:style-name="T170"><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1164">But what is that all about…?</text:span></text:p>
      <text:p text:style-name="P492"><text:span text:style-name="T550"><text:tab/>The second wall's first image shows a </text:span><text:span text:style-name="T551">p</text:span><text:span text:style-name="T553">roud woman </text:span><text:span text:style-name="T550">displaying a vibrant emerald spear with many people knelt before he</text:span><text:span text:style-name="T553">r</text:span><text:span text:style-name="T550">, hands widespread in stances of adoration and awe. The blade of the weapon shines bright</text:span><text:span text:style-name="T552">ly, </text:span><text:span text:style-name="T696">reflecting off </text:span><text:span text:style-name="T697">of</text:span><text:span text:style-name="T550"> </text:span><text:span text:style-name="T552">several </text:span><text:span text:style-name="T550">skulls and bones littered across the ground.</text:span></text:p>
      <text:p text:style-name="P492"><text:span text:style-name="T550"><text:tab/>The same individual is shown atop a mountain in battle with one of the hulking, sapphire beasts from the first mural. The result of the combat is clear, with the emerald blade drawing rubies from the beast's defeated husk. </text:span><text:span text:style-name="T1165">So that’s how it died…</text:span></text:p>
      <text:p text:style-name="P492"><text:span text:style-name="T550"><text:tab/>In the final vignette, gouts of yellow smoke seem to belch forth from its mouth, striking many bystanders dead while the hero</text:span><text:span text:style-name="T553">ine</text:span><text:span text:style-name="T550">'s fate remains </text:span><text:span text:style-name="T698">undepicted</text:span><text:span text:style-name="T550">. However, the leaves of the border look to have withered to a barely luminescent imperial topaz.</text:span></text:p>
      <text:p text:style-name="P493"><text:span text:style-name="T170"><text:tab/>The third wall c</text:span><text:span text:style-name="T554">ontinues the heroine’s saga.</text:span><text:span text:style-name="T170"> </text:span><text:span text:style-name="T1225">So she survived! </text:span><text:span text:style-name="T170">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699">radiating</text:span><text:span text:style-name="T170"> from the abomination.</text:span></text:p>
      <text:p text:style-name="P493"><text:span text:style-name="T170"><text:tab/>Wreathed around this scene is a larger conflict between armed warriors and a horde of emaciated horrors, looking more skeletal than human. </text:span><text:span text:style-name="T701">Everything</text:span><text:span text:style-name="T700"> is</text:span><text:span text:style-name="T170"> illustrated in brutal detail with all the visceral imagery of war. A gold flecked tower is drawn in a state of collapse, </text:span><text:span text:style-name="T555">falling into a canyon. </text:span><text:span text:style-name="T170">N</text:span><text:span text:style-name="T555">earby,</text:span><text:span text:style-name="T170"> obsidian wolves and crows feast upon the corpses of the dead. It seems as though the female champion and her nemesis f</text:span><text:span text:style-name="T556">ollow the golden tower, all of them </text:span><text:span text:style-name="T702">falling</text:span><text:span text:style-name="T170"> into a pitch abyss at the bottom of a canyon, just below a leviathanic bridge.</text:span></text:p>
      <text:p text:style-name="P493"><text:span text:style-name="T170"><text:tab/>However, the final image upon the wall depicts both the hero</text:span><text:span text:style-name="T557">ine</text:span><text:span text:style-name="T170"> and the monster still alive. The lower third of the image shows the adversary in a chamber deep beneath the earth, superimposed over a black void, chained and imprisoned. The heroine is </text:span><text:span text:style-name="T703">shown</text:span><text:span text:style-name="T170"> with her weapon over her shoulder, walking into a desert that fades into the face of the barren stone wall. </text:span><text:span text:style-name="T1166">So, a history… but of what?</text:span></text:p>
      <text:p text:style-name="P493"><text:span text:style-name="T558"><text:tab/></text:span><text:span text:style-name="T559">But a sudden realization comes upon her: she has a task to complete. </text:span><text:span text:style-name="T1167">Oh, yeah, I should go find the water valves.</text:span><text:span text:style-name="T560"> </text:span><text:span text:style-name="T561">And thus, she leaves the mosaics, leaves the exploration, and returns to her duty.</text:span></text:p>
      <text:p text:style-name="P493"><text:span text:style-name="T561"><text:tab/>Entering the cage, she opts to descend to the lower levels. </text:span><text:span text:style-name="T562">Perhaps there, she can find what she seeks. The merest t</text:span><text:span text:style-name="T563">hought</text:span><text:span text:style-name="T562"> o</text:span><text:span text:style-name="T563">f descent </text:span><text:span text:style-name="T562">is answered by the bodiless presence within the crystal, and Eidos is nearly thrown from her feet by the </text:span><text:span text:style-name="T564">cage’s </text:span><text:span text:style-name="T562">sudden movement as it begins to sink into the darkness below.</text:span></text:p>
      <text:p text:style-name="P234"/>
      <text:p text:style-name="P542">A Task Remembered</text:p>
      <text:p text:style-name="P234"/>
      <text:p text:style-name="P359">_____________________</text:p>
      <text:p text:style-name="P494"><text:span text:style-name="T1343">The W</text:span><text:span text:style-name="T1344">ellspring</text:span><text:span text:style-name="T1343"> – </text:span><text:span text:style-name="T1344">T</text:span><text:span text:style-name="T1375">he S</text:span><text:span text:style-name="T1379">criptorium</text:span></text:p>
      <text:p text:style-name="P299"/>
      <text:p text:style-name="P299"/>
      <text:p text:style-name="P494"><text:span text:style-name="T973"><text:tab/></text:span><text:span text:style-name="T564">The cage gently stops. </text:span><text:span text:style-name="T1168">A nice contrast to its rough starts… </text:span><text:span text:style-name="T568">Amber crystals yet remain here illuminating the modest workspace. Desks dominate the room, numbering well beyond what a mere glance can count. </text:span><text:span text:style-name="T170">T</text:span><text:span text:style-name="T568">he</text:span><text:span text:style-name="T170"> room </text:span><text:span text:style-name="T568">is </text:span><text:span text:style-name="T170">filled with tomes, parchment, pens, and quills. This place looks to be dedicated to reading and copying </text:span><text:span text:style-name="T704">of </text:span><text:span text:style-name="T170">the many volumes that line the shelves along the walls. </text:span><text:span text:style-name="T1168">Would read some of them, but that proved fruitless before, didn’t it?</text:span></text:p>
      <text:p text:style-name="P494"><text:span text:style-name="T170"><text:tab/>Two chambers lead from here, both identified by simple wooden placards placed above their corresponding door frames. One of them reads ‘Living Quarters’, the other claiming ‘Gate of the Heathen’ as its name. </text:span><text:span text:style-name="T1168">How c</text:span><text:span text:style-name="T1170">ome</text:span><text:span text:style-name="T1168"> I can read those, though? </text:span><text:span text:style-name="T170">The contents of these halls are difficult to determine from this location, </text:span><text:span text:style-name="T705">but </text:span><text:span text:style-name="T170">a faint smell of </text:span><text:span text:style-name="T706">spoiled</text:span><text:span text:style-name="T170"> meat permeates the entire area. </text:span><text:span text:style-name="T1169">Lovely.</text:span></text:p>
      <text:p text:style-name="P482"><text:span text:style-name="T565"><text:tab/>Seeing one direction is </text:span><text:span text:style-name="T567">just </text:span><text:span text:style-name="T565">as good as </text:span><text:span text:style-name="T568">the </text:span><text:span text:style-name="T566">other</text:span><text:span text:style-name="T565">, she proceeds towards the Living Quarters.</text:span></text:p>
      <text:p text:style-name="P204"/>
      <text:p text:style-name="P204"/>
      <text:p text:style-name="P362">_________________________</text:p>
      <text:p text:style-name="P503"><text:span text:style-name="T1343">The W</text:span><text:span text:style-name="T1344">ellspring</text:span><text:span text:style-name="T1343"> – </text:span><text:span text:style-name="T1344">T</text:span><text:span text:style-name="T1375">he L</text:span><text:span text:style-name="T1378">i</text:span><text:span text:style-name="T1380">ving Quarters</text:span></text:p>
      <text:p text:style-name="P303"/>
      <text:p text:style-name="P303"/>
      <text:p text:style-name="P483"><text:span text:style-name="T973"><text:tab/></text:span><text:span text:style-name="T565">Guided solely by her probing hands and feet, Eidos enters the silent darkness of this new chamber—though the </text:span><text:span text:style-name="T708">strengthening of the</text:span><text:span text:style-name="T565"> sour stench of rotting </text:span><text:span text:style-name="T707">meat</text:span><text:span text:style-name="T565"> certainly offers further clues of what to expect.</text:span></text:p>
      <text:p text:style-name="P504"><text:span text:style-name="T565"><text:tab/>Errant streams of subdued light give the three doors of this room an icy glow. The lack of lighting within the chamber, </text:span><text:span text:style-name="T569">however, forces </text:span><text:span text:style-name="T565">her eyes </text:span><text:span text:style-name="T569">to</text:span><text:span text:style-name="T565"> grow attuned to the shadows. What the darkness once concealed is a living area in complete d</text:span><text:span text:style-name="T570">isarray</text:span><text:span text:style-name="T565">. Bedding, chairs, tables, bunks, and tomes have </text:span><text:span text:style-name="T622">all </text:span><text:span text:style-name="T565">been h</text:span><text:span text:style-name="T623">urled</text:span><text:span text:style-name="T565"> across the floor. Walking becomes difficult as a great number of the bunks themselves have been ripped from the walls and splintered into puzzle</text:span><text:span text:style-name="T571">s impossible to reassemble</text:span><text:span text:style-name="T565">.</text:span></text:p>
      <text:p text:style-name="P206"><text:tab/>Eidos’ progress is eventually halted when she comes upon the bodies.<text:span text:style-name="T844"> </text:span><text:span text:style-name="T1171">Gross, more dead things. I’m guessing it was Luin again.</text:span><text:span text:style-name="T844"> </text:span>From here to the limits of the room, corpses are strewn about in quantities large enough to populate a small township. <text:span text:style-name="T1172">But </text:span><text:span text:style-name="T1226">if it was Luin, </text:span><text:span text:style-name="T1172">then where’s the green glow? </text:span>The bodies mirror the broken bunks in their numerous unnatural separations. An<text:span text:style-name="T1595">d an</text:span> absolute lack of sound or movement seems to corroborate the suspicion that none survived the slaughter.</text:p>
      <text:p text:style-name="P505"><text:span text:style-name="T545"><text:tab/>Eidos quickly reconfirms the room's three exits by their pale blue haze before continuing her exploration. </text:span><text:span text:style-name="T1173">Best to know where to run if whatever did this comes back.</text:span><text:span text:style-name="T545"> </text:span><text:span text:style-name="T582">But distance prevents her from reading the placards above them.</text:span></text:p>
      <text:p text:style-name="P505"><text:span text:style-name="T545"><text:tab/>A</text:span><text:span text:style-name="T573">mong the </text:span><text:span text:style-name="T545">corpses and c</text:span><text:span text:style-name="T572">haos</text:span><text:span text:style-name="T545">, she </text:span><text:span text:style-name="T624">also </text:span><text:span text:style-name="T545">d</text:span><text:span text:style-name="T625">etects </text:span><text:span text:style-name="T545">a surprisingly unperturbed desk. A great many papers and documents lay atop, littering the surface of the desk.</text:span></text:p>
      <text:p text:style-name="P488"><text:span text:style-name="T545"><text:tab/></text:span><text:span text:style-name="T574">Eidos moves to examine the bodies. </text:span><text:span text:style-name="T1174">I figured as much. You’re a rather morbid creature, you know that, body?</text:span><text:span text:style-name="T574"> Most folk here don robes s</text:span><text:span text:style-name="T575">lashed and crusted with </text:span><text:span text:style-name="T574">blood. Clean cuts suggest a sharp blade, and precise angles indicate a skilled hand. The lacerations are too numerous and too deep to have been caused by a human weapon, looking more as though they were inflicted by some grotesque, shadowy creature.</text:span><text:span text:style-name="T1174"> </text:span><text:span text:style-name="T1175">W</text:span><text:span text:style-name="T1176">ell, at least I have a grotesque green creature in me </text:span><text:span text:style-name="T1227">as protection</text:span><text:span text:style-name="T1176">…</text:span><text:span text:style-name="T1174"> </text:span><text:span text:style-name="T574">Eidos notices many of the wounds were inflicted upon their backs and sides, as though they were in retreat when cut down.</text:span></text:p>
      <text:p text:style-name="P488"><text:soft-page-break/><text:span text:style-name="T574"><text:tab/></text:span><text:span text:style-name="T576">Climbing over the corpses, careful not to </text:span><text:span text:style-name="T577">further </text:span><text:span text:style-name="T576">d</text:span><text:span text:style-name="T577">esecrate them </text:span><text:span text:style-name="T576">w</text:span><text:span text:style-name="T577">ith her footprints</text:span><text:span text:style-name="T576">, Eidos makes her way to the lone beacon of order among the chaos. </text:span><text:span text:style-name="T709">Upon arrival, s</text:span><text:span text:style-name="T578">he rifles through the documents looking for something she can understand. </text:span><text:span text:style-name="T1177">It’s pointless; I can’t read this stuff…</text:span><text:span text:style-name="T578"> Among the documents, Eidos discovers something interesting regarding Khaa's recent excavations. </text:span><text:span text:style-name="T1228">Wait! I can read </text:span><text:span text:style-name="T1229">this</text:span><text:span text:style-name="T1228">?! </text:span><text:span text:style-name="T1293">…</text:span><text:span text:style-name="T1295">S</text:span><text:span text:style-name="T1293">o, why some things and not others? </text:span><text:span text:style-name="T837">Merely</text:span><text:span text:style-name="T578"> by l</text:span><text:span text:style-name="T579">ooking at</text:span><text:span text:style-name="T578"> it, she commits it to memory. </text:span><text:span text:style-name="T1177">Whoa! That’s </text:span><text:span text:style-name="T1178">a </text:span><text:span text:style-name="T1177">neat </text:span><text:span text:style-name="T1178">trick</text:span><text:span text:style-name="T1177">!</text:span></text:p>
      <text:p text:style-name="P205"/>
      <text:p text:style-name="P205"/>
      <text:p text:style-name="P571">EXCAVATION REPORT II</text:p>
      <text:p text:style-name="P573">'Bestiary of Falitan'</text:p>
      <text:p text:style-name="P573">cr. Art. Falitan of Kabu</text:p>
      <text:p text:style-name="P573"/>
      <text:p text:style-name="P573"><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573"/>
      <text:p text:style-name="P575"><text:span text:style-name="T578"><text:tab/>First, be the Arclights, women said to have lain with the Vanquished and cursed to servitude by them. These creatures will only obey the commands of those carrying the S</text:span><text:span text:style-name="T580">igil</text:span><text:span text:style-name="T578"> of Wulfias. W</text:span><text:span text:style-name="T581">ith</text:span><text:span text:style-name="T580"> it, we</text:span><text:span text:style-name="T578"> h</text:span><text:span text:style-name="T581">ave been</text:span><text:span text:style-name="T580"> </text:span><text:span text:style-name="T578">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573"/>
      <text:p text:style-name="P574"><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574"/>
      <text:p text:style-name="P574"><text:tab/>As, the wisdom of Khaa has unearthed this evil, I beg for his wisdom in guiding us in how to proceed with this new Awareness. I only pray that our people have not been watched with the smoldering eyes of the Enemy all these long years.</text:p>
      <text:p text:style-name="P206"/>
      <text:p text:style-name="P19"/>
      <text:p text:style-name="P19"><text:tab/><text:span text:style-name="T1593">Eidos looks toward the nearest exit, now close enough to read the placard above it. </text:span><text:span text:style-name="T1179">Temple. I wonder if that’s the temple that Falitan guy was talking about.</text:span><text:span text:style-name="T582"> Only one way to find out. And she moves toward the temple.</text:span></text:p>
      <text:p text:style-name="P238"/>
      <text:p text:style-name="P238"><text:soft-page-break/></text:p>
      <text:p text:style-name="P363">___________________</text:p>
      <text:p text:style-name="P496"><text:span text:style-name="T1343">The W</text:span><text:span text:style-name="T1344">ellspring</text:span><text:span text:style-name="T1343"> – </text:span><text:span text:style-name="T1344">T</text:span><text:span text:style-name="T1375">he T</text:span><text:span text:style-name="T1381">emple</text:span></text:p>
      <text:p text:style-name="P304"/>
      <text:p text:style-name="P304"/>
      <text:p text:style-name="P84"><text:span text:style-name="T973"><text:tab/></text:span><text:span text:style-name="T170">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496"><text:span text:style-name="T170"><text:tab/>Most notable of all, perhaps, are the two statues flanking the altar. </text:span><text:span text:style-name="T1230">And </text:span><text:span text:style-name="T1180">I’m guessing t</text:span><text:span text:style-name="T1201">hose are the Neverborn</text:span><text:span text:style-name="T1180"> Falitan was describing. </text:span><text:span text:style-name="T1231">That guy was pretty useful, it seems.</text:span><text:span text:style-name="T1180"> </text:span><text:span text:style-name="T170">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1181">But why haven’t they tried to kill me yet?</text:span></text:p>
      <text:p text:style-name="P131"><text:span text:style-name="T1594"><text:tab/>Only one unexplored door leads from here to the ‘Gate of the Heathen’. </text:span><text:span text:style-name="T1182">Th</text:span><text:span text:style-name="T1232">e</text:span><text:span text:style-name="T1182"> ‘Heathen’… must’ve been important—despite the terrible nickname.</text:span><text:tab/></text:p>
      <text:p text:style-name="P239"/>
      <text:p text:style-name="P239"/>
      <text:p text:style-name="P364">_____________________________</text:p>
      <text:p text:style-name="P506"><text:span text:style-name="T1343">The W</text:span><text:span text:style-name="T1344">ellspring</text:span><text:span text:style-name="T1343"> – </text:span><text:span text:style-name="T1344">T</text:span><text:span text:style-name="T1375">he G</text:span><text:span text:style-name="T1382">ate of the Heathen</text:span></text:p>
      <text:p text:style-name="P305"/>
      <text:p text:style-name="P305"/>
      <text:p text:style-name="P507"><text:span text:style-name="T973"><text:tab/></text:span><text:span text:style-name="T170">H</text:span><text:span text:style-name="T583">ere, t</text:span><text:span text:style-name="T170">he fruits of death's labor reach full bloom. </text:span><text:span text:style-name="T1183">It’s much worse when you can see it so clearly… </text:span><text:span text:style-name="T626">In a well-lit chamber, </text:span><text:span text:style-name="T170">Eidos finds herself looking upon the festering f</text:span><text:span text:style-name="T584">ragments</text:span><text:span text:style-name="T170"> of what once were the Wellspring's operators, their d</text:span><text:span text:style-name="T627">ismembered</text:span><text:span text:style-name="T170"> corpses a testament to their failure to escape this cursed place.</text:span></text:p>
      <text:p text:style-name="P507"><text:span text:style-name="T170"><text:tab/>Th</text:span><text:span text:style-name="T585">is</text:span><text:span text:style-name="T170"> chamber had clearly served as the point of entry and egress from the Wellspring. However, the archway leading out hosts not the empty space of a door, but rather a massive and </text:span><text:span text:style-name="T586">immobile </text:span><text:span text:style-name="T587">slab of shadowy rock</text:span><text:span text:style-name="T170">.</text:span></text:p>
      <text:p text:style-name="P506"><text:span text:style-name="T170"><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88">victims</text:span><text:span text:style-name="T170"> make for gory accents upon its shiny surface.</text:span></text:p>
      <text:p text:style-name="P506"><text:span text:style-name="T170"><text:tab/>Bodies </text:span><text:span text:style-name="T588">and body parts </text:span><text:span text:style-name="T170">pile </text:span><text:span text:style-name="T589">up</text:span><text:span text:style-name="T170"> in a chaotic heap before the unforgiving barrier. L</text:span><text:span text:style-name="T590">ikely,</text:span><text:span text:style-name="T170"> the folk were crawling over one another struggli</text:span><text:span text:style-name="T590">ng</text:span><text:span text:style-name="T170"> to retreat even as they were torn to pieces by some unknown Wellspring horror that perhaps yet lurks in its depths. T</text:span><text:span text:style-name="T591">he few bodies still whole are </text:span><text:span text:style-name="T170">rent with countless lacerations, as if clawed apart by something distinctly inhuman. </text:span><text:span text:style-name="T1184">I think I’ve had enough of this.</text:span></text:p>
      <text:p text:style-name="P506"><text:span text:style-name="T592"><text:tab/>Turning her attention to the exits, she sees a placard for the </text:span><text:span text:style-name="T710">S</text:span><text:span text:style-name="T592">criptorium, t</text:span><text:span text:style-name="T628">he first room she visited on this level</text:span><text:span text:style-name="T592">. </text:span><text:span text:style-name="T1184">This is a loop, then? Guess I have to go back and check the third door in the Living Quarters… Probably should just call them Quarters now, since no one’s ‘living’ there anymore.</text:span><text:span text:style-name="T592"> Her constant exposure to the bizarre is clearly affecting her mind.</text:span></text:p>
      <text:p text:style-name="P506"><text:span text:style-name="T592"><text:tab/></text:span><text:span text:style-name="T593">Eidos turns back toward the temple whence she came and begins walking toward it.</text:span></text:p>
      <text:p text:style-name="P240"/>
      <text:p text:style-name="P240"/>
      <text:p text:style-name="P365">___________________</text:p>
      <text:p text:style-name="P508"><text:soft-page-break/><text:span text:style-name="T1343">The W</text:span><text:span text:style-name="T1344">ellspring</text:span><text:span text:style-name="T1343"> – </text:span><text:span text:style-name="T1344">T</text:span><text:span text:style-name="T1375">he T</text:span><text:span text:style-name="T1381">emple</text:span></text:p>
      <text:p text:style-name="P306"/>
      <text:p text:style-name="P306"/>
      <text:p text:style-name="P85"><text:span text:style-name="T973"><text:tab/></text:span><text:span text:style-name="T594">The temple is just as it was before, save one important exception: the two statues by the altar have vanished. </text:span><text:span text:style-name="T1185">Okay, now we’re getting somewhere. Luin, get ready!</text:span></text:p>
      <text:p text:style-name="P85"><text:span text:style-name="T1185"><text:tab/></text:span><text:span text:style-name="T595">She waits, quickly scanning the environs for signs of movement. </text:span><text:span text:style-name="T596">She sees none. </text:span><text:span text:style-name="T597">Perhaps there is no danger after all. </text:span><text:span text:style-name="T1186">Guess it’s all in my head… No! This is bullshit! Those statues were there and now they’re not and there are tons of dead bodies and what else could’ve done that?! I mean it’s clear those things are going to try to murder me!</text:span></text:p>
      <text:p text:style-name="P85"><text:span text:style-name="T597"><text:tab/>Remaining unconvinced that the room is devoid of dangers, she crouches in a corner to observe. </text:span><text:span text:style-name="T598">All grows quiet. So quiet</text:span><text:span text:style-name="T1187">. </text:span><text:span text:style-name="T711">But then she hears something. </text:span><text:span text:style-name="T1233">What’s that?!</text:span><text:span text:style-name="T711"> It pounds with impressive regularity. </text:span><text:span text:style-name="T1233">Oh, it’s my heartbeat… But still! Maybe those things are just waiting for me to move! I won’t let them ambush me!</text:span></text:p>
      <text:p text:style-name="P86"><text:span text:style-name="T598"><text:tab/></text:span><text:span text:style-name="T712">Thus, s</text:span><text:span text:style-name="T629">he waits and she waits. </text:span><text:span text:style-name="T598">Yet despite her constant paranoia, nothing happens. </text:span><text:span text:style-name="T1234">I still think we should wait a little more. </text:span><text:span text:style-name="T713">But g</text:span><text:span text:style-name="T599">rowing tired of her </text:span><text:span text:style-name="T714">baseless </text:span><text:span text:style-name="T599">fears, she moves forward, on into the Living Quarters. </text:span><text:span text:style-name="T1188">Fine, body. Just be prepared!</text:span></text:p>
      <text:p text:style-name="P235"/>
      <text:p text:style-name="P235"/>
      <text:p text:style-name="P362">___________________________</text:p>
      <text:p text:style-name="P495"><text:span text:style-name="T1343">The W</text:span><text:span text:style-name="T1344">ellspring</text:span><text:span text:style-name="T1343"> – </text:span><text:span text:style-name="T1344">T</text:span><text:span text:style-name="T1375">he L</text:span><text:span text:style-name="T1383">iving Quarters</text:span></text:p>
      <text:p text:style-name="P300"/>
      <text:p text:style-name="P300"/>
      <text:p text:style-name="P495"><text:span text:style-name="T973"><text:tab/></text:span><text:span text:style-name="T170">M</text:span><text:span text:style-name="T629">oving back into the darkness, Eidos’ eyes complain as they strain to make out shapes among the shadows. </text:span><text:span text:style-name="T630">She moves forward, again avoiding the bodies as best she can.</text:span></text:p>
      <text:p text:style-name="P497"><text:span text:style-name="T630"><text:tab/>About halfway through the room, a rhythmic clicking begins. Metal on stone echoes throughout the room. </text:span><text:span text:style-name="T1202">Body, listen: you need to run!</text:span></text:p>
      <text:p text:style-name="P498"><text:span text:style-name="T1202"><text:tab/></text:span><text:span text:style-name="T630">Giddiness fills her as </text:span><text:span text:style-name="T715">a </text:span><text:span text:style-name="T630">vibrant green sword emerges from the void. </text:span><text:span text:style-name="T1202">Luin, for once, I’m happy to see you.</text:span><text:span text:style-name="T630"> Its brilliance banishes the shadows and bathes all in its </text:span><text:span text:style-name="T716">emerald</text:span><text:span text:style-name="T630"> light. </text:span><text:span text:style-name="T631">Eidos searches for the source of the clicking, </text:span><text:span text:style-name="T632">but the echoes make it impossible to locate.</text:span></text:p>
      <text:p text:style-name="P498"><text:span text:style-name="T632"><text:tab/></text:span><text:span text:style-name="T633">The tempo accelerates as a choir of warped, avian cooing joins in the mix, </text:span><text:span text:style-name="T634">and the source begins to move, growing louder, </text:span><text:span text:style-name="T717">coming</text:span><text:span text:style-name="T634"> nearer.</text:span></text:p>
      <text:p text:style-name="P499"><text:span text:style-name="T634"><text:tab/>Eidos’ head spins, frantically looking for her would-be assailants. </text:span><text:span text:style-name="T635">Louder and louder their song grows. Sweat beads up on her skin, joining into streams pouring down her forehead. </text:span><text:span text:style-name="T636">Her eye catches a drop of moisture, temporarily blinding her. She blinks to flush it out only to find it is sticky, </text:span><text:span text:style-name="T718">and </text:span><text:span text:style-name="T636">distinctly unsweat-like in its texture. </text:span><text:span text:style-name="T637">Her eyes search toward the ceiling </text:span><text:span text:style-name="T638">directly above here</text:span><text:span text:style-name="T637"> where she sees two green-washed rubies shimmering among the shadows. </text:span><text:span text:style-name="T639">Eyes. Inhuman. </text:span><text:span text:style-name="T1203">Aaaahhh!</text:span><text:span text:style-name="T639"> She screams, terror strangling reason. The creature falls on her, like a desert hawk hunting its prey.</text:span></text:p>
      <text:p text:style-name="P500"><text:span text:style-name="T639"><text:tab/></text:span><text:span text:style-name="T640">Luin moves to counter, but the enemy is too elusive, changing direction mid-dive with a mere flap of its wings. </text:span><text:span text:style-name="T642">Luin gives chase, swiping at the Neverborn creature, missing narrowly each time. Frustration enters the volatile mix of emotions Luin brings, </text:span><text:span text:style-name="T643">and like a child’s tantrum, Eidos’ mood grows frenzied</text:span><text:span text:style-name="T642">. </text:span><text:span text:style-name="T644">She pursues, recklessly swinging, now missing by far wider margins than before. </text:span><text:span text:style-name="T645">She overextends, losing her balance. A corpse blocks her foot, preventing her recovery. She falls.</text:span></text:p>
      <text:p text:style-name="P500"><text:span text:style-name="T640"><text:tab/>Suddenly, unspeakable pain surges through her back as Luin v</text:span><text:span text:style-name="T641">anishes</text:span><text:span text:style-name="T640">. </text:span><text:span text:style-name="T641">A sound of glass shattering. Blood streaming.</text:span><text:span text:style-name="T639"> </text:span><text:span text:style-name="T641">She reaches to touch the wound. Not deep. Another claw takes her in the face. Glass crackling. No blood. </text:span><text:span text:style-name="T1204">How?</text:span></text:p>
      <text:p text:style-name="P500"><text:span text:style-name="T641"><text:tab/>Eidos soon recognizes a familiar green glow </text:span><text:span text:style-name="T642">enveloping her skin. </text:span><text:span text:style-name="T1205">Luin as shield… Okay, body, I was wrong. You were right to touch the weird, green crystal!</text:span></text:p>
      <text:p text:style-name="P500"><text:soft-page-break/><text:span text:style-name="T646"><text:tab/>The second statue joins, slashing and cleaving in tandem with its twin. </text:span><text:span text:style-name="T647">Speed beyond sight, each attack </text:span><text:span text:style-name="T719">seeks</text:span><text:span text:style-name="T647"> </text:span><text:span text:style-name="T720">the flesh beneath </text:span><text:span text:style-name="T647">Eidos’ </text:span><text:span text:style-name="T720">skin</text:span><text:span text:style-name="T647">. But their talons </text:span><text:span text:style-name="T721">are </text:span><text:span text:style-name="T647">like glass to her diamond skin, and succeed only in breaking themselves.</text:span></text:p>
      <text:p text:style-name="P500"><text:span text:style-name="T647"><text:tab/></text:span><text:span text:style-name="T648">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500"><text:span text:style-name="T648"><text:tab/>Undeterred, its partner prepares for one final attack, propelling itself forward and twisting like a drill, ready to bore a hole through Eidos. </text:span><text:span text:style-name="T649">Contact. Its force colliding with her impenetrable skin splatters the wall behind her with chunks of its blood and body, </text:span><text:span text:style-name="T722">clearly </text:span><text:span text:style-name="T650">marking the outline of</text:span><text:span text:style-name="T649"> its vanquisher.</text:span></text:p>
      <text:p text:style-name="P500"><text:span text:style-name="T649"><text:tab/></text:span><text:span text:style-name="T1206">Is it over? There were only two, right?</text:span><text:span text:style-name="T651"> She pants heavily as Luin’s glow dissipates. </text:span><text:span text:style-name="T1207">That was… intense.</text:span><text:span text:style-name="T652"> Another encounter survived; another death avoided. </text:span><text:span text:style-name="T653">She moves on toward the third and final exit.</text:span></text:p>
      <text:p text:style-name="P236"/>
      <text:p text:style-name="P236"/>
      <text:p text:style-name="P360">___________________</text:p>
      <text:p text:style-name="P501"><text:span text:style-name="T1343">The W</text:span><text:span text:style-name="T1344">ellspring</text:span><text:span text:style-name="T1343"> – </text:span><text:span text:style-name="T1344">T</text:span><text:span text:style-name="T1375">he B</text:span><text:span text:style-name="T1384">ridge</text:span></text:p>
      <text:p text:style-name="P301"/>
      <text:p text:style-name="P301"/>
      <text:p text:style-name="P501"><text:span text:style-name="T973"><text:tab/></text:span><text:span text:style-name="T629">Walking from the corridor, Eidos steps out into a vast fracture in the earth. Huge rock formations tower overhead, and beyond them is a star-studded sky. While cold winds blow all about, the dominant sound is that of water coursing across stone. </text:span><text:span text:style-name="T1208">Okay, so the ravine from before and now I’m going to the side the silver throne thing was on.</text:span></text:p>
      <text:p text:style-name="P501"><text:span text:style-name="T629"><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1209">For </text:span><text:span text:style-name="T1235">the moment</text:span><text:span text:style-name="T1209">, ‘safe’ is all I care about.</text:span></text:p>
      <text:p text:style-name="P501"><text:span text:style-name="T654"><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1210">Looks like I’m getting closer. </text:span><text:span text:style-name="T655">She continues </text:span><text:span text:style-name="T656">forward, across the bridge</text:span><text:span text:style-name="T655">.</text:span></text:p>
      <text:p text:style-name="P501"><text:span text:style-name="T654"><text:tab/>After their tireless march, Eidos' feet find the end of the bridge. The landing laid out beneath her seems seldom used or newly discovered, as moss and plant growth creep up between its stones. B</text:span><text:span text:style-name="T657">eyond the landing</text:span><text:span text:style-name="T654"> yawns the darkened mouth of a passage deeper into the earth.</text:span></text:p>
      <text:p text:style-name="P237"/>
      <text:p text:style-name="P237"/>
      <text:p text:style-name="P361">____________________________</text:p>
      <text:p text:style-name="P502"><text:span text:style-name="T1343">The W</text:span><text:span text:style-name="T1344">ellspring</text:span><text:span text:style-name="T1343"> – </text:span><text:span text:style-name="T1385">The Chamber of Bones</text:span></text:p>
      <text:p text:style-name="P302"/>
      <text:p text:style-name="P302"/>
      <text:p text:style-name="P509"><text:span text:style-name="T973"><text:tab/></text:span><text:span text:style-name="T170">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 a human skull placed into a hollow in the stone wall. </text:span><text:span text:style-name="T1211">Not the most messed up </text:span><text:soft-page-break/><text:span text:style-name="T1211">thing I’ve seen. </text:span><text:span text:style-name="T170">A single shard of crystalline glass has been placed within the left eye-socket, and it burns with a perpetual yet undulating l</text:span><text:span text:style-name="T658">ight</text:span><text:span text:style-name="T170">.</text:span></text:p>
      <text:p text:style-name="P509"><text:span text:style-name="T170"><text:tab/>From here, she sees the path taking a sharp turn, leading toward another grisly </text:span><text:span text:style-name="T659">light </text:span><text:span text:style-name="T170">cyclops. Passing three such lanterns, dozens of paces separating one from the next, she finally arrives at a larger space, brilliantly illuminated with a powerful array of crystals.</text:span></text:p>
      <text:p text:style-name="P509"><text:span text:style-name="T170"><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0">ach</text:span><text:span text:style-name="T170"> gifted with a shard of shining crystal as a left eye.</text:span></text:p>
      <text:p text:style-name="P509"><text:span text:style-name="T170"><text:tab/>As she walks forward, it becomes clear that this chamber is large</text:span><text:span text:style-name="T661">r</text:span><text:span text:style-name="T170"> than it at first appeared. </text:span><text:span text:style-name="T723">F</text:span><text:span text:style-name="T170">urther wings e</text:span><text:span text:style-name="T662">xtend</text:span><text:span text:style-name="T170">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510"><text:span text:style-name="T170"><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973"> </text:span><text:span text:style-name="T1212">So do they respect these remains or not? And who do these bones belong to anyway? They’re way to</text:span><text:span text:style-name="T1236">o</text:span><text:span text:style-name="T1212"> dusty to be recent…</text:span></text:p>
      <text:p text:style-name="P522"><text:span text:style-name="T973"><text:tab/></text:span><text:span text:style-name="T170">Turning her attention to the pale room, all she can make out are the outlines of two bulky statues flanking either side of a doorway further into darkness. </text:span><text:span text:style-name="T1213">Dangerous looking and so…</text:span><text:span text:style-name="T663"> She moves to enter the room. …</text:span><text:span text:style-name="T1213">that’s where my body wants to go, </text:span><text:span text:style-name="T1236">clearly.</text:span></text:p>
      <text:p text:style-name="P241"/>
      <text:p text:style-name="P241"/>
      <text:p text:style-name="P366">____________________________</text:p>
      <text:p text:style-name="P510"><text:span text:style-name="T1343">The W</text:span><text:span text:style-name="T1344">ellspring</text:span><text:span text:style-name="T1343"> – </text:span><text:span text:style-name="T1385">The Chan</text:span><text:span text:style-name="T1386">try of the Martyr</text:span></text:p>
      <text:p text:style-name="P307"/>
      <text:p text:style-name="P307"/>
      <text:p text:style-name="P510"><text:span text:style-name="T973"><text:tab/></text:span><text:span text:style-name="T170">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511"><text:span text:style-name="T170"><text:tab/>Light softly emanates from the statues, as though reflecting the light of a full moon; yet a glance skyward confirms that </text:span><text:span text:style-name="T665">the ceiling</text:span><text:span text:style-name="T170"> </text:span><text:span text:style-name="T664">i</text:span><text:span text:style-name="T665">s solid</text:span><text:span text:style-name="T170">,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6">aution</text:span><text:span text:style-name="T170">.</text:span></text:p>
      <text:p text:style-name="P512"><text:span text:style-name="T170"><text:tab/>Eidos walks forward, meeting the</text:span><text:span text:style-name="T724">ir</text:span><text:span text:style-name="T170"> icy gaze. Immediately, they begin to wake from their slumber, dropping the cloaks of dust </text:span><text:span text:style-name="T667">that </text:span><text:span text:style-name="T170">time </text:span><text:span text:style-name="T667">has </text:span><text:span text:style-name="T170">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513"><text:span text:style-name="T170"><text:tab/>In a sudden burst of motion, the marble warriors bring their lustrous swords down, converging upon Eidos. The instant before impact, Eidos can feel her skin harden as Luin responds to her mortal </text:span><text:soft-page-break/><text:span text:style-name="T170">danger. The heavy swords send sparks flying as they scrape down her shielded Falseflesh, </text:span><text:span text:style-name="T668">but unlike the claws of the first two statues, these weapons do not shatter</text:span><text:span text:style-name="T170">.</text:span></text:p>
      <text:p text:style-name="P513"><text:span text:style-name="T170"><text:tab/>R</text:span><text:span text:style-name="T669">egardless,</text:span><text:span text:style-name="T170"> the pressure </text:span><text:span text:style-name="T669">from the twinned blows </text:span><text:span text:style-name="T170">is too great, the force too energetic, and she is violently ejected from the room.</text:span></text:p>
      <text:p text:style-name="P242"/>
      <text:p text:style-name="P242"/>
      <text:p text:style-name="P367">____________________________</text:p>
      <text:p text:style-name="P514"><text:span text:style-name="T1343">The W</text:span><text:span text:style-name="T1344">ellspring</text:span><text:span text:style-name="T1343"> – </text:span><text:span text:style-name="T1385">The Chamber of Bones</text:span></text:p>
      <text:p text:style-name="P308"/>
      <text:p text:style-name="P308"/>
      <text:p text:style-name="P514"><text:span text:style-name="T973"><text:tab/></text:span><text:span text:style-name="T170">Eidos comes sword-propelled back into the resting hall of the dead. Hundreds of light-giving eyes watch her above their deathly grins </text:span><text:span text:style-name="T670">as she tumbles back into a wall, rattling the bones withi</text:span><text:span text:style-name="T671">n</text:span><text:span text:style-name="T170">. Her insides feel as though they have been rearranged from the impact, </text:span><text:span text:style-name="T672">but she yet lives. No further proof is needed to deter her from re-entry.</text:span><text:span text:style-name="T1214"> Yes, thank you. Now can we find out how to turn the water on? Oh boy, I hope </text:span><text:span text:style-name="T1283">that’s</text:span><text:span text:style-name="T1294"> not the room I have to go to to do it…</text:span></text:p>
      <text:p text:style-name="P516"><text:span text:style-name="T170"><text:tab/></text:span><text:span text:style-name="T672">This leaves but one path to explore: the path toward the excavation site. Eidos is clearly reticent to enter the cramped site, as the mephitic fumes oozing out from the passage launch a coordinated assault on her l</text:span><text:span text:style-name="T673">ungs </text:span><text:span text:style-name="T672">and n</text:span><text:span text:style-name="T673">ose</text:span><text:span text:style-name="T672">. </text:span><text:span text:style-name="T1237">That’s foul. But at least it doesn’t smell like it’s dead bodies… and I hate that I know the smell of dead bodies well enough to make that assumption. </text:span><text:span text:style-name="T672">S</text:span><text:span text:style-name="T725">oon, s</text:span><text:span text:style-name="T672">he is forced into an excruciating cycle of gasping and dry heaving. Yet, a decision made is an action taken, and </text:span><text:span text:style-name="T725">thus, </text:span><text:span text:style-name="T672">she crosses the threshold.</text:span></text:p>
      <text:p text:style-name="P243"/>
      <text:p text:style-name="P243"/>
      <text:p text:style-name="P368">____________________________</text:p>
      <text:p text:style-name="P515"><text:span text:style-name="T1343">The W</text:span><text:span text:style-name="T1344">ellspring</text:span><text:span text:style-name="T1343"> – </text:span><text:span text:style-name="T1385">The E</text:span><text:span text:style-name="T1388">xcavation Site</text:span></text:p>
      <text:p text:style-name="P309"/>
      <text:p text:style-name="P309"/>
      <text:p text:style-name="P517"><text:span text:style-name="T973"><text:tab/></text:span><text:span text:style-name="T170">She is grateful that the fetid tunnel is at least well illuminated. It seems this vault is indebted to the burial room for the skull-lanterns keep</text:span><text:span text:style-name="T726">ing</text:span><text:span text:style-name="T170"> the shad</text:span><text:span text:style-name="T674">ows</text:span><text:span text:style-name="T170"> at bay. Taken from their resting places, they are now made to rest upon staves driven into loosened rubble piles on the floor. </text:span><text:span text:style-name="T1215">Not sure I’d want to made into a lamp when I died… if I could die.</text:span></text:p>
      <text:p text:style-name="P518"><text:span text:style-name="T675"><text:tab/>No more than twenty paces in, the tunnel widens into an irregularly shaped chamber, bulging here and narrowing there, but never less than fifty paces wide. Nets line the ceiling to catch larger pieces of rubble before someone's head </text:span><text:span text:style-name="T677">would have </text:span><text:span text:style-name="T675">b</text:span><text:span text:style-name="T676">roke</text:span><text:span text:style-name="T677">n</text:span><text:span text:style-name="T676"> their fall</text:span><text:span text:style-name="T675">. Crates and shelves, scattered tools and, oddly </text:span><text:span text:style-name="T726">enough,</text:span><text:span text:style-name="T675"> even a desk, account for most of the content</text:span><text:span text:style-name="T678">s</text:span><text:span text:style-name="T675"> of the room, though its other holdings are c</text:span><text:span text:style-name="T726">ertainly more interesting</text:span><text:span text:style-name="T675">.</text:span></text:p>
      <text:p text:style-name="P519"><text:span text:style-name="T675"><text:tab/>A number of statues have been left in alcoves that combine avian and human features.</text:span><text:span text:style-name="T1215"> </text:span><text:span text:style-name="T1216">Not those things again!</text:span><text:span text:style-name="T1215"> </text:span><text:span text:style-name="T675">Other areas hold fragments of darkened glasses, or perhaps crystal, of various shapes and sizes.</text:span></text:p>
      <text:p text:style-name="P519"><text:span text:style-name="T675"><text:tab/>The wooden desk in the center of the room appears to have been hauled from elsewhere—no mean feat, given its awkward dimensions and hefty l</text:span><text:span text:style-name="T727">ook</text:span><text:span text:style-name="T675">. Upon it are parchments newly written, made legible by a skull left nearby, its flameless yet burning eye casting long shadows across the room.</text:span><text:span text:style-name="T1215"> </text:span><text:span text:style-name="T1217">I can probably read something from there, too.</text:span></text:p>
      <text:p text:style-name="P520"><text:span text:style-name="T679"><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79">torn in two. A ways below the broken path appears to be a landing of sorts, </text:span><text:span text:style-name="T728">and further s</text:span><text:span text:style-name="T729">till</text:span><text:span text:style-name="T728">,</text:span><text:span text:style-name="T679"> the continuation of the staircase. Beside it, a precipitous drop hugs the edge of a tenebrous subterranean lake.</text:span></text:p>
      <text:p text:style-name="P520"><text:span text:style-name="T679"><text:tab/>Eidos n</text:span><text:span text:style-name="T680">otices large wooden fragments </text:span><text:span text:style-name="T679">scattered about on the landing below. They appear to have been ladders at one point, all hastily destroyed.</text:span><text:span text:style-name="T1217"> </text:span><text:span text:style-name="T1218">Trying to stop us from going down or something else from coming up?</text:span><text:span text:style-name="T1217"> </text:span><text:span text:style-name="T679">Though jumping down to the landing w</text:span><text:span text:style-name="T730">ould prove quite simple</text:span><text:span text:style-name="T679">, if she d</text:span><text:span text:style-name="T681">oes</text:span><text:span text:style-name="T679">, it will likely be impossible to climb back up, the slick, moss-covered rock.</text:span></text:p>
      <text:p text:style-name="P520"><text:span text:style-name="T679"><text:tab/></text:span><text:span text:style-name="T682">Before continuing down </text:span><text:span text:style-name="T731">into the depths</text:span><text:span text:style-name="T682">, she thinks it wise to check the contents of the desk. </text:span><text:span text:style-name="T1219">Never know what you might find.</text:span><text:span text:style-name="T682"> Searching through the papers, Eidos finds something among the writing</text:span><text:span text:style-name="T732">s</text:span><text:span text:style-name="T682">. A </text:span><text:span text:style-name="T733">man appears to have been composing a letter before tragedy struck</text:span><text:span text:style-name="T682">. And again, at a mere glance she commits it to memory. </text:span><text:span text:style-name="T1220">That really is pretty amazing.</text:span></text:p>
      <text:p text:style-name="P207"/>
      <text:p text:style-name="P207"/>
      <text:p text:style-name="P578">TO ALIA</text:p>
      <text:p text:style-name="P576"><text:span text:style-name="T683">'I </text:span><text:span text:style-name="T684">fear the worst…</text:span><text:span text:style-name="T683">'</text:span></text:p>
      <text:p text:style-name="P577">cr. Art. Kushkucu of Kabu</text:p>
      <text:p text:style-name="P577"/>
      <text:p text:style-name="P577">My dearest Alia,</text:p>
      <text:p text:style-name="P577"><text:tab/></text:p>
      <text:p text:style-name="P577"><text:tab/>Something must be done to halt the madness of Khaa. While sycophants like Falitan may lick that old vulture's boots, I was right in my suspicion that this excavation will be the end of us all!</text:p>
      <text:p text:style-name="P577"><text:tab/></text:p>
      <text:p text:style-name="P576"><text:span text:style-name="T683"><text:tab/>Even as we desecrated the Chamber of Bones, our success was 'blessed' by the Ruby Jinn. Neverborn creatures bearing the mark of Famlicus were unearthed as we d</text:span><text:span text:style-name="T685">ug</text:span><text:span text:style-name="T683"> a path into the underhalls of the Wellspring. </text:span></text:p>
      <text:p text:style-name="P577"><text:tab/></text:p>
      <text:p text:style-name="P576"><text:span text:style-name="T683"><text:tab/>Now I know </text:span><text:span text:style-name="T687">who sees through </text:span><text:span text:style-name="T683">the smoldering eyes </text:span><text:span text:style-name="T686">that </text:span><text:span text:style-name="T683">look upon us from the accursed temple! If Khaa ever does sit upon the rumored Throne of the lower levels, I have no doubt that only desolation awaits.</text:span></text:p>
      <text:p text:style-name="P577"><text:tab/></text:p>
      <text:p text:style-name="P577"><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577"><text:tab/></text:p>
      <text:p text:style-name="P577"><text:tab/>Yours in Biracul,</text:p>
      <text:p text:style-name="P577"><text:tab/>-Kushkucu</text:p>
      <text:p text:style-name="P577"/>
      <text:p text:style-name="P577"/>
      <text:p text:style-name="P579"><text:span text:style-name="T682"><text:tab/></text:span><text:span text:style-name="T1219">N</text:span><text:span text:style-name="T1221">ot a fan of Faiitan’s it seems. Also, confirms my suspicion that Khaa is a creep. What really happened here? Did Khaa stop the water to get rid of the Tacribians and it backfired? What were these excavations about? Were they the cause of the trouble? </text:span><text:span text:style-name="T1238">Why do these people have to be so frustrating?</text:span></text:p>
      <text:p text:style-name="P580"><text:span text:style-name="T688"><text:tab/>She stands at the desk, wondering how to proceed. </text:span><text:span text:style-name="T1222">First, I release the water, so the Tacribians don’t slaughter the Dazirans. I don’t care about most of them, but Rada and Serpil seemed nice enough, and the others were annoying but don’t deserve to die… </text:span><text:span text:style-name="T689">She moves, slowly walking toward the broken stairs. </text:span><text:span text:style-name="T1222">This h</text:span><text:span text:style-name="T1239">as to</text:span><text:span text:style-name="T1222"> be the way to that Throne. With that and the Sigil of Wulfias, I bet I can control the Wellspring and set things right!</text:span></text:p>
      <text:p text:style-name="P580"><text:soft-page-break/><text:span text:style-name="T689"><text:tab/></text:span><text:span text:style-name="T690">Finally starting to feel a sense of purpose, she returns to the edge of the excavation site, ready to complete her task.</text:span></text:p>
      <text:p text:style-name="P541">A <text:span text:style-name="T1596">Task Completed</text:span></text:p>
      <text:p text:style-name="P244"/>
      <text:p text:style-name="P244"/>
      <text:p text:style-name="P369">_______________________</text:p>
      <text:p text:style-name="P521"><text:span text:style-name="T1343">The W</text:span><text:span text:style-name="T1344">ellspring</text:span><text:span text:style-name="T1343"> – </text:span><text:span text:style-name="T1385">The D</text:span><text:span text:style-name="T1387">eep Lake</text:span></text:p>
      <text:p text:style-name="P310"/>
      <text:p text:style-name="P310"/>
      <text:p text:style-name="P581"><text:tab/></text:p>
      <text:p text:style-name="P586"><text:span text:style-name="T734"><text:tab/>Eidos leaps down onto the landing, crushing </text:span><text:span text:style-name="T735">the </text:span><text:span text:style-name="T734">damp vegetation beneath her weight. </text:span><text:span text:style-name="T794">T</text:span><text:span text:style-name="T734">he innocent flora is not without recourse, h</text:span><text:span text:style-name="T739">owever, </text:span><text:span text:style-name="T795">for</text:span><text:span text:style-name="T736"> </text:span><text:span text:style-name="T795">t</text:span><text:span text:style-name="T736">he destructive pressure wrings all </text:span><text:span text:style-name="T734">moisture </text:span><text:span text:style-name="T739">from the</text:span><text:span text:style-name="T734"> </text:span><text:span text:style-name="T738">plants</text:span><text:span text:style-name="T734">, propelling Eidos’ feet in random directions. The result, </text:span><text:span text:style-name="T796">naturally</text:span><text:span text:style-name="T734">, is a</text:span><text:span text:style-name="T737">n intimate encounter</text:span><text:span text:style-name="T734"> with the rocky ground.</text:span></text:p>
      <text:p text:style-name="P586"><text:span text:style-name="T734"><text:tab/></text:span><text:span text:style-name="T1241">Owww… </text:span><text:span text:style-name="T740">Fallen, </text:span><text:span text:style-name="T734">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587"><text:span text:style-name="T734"><text:tab/>Eidos </text:span><text:span text:style-name="T741">then surveys the surroundings. She</text:span><text:span text:style-name="T734"> now stands a story or two above the edge of a great underground lake. Out on the dark water, she hears the sounds of an invisible oar furtively paddling—though the darkness has consumed any </text:span><text:span text:style-name="T742">visual </text:span><text:span text:style-name="T734">vestige of its operator. </text:span><text:span text:style-name="T1268">Probably some other guardian that’ll try to kill me if it finds me… Best stay as far away from it as possible.</text:span></text:p>
      <text:p text:style-name="P589"><text:span text:style-name="T734"><text:tab/>Straight ahead, a massive dam rises from the lake, barring passage to the water that impatiently laps up against it. A</text:span><text:span text:style-name="T742">t the rightmost extreme of the dam</text:span><text:span text:style-name="T734">, a warm amber glow hints at a crystal.</text:span><text:span text:style-name="T1240"> </text:span><text:span text:style-name="T1242">That looks like it houses one of those Arclights.</text:span><text:span text:style-name="T1240"> </text:span><text:span text:style-name="T734">To the left, a path extends downward, hugging the cliff face as it leads to a great archway near the opposite end of the bridge. </text:span><text:span text:style-name="T1268">And t</text:span><text:span text:style-name="T1243">hat looks like a good candidate for </text:span><text:span text:style-name="T1261">a</text:span><text:span text:style-name="T1243"> throne room. Let’s head over there, body.</text:span></text:p>
      <text:p text:style-name="P589"><text:span text:style-name="T743"><text:tab/></text:span><text:span text:style-name="T744">And thus, she moves toward the archway </text:span><text:span text:style-name="T745">and </text:span><text:span text:style-name="T827">into </text:span><text:span text:style-name="T745">the chamber beyond it.</text:span></text:p>
      <text:p text:style-name="P245"/>
      <text:p text:style-name="P245"/>
      <text:p text:style-name="P370">_______________________</text:p>
      <text:p text:style-name="P523"><text:span text:style-name="T1343">The W</text:span><text:span text:style-name="T1344">ellspring</text:span><text:span text:style-name="T1343"> – </text:span><text:span text:style-name="T1385">The T</text:span><text:span text:style-name="T1389">hrone Room</text:span></text:p>
      <text:p text:style-name="P311"/>
      <text:p text:style-name="P311"/>
      <text:p text:style-name="P582"><text:tab/></text:p>
      <text:p text:style-name="P588"><text:span text:style-name="T734"><text:tab/></text:span><text:span text:style-name="T743">Eidos enters a pitch darkness. As she proceeds, the echoes from her foot</text:span><text:span text:style-name="T828">fall</text:span><text:span text:style-name="T743">s clicking on the tiled floor betray the i</text:span><text:span text:style-name="T746">mmensity </text:span><text:span text:style-name="T743">of the chamber. T</text:span><text:span text:style-name="T747">en paces in</text:span><text:span text:style-name="T743">, </text:span><text:span text:style-name="T797">all</text:span><text:span text:style-name="T748"> </text:span><text:span text:style-name="T743">shadows are exiled to the realm of memory as countless lights in the floor and ceiling spring to life. The reflective black dome above her, the walls of dark granite, </text:span><text:span text:style-name="T749">the </text:span><text:span text:style-name="T743">intricately carved designs in a lattice of forbidden geometries, all </text:span><text:span text:style-name="T798">of these</text:span><text:span text:style-name="T743"> reveal themselves to her light-shocked eyes. </text:span><text:span text:style-name="T1244">Dammit! My eyes!</text:span></text:p>
      <text:p text:style-name="P588"><text:span text:style-name="T743"><text:tab/></text:span><text:span text:style-name="T798">Rubbing</text:span><text:span text:style-name="T743"> </text:span><text:span text:style-name="T798">the </text:span><text:span text:style-name="T743">tears </text:span><text:span text:style-name="T798">away</text:span><text:span text:style-name="T743">, Eidos tries to take it all in. But she is somewhat overwhelmed by the grandeur of the place.</text:span><text:span text:style-name="T750"> </text:span><text:span text:style-name="T743">For a moment, she even feels at a loss, as though she could lose her very Self just from being here…</text:span></text:p>
      <text:p text:style-name="P599"><text:tab/>But before long, the spell is broken and she regains her bearings.</text:p>
      <text:p text:style-name="P600"><text:span text:style-name="T743"><text:tab/>Examining the dome, she </text:span><text:span text:style-name="T751">focuses on the</text:span><text:span text:style-name="T743"> large panes of black glass filling in the spaces between the stonework, all trimmed and gilded in a silvery metal. </text:span><text:span text:style-name="T752">They share a strong resemblance to the ones she encountered in the Sanctuary. </text:span><text:span text:style-name="T1262">I wonder if I’ll be seeing the wolf or Luin creeping around in one of those…</text:span></text:p>
      <text:p text:style-name="P590"><text:soft-page-break/><text:span text:style-name="T752"><text:tab/></text:span><text:span text:style-name="T743">At the opposite end of the chamber, an enormous and robust door </text:span><text:span text:style-name="T829">forbids</text:span><text:span text:style-name="T743"> passage with its overlapping metallic scales. The dominant feature of the chamber, however, is the high-backed, silver throne that a</text:span><text:span text:style-name="T753">ppears to</text:span><text:span text:style-name="T743"> grow right out of the floor's center. </text:span><text:span text:style-name="T1245">Yep, this is the place.</text:span></text:p>
      <text:p text:style-name="P591"><text:span text:style-name="T21"><text:tab/></text:span><text:span text:style-name="T754">She approaches the chair. </text:span><text:span text:style-name="T1246">It’s like an unmelted version of the one upstairs. </text:span><text:span text:style-name="T755">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591"><text:span text:style-name="T755"><text:tab/>After she completes her round, Eidos </text:span><text:span text:style-name="T21">sits in the chair. All about her, the dark glass panels spring to life, </text:span><text:span text:style-name="T799">displaying</text:span><text:span text:style-name="T21"> myriad scattered images, flowing one from the next. </text:span><text:span text:style-name="T756">However, t</text:span><text:span text:style-name="T21">he panel directly in front of her </text:span><text:span text:style-name="T756">remains fixed on a single image, frozen in time. This panel </text:span><text:span text:style-name="T21">shows the body of water she witnessed on her way here.</text:span></text:p>
      <text:p text:style-name="P591"><text:span text:style-name="T21"><text:tab/>Suddenly, a small </text:span><text:span text:style-name="T757">but familiar </text:span><text:span text:style-name="T21">stone column rises from the floor to her right. The column is lined and laced with strands of liquid silver, </text:span><text:span text:style-name="T758">gently rippling on the surface</text:span><text:span text:style-name="T21">. Then, the emanation of a thought pulses </text:span><text:span text:style-name="T759">out</text:span><text:span text:style-name="T21"> from the contraption. A sense of expectation fills Eidos' mind and a </text:span><text:span text:style-name="T760">choir of a thousand </text:span><text:span text:style-name="T21">voice</text:span><text:span text:style-name="T760">s</text:span><text:span text:style-name="T21"> rings out.</text:span></text:p>
      <text:p text:style-name="P596"/>
      <text:p text:style-name="P591"><text:span text:style-name="T21"><text:tab/>“onVadhomdheishohWellspringvatohzha. </text:span><text:span text:style-name="T765">o</text:span><text:span text:style-name="T21">nWulfiaskuArchonohreckish.”</text:span></text:p>
      <text:p text:style-name="P585"><text:tab/><text:span text:style-name="T1597">So I caught ‘Wellspring’ and ‘Wulfias’, but the rest is just gibberish…</text:span></text:p>
      <text:p text:style-name="P585"><text:tab/><text:span text:style-name="T766">“onmordhohspirishshuiohrrai,” </text:span><text:span text:style-name="T800">continues the voice, crescendoing throughout the chamber.</text:span><text:span text:style-name="T766"> “onvadohulgrrifbozWulfiasuiCorroeohlaikish. ultomaluishtorra'spirohgulgaish. onfuogulgaohboznashdormish. onitamohtomaluish.”</text:span></text:p>
      <text:p text:style-name="P591"><text:span text:style-name="T766"><text:tab/></text:span><text:span text:style-name="T1249">Again, ‘Wulfias’ something… uh, oh, I know! T</text:span><text:span text:style-name="T1250">ypically, I </text:span><text:span text:style-name="T1249">just </text:span><text:span text:style-name="T1269">have to</text:span><text:span text:style-name="T1249"> think </text:span><text:span text:style-name="T1250">about what I want to do, these things’ll </text:span><text:span text:style-name="T1269">just</text:span><text:span text:style-name="T1250"> do it for me… </text:span><text:span text:style-name="T1263">unlike my body, where it’s hit or miss with that strategy.</text:span></text:p>
      <text:p text:style-name="P597"><text:tab/>“ondheseohArchonvareckish. Ibshuiohcorroevafangish.” Abruptly, the choir ceases its chant, <text:span text:style-name="T1598">but its echoes persist like a fading memory</text:span>.</text:p>
      <text:p text:style-name="P592"><text:span text:style-name="T767"><text:tab/></text:span><text:span text:style-name="T1251">Did it work?</text:span><text:span text:style-name="T767"> </text:span></text:p>
      <text:p text:style-name="P596"><text:tab/></text:p>
      <text:p text:style-name="P591"><text:span text:style-name="T21"><text:tab/></text:span><text:span text:style-name="T801">The </text:span><text:span text:style-name="T802">one </text:span><text:span text:style-name="T801">frozen image </text:span><text:span text:style-name="T802">from the </text:span><text:span text:style-name="T830">dark </text:span><text:span text:style-name="T802">panel </text:span><text:span text:style-name="T830">before her</text:span><text:span text:style-name="T801"> revives as a great rumble </text:span><text:span text:style-name="T831">from outside threatens to </text:span><text:span text:style-name="T801">stir </text:span><text:span text:style-name="T831">her</text:span><text:span text:style-name="T801"> innards </text:span><text:span text:style-name="T831">into mush</text:span><text:span text:style-name="T801">. </text:span><text:span text:style-name="T803">Thereupon</text:span><text:span text:style-name="T21">, the dam lower</text:span><text:span text:style-name="T760">s,</text:span><text:span text:style-name="T21"> </text:span><text:span text:style-name="T760">finally </text:span><text:span text:style-name="T21">releas</text:span><text:span text:style-name="T804">ing</text:span><text:span text:style-name="T21"> the water </text:span><text:span text:style-name="T761">it </text:span><text:span text:style-name="T831">had </text:span><text:span text:style-name="T761">so dutifully kept at bay</text:span><text:span text:style-name="T21">. The sound of rushing water echoes from outside and into the Throne Room, confirming </text:span><text:span text:style-name="T832">that </text:span><text:span text:style-name="T21">the underground lake now rages forward into the aqueduct. </text:span><text:span text:style-name="T1264">L</text:span><text:span text:style-name="T1247">et’s go take a look, </text:span><text:span text:style-name="T1264">body!</text:span><text:span text:style-name="T1247"> We wanna make sure this damn water remains unobstructed—</text:span><text:span text:style-name="T1270">so we can avoid making a second trip.</text:span></text:p>
      <text:p text:style-name="P591"><text:span text:style-name="T762"><text:tab/>However, soon a different sound from above draws her gaze. </text:span><text:span text:style-name="T806">F</text:span><text:span text:style-name="T762">rom the ceiling, a </text:span><text:span text:style-name="T805">descending </text:span><text:span text:style-name="T762">cloudstone reveals a passage skyward. </text:span><text:span text:style-name="T763">As of instinct she moves toward the cloudstone. </text:span><text:span text:style-name="T1248">Hold up! Look, body, we can come back in and step on the cloudstone </text:span><text:span text:style-name="T1284">after</text:span><text:span text:style-name="T1248"> we make sure the water drains, but we might not be able to come back down.</text:span><text:span text:style-name="T764"> She hesitates. </text:span><text:span text:style-name="T1248">You know I’m right, body!</text:span><text:span text:style-name="T764"> She moves toward the archway to first observe the fruits of her labors before leaving to report to Khaa. </text:span><text:span text:style-name="T1248">I </text:span><text:span text:style-name="T1285">do</text:span><text:span text:style-name="T1248"> have some questions for </text:span><text:span text:style-name="T1265">that rat bastard</text:span><text:span text:style-name="T1248">, that’s if you decide to cooperate </text:span><text:span text:style-name="T1266">when the time comes</text:span><text:span text:style-name="T1248">, body… </text:span><text:span text:style-name="T1267">No pressure, or anything…</text:span></text:p>
      <text:p text:style-name="P598"><text:tab/>Reaching the archway, the roar of rushing water grows deafening.</text:p>
      <text:p text:style-name="P246"/>
      <text:p text:style-name="P246"/>
      <text:p text:style-name="P371">___________________</text:p>
      <text:p text:style-name="P524"><text:span text:style-name="T1343">The W</text:span><text:span text:style-name="T1344">ellspring</text:span><text:span text:style-name="T1343"> – </text:span><text:span text:style-name="T1385">The D</text:span><text:span text:style-name="T1390">am</text:span></text:p>
      <text:p text:style-name="P312"/>
      <text:p text:style-name="P312"/>
      <text:p text:style-name="P583"><text:tab/></text:p>
      <text:p text:style-name="P593"><text:soft-page-break/><text:span text:style-name="T734"><text:tab/></text:span><text:span text:style-name="T743">Eidos exits through the archway, her path dimly lit by a band of faintly twinkling stars in a distant, forgotten sky. Water now violently courses through the opened dam, its bulk no longer repressed by the schemes of man.</text:span></text:p>
      <text:p text:style-name="P593"><text:span text:style-name="T743"><text:tab/>Eidos cautiously nears the edge to get a better look, but the </text:span><text:span text:style-name="T808">alliance of </text:span><text:span text:style-name="T743">splashing water </text:span><text:span text:style-name="T808">and the mossy hordes </text:span><text:span text:style-name="T743">has made the path treacherously slippery. </text:span><text:span text:style-name="T1252">Son of </text:span><text:span text:style-name="T1253">a</text:span><text:span text:style-name="T1252">…! </text:span><text:span text:style-name="T743">She falls for Nature's trap, slipping down and slamming into the baleful rapids. </text:span><text:span text:style-name="T1253">Aaaahhhh!</text:span><text:span text:style-name="T807"> </text:span></text:p>
      <text:p text:style-name="P247"/>
      <text:p text:style-name="P247"/>
      <text:p text:style-name="P372">___________________</text:p>
      <text:p text:style-name="P525"><text:span text:style-name="T1343">The W</text:span><text:span text:style-name="T1344">ellspring</text:span><text:span text:style-name="T1343"> – </text:span><text:span text:style-name="T1385">The A</text:span><text:span text:style-name="T1391">queduct</text:span></text:p>
      <text:p text:style-name="P313"/>
      <text:p text:style-name="P313"/>
      <text:p text:style-name="P584"><text:tab/></text:p>
      <text:p text:style-name="P594"><text:span text:style-name="T734"><text:tab/></text:span><text:span text:style-name="T743">In and out of consciousness, Eidos feels her body being jostled around violently through a dark and narrow passageway. Only a short time seems to elapse before she finally emerges into the light of day.</text:span></text:p>
      <text:p text:style-name="P595"><text:span text:style-name="T743"><text:tab/>Squinting </text:span><text:span text:style-name="T768">her eyes </text:span><text:span text:style-name="T743">against the sun, she looks up at the sky through a pane of carefully polished glass. She </text:span><text:span text:style-name="T769">quickly</text:span><text:span text:style-name="T743"> surmises she is now atop a</text:span><text:span text:style-name="T770">n</text:span><text:span text:style-name="T743"> aqueduct and </text:span><text:span text:style-name="T771">is </text:span><text:span text:style-name="T743">likely headed for the parched Dawn Fortress—whose water she now delivers personally. </text:span><text:span text:style-name="T1254">Hopefully I get a heroine’s welcome after all the bullshit I just went through! …</text:span><text:span text:style-name="T1271">No, wait: am </text:span><text:span text:style-name="T1286">still</text:span><text:span text:style-name="T1296"> going through!</text:span></text:p>
      <text:p text:style-name="P595"><text:span text:style-name="T743"><text:tab/>After only a few moments, she realizes this structure is clearly not meant for human transport—just as her head collides with the stony sides of the tube. </text:span><text:span text:style-name="T810">The impact </text:span><text:span text:style-name="T743">bring</text:span><text:span text:style-name="T810">s with it</text:span><text:span text:style-name="T809"> </text:span><text:span text:style-name="T743">an unwanted bout of </text:span><text:span text:style-name="T772">dreamless </text:span><text:span text:style-name="T743">sleep…</text:span></text:p>
      <text:p text:style-name="P547"><text:span text:style-name="T1465">A</text:span><text:span text:style-name="T1470">n I</text:span><text:span text:style-name="T1471">nevitable Outcome</text:span></text:p>
      <text:p text:style-name="P226"><text:tab/></text:p>
      <text:p text:style-name="P226"/>
      <text:p text:style-name="P325">________________________</text:p>
      <text:p text:style-name="P443"><text:span text:style-name="T1343">The D</text:span><text:span text:style-name="T1347">awn Fortress</text:span><text:span text:style-name="T1343"> – </text:span><text:span text:style-name="T1347">The Courtyard</text:span></text:p>
      <text:p text:style-name="P265"/>
      <text:p text:style-name="P265"/>
      <text:p text:style-name="P526"><text:span text:style-name="T973"><text:tab/></text:span><text:span text:style-name="T468">Eidos awakens. Coarse ropes leave painful abrasions as they mercilessly writhe around her wrists and ankles.</text:span><text:span text:style-name="T1255"> </text:span><text:span text:style-name="T1256">Oh boy…</text:span><text:span text:style-name="T1255"> </text:span><text:span text:style-name="T468">A</text:span><text:span text:style-name="T773">s far as she can tell, s</text:span><text:span text:style-name="T468">he is </text:span><text:span text:style-name="T773">now </text:span><text:span text:style-name="T468">inside a cage in the middle of a dust-covered courtyard with high sandstone walls for as far as the eye can see.</text:span><text:span text:style-name="T1255"> </text:span><text:span text:style-name="T1257">This is not the welcome I was expecting for giving these people water. Ingrates!</text:span><text:span text:style-name="T1255"> </text:span><text:span text:style-name="T468">Not far from her, a lanky man reclines in one of the corners.</text:span></text:p>
      <text:p text:style-name="P87"><text:span text:style-name="T468"><text:tab/>All around, the pungent smell of burning flesh permeates the air. </text:span><text:span text:style-name="T1258">Better than rotting flesh, I suppose. </text:span><text:span text:style-name="T468">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2">the </text:span><text:span text:style-name="T468">great pyre</text:span><text:span text:style-name="T811">s</text:span><text:span text:style-name="T468">.</text:span></text:p>
      <text:p text:style-name="P200"><text:tab/>At Eidos' stirring, her fellow prisoner scuttles away like a frightened rabbit. 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200"/>
      <text:p text:style-name="P88"><text:span text:style-name="T468"><text:tab/>“Hmm… So, you're coming around after all! Ha ha!” </text:span><text:span text:style-name="T774">he says with an imitable joviality. “I request that you take care, stranger; for I’d guess it’d be in our mutual interest to have a companion in exile to the Wasteland!”</text:span></text:p>
      <text:p text:style-name="P89"><text:span text:style-name="T774"><text:tab/>“</text:span><text:span text:style-name="T775">I appreciate the concern, Mr…” Eidos replies with a polite smile.</text:span></text:p>
      <text:p text:style-name="P208"><text:tab/>“Who me? Ho ho! My name is Heyar! I'm a scholar hailing from the township of Dazir!”</text:p>
      <text:p text:style-name="P208"><text:tab/>“‘Hailing from’ meaning we’re not in Dazir, <text:span text:style-name="T1599">right</text:span>?”</text:p>
      <text:p text:style-name="P208"><text:tab/>“Right as a Muninn is white, my friend!”</text:p>
      <text:p text:style-name="P208"><text:tab/>With a hint of a frown, she offers her best guess, “This wouldn’t happen to be the Dawn Fortress then, would it?”</text:p>
      <text:p text:style-name="P529"><text:span text:style-name="T775"><text:tab/>Heyar’s eyes sparkle like a child’s would standing before a new toy, “Yes! Yes, it is!” </text:span><text:span text:style-name="T776">Then continuing without pause, “As to why a Daziran scholar would be in the very nest of their would-be malefactors,” </text:span><text:span text:style-name="T777">he inhales deeply, “it’s because to the lover of knowledge, all places grant Awareness! </text:span><text:span text:style-name="T813">We must leave no knowledge undiscovered! No thought unthought!</text:span></text:p>
      <text:p text:style-name="P529"><text:span text:style-name="T776"><text:tab/>“</text:span><text:span text:style-name="T778">A</text:span><text:span text:style-name="T779">nd a</text:span><text:span text:style-name="T778">s to why I happen to be imprisoned,” </text:span><text:span text:style-name="T779">he takes another deep breath,</text:span><text:span text:style-name="T778"> “</text:span><text:span text:style-name="T776">well, my crime was trespassing in the fortress Archives without permission…” </text:span><text:span text:style-name="T779">He pauses dramatically </text:span><text:span text:style-name="T814">and with an assumed air of a renegade</text:span><text:span text:style-name="T779">, “</text:span><text:span text:style-name="T776">And for my troubles I am to be exiled to the Wasteland! Ha ha!</text:span><text:span text:style-name="T775">” </text:span><text:span text:style-name="T1259">If I were going to be exiled to a place called ‘the Wasteland’, I wouldn’t be laughing… poor bastard.</text:span></text:p>
      <text:p text:style-name="P527"><text:span text:style-name="T1259"><text:tab/></text:span><text:span text:style-name="T780">Heyar then looks at Eidos with a delightfully devious grin and adds, “</text:span><text:span text:style-name="T815">And </text:span><text:span text:style-name="T780">I'd assume a woman heralded as the bringer of Tacribian genocide would deserve a punitive response of at least equal measure, dare I say!”</text:span></text:p>
      <text:p text:style-name="P527"><text:span text:style-name="T780"><text:tab/></text:span><text:span text:style-name="T1259">What!? </text:span><text:span text:style-name="T780">“</text:span><text:span text:style-name="T816">Me!? The bringer of </text:span><text:span text:style-name="T780">Tacribian genocide?!” </text:span><text:span text:style-name="T817">Eidos shouts incredulously,</text:span><text:span text:style-name="T780"> “But all I did was release the water!” Anger welling up within her, she presses, “If anything, I saved these people from </text:span><text:span text:style-name="T818">a </text:span><text:span text:style-name="T780">death by thirst!”</text:span></text:p>
      <text:p text:style-name="P527"><text:soft-page-break/><text:span text:style-name="T780"><text:tab/></text:span><text:span text:style-name="T781">Shocked at the outburst, Heyar nervously averts his gaze. “Oh! Well, by Biracul's beard! Perhaps you truly are blameless after all! Ha ha!</text:span></text:p>
      <text:p text:style-name="P527"><text:span text:style-name="T781"><text:tab/>“For the past few weeks,” </text:span><text:span text:style-name="T782">he continues his storyteller’s enthusiasm </text:span><text:span text:style-name="T819">yet undeterred</text:span><text:span text:style-name="T782">, “</text:span><text:span text:style-name="T781">the folk of the Dawn Fortress have been on the brink of thirst—</text:span><text:span text:style-name="T820">it’s true!</text:span><text:span text:style-name="T781"> </text:span><text:span text:style-name="T820">This is </text:span><text:span text:style-name="T781">because the Wellspring aqueduct </text:span><text:span text:style-name="T821">leading here</text:span><text:span text:style-name="T781"> ceased to give forth water.</text:span></text:p>
      <text:p text:style-name="P527"><text:span text:style-name="T781"><text:tab/>“Naturally many suspected Khaa was behind this treachery…” </text:span><text:span text:style-name="T783">he pauses, waiting for her to come upon the natural questions that arise from such a statement and to think on their implications.</text:span></text:p>
      <text:p text:style-name="P527"><text:span text:style-name="T783"><text:tab/></text:span><text:span text:style-name="T785">He </text:span><text:span text:style-name="T822">then </text:span><text:span text:style-name="T785">looks deeply into her eyes, r</text:span><text:span text:style-name="T783">enewing his tale, “But with the Gate of Celestial judgment preventing the Tacribians from mob justice,” </text:span><text:span text:style-name="T823">he raises a finger from his bound hands high in the air, “</text:span><text:span text:style-name="T783">they were forced to slake their thirst with the meager rations the Tambulans could afford to hand out—instead of with Daziran blood!” </text:span><text:span text:style-name="T824">he adds with an awkward wink.</text:span></text:p>
      <text:p text:style-name="P527"><text:span text:style-name="T783"><text:tab/>“All hope was lost! Their doom was at hand!!” </text:span><text:span text:style-name="T784">he exclaims, exuberance lacing every syllable. </text:span><text:span text:style-name="T786">Heyar looks down at the ground with a false finality, betrayed by his giddy smile. </text:span><text:span text:style-name="T1260">This guy’s very easy to read. Out with it, Heyar, continue your story.</text:span></text:p>
      <text:p text:style-name="P527"><text:span text:style-name="T1260"><text:tab/></text:span><text:span text:style-name="T786">“But then, as their Trueflesh began tugging at the frayed tatters of the False, here came a torrent of fresh water, bearing their supposed salvation along with a strange, half-drowned outlander…”</text:span></text:p>
      <text:p text:style-name="P527"><text:span text:style-name="T786"><text:tab/></text:span><text:span text:style-name="T787">“‘Supposed salvation’?” Eidos says, finally chiming in.</text:span></text:p>
      <text:p text:style-name="P527"><text:span text:style-name="T787"><text:tab/>“</text:span><text:span text:style-name="T788">Indeed! Their celebration was short lived! For you see, the water bore a deadly corruption,” his voice squeaks from the excitement, “which was only discovered </text:span><text:span text:style-name="T843">after</text:span><text:span text:style-name="T788"> they'd all become quite intoxicated by the author of their death!</text:span></text:p>
      <text:p text:style-name="P527"><text:span text:style-name="T788"><text:tab/>“</text:span><text:span text:style-name="T789">It seems t</text:span><text:span text:style-name="T788">heir contempt for my life and well being became an ironic blessing…” he muses, “a</text:span><text:span text:style-name="T790">s </text:span><text:span text:style-name="T788">they had already given me my daily skin of water, and intended to give me no more until the morrow! Ha ha! Splendid!”</text:span></text:p>
      <text:p text:style-name="P200"/>
      <text:p text:style-name="P528"><text:span text:style-name="T468"><text:tab/>A rhythmic pounding abruptly echoes throughout the courtyard. Eidos looks up to see a regimented procession advancing into the courtyard. Led by a cadre of drummers, a line of individuals walks towards a central dais. </text:span><text:span text:style-name="T825">At </text:span><text:span text:style-name="T826">the line’s</text:span><text:span text:style-name="T825"> head is</text:span><text:span text:style-name="T468"> </text:span><text:span text:style-name="T791">a</text:span><text:span text:style-name="T468"> muscular, yet ancient m</text:span><text:span text:style-name="T792">an</text:span><text:span text:style-name="T468">, with a young </text:span><text:span text:style-name="T793">but stately</text:span><text:span text:style-name="T468"> l</text:span><text:span text:style-name="T793">ady</text:span><text:span text:style-name="T468"> following close in train.</text:span></text:p>
      <text:p text:style-name="P201"><text:tab/>The guard standing nearby turns and begins unlocking the cage. Before long, several guards reach in and take Eidos to kneel before the dais.</text:p>
      <text:p text:style-name="P201"><text:tab/>The <text:span text:style-name="T1600">old</text:span> man and his attendants sit upon the platform as the woman approaches Eidos. She takes a place standing close by and slowly, she reaches out a hand, placing it upon the crown of Eidos' head. The drumming ceases, and the man begins to speak.</text:p>
      <text:p text:style-name="P19"/>
      <text:p text:style-name="P19"/>
      <text:p text:style-name="P19"><text:tab/>As the words leave Eidos' lips, a sudden, stabbing pain <text:span text:style-name="T1601">cracks open</text:span> her mind.</text:p>
      <text:p text:style-name="P19"/>
      <text:p text:style-name="P19"><text:tab/>Flashes of white and black. A dizzying sense of displacement.</text:p>
      <text:p text:style-name="P19"/>
      <text:p text:style-name="P19"><text:tab/>Images once blurred take form. Thoughts once muddy gain clarity.</text:p>
      <text:p text:style-name="P19"/>
      <text:p text:style-name="P19"><text:tab/>Unwillingly, Eidos sees herself upon the metallic platform of the Sanctuary's Awakening Chamber.</text:p>
      <text:p text:style-name="P19"/>
      <text:p text:style-name="P19"><text:tab/>Involuntarily, an indistinct whimper escapes her throat.</text:p>
      <text:p text:style-name="P19"/>
      <text:p text:style-name="P19"><text:tab/>Inexorably, her name bubbles to the surface of her consciousness and out through the mouth of the woman whose hand now robs her mind of privacy…</text:p>
      <text:p text:style-name="P19"/>
      <text:p text:style-name="P19"><text:soft-page-break/></text:p>
      <text:p text:style-name="P19"/>
      <text:p text:style-name="P90"><text:tab/>Khlutt nods his head. The drummers strike their instruments and the sound heralds the opening of the great gate behind them. The guards unlock the cage behind her, <text:span text:style-name="T1602">extracting</text:span> a bound Heyar <text:span text:style-name="T1602">from it</text:span>. The two are led wordlessly to the threshold, the ponderous drumming of Khlutt's attendants the only sound breaking the otherwise solemnly silent atmosphere.</text:p>
      <text:p text:style-name="P90"><text:tab/>The black iron gates reluctantly open with a metallic yawn as the two prisoners arrive. Soon, Eidos and Heyar's bonds are <text:span text:style-name="T1603">untied</text:span> and they are thrust out onto the burning sands at spearpoint. The gate begins to close begrudgingly, groans of iron on iron voicing its complaints…</text:p>
      <text:p text:style-name="P19"/>
      <text:p text:style-name="P1"/>
      <text:p text:style-name="P1">- <text:span text:style-name="T845">An Inevitable Outcome: </text:span>Tacribian trial + Exile to the Wastes</text:p>
      <text:p text:style-name="P1"/>
      <text:p text:style-name="P548"><text:span text:style-name="T1465">A</text:span><text:span text:style-name="T1470">n E</text:span><text:span text:style-name="T1472">nding</text:span></text:p>
      <text:p text:style-name="P227"><text:tab/></text:p>
      <text:p text:style-name="P227"/>
      <text:p text:style-name="P326">__________________________</text:p>
      <text:p text:style-name="P444"><text:span text:style-name="T1343">The W</text:span><text:span text:style-name="T1348">asteland </text:span><text:span text:style-name="T1343">– </text:span><text:span text:style-name="T1347">The </text:span><text:span text:style-name="T1348">Gates of Dawn</text:span></text:p>
      <text:p text:style-name="P266"/>
      <text:p text:style-name="P266"/>
      <text:p text:style-name="P50"><text:span text:style-name="T973"><text:tab/></text:span><text:span text:style-name="T468">???</text:span></text:p>
      <text:p text:style-name="P199"/>
      <text:p text:style-name="P199"/>
      <text:p text:style-name="P50">- <text:span text:style-name="T846">A</text:span><text:span text:style-name="T851">n Ending</text:span><text:span text:style-name="T846">: </text:span><text:span text:style-name="T494">Murder Karra (regret it)</text:span><text:span text:style-name="T1135"> + </text:span>Salt Forest + <text:span text:style-name="T17">Erasure</text:span> by Null Stone</text:p>
      <text:p text:style-name="P50"/>
      <text:p text:style-name="P1"/>
      <text:p text:style-name="P93"/>
      <text:p text:style-name="P532">A <text:span text:style-name="T1573">Dream of the Mist Woods</text:span></text:p>
      <text:p text:style-name="P51"/>
      <text:p text:style-name="P51"/>
      <text:p text:style-name="P445"><text:span text:style-name="T1465">A W</text:span><text:span text:style-name="T1473">olf</text:span></text:p>
      <text:p text:style-name="P267"/>
      <text:p text:style-name="P267"/>
      <text:p text:style-name="P327">______________________</text:p>
      <text:p text:style-name="P445"><text:span text:style-name="T1395">The M</text:span><text:span text:style-name="T1397">indscape</text:span><text:span text:style-name="T1395"> - </text:span><text:span text:style-name="T1396">The G</text:span><text:span text:style-name="T1397">raylands</text:span></text:p>
      <text:p text:style-name="P391"/>
      <text:p text:style-name="P391"/>
      <text:p text:style-name="P51"><text:tab/>???</text:p>
      <text:p text:style-name="P549"><text:span text:style-name="T1574">The Path of </text:span><text:span text:style-name="T1575">the </text:span><text:span text:style-name="T1574">I</text:span><text:span text:style-name="T1576">mpartial</text:span></text:p>
      <text:p text:style-name="P52"/>
      <text:p text:style-name="P52"/>
      <text:p text:style-name="P228">A <text:span text:style-name="T1581">New</text:span> Beginning</text:p>
      <text:p text:style-name="P268"/>
      <text:p text:style-name="P268"/>
      <text:p text:style-name="P328">____________________________</text:p>
      <text:p text:style-name="P268"><text:span text:style-name="T1555">The Sanctuary - </text:span>The Awakening Chamber</text:p>
      <text:p text:style-name="P268"/>
      <text:p text:style-name="P268"/>
      <text:p text:style-name="P1"><text:tab/>???</text:p>
      <text:p text:style-name="P1"/>
      <text:p text:style-name="P1"/>
      <text:p text:style-name="P1"/>
      <text:p text:style-name="P20">- <text:span text:style-name="T847">A </text:span><text:span text:style-name="T848">New</text:span><text:span text:style-name="T847"> Beginning: </text:span>Talk to Fenrir + Get Discipline</text:p>
      <text:p text:style-name="P75">-<text:span text:style-name="T844"> </text:span><text:span text:style-name="T849">A New Ally? An Old One?:</text:span><text:span text:style-name="T844"> </text:span><text:span text:style-name="T3">Get Ormenos + </text:span>Already have Luin</text:p>
      <text:p text:style-name="P75">- Avoid Famlicus + Go to Dazir + Dust storm + Fam dream</text:p>
      <text:p text:style-name="P473">- <text:span text:style-name="T1569">Go to Tambul + Pakh + Boz</text:span></text:p>
      <text:p text:style-name="P473">- <text:span text:style-name="T1570">Go to Dawn Fortress + Exiled after meeting Khlutt (can’t read you)</text:span></text:p>
      <text:p text:style-name="P473">- <text:span text:style-name="T1571">Stilled Sand Crater</text:span></text:p>
      <text:p text:style-name="P473">- <text:span text:style-name="T1570">Ur’Ruk</text:span></text:p>
      <text:p text:style-name="P75"><text:span text:style-name="T1">- </text:span><text:span text:style-name="T485">Dungeon of the Void</text:span></text:p>
      <text:p text:style-name="P550"><text:span text:style-name="T1465">A </text:span><text:span text:style-name="T1474">New</text:span><text:span text:style-name="T1465"> A</text:span><text:span text:style-name="T1475">lly?</text:span></text:p>
      <text:p text:style-name="P269"/>
      <text:p text:style-name="P269"/>
      <text:p text:style-name="P329">________________</text:p>
      <text:p text:style-name="P446"><text:span text:style-name="T1342">The Sanctuary - </text:span><text:span text:style-name="T1349">M</text:span><text:span text:style-name="T1350">athetia</text:span></text:p>
      <text:p text:style-name="P269"/>
      <text:p text:style-name="P269"/>
      <text:p text:style-name="P53"><text:tab/>???</text:p>
      <text:p text:style-name="P53"/>
      <text:p text:style-name="P20">-<text:span text:style-name="T844"> </text:span><text:span text:style-name="T849">A New Ally? An Old One?:</text:span><text:span text:style-name="T844"> </text:span><text:span text:style-name="T3">Get Ormenos + </text:span>Already have Luin</text:p>
      <text:p text:style-name="P75">- Avoid Famlicus + Go to Dazir + Dust storm + Fam dream</text:p>
      <text:p text:style-name="P473">- <text:span text:style-name="T1569">Go to Tambul + Pakh + Boz</text:span></text:p>
      <text:p text:style-name="P473">- <text:span text:style-name="T1570">Go to Dawn Fortress + Exiled after meeting Khlutt (can’t read you)</text:span></text:p>
      <text:p text:style-name="P473">- <text:span text:style-name="T1571">Stilled Sand Crater</text:span></text:p>
      <text:p text:style-name="P473">- <text:span text:style-name="T1570">Ur’Ruk</text:span></text:p>
      <text:p text:style-name="P75"><text:span text:style-name="T1">- </text:span><text:span text:style-name="T485">Dungeon of the Void</text:span></text:p>
      <text:p text:style-name="P440"/>
      <text:p text:style-name="P551"><text:span text:style-name="T1465">A </text:span><text:span text:style-name="T1474">C</text:span><text:span text:style-name="T1476">risis Averted</text:span></text:p>
      <text:p text:style-name="P270"/>
      <text:p text:style-name="P270"/>
      <text:p text:style-name="P330">______________________________</text:p>
      <text:p text:style-name="P447"><text:span text:style-name="T1342">The K</text:span><text:span text:style-name="T1351">aban Wilds</text:span><text:span text:style-name="T1342"> - </text:span><text:span text:style-name="T1349">T</text:span><text:span text:style-name="T1351">acriba</text:span></text:p>
      <text:p text:style-name="P270"/>
      <text:p text:style-name="P270"/>
      <text:p text:style-name="P54"><text:tab/>???</text:p>
      <text:p text:style-name="P54"/>
      <text:p text:style-name="P77">- Avoid Famlicus + Go to Dazir + Dust storm + Fam dream</text:p>
      <text:p text:style-name="P473">- <text:span text:style-name="T1569">Go to Tambul + Pakh + Boz</text:span></text:p>
      <text:p text:style-name="P473">- <text:span text:style-name="T1570">Go to Dawn Fortress + Exiled after meeting Khlutt (can’t read you)</text:span></text:p>
      <text:p text:style-name="P473">- <text:span text:style-name="T1571">Stilled Sand Crater</text:span></text:p>
      <text:p text:style-name="P473">- <text:span text:style-name="T1570">Ur’Ruk</text:span></text:p>
      <text:p text:style-name="P75"><text:span text:style-name="T1">- </text:span><text:span text:style-name="T485">Dungeon of the Void</text:span></text:p>
      <text:p text:style-name="P440"/>
      <text:p text:style-name="P552"><text:span text:style-name="T1465">A </text:span><text:span text:style-name="T1477">Peaceful Town</text:span></text:p>
      <text:p text:style-name="P271"/>
      <text:p text:style-name="P271"/>
      <text:p text:style-name="P331">____________________</text:p>
      <text:p text:style-name="P448"><text:span text:style-name="T1342">Ta</text:span><text:span text:style-name="T1352">mbul</text:span><text:span text:style-name="T1342"> - </text:span><text:span text:style-name="T1349">The G</text:span><text:span text:style-name="T1352">ates of Tambul</text:span></text:p>
      <text:p text:style-name="P271"/>
      <text:p text:style-name="P271"/>
      <text:p text:style-name="P78"><text:tab/>???</text:p>
      <text:p text:style-name="P448"/>
      <text:p text:style-name="P448">- <text:span text:style-name="T1569">Go to Tambul + Pakh + Boz</text:span></text:p>
      <text:p text:style-name="P473">- <text:span text:style-name="T1570">Go to Dawn Fortress + Exiled after meeting Khlutt (can’t read you)</text:span></text:p>
      <text:p text:style-name="P473">- <text:span text:style-name="T1571">Stilled Sand Crater</text:span></text:p>
      <text:p text:style-name="P473">- <text:span text:style-name="T1570">Ur’Ruk</text:span></text:p>
      <text:p text:style-name="P75"><text:span text:style-name="T1">- </text:span><text:span text:style-name="T485">Dungeon of the Void</text:span></text:p>
      <text:p text:style-name="P553"><text:span text:style-name="T1465">A </text:span><text:span text:style-name="T1474">D</text:span><text:span text:style-name="T1478">uty Most Sacred</text:span></text:p>
      <text:p text:style-name="P272"/>
      <text:p text:style-name="P272"/>
      <text:p text:style-name="P332">____________________________</text:p>
      <text:p text:style-name="P449"><text:span text:style-name="T1342">The D</text:span><text:span text:style-name="T1353">awn Fortress</text:span><text:span text:style-name="T1342"> - </text:span><text:span text:style-name="T1349">The S</text:span><text:span text:style-name="T1354">un Keep</text:span></text:p>
      <text:p text:style-name="P272"/>
      <text:p text:style-name="P272"/>
      <text:p text:style-name="P55"><text:tab/>???</text:p>
      <text:p text:style-name="P55"/>
      <text:p text:style-name="P440">- <text:span text:style-name="T1570">Go to Dawn Fortress + Exiled after meeting Khlutt (can’t read you)</text:span></text:p>
      <text:p text:style-name="P473">- <text:span text:style-name="T1571">Stilled Sand Crater</text:span></text:p>
      <text:p text:style-name="P473">- <text:span text:style-name="T1570">Ur’Ruk</text:span></text:p>
      <text:p text:style-name="P75"><text:span text:style-name="T1">- </text:span><text:span text:style-name="T485">Dungeon of the Void</text:span></text:p>
      <text:p text:style-name="P440"/>
      <text:p text:style-name="P554"><text:span text:style-name="T1465">A </text:span><text:span text:style-name="T1474">W</text:span><text:span text:style-name="T1479">asted Land</text:span></text:p>
      <text:p text:style-name="P273"/>
      <text:p text:style-name="P273"/>
      <text:p text:style-name="P333">_________________________</text:p>
      <text:p text:style-name="P450"><text:span text:style-name="T1342">The W</text:span><text:span text:style-name="T1355">asteland</text:span><text:span text:style-name="T1342"> - </text:span><text:span text:style-name="T1349">The G</text:span><text:span text:style-name="T1355">ates of Dawn</text:span></text:p>
      <text:p text:style-name="P273"/>
      <text:p text:style-name="P273"/>
      <text:p text:style-name="P79"><text:tab/>???</text:p>
      <text:p text:style-name="P450"/>
      <text:p text:style-name="P450">- <text:span text:style-name="T1571">Stilled Sand Crater</text:span></text:p>
      <text:p text:style-name="P473">- <text:span text:style-name="T1570">Ur’Ruk</text:span></text:p>
      <text:p text:style-name="P75"><text:span text:style-name="T1">- </text:span><text:span text:style-name="T485">Dungeon of the Void</text:span></text:p>
      <text:p text:style-name="P555"><text:span text:style-name="T1465">A </text:span><text:span text:style-name="T1474">L</text:span><text:span text:style-name="T1480">ost City</text:span></text:p>
      <text:p text:style-name="P274"/>
      <text:p text:style-name="P274"/>
      <text:p text:style-name="P334">________________________</text:p>
      <text:p text:style-name="P451"><text:span text:style-name="T1342">U</text:span><text:span text:style-name="T1356">r’Ruk - </text:span><text:span text:style-name="T1349">The G</text:span><text:span text:style-name="T1356">ates of A</text:span><text:span text:style-name="T1370">wakening</text:span></text:p>
      <text:p text:style-name="P274"/>
      <text:p text:style-name="P274"/>
      <text:p text:style-name="P80"><text:tab/>???</text:p>
      <text:p text:style-name="P451"/>
      <text:p text:style-name="P451">- <text:span text:style-name="T1570">Ur’Ruk</text:span></text:p>
      <text:p text:style-name="P75"><text:span text:style-name="T1">- </text:span><text:span text:style-name="T485">Dungeon of the Void</text:span></text:p>
      <text:p text:style-name="P556"><text:span text:style-name="T1465">A </text:span><text:span text:style-name="T1474">New</text:span><text:span text:style-name="T1465"> E</text:span><text:span text:style-name="T1481">nding</text:span></text:p>
      <text:p text:style-name="P275"/>
      <text:p text:style-name="P275"/>
      <text:p text:style-name="P335">_________________________</text:p>
      <text:p text:style-name="P452"><text:span text:style-name="T1342">U</text:span><text:span text:style-name="T1357">r’Ruk - </text:span><text:span text:style-name="T1349">The D</text:span><text:span text:style-name="T1357">ungeon of the Void</text:span></text:p>
      <text:p text:style-name="P275"/>
      <text:p text:style-name="P275"/>
      <text:p text:style-name="P56"><text:tab/>???</text:p>
      <text:p text:style-name="P56"/>
      <text:p text:style-name="P48"><text:span text:style-name="T1">- </text:span><text:span text:style-name="T850">A New Ending: </text:span><text:span text:style-name="T485">Dungeon of the Void</text:span></text:p>
      <text:p text:style-name="P1"/>
      <text:p text:style-name="P92"/>
      <text:p text:style-name="P533">A <text:span text:style-name="T1582">Dream of the Tower of Discipline</text:span></text:p>
      <text:p text:style-name="P57"/>
      <text:p text:style-name="P57"/>
      <text:p text:style-name="P229">A<text:span text:style-name="T1583">n Ally</text:span></text:p>
      <text:p text:style-name="P276"/>
      <text:p text:style-name="P276"/>
      <text:p text:style-name="P336">_____________________</text:p>
      <text:p text:style-name="P453"><text:span text:style-name="T1342">The M</text:span><text:span text:style-name="T1358">indscape</text:span><text:span text:style-name="T1342"> - </text:span><text:span text:style-name="T1349">The G</text:span><text:span text:style-name="T1358">raylands</text:span></text:p>
      <text:p text:style-name="P276"/>
      <text:p text:style-name="P276"/>
      <text:p text:style-name="P98"><text:tab/>???</text:p>
      <text:p text:style-name="P98"/>
      <text:p text:style-name="P441">- <text:span text:style-name="T1590">Talk to Ormenos</text:span></text:p>
      <text:p text:style-name="P441"/>
      <text:p text:style-name="P557"><text:span text:style-name="T1574">The Path of </text:span><text:span text:style-name="T1575">the </text:span><text:span text:style-name="T1574">S</text:span><text:span text:style-name="T1577">chemer</text:span></text:p>
      <text:p text:style-name="P58"/>
      <text:p text:style-name="P58"/>
      <text:p text:style-name="P454"><text:span text:style-name="T1465">A </text:span><text:span text:style-name="T1474">New</text:span><text:span text:style-name="T1465"> P</text:span><text:span text:style-name="T1482">lan</text:span></text:p>
      <text:p text:style-name="P277"/>
      <text:p text:style-name="P277"/>
      <text:p text:style-name="P337">______________________________</text:p>
      <text:p text:style-name="P277"><text:span text:style-name="T1555">The Sanctuary - </text:span>The Awakening Chamber</text:p>
      <text:p text:style-name="P277"/>
      <text:p text:style-name="P277"/>
      <text:p text:style-name="P58"><text:tab/>???</text:p>
      <text:p text:style-name="P58"/>
      <text:p text:style-name="P95"><text:span text:style-name="T4">- </text:span><text:span text:style-name="T5">Talk to Fenrir + Get Awareness </text:span><text:span text:style-name="T6">+ Learn to read </text:span><text:span text:style-name="T7">+ Fail at Reckoner</text:span></text:p>
      <text:p text:style-name="P472"><text:span text:style-name="T7">- M</text:span><text:span text:style-name="T11">eet</text:span><text:span text:style-name="T7"> Famlicus + Travel to Tambul</text:span></text:p>
      <text:p text:style-name="P96"><text:span text:style-name="T7">- Talk to Pakh + </text:span><text:span text:style-name="T11">Murdered</text:span></text:p>
      <text:p text:style-name="P96"><text:span text:style-name="T11">- </text:span><text:span text:style-name="T12">Get Resurrection</text:span></text:p>
      <text:p text:style-name="P106">- <text:span text:style-name="T1584">Logira + Valley of Bones + Adarin</text:span></text:p>
      <text:p text:style-name="P106">- <text:span text:style-name="T1571">Wellspring + Rikharr + Quangjo</text:span></text:p>
      <text:p text:style-name="P108">- Kill Gulganna</text:p>
      <text:p text:style-name="P558"><text:span text:style-name="T1465">A </text:span><text:span text:style-name="T1474">D</text:span><text:span text:style-name="T1483">angerous Gamble</text:span></text:p>
      <text:p text:style-name="P278"/>
      <text:p text:style-name="P278"/>
      <text:p text:style-name="P338">___________________</text:p>
      <text:p text:style-name="P455"><text:span text:style-name="T1342">The K</text:span><text:span text:style-name="T1359">aban Wilds</text:span><text:span text:style-name="T1342"> - </text:span><text:span text:style-name="T1349">Ta</text:span><text:span text:style-name="T1359">criba</text:span></text:p>
      <text:p text:style-name="P278"/>
      <text:p text:style-name="P278"/>
      <text:p text:style-name="P59"><text:tab/>???</text:p>
      <text:p text:style-name="P104"/>
      <text:p text:style-name="P104">&lt;FAMLICUS CONVO&gt;</text:p>
      <text:p text:style-name="P471"><text:span text:style-name="T181"><text:tab/>“</text:span><text:span text:style-name="T183">Hail, traveler! What brings you out to the desert? Haven't you heard the wisdom of Biracul? That only beasts and Jinns live outside the city walls…”</text:span></text:p>
      <text:p text:style-name="P471"><text:span text:style-name="T183"><text:tab/>“Then which of the two are you, fellow traveler?” </text:span><text:span text:style-name="T185">She replies, half in jest, half in test.</text:span></text:p>
      <text:p text:style-name="P471"><text:span text:style-name="T185"><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6">as</text:span><text:span text:style-name="T185"> I fear your experiences in a township may leave you little more than disillusioned,” </text:span><text:span text:style-name="T187">he says with a subdued a</text:span><text:span text:style-name="T188">pprehension</text:span><text:span text:style-name="T187">.</text:span></text:p>
      <text:p text:style-name="P155"><text:tab/>“Disillusioned? How so?”</text:p>
      <text:p text:style-name="P471"><text:span text:style-name="T187"><text:tab/></text:span><text:span text:style-name="T189">The traveler continues with a hint of sadness, “</text:span><text:span text:style-name="T190">Well, do you see the tower </text:span><text:span text:style-name="T191">off </text:span><text:span text:style-name="T190">in the distance? Around it clings the township of Tambul. These folk are as farmers to the region of Kabu, and they stand in the middle of a dispute between two powerful allies.”</text:span></text:p>
      <text:p text:style-name="P471"><text:span text:style-name="T190"><text:tab/></text:span><text:span text:style-name="T192">He pauses, regret and resignation tangling his sentences, “They quarrel over water… True, water’s nothing less than the life-blood of all folk, but </text:span><text:span text:style-name="T193">what </text:span><text:span text:style-name="T192">I </text:span><text:span text:style-name="T193">most</text:span><text:span text:style-name="T192"> lament </text:span><text:span text:style-name="T194">is</text:span><text:span text:style-name="T192"> that—even absent this current crisis—these people are no strangers to strife.”</text:span></text:p>
      <text:p text:style-name="P471"><text:span text:style-name="T192"><text:tab/></text:span><text:span text:style-name="T195">He gauges her reaction, weighing her silence for sympathy and disinterest, </text:span><text:span text:style-name="T196">f</text:span><text:span text:style-name="T197">inally</text:span><text:span text:style-name="T196"> continui</text:span><text:span text:style-name="T197">ng</text:span><text:span text:style-name="T196">, “Not long ago, their agricultural efforts resulted in numerous deaths…” </text:span><text:span text:style-name="T198">A momentary anger seems to flair up within him, “O</text:span><text:span text:style-name="T197">h, </text:span><text:span text:style-name="T196">but this poisoning is no mystery either! Their mage leader, Pakahron, once twisted and corrupted the nature of the crops. As such, his ambition has yielded a bitter harvest…”</text:span></text:p>
      <text:p text:style-name="P156"/>
      <text:p text:style-name="P471"><text:span text:style-name="T196"><text:tab/></text:span><text:span text:style-name="T199">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0">like a man in his death throes.</text:span></text:p>
      <text:p text:style-name="P471"><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154"/>
      <text:p text:style-name="P97"><text:span text:style-name="T840"><text:tab/>“Well, for now, I strongly suggest you make for the Moon Tower of Tambul, so that you may judge for yourself what's to become of this world. I'll simply use these ruins of Old Tacriba here as a lodge for the time being.</text:span><text:span text:style-name="T841">”</text:span></text:p>
      <text:p text:style-name="P209"/>
      <text:p text:style-name="P209"/>
      <text:p text:style-name="P72">At the midpoint of her journey, Eidos arrives at the base of a massive pillar, serving to bear the stone aqueduct overhead. Looking around, Eidos sees the remains of a wooden scaffold, hastily disassembled.</text:p>
      <text:p text:style-name="P72"><text:soft-page-break/><text:tab/>Suddenly feeling a pang of thirst, she scans the column for any sign of water leaking from the conduit. However, there is none to be found; not even the sound of water issues forth from the stone waterway above. <text:span text:style-name="T1039">Again no water. But I don’t actually feel that thirsty? Do I need water? What about food?</text:span></text:p>
      <text:p text:style-name="P72"><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1040">Thank the heavens! No more damn crystals!</text:span></text:p>
      <text:p text:style-name="P94"><text:span text:style-name="T842"><text:tab/>Departing from the pillar, Eidos resumes her journey towards the mountain range. But as the day wanes, her strength is sapped from her body. And yet still, she keeps a steady pace.</text:span><text:span text:style-name="T1297"> </text:span><text:span text:style-name="T1298">I really could use some sleep.</text:span><text:span text:style-name="T1297"> </text:span><text:span text:style-name="T842">The setting sun and the bone-chilling gales do little to halt her progress. Onward she marches, through the night, until the dawn delivers her to her destination… </text:span><text:span text:style-name="T1298">Maybe if I just close my eyes.</text:span></text:p>
      <text:p text:style-name="P59"/>
      <text:p text:style-name="P472"><text:span text:style-name="T7">- M</text:span><text:span text:style-name="T11">eet</text:span><text:span text:style-name="T7"> Famlicus + Travel to Tambul</text:span></text:p>
      <text:p text:style-name="P96"><text:span text:style-name="T7">- Talk to Pakh + </text:span><text:span text:style-name="T11">Murdered</text:span></text:p>
      <text:p text:style-name="P96"><text:span text:style-name="T11">- </text:span><text:span text:style-name="T12">Get Resurrection</text:span></text:p>
      <text:p text:style-name="P106">- <text:span text:style-name="T1584">Logira + Valley of Bones + Adarin</text:span></text:p>
      <text:p text:style-name="P106">- <text:span text:style-name="T1571">Wellspring + Rikharr + Quangjo</text:span></text:p>
      <text:p text:style-name="P108">- Kill Gulganna</text:p>
      <text:p text:style-name="P105"/>
      <text:p text:style-name="P559"><text:span text:style-name="T1465">A </text:span><text:span text:style-name="T1474">C</text:span><text:span text:style-name="T1484">ornered Mage</text:span></text:p>
      <text:p text:style-name="P279"/>
      <text:p text:style-name="P279"/>
      <text:p text:style-name="P339">____________________</text:p>
      <text:p text:style-name="P456"><text:span text:style-name="T1342">Ta</text:span><text:span text:style-name="T1360">mbul</text:span><text:span text:style-name="T1342"> - </text:span><text:span text:style-name="T1349">The G</text:span><text:span text:style-name="T1360">ates of Tambul</text:span></text:p>
      <text:p text:style-name="P279"/>
      <text:p text:style-name="P279"/>
      <text:p text:style-name="P107"><text:tab/>???</text:p>
      <text:p text:style-name="P107"/>
      <text:p text:style-name="P95"><text:span text:style-name="T7">- Talk to Pakh + </text:span><text:span text:style-name="T11">Murdered</text:span></text:p>
      <text:p text:style-name="P96"><text:span text:style-name="T11">- </text:span><text:span text:style-name="T12">Get Resurrection</text:span></text:p>
      <text:p text:style-name="P106">- <text:span text:style-name="T1584">Logira + Valley of Bones + Adarin</text:span></text:p>
      <text:p text:style-name="P106">- <text:span text:style-name="T1571">Wellspring + Rikharr + Quangjo</text:span></text:p>
      <text:p text:style-name="P106"><text:span text:style-name="T11">- </text:span><text:span text:style-name="T1572">Kill Gulganna</text:span></text:p>
      <text:p text:style-name="P560"><text:span text:style-name="T1465">A </text:span><text:span text:style-name="T1474">P</text:span><text:span text:style-name="T1499">arting</text:span><text:span text:style-name="T1485"> Gift</text:span></text:p>
      <text:p text:style-name="P280"/>
      <text:p text:style-name="P280"/>
      <text:p text:style-name="P340">__________________</text:p>
      <text:p text:style-name="P457"><text:span text:style-name="T1342">The K</text:span><text:span text:style-name="T1361">aban Wilds</text:span><text:span text:style-name="T1342"> - </text:span><text:span text:style-name="T1349">Ta</text:span><text:span text:style-name="T1361">criba</text:span></text:p>
      <text:p text:style-name="P280"/>
      <text:p text:style-name="P280"/>
      <text:p text:style-name="P109"><text:tab/>???</text:p>
      <text:p text:style-name="P109"/>
      <text:p text:style-name="P96"><text:span text:style-name="T11">- </text:span><text:span text:style-name="T12">Get Resurrection</text:span></text:p>
      <text:p text:style-name="P106">- <text:span text:style-name="T1584">Logira + Valley of Bones + Adarin</text:span></text:p>
      <text:p text:style-name="P106">- <text:span text:style-name="T1571">Wellspring + Rikharr + Quangjo</text:span></text:p>
      <text:p text:style-name="P110">- Kill Gulganna</text:p>
      <text:p text:style-name="P561"><text:span text:style-name="T1465">A </text:span><text:span text:style-name="T1474">H</text:span><text:span text:style-name="T1486">eartfelt Plea</text:span></text:p>
      <text:p text:style-name="P281"/>
      <text:p text:style-name="P281"/>
      <text:p text:style-name="P341">_______________________</text:p>
      <text:p text:style-name="P458"><text:span text:style-name="T1342">The D</text:span><text:span text:style-name="T1362">awn Fortress</text:span><text:span text:style-name="T1342"> - </text:span><text:span text:style-name="T1349">The C</text:span><text:span text:style-name="T1363">avern</text:span></text:p>
      <text:p text:style-name="P281"/>
      <text:p text:style-name="P281"/>
      <text:p text:style-name="P99"><text:tab/>???</text:p>
      <text:p text:style-name="P99"/>
      <text:p text:style-name="P105">- <text:span text:style-name="T1584">Logira + Valley of Bones + Adarin</text:span></text:p>
      <text:p text:style-name="P106">- <text:span text:style-name="T1571">Wellspring + Rikharr + Quangjo</text:span></text:p>
      <text:p text:style-name="P106">- <text:span text:style-name="T1572">Kill Gulganna</text:span></text:p>
      <text:p text:style-name="P562"><text:span text:style-name="T1465">A</text:span><text:span text:style-name="T1487">n</text:span><text:span text:style-name="T1465"> </text:span><text:span text:style-name="T1474">E</text:span><text:span text:style-name="T1487">xcursion Less Ignorant</text:span></text:p>
      <text:p text:style-name="P282"/>
      <text:p text:style-name="P282"/>
      <text:p text:style-name="P342">___________________________</text:p>
      <text:p text:style-name="P459"><text:span text:style-name="T1342">The W</text:span><text:span text:style-name="T1364">ellspring</text:span><text:span text:style-name="T1342"> - </text:span><text:span text:style-name="T1349">The R</text:span><text:span text:style-name="T1364">uined Archives</text:span></text:p>
      <text:p text:style-name="P282"/>
      <text:p text:style-name="P282"/>
      <text:p text:style-name="P100"><text:tab/>???</text:p>
      <text:p text:style-name="P100"/>
      <text:p text:style-name="P105">- <text:span text:style-name="T1571">Wellspring + Rikharr + Quangjo</text:span></text:p>
      <text:p text:style-name="P106">- <text:span text:style-name="T1572">Kill Gulganna</text:span></text:p>
      <text:p text:style-name="P563"><text:span text:style-name="T1465">A </text:span><text:span text:style-name="T1474">K</text:span><text:span text:style-name="T1488">indred Beast</text:span></text:p>
      <text:p text:style-name="P283"/>
      <text:p text:style-name="P283"/>
      <text:p text:style-name="P343">______________________________</text:p>
      <text:p text:style-name="P283"><text:span text:style-name="T1555">The Sanctuary - </text:span>The Awakening Chamber</text:p>
      <text:p text:style-name="P283"/>
      <text:p text:style-name="P283"/>
      <text:p text:style-name="P101"><text:tab/>???</text:p>
      <text:p text:style-name="P101"/>
      <text:p text:style-name="P105">- <text:span text:style-name="T1572">Kill Gulganna</text:span></text:p>
      <text:p text:style-name="P534">A <text:span text:style-name="T1585">Dream of Istariath</text:span></text:p>
      <text:p text:style-name="P60"/>
      <text:p text:style-name="P60"/>
      <text:p text:style-name="P460"><text:span text:style-name="T1465">A</text:span><text:span text:style-name="T1489"> Beast of the Vedt</text:span></text:p>
      <text:p text:style-name="P284"/>
      <text:p text:style-name="P284"/>
      <text:p text:style-name="P344">_______________________</text:p>
      <text:p text:style-name="P460"><text:span text:style-name="T1342">The M</text:span><text:span text:style-name="T1365">indscape</text:span><text:span text:style-name="T1342"> - </text:span><text:span text:style-name="T1349">The G</text:span><text:span text:style-name="T1365">raylands</text:span></text:p>
      <text:p text:style-name="P284"/>
      <text:p text:style-name="P284"/>
      <text:p text:style-name="P102"><text:tab/>???</text:p>
      <text:p text:style-name="P102"/>
      <text:p text:style-name="P564"><text:span text:style-name="T1574">The Path of </text:span><text:span text:style-name="T1575">the </text:span><text:span text:style-name="T1574">T</text:span><text:span text:style-name="T1578">yrant</text:span></text:p>
      <text:p text:style-name="P61"/>
      <text:p text:style-name="P61"/>
      <text:p text:style-name="P461"><text:span text:style-name="T1465">A </text:span><text:span text:style-name="T1490">F</text:span><text:span text:style-name="T1496">itting Punishment</text:span></text:p>
      <text:p text:style-name="P285"/>
      <text:p text:style-name="P285"/>
      <text:p text:style-name="P345">______________________________</text:p>
      <text:p text:style-name="P285"><text:span text:style-name="T1555">The Sanctuary - </text:span>The Awakening Chamber</text:p>
      <text:p text:style-name="P285"/>
      <text:p text:style-name="P285"/>
      <text:p text:style-name="P103"><text:tab/>???</text:p>
      <text:p text:style-name="P4"/>
      <text:p text:style-name="P4">- <text:span text:style-name="T13">Talk to Fenrir + Get Discipline</text:span></text:p>
      <text:p text:style-name="P74">- <text:span text:style-name="T13">Rejected at Dazir + Shame Pakh + </text:span><text:span text:style-name="T7">Steal Corruption </text:span><text:span text:style-name="T10">+ </text:span><text:span text:style-name="T13">Slaughter Tambul + Slaughter Tacriba + Go to the Wastes</text:span></text:p>
      <text:p text:style-name="P74">- <text:span text:style-name="T14">Gather Draug army + Relive Rikharr</text:span></text:p>
      <text:p text:style-name="P565"><text:span text:style-name="T1465">A </text:span><text:span text:style-name="T1474">F</text:span><text:span text:style-name="T1491">ury Unleashed</text:span></text:p>
      <text:p text:style-name="P286"/>
      <text:p text:style-name="P286"/>
      <text:p text:style-name="P346">__________________</text:p>
      <text:p text:style-name="P462"><text:span text:style-name="T1342">The K</text:span><text:span text:style-name="T1366">aban Wilds</text:span><text:span text:style-name="T1342"> - </text:span><text:span text:style-name="T1349">T</text:span><text:span text:style-name="T1366">acriba</text:span></text:p>
      <text:p text:style-name="P286"/>
      <text:p text:style-name="P286"/>
      <text:p text:style-name="P62"><text:tab/>???</text:p>
      <text:p text:style-name="P62"/>
      <text:p text:style-name="P7">- <text:span text:style-name="T13">Rejected at Dazir + Shame Pakh + </text:span><text:span text:style-name="T7">Steal Corruption </text:span><text:span text:style-name="T10">+ </text:span><text:span text:style-name="T13">Slaughter Tambul + Slaughter Tacriba + Go to the Wastes</text:span></text:p>
      <text:p text:style-name="P73">- <text:span text:style-name="T14">Gather Draug army + Relive Rikharr</text:span></text:p>
      <text:p text:style-name="P4"/>
      <text:p text:style-name="P4"/>
      <text:p text:style-name="P566"><text:span text:style-name="T1465">A</text:span><text:span text:style-name="T1492"> </text:span><text:span text:style-name="T1493">Tragedy Revived</text:span></text:p>
      <text:p text:style-name="P287"/>
      <text:p text:style-name="P287"/>
      <text:p text:style-name="P347">____________________________</text:p>
      <text:p text:style-name="P463"><text:span text:style-name="T1342">The </text:span><text:span text:style-name="T1367">Wasteland</text:span><text:span text:style-name="T1342"> - </text:span><text:span text:style-name="T1349">The S</text:span><text:span text:style-name="T1367">tilled Sand Crater</text:span></text:p>
      <text:p text:style-name="P287"/>
      <text:p text:style-name="P287"/>
      <text:p text:style-name="P63"><text:tab/>???</text:p>
      <text:p text:style-name="P4"/>
      <text:p text:style-name="P4">- <text:span text:style-name="T14">Gather Draug army + Relive Rikharr</text:span></text:p>
      <text:p text:style-name="P4"/>
      <text:p text:style-name="P4"/>
      <text:p text:style-name="P535">A <text:span text:style-name="T1586">Dream of Ghlemere</text:span></text:p>
      <text:p text:style-name="P64"/>
      <text:p text:style-name="P64"/>
      <text:p text:style-name="P464"><text:span text:style-name="T1465">A </text:span><text:span text:style-name="T1474">S</text:span><text:span text:style-name="T1494">layer</text:span></text:p>
      <text:p text:style-name="P288"/>
      <text:p text:style-name="P288"/>
      <text:p text:style-name="P348">______________________</text:p>
      <text:p text:style-name="P464"><text:span text:style-name="T1342">The M</text:span><text:span text:style-name="T1368">indscape </text:span><text:span text:style-name="T1342">- </text:span><text:span text:style-name="T1349">The G</text:span><text:span text:style-name="T1368">raylands</text:span></text:p>
      <text:p text:style-name="P288"/>
      <text:p text:style-name="P288"/>
      <text:p text:style-name="P64"><text:tab/>???</text:p>
      <text:p text:style-name="P64"/>
      <text:p text:style-name="P4"/>
      <text:p text:style-name="P567"><text:span text:style-name="T1574">The Path of </text:span><text:span text:style-name="T1575">the </text:span><text:span text:style-name="T1574">T</text:span><text:span text:style-name="T1579">ruthseeker</text:span></text:p>
      <text:p text:style-name="P65"/>
      <text:p text:style-name="P65"/>
      <text:p text:style-name="P465"><text:span text:style-name="T1465">A </text:span><text:span text:style-name="T1474">New</text:span><text:span text:style-name="T1465"> A</text:span><text:span text:style-name="T1495">pproach</text:span></text:p>
      <text:p text:style-name="P289"/>
      <text:p text:style-name="P289"/>
      <text:p text:style-name="P349">______________________________</text:p>
      <text:p text:style-name="P289"><text:span text:style-name="T1555">The Sanctuary - </text:span>The Awakening Chamber</text:p>
      <text:p text:style-name="P289"/>
      <text:p text:style-name="P289"/>
      <text:p text:style-name="P65"><text:tab/>???</text:p>
      <text:p text:style-name="P65"/>
      <text:p text:style-name="P6">- <text:span text:style-name="T16">Get Awareness + Go to Tambul</text:span></text:p>
      <text:p text:style-name="P73">- <text:span text:style-name="T18">Descend to Reckoner + Open door + Leave w/o army</text:span></text:p>
      <text:p text:style-name="P73">- <text:span text:style-name="T18">Enter Dungeon + Flee + Die in Nowhere</text:span></text:p>
      <text:p text:style-name="P568"><text:span text:style-name="T1465">A </text:span><text:span text:style-name="T1474">M</text:span><text:span text:style-name="T1497">ystery Unraveled</text:span></text:p>
      <text:p text:style-name="P290"/>
      <text:p text:style-name="P290"/>
      <text:p text:style-name="P350">___________________</text:p>
      <text:p text:style-name="P466"><text:span text:style-name="T1342">The Sanctuary - </text:span><text:span text:style-name="T1349">The Ar</text:span><text:span text:style-name="T1369">chives</text:span></text:p>
      <text:p text:style-name="P290"/>
      <text:p text:style-name="P290"/>
      <text:p text:style-name="P66"><text:tab/>???</text:p>
      <text:p text:style-name="P6"/>
      <text:p text:style-name="P6">- <text:span text:style-name="T18">Descend to Reckoner + Open door + Leave w/o army</text:span></text:p>
      <text:p text:style-name="P73">- <text:span text:style-name="T18">Enter Dungeon + Flee + Die in Nowhere</text:span></text:p>
      <text:p text:style-name="P6"/>
      <text:p text:style-name="P569"><text:span text:style-name="T1465">A </text:span><text:span text:style-name="T1474">F</text:span><text:span text:style-name="T1498">amiliar Conclusion</text:span></text:p>
      <text:p text:style-name="P291"/>
      <text:p text:style-name="P291"/>
      <text:p text:style-name="P351">___________________________</text:p>
      <text:p text:style-name="P467"><text:span text:style-name="T1342">The W</text:span><text:span text:style-name="T1370">asteland</text:span><text:span text:style-name="T1342"> - </text:span><text:span text:style-name="T1349">The G</text:span><text:span text:style-name="T1371">ate of Awareness</text:span></text:p>
      <text:p text:style-name="P291"/>
      <text:p text:style-name="P291"/>
      <text:p text:style-name="P67"><text:tab/>???</text:p>
      <text:p text:style-name="P6"/>
      <text:p text:style-name="P68">- <text:span text:style-name="T18">Enter Dungeon + Flee + Die in Nowhere</text:span></text:p>
      <text:p text:style-name="P68"/>
      <text:p text:style-name="P68"/>
      <text:p text:style-name="P6"/>
      <text:p text:style-name="P536">A <text:span text:style-name="T1587">Dream of the Crimson Field</text:span></text:p>
      <text:p text:style-name="P69"/>
      <text:p text:style-name="P69"/>
      <text:p text:style-name="P468"><text:span text:style-name="T1465">A </text:span><text:span text:style-name="T1474">T</text:span><text:span text:style-name="T1500">rickster</text:span></text:p>
      <text:p text:style-name="P292"/>
      <text:p text:style-name="P292"/>
      <text:p text:style-name="P352">_____________________</text:p>
      <text:p text:style-name="P468"><text:span text:style-name="T1342">The </text:span><text:span text:style-name="T1372">Mindscape</text:span><text:span text:style-name="T1342"> - </text:span><text:span text:style-name="T1349">The G</text:span><text:span text:style-name="T1372">raylands</text:span></text:p>
      <text:p text:style-name="P292"/>
      <text:p text:style-name="P292"/>
      <text:p text:style-name="P69"><text:tab/>???</text:p>
      <text:p text:style-name="P111"/>
      <text:p text:style-name="P4">- <text:span text:style-name="T1589">Get duped by Famlicus</text:span></text:p>
      <text:p text:style-name="P570"><text:span text:style-name="T1574">The Path of </text:span><text:span text:style-name="T1575">the </text:span><text:span text:style-name="T1574">L</text:span><text:span text:style-name="T1580">unatic</text:span></text:p>
      <text:p text:style-name="P70"/>
      <text:p text:style-name="P70"/>
      <text:p text:style-name="P469"><text:span text:style-name="T1465">A </text:span><text:span text:style-name="T1474">S</text:span><text:span text:style-name="T1501">hattered Self</text:span></text:p>
      <text:p text:style-name="P293"/>
      <text:p text:style-name="P293"/>
      <text:p text:style-name="P353">______________________________</text:p>
      <text:p text:style-name="P293"><text:span text:style-name="T1555">The Sanctuary - </text:span>The Awakening Chamber</text:p>
      <text:p text:style-name="P293"/>
      <text:p text:style-name="P293"/>
      <text:p text:style-name="P70"><text:tab/>???</text:p>
      <text:p text:style-name="P70"/>
      <text:p text:style-name="P7">- <text:span text:style-name="T19">Farcasting BABY! + Talk to Vanargand + Go to Dazir</text:span></text:p>
      <text:p text:style-name="P112">- Khaa + Villagers + Go to Tambul</text:p>
      <text:p text:style-name="P7">- <text:span text:style-name="T19">Pakh + Villagers + Sell out Dysmas + Go to Wellspring</text:span></text:p>
      <text:p text:style-name="P7">- Rikharr + Jump off bridge + Quangjo + Steal Raft + Go to Dawn</text:p>
      <text:p text:style-name="P7">- <text:span text:style-name="T19">Tacribian Trial + Exile</text:span></text:p>
      <text:p text:style-name="P7">- <text:span text:style-name="T19">Wastes + Draug Battle + Go to Ur’Ruk</text:span></text:p>
      <text:p text:style-name="P7">- <text:span text:style-name="T19">Villagers + Kick Dysmas down into Cess Pit</text:span></text:p>
      <text:p text:style-name="P7">- <text:span text:style-name="T20">Try to bore a spiral into the ground at the Stone Circle</text:span></text:p>
      <text:p text:style-name="P4"/>
      <text:p text:style-name="P4"/>
      <text:p text:style-name="P537">A <text:span text:style-name="T1588">Dream of Hamlik</text:span></text:p>
      <text:p text:style-name="P71"/>
      <text:p text:style-name="P71"/>
      <text:p text:style-name="P470"><text:span text:style-name="T1465">A </text:span><text:span text:style-name="T1474">W</text:span><text:span text:style-name="T1502">ill</text:span></text:p>
      <text:p text:style-name="P294"/>
      <text:p text:style-name="P294"/>
      <text:p text:style-name="P354">______________________</text:p>
      <text:p text:style-name="P470"><text:span text:style-name="T1342">The M</text:span><text:span text:style-name="T1373">indscape </text:span><text:span text:style-name="T1342">- </text:span><text:span text:style-name="T1349">The G</text:span><text:span text:style-name="T1373">raylands</text:span></text:p>
      <text:p text:style-name="P294"/>
      <text:p text:style-name="P294"/>
      <text:p text:style-name="P71"><text:tab/>???</text:p>
      <text:p text:style-name="P71"/>
      <text:p text:style-name="P91"><text:span text:style-name="T4">- </text:span><text:span text:style-name="T8">Talk to Famlicus, </text:span><text:span text:style-name="T9">don’t get dup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22:33:30.859000000</meta:creation-date>
    <dc:date>2019-11-17T02:31:29.787000000</dc:date>
    <meta:editing-duration>P2DT10H48M</meta:editing-duration>
    <meta:editing-cycles>2186</meta:editing-cycles>
    <meta:generator>LibreOffice/6.2.3.2$Windows_X86_64 LibreOffice_project/aecc05fe267cc68dde00352a451aa867b3b546ac</meta:generator>
    <meta:document-statistic meta:table-count="0" meta:image-count="0" meta:object-count="0" meta:page-count="88" meta:paragraph-count="1007" meta:word-count="30621" meta:character-count="178170" meta:non-whitespace-character-count="147780"/>
  </office:meta>
</office:document-meta>
</file>